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34.674cm" svg:height="19.503cm" svg:x="13.62cm" svg:y="3.175cm">
            <draw:object draw:notify-on-update-of-ranges="Sheet2.D2:Sheet2.D2 Sheet2.D3:Sheet2.D474 Sheet2.E2:Sheet2.E2 Sheet2.E3:Sheet2.E4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raw measured voltage (average of 64 seconds of data)</text:p>
          </table:table-cell>
          <table:table-cell office:value-type="string" calcext:value-type="string">
            <text:p>sensor resistance</text:p>
          </table:table-cell>
          <table:table-cell office:value-type="string" calcext:value-type="string">
            <text:p>voltage with offset, calculated to nV</text:p>
          </table:table-cell>
          <table:table-cell office:value-type="string" calcext:value-type="string">
            <text:p>sensor temperature</text:p>
          </table:table-cell>
          <table:table-cell office:value-type="string" calcext:value-type="string">
            <text:p>10 points average</text:p>
          </table:table-cell>
          <table:table-cell table:number-columns-repeated="13"/>
          <table:table-cell table:formula="of:=AVERAGE([.A3:.A876])" office:value-type="float" office:value="0.433557939618644" calcext:value-type="float">
            <text:p>0,433557939618644</text:p>
          </table:table-cell>
          <table:table-cell/>
        </table:table-row>
        <table:table-row table:style-name="ro1">
          <table:table-cell office:value-type="string" calcext:value-type="string">
            <text:p>V[uV]</text:p>
          </table:table-cell>
          <table:table-cell office:value-type="string" calcext:value-type="string">
            <text:p>R[kOhm]</text:p>
          </table:table-cell>
          <table:table-cell office:value-type="string" calcext:value-type="string">
            <text:p>Vcorr[nV]</text:p>
          </table:table-cell>
          <table:table-cell office:value-type="string" calcext:value-type="string">
            <text:p>T[degree C]</text:p>
          </table:table-cell>
          <table:table-cell office:value-type="string" calcext:value-type="string">
            <text:p>V[nV] 10pt moving avg</text:p>
          </table:table-cell>
          <table:table-cell table:number-columns-repeated="13"/>
          <table:table-cell office:value-type="float" office:value="0.06329" calcext:value-type="float">
            <text:p>0,06329</text:p>
          </table:table-cell>
          <table:table-cell office:value-type="float" office:value="-101.64" calcext:value-type="float">
            <text:p>-101,64</text:p>
          </table:table-cell>
        </table:table-row>
        <table:table-row table:style-name="ro1">
          <table:table-cell office:value-type="float" office:value="0.43339625" calcext:value-type="float">
            <text:p>0,43339625</text:p>
          </table:table-cell>
          <table:table-cell office:value-type="float" office:value="2.003767" calcext:value-type="float">
            <text:p>2,003767</text:p>
          </table:table-cell>
          <table:table-cell table:formula="of:=([.A3]-[.$S$1])*1000" office:value-type="float" office:value="-0.161689618644156" calcext:value-type="float">
            <text:p>-0,161689618644156</text:p>
          </table:table-cell>
          <table:table-cell table:formula="of:=([.B3]*1000*[.$S$2])+[.$T$2]" office:value-type="float" office:value="25.17841343" calcext:value-type="float">
            <text:p>25,17841343</text:p>
          </table:table-cell>
          <table:table-cell table:formula="of:=[.C3]" office:value-type="float" office:value="-0.161689618644156" calcext:value-type="float">
            <text:p>-0,161689618644156</text:p>
          </table:table-cell>
          <table:table-cell table:number-columns-repeated="15"/>
        </table:table-row>
        <table:table-row table:style-name="ro1">
          <table:table-cell office:value-type="float" office:value="0.43638" calcext:value-type="float">
            <text:p>0,43638</text:p>
          </table:table-cell>
          <table:table-cell office:value-type="float" office:value="2.0036415" calcext:value-type="float">
            <text:p>2,0036415</text:p>
          </table:table-cell>
          <table:table-cell table:formula="of:=([.A4]-[.$S$1])*1000" office:value-type="float" office:value="2.82206038135585" calcext:value-type="float">
            <text:p>2,82206038135585</text:p>
          </table:table-cell>
          <table:table-cell table:formula="of:=([.B4]*1000*[.$S$2])+[.$T$2]" office:value-type="float" office:value="25.170470535" calcext:value-type="float">
            <text:p>25,170470535</text:p>
          </table:table-cell>
          <table:table-cell table:formula="of:=[.C4]" office:value-type="float" office:value="2.82206038135585" calcext:value-type="float">
            <text:p>2,82206038135585</text:p>
          </table:table-cell>
          <table:table-cell table:number-columns-repeated="15"/>
        </table:table-row>
        <table:table-row table:style-name="ro1">
          <table:table-cell office:value-type="float" office:value="0.42855375" calcext:value-type="float">
            <text:p>0,42855375</text:p>
          </table:table-cell>
          <table:table-cell office:value-type="float" office:value="2.003941" calcext:value-type="float">
            <text:p>2,003941</text:p>
          </table:table-cell>
          <table:table-cell table:formula="of:=([.A5]-[.$S$1])*1000" office:value-type="float" office:value="-5.00418961864413" calcext:value-type="float">
            <text:p>-5,00418961864413</text:p>
          </table:table-cell>
          <table:table-cell table:formula="of:=([.B5]*1000*[.$S$2])+[.$T$2]" office:value-type="float" office:value="25.18942589" calcext:value-type="float">
            <text:p>25,18942589</text:p>
          </table:table-cell>
          <table:table-cell table:formula="of:=[.C5]" office:value-type="float" office:value="-5.00418961864413" calcext:value-type="float">
            <text:p>-5,00418961864413</text:p>
          </table:table-cell>
          <table:table-cell table:number-columns-repeated="15"/>
        </table:table-row>
        <table:table-row table:style-name="ro1">
          <table:table-cell office:value-type="float" office:value="0.43265375" calcext:value-type="float">
            <text:p>0,43265375</text:p>
          </table:table-cell>
          <table:table-cell office:value-type="float" office:value="2.003973" calcext:value-type="float">
            <text:p>2,003973</text:p>
          </table:table-cell>
          <table:table-cell table:formula="of:=([.A6]-[.$S$1])*1000" office:value-type="float" office:value="-0.904189618644136" calcext:value-type="float">
            <text:p>-0,904189618644136</text:p>
          </table:table-cell>
          <table:table-cell table:formula="of:=([.B6]*1000*[.$S$2])+[.$T$2]" office:value-type="float" office:value="25.19145117" calcext:value-type="float">
            <text:p>25,19145117</text:p>
          </table:table-cell>
          <table:table-cell table:formula="of:=[.C6]" office:value-type="float" office:value="-0.904189618644136" calcext:value-type="float">
            <text:p>-0,904189618644136</text:p>
          </table:table-cell>
          <table:table-cell table:number-columns-repeated="15"/>
        </table:table-row>
        <table:table-row table:style-name="ro1">
          <table:table-cell office:value-type="float" office:value="0.442495" calcext:value-type="float">
            <text:p>0,442495</text:p>
          </table:table-cell>
          <table:table-cell office:value-type="float" office:value="2.003795" calcext:value-type="float">
            <text:p>2,003795</text:p>
          </table:table-cell>
          <table:table-cell table:formula="of:=([.A7]-[.$S$1])*1000" office:value-type="float" office:value="8.93706038135589" calcext:value-type="float">
            <text:p>8,93706038135589</text:p>
          </table:table-cell>
          <table:table-cell table:formula="of:=([.B7]*1000*[.$S$2])+[.$T$2]" office:value-type="float" office:value="25.18018555" calcext:value-type="float">
            <text:p>25,18018555</text:p>
          </table:table-cell>
          <table:table-cell table:formula="of:=[.C7]" office:value-type="float" office:value="8.93706038135589" calcext:value-type="float">
            <text:p>8,93706038135589</text:p>
          </table:table-cell>
          <table:table-cell table:number-columns-repeated="15"/>
        </table:table-row>
        <table:table-row table:style-name="ro1">
          <table:table-cell office:value-type="float" office:value="0.4307125" calcext:value-type="float">
            <text:p>0,4307125</text:p>
          </table:table-cell>
          <table:table-cell office:value-type="float" office:value="2.0038365" calcext:value-type="float">
            <text:p>2,0038365</text:p>
          </table:table-cell>
          <table:table-cell table:formula="of:=([.A8]-[.$S$1])*1000" office:value-type="float" office:value="-2.84543961864414" calcext:value-type="float">
            <text:p>-2,84543961864414</text:p>
          </table:table-cell>
          <table:table-cell table:formula="of:=([.B8]*1000*[.$S$2])+[.$T$2]" office:value-type="float" office:value="25.182812085" calcext:value-type="float">
            <text:p>25,182812085</text:p>
          </table:table-cell>
          <table:table-cell table:formula="of:=[.C8]" office:value-type="float" office:value="-2.84543961864414" calcext:value-type="float">
            <text:p>-2,84543961864414</text:p>
          </table:table-cell>
          <table:table-cell table:number-columns-repeated="15"/>
        </table:table-row>
        <table:table-row table:style-name="ro1">
          <table:table-cell office:value-type="float" office:value="0.4318675" calcext:value-type="float">
            <text:p>0,4318675</text:p>
          </table:table-cell>
          <table:table-cell office:value-type="float" office:value="2.0037775" calcext:value-type="float">
            <text:p>2,0037775</text:p>
          </table:table-cell>
          <table:table-cell table:formula="of:=([.A9]-[.$S$1])*1000" office:value-type="float" office:value="-1.69043961864412" calcext:value-type="float">
            <text:p>-1,69043961864412</text:p>
          </table:table-cell>
          <table:table-cell table:formula="of:=([.B9]*1000*[.$S$2])+[.$T$2]" office:value-type="float" office:value="25.179077975" calcext:value-type="float">
            <text:p>25,179077975</text:p>
          </table:table-cell>
          <table:table-cell table:formula="of:=[.C9]" office:value-type="float" office:value="-1.69043961864412" calcext:value-type="float">
            <text:p>-1,69043961864412</text:p>
          </table:table-cell>
          <table:table-cell table:number-columns-repeated="15"/>
        </table:table-row>
        <table:table-row table:style-name="ro1">
          <table:table-cell office:value-type="float" office:value="0.4323075" calcext:value-type="float">
            <text:p>0,4323075</text:p>
          </table:table-cell>
          <table:table-cell office:value-type="float" office:value="2.003947" calcext:value-type="float">
            <text:p>2,003947</text:p>
          </table:table-cell>
          <table:table-cell table:formula="of:=([.A10]-[.$S$1])*1000" office:value-type="float" office:value="-1.25043961864413" calcext:value-type="float">
            <text:p>-1,25043961864413</text:p>
          </table:table-cell>
          <table:table-cell table:formula="of:=([.B10]*1000*[.$S$2])+[.$T$2]" office:value-type="float" office:value="25.18980563" calcext:value-type="float">
            <text:p>25,18980563</text:p>
          </table:table-cell>
          <table:table-cell table:formula="of:=[.C10]" office:value-type="float" office:value="-1.25043961864413" calcext:value-type="float">
            <text:p>-1,25043961864413</text:p>
          </table:table-cell>
          <table:table-cell table:number-columns-repeated="15"/>
        </table:table-row>
        <table:table-row table:style-name="ro1">
          <table:table-cell office:value-type="float" office:value="0.4319275" calcext:value-type="float">
            <text:p>0,4319275</text:p>
          </table:table-cell>
          <table:table-cell office:value-type="float" office:value="2.003858" calcext:value-type="float">
            <text:p>2,003858</text:p>
          </table:table-cell>
          <table:table-cell table:formula="of:=([.A11]-[.$S$1])*1000" office:value-type="float" office:value="-1.63043961864412" calcext:value-type="float">
            <text:p>-1,63043961864412</text:p>
          </table:table-cell>
          <table:table-cell table:formula="of:=([.B11]*1000*[.$S$2])+[.$T$2]" office:value-type="float" office:value="25.18417282" calcext:value-type="float">
            <text:p>25,18417282</text:p>
          </table:table-cell>
          <table:table-cell table:formula="of:=[.C11]" office:value-type="float" office:value="-1.63043961864412" calcext:value-type="float">
            <text:p>-1,63043961864412</text:p>
          </table:table-cell>
          <table:table-cell table:number-columns-repeated="15"/>
        </table:table-row>
        <table:table-row table:style-name="ro1">
          <table:table-cell office:value-type="float" office:value="0.43488625" calcext:value-type="float">
            <text:p>0,43488625</text:p>
          </table:table-cell>
          <table:table-cell office:value-type="float" office:value="2.0041595" calcext:value-type="float">
            <text:p>2,0041595</text:p>
          </table:table-cell>
          <table:table-cell table:formula="of:=([.A12]-[.$S$1])*1000" office:value-type="float" office:value="1.32831038135584" calcext:value-type="float">
            <text:p>1,32831038135584</text:p>
          </table:table-cell>
          <table:table-cell table:formula="of:=([.B12]*1000*[.$S$2])+[.$T$2]" office:value-type="float" office:value="25.203254755" calcext:value-type="float">
            <text:p>25,203254755</text:p>
          </table:table-cell>
          <table:table-cell table:formula="of:=AVERAGE([.C3:.C12])" office:value-type="float" office:value="-0.0399396186441358" calcext:value-type="float">
            <text:p>-0,039939618644136</text:p>
          </table:table-cell>
          <table:table-cell table:number-columns-repeated="15"/>
        </table:table-row>
        <table:table-row table:style-name="ro1">
          <table:table-cell office:value-type="float" office:value="0.43455375" calcext:value-type="float">
            <text:p>0,43455375</text:p>
          </table:table-cell>
          <table:table-cell office:value-type="float" office:value="2.0039615" calcext:value-type="float">
            <text:p>2,0039615</text:p>
          </table:table-cell>
          <table:table-cell table:formula="of:=([.A13]-[.$S$1])*1000" office:value-type="float" office:value="0.995810381355877" calcext:value-type="float">
            <text:p>0,995810381355877</text:p>
          </table:table-cell>
          <table:table-cell table:formula="of:=([.B13]*1000*[.$S$2])+[.$T$2]" office:value-type="float" office:value="25.190723335" calcext:value-type="float">
            <text:p>25,190723335</text:p>
          </table:table-cell>
          <table:table-cell table:formula="of:=AVERAGE([.C4:.C13])" office:value-type="float" office:value="0.0758103813558674" calcext:value-type="float">
            <text:p>0,075810381355868</text:p>
          </table:table-cell>
          <table:table-cell table:number-columns-repeated="15"/>
        </table:table-row>
        <table:table-row table:style-name="ro1">
          <table:table-cell office:value-type="float" office:value="0.44580625" calcext:value-type="float">
            <text:p>0,44580625</text:p>
          </table:table-cell>
          <table:table-cell office:value-type="float" office:value="2.004081" calcext:value-type="float">
            <text:p>2,004081</text:p>
          </table:table-cell>
          <table:table-cell table:formula="of:=([.A14]-[.$S$1])*1000" office:value-type="float" office:value="12.2483103813559" calcext:value-type="float">
            <text:p>12,2483103813559</text:p>
          </table:table-cell>
          <table:table-cell table:formula="of:=([.B14]*1000*[.$S$2])+[.$T$2]" office:value-type="float" office:value="25.19828649" calcext:value-type="float">
            <text:p>25,19828649</text:p>
          </table:table-cell>
          <table:table-cell table:formula="of:=AVERAGE([.C5:.C14])" office:value-type="float" office:value="1.01843538135587" calcext:value-type="float">
            <text:p>1,01843538135587</text:p>
          </table:table-cell>
          <table:table-cell table:number-columns-repeated="15"/>
        </table:table-row>
        <table:table-row table:style-name="ro1">
          <table:table-cell office:value-type="float" office:value="0.4450725" calcext:value-type="float">
            <text:p>0,4450725</text:p>
          </table:table-cell>
          <table:table-cell office:value-type="float" office:value="2.003736" calcext:value-type="float">
            <text:p>2,003736</text:p>
          </table:table-cell>
          <table:table-cell table:formula="of:=([.A15]-[.$S$1])*1000" office:value-type="float" office:value="11.5145603813558" calcext:value-type="float">
            <text:p>11,5145603813558</text:p>
          </table:table-cell>
          <table:table-cell table:formula="of:=([.B15]*1000*[.$S$2])+[.$T$2]" office:value-type="float" office:value="25.17645144" calcext:value-type="float">
            <text:p>25,17645144</text:p>
          </table:table-cell>
          <table:table-cell table:formula="of:=AVERAGE([.C6:.C15])" office:value-type="float" office:value="2.67031038135587" calcext:value-type="float">
            <text:p>2,67031038135587</text:p>
          </table:table-cell>
          <table:table-cell table:number-columns-repeated="15"/>
        </table:table-row>
        <table:table-row table:style-name="ro1">
          <table:table-cell office:value-type="float" office:value="0.4445225" calcext:value-type="float">
            <text:p>0,4445225</text:p>
          </table:table-cell>
          <table:table-cell office:value-type="float" office:value="2.003777" calcext:value-type="float">
            <text:p>2,003777</text:p>
          </table:table-cell>
          <table:table-cell table:formula="of:=([.A16]-[.$S$1])*1000" office:value-type="float" office:value="10.9645603813558" calcext:value-type="float">
            <text:p>10,9645603813558</text:p>
          </table:table-cell>
          <table:table-cell table:formula="of:=([.B16]*1000*[.$S$2])+[.$T$2]" office:value-type="float" office:value="25.17904633" calcext:value-type="float">
            <text:p>25,17904633</text:p>
          </table:table-cell>
          <table:table-cell table:formula="of:=AVERAGE([.C7:.C16])" office:value-type="float" office:value="3.85718538135587" calcext:value-type="float">
            <text:p>3,85718538135587</text:p>
          </table:table-cell>
          <table:table-cell table:number-columns-repeated="15"/>
        </table:table-row>
        <table:table-row table:style-name="ro1">
          <table:table-cell office:value-type="float" office:value="0.43885875" calcext:value-type="float">
            <text:p>0,43885875</text:p>
          </table:table-cell>
          <table:table-cell office:value-type="float" office:value="2.004242" calcext:value-type="float">
            <text:p>2,004242</text:p>
          </table:table-cell>
          <table:table-cell table:formula="of:=([.A17]-[.$S$1])*1000" office:value-type="float" office:value="5.30081038135588" calcext:value-type="float">
            <text:p>5,30081038135588</text:p>
          </table:table-cell>
          <table:table-cell table:formula="of:=([.B17]*1000*[.$S$2])+[.$T$2]" office:value-type="float" office:value="25.20847618" calcext:value-type="float">
            <text:p>25,20847618</text:p>
          </table:table-cell>
          <table:table-cell table:formula="of:=AVERAGE([.C8:.C17])" office:value-type="float" office:value="3.49356038135586" calcext:value-type="float">
            <text:p>3,49356038135586</text:p>
          </table:table-cell>
          <table:table-cell table:number-columns-repeated="15"/>
        </table:table-row>
        <table:table-row table:style-name="ro1">
          <table:table-cell office:value-type="float" office:value="0.43990875" calcext:value-type="float">
            <text:p>0,43990875</text:p>
          </table:table-cell>
          <table:table-cell office:value-type="float" office:value="2.0042635" calcext:value-type="float">
            <text:p>2,0042635</text:p>
          </table:table-cell>
          <table:table-cell table:formula="of:=([.A18]-[.$S$1])*1000" office:value-type="float" office:value="6.35081038135588" calcext:value-type="float">
            <text:p>6,35081038135588</text:p>
          </table:table-cell>
          <table:table-cell table:formula="of:=([.B18]*1000*[.$S$2])+[.$T$2]" office:value-type="float" office:value="25.209836915" calcext:value-type="float">
            <text:p>25,209836915</text:p>
          </table:table-cell>
          <table:table-cell table:formula="of:=AVERAGE([.C9:.C18])" office:value-type="float" office:value="4.41318538135587" calcext:value-type="float">
            <text:p>4,41318538135587</text:p>
          </table:table-cell>
          <table:table-cell table:number-columns-repeated="15"/>
        </table:table-row>
        <table:table-row table:style-name="ro1">
          <table:table-cell office:value-type="float" office:value="0.42698" calcext:value-type="float">
            <text:p>0,42698</text:p>
          </table:table-cell>
          <table:table-cell office:value-type="float" office:value="2.004758" calcext:value-type="float">
            <text:p>2,004758</text:p>
          </table:table-cell>
          <table:table-cell table:formula="of:=([.A19]-[.$S$1])*1000" office:value-type="float" office:value="-6.57793961864411" calcext:value-type="float">
            <text:p>-6,57793961864411</text:p>
          </table:table-cell>
          <table:table-cell table:formula="of:=([.B19]*1000*[.$S$2])+[.$T$2]" office:value-type="float" office:value="25.24113382" calcext:value-type="float">
            <text:p>25,24113382</text:p>
          </table:table-cell>
          <table:table-cell table:formula="of:=AVERAGE([.C10:.C19])" office:value-type="float" office:value="3.92443538135587" calcext:value-type="float">
            <text:p>3,92443538135587</text:p>
          </table:table-cell>
          <table:table-cell table:number-columns-repeated="15"/>
        </table:table-row>
        <table:table-row table:style-name="ro1">
          <table:table-cell office:value-type="float" office:value="0.42771375" calcext:value-type="float">
            <text:p>0,42771375</text:p>
          </table:table-cell>
          <table:table-cell office:value-type="float" office:value="2.0046435" calcext:value-type="float">
            <text:p>2,0046435</text:p>
          </table:table-cell>
          <table:table-cell table:formula="of:=([.A20]-[.$S$1])*1000" office:value-type="float" office:value="-5.84418961864414" calcext:value-type="float">
            <text:p>-5,84418961864414</text:p>
          </table:table-cell>
          <table:table-cell table:formula="of:=([.B20]*1000*[.$S$2])+[.$T$2]" office:value-type="float" office:value="25.233887115" calcext:value-type="float">
            <text:p>25,233887115</text:p>
          </table:table-cell>
          <table:table-cell table:formula="of:=AVERAGE([.C11:.C20])" office:value-type="float" office:value="3.46506038135587" calcext:value-type="float">
            <text:p>3,46506038135587</text:p>
          </table:table-cell>
          <table:table-cell table:number-columns-repeated="15"/>
        </table:table-row>
        <table:table-row table:style-name="ro1">
          <table:table-cell office:value-type="float" office:value="0.4341125" calcext:value-type="float">
            <text:p>0,4341125</text:p>
          </table:table-cell>
          <table:table-cell office:value-type="float" office:value="2.004964" calcext:value-type="float">
            <text:p>2,004964</text:p>
          </table:table-cell>
          <table:table-cell table:formula="of:=([.A21]-[.$S$1])*1000" office:value-type="float" office:value="0.554560381355873" calcext:value-type="float">
            <text:p>0,554560381355873</text:p>
          </table:table-cell>
          <table:table-cell table:formula="of:=([.B21]*1000*[.$S$2])+[.$T$2]" office:value-type="float" office:value="25.25417156" calcext:value-type="float">
            <text:p>25,25417156</text:p>
          </table:table-cell>
          <table:table-cell table:formula="of:=AVERAGE([.C12:.C21])" office:value-type="float" office:value="3.68356038135587" calcext:value-type="float">
            <text:p>3,68356038135587</text:p>
          </table:table-cell>
          <table:table-cell table:number-columns-repeated="15"/>
        </table:table-row>
        <table:table-row table:style-name="ro1">
          <table:table-cell office:value-type="float" office:value="0.4311325" calcext:value-type="float">
            <text:p>0,4311325</text:p>
          </table:table-cell>
          <table:table-cell office:value-type="float" office:value="2.0050285" calcext:value-type="float">
            <text:p>2,0050285</text:p>
          </table:table-cell>
          <table:table-cell table:formula="of:=([.A22]-[.$S$1])*1000" office:value-type="float" office:value="-2.42543961864417" calcext:value-type="float">
            <text:p>-2,42543961864417</text:p>
          </table:table-cell>
          <table:table-cell table:formula="of:=([.B22]*1000*[.$S$2])+[.$T$2]" office:value-type="float" office:value="25.258253765" calcext:value-type="float">
            <text:p>25,258253765</text:p>
          </table:table-cell>
          <table:table-cell table:formula="of:=AVERAGE([.C13:.C22])" office:value-type="float" office:value="3.30818538135587" calcext:value-type="float">
            <text:p>3,30818538135587</text:p>
          </table:table-cell>
          <table:table-cell table:number-columns-repeated="15"/>
        </table:table-row>
        <table:table-row table:style-name="ro1">
          <table:table-cell office:value-type="float" office:value="0.4327" calcext:value-type="float">
            <text:p>0,4327</text:p>
          </table:table-cell>
          <table:table-cell office:value-type="float" office:value="2.0047825" calcext:value-type="float">
            <text:p>2,0047825</text:p>
          </table:table-cell>
          <table:table-cell table:formula="of:=([.A23]-[.$S$1])*1000" office:value-type="float" office:value="-0.857939618644166" calcext:value-type="float">
            <text:p>-0,857939618644166</text:p>
          </table:table-cell>
          <table:table-cell table:formula="of:=([.B23]*1000*[.$S$2])+[.$T$2]" office:value-type="float" office:value="25.242684425" calcext:value-type="float">
            <text:p>25,242684425</text:p>
          </table:table-cell>
          <table:table-cell table:formula="of:=AVERAGE([.C14:.C23])" office:value-type="float" office:value="3.12281038135586" calcext:value-type="float">
            <text:p>3,12281038135586</text:p>
          </table:table-cell>
          <table:table-cell table:number-columns-repeated="15"/>
        </table:table-row>
        <table:table-row table:style-name="ro1">
          <table:table-cell office:value-type="float" office:value="0.441135" calcext:value-type="float">
            <text:p>0,441135</text:p>
          </table:table-cell>
          <table:table-cell office:value-type="float" office:value="2.0046395" calcext:value-type="float">
            <text:p>2,0046395</text:p>
          </table:table-cell>
          <table:table-cell table:formula="of:=([.A24]-[.$S$1])*1000" office:value-type="float" office:value="7.57706038135586" calcext:value-type="float">
            <text:p>7,57706038135586</text:p>
          </table:table-cell>
          <table:table-cell table:formula="of:=([.B24]*1000*[.$S$2])+[.$T$2]" office:value-type="float" office:value="25.233633955" calcext:value-type="float">
            <text:p>25,233633955</text:p>
          </table:table-cell>
          <table:table-cell table:formula="of:=AVERAGE([.C15:.C24])" office:value-type="float" office:value="2.65568538135586" calcext:value-type="float">
            <text:p>2,65568538135586</text:p>
          </table:table-cell>
          <table:table-cell table:number-columns-repeated="15"/>
        </table:table-row>
        <table:table-row table:style-name="ro1">
          <table:table-cell office:value-type="float" office:value="0.4370875" calcext:value-type="float">
            <text:p>0,4370875</text:p>
          </table:table-cell>
          <table:table-cell office:value-type="float" office:value="2.0048085" calcext:value-type="float">
            <text:p>2,0048085</text:p>
          </table:table-cell>
          <table:table-cell table:formula="of:=([.A25]-[.$S$1])*1000" office:value-type="float" office:value="3.52956038135588" calcext:value-type="float">
            <text:p>3,52956038135588</text:p>
          </table:table-cell>
          <table:table-cell table:formula="of:=([.B25]*1000*[.$S$2])+[.$T$2]" office:value-type="float" office:value="25.244329965" calcext:value-type="float">
            <text:p>25,244329965</text:p>
          </table:table-cell>
          <table:table-cell table:formula="of:=AVERAGE([.C16:.C25])" office:value-type="float" office:value="1.85718538135586" calcext:value-type="float">
            <text:p>1,85718538135586</text:p>
          </table:table-cell>
          <table:table-cell table:number-columns-repeated="15"/>
        </table:table-row>
        <table:table-row table:style-name="ro1">
          <table:table-cell office:value-type="float" office:value="0.43914625" calcext:value-type="float">
            <text:p>0,43914625</text:p>
          </table:table-cell>
          <table:table-cell office:value-type="float" office:value="2.004524" calcext:value-type="float">
            <text:p>2,004524</text:p>
          </table:table-cell>
          <table:table-cell table:formula="of:=([.A26]-[.$S$1])*1000" office:value-type="float" office:value="5.58831038135588" calcext:value-type="float">
            <text:p>5,58831038135588</text:p>
          </table:table-cell>
          <table:table-cell table:formula="of:=([.B26]*1000*[.$S$2])+[.$T$2]" office:value-type="float" office:value="25.22632396" calcext:value-type="float">
            <text:p>25,22632396</text:p>
          </table:table-cell>
          <table:table-cell table:formula="of:=AVERAGE([.C17:.C26])" office:value-type="float" office:value="1.31956038135587" calcext:value-type="float">
            <text:p>1,31956038135587</text:p>
          </table:table-cell>
          <table:table-cell table:number-columns-repeated="15"/>
        </table:table-row>
        <table:table-row table:style-name="ro1">
          <table:table-cell office:value-type="float" office:value="0.43725625" calcext:value-type="float">
            <text:p>0,43725625</text:p>
          </table:table-cell>
          <table:table-cell office:value-type="float" office:value="2.00456" calcext:value-type="float">
            <text:p>2,00456</text:p>
          </table:table-cell>
          <table:table-cell table:formula="of:=([.A27]-[.$S$1])*1000" office:value-type="float" office:value="3.69831038135587" calcext:value-type="float">
            <text:p>3,69831038135587</text:p>
          </table:table-cell>
          <table:table-cell table:formula="of:=([.B27]*1000*[.$S$2])+[.$T$2]" office:value-type="float" office:value="25.2286024" calcext:value-type="float">
            <text:p>25,2286024</text:p>
          </table:table-cell>
          <table:table-cell table:formula="of:=AVERAGE([.C18:.C27])" office:value-type="float" office:value="1.15931038135587" calcext:value-type="float">
            <text:p>1,15931038135587</text:p>
          </table:table-cell>
          <table:table-cell table:number-columns-repeated="15"/>
        </table:table-row>
        <table:table-row table:style-name="ro1">
          <table:table-cell office:value-type="float" office:value="0.43106875" calcext:value-type="float">
            <text:p>0,43106875</text:p>
          </table:table-cell>
          <table:table-cell office:value-type="float" office:value="2.004534" calcext:value-type="float">
            <text:p>2,004534</text:p>
          </table:table-cell>
          <table:table-cell table:formula="of:=([.A28]-[.$S$1])*1000" office:value-type="float" office:value="-2.48918961864414" calcext:value-type="float">
            <text:p>-2,48918961864414</text:p>
          </table:table-cell>
          <table:table-cell table:formula="of:=([.B28]*1000*[.$S$2])+[.$T$2]" office:value-type="float" office:value="25.22695686" calcext:value-type="float">
            <text:p>25,22695686</text:p>
          </table:table-cell>
          <table:table-cell table:formula="of:=AVERAGE([.C19:.C28])" office:value-type="float" office:value="0.275310381355865" calcext:value-type="float">
            <text:p>0,275310381355865</text:p>
          </table:table-cell>
          <table:table-cell table:number-columns-repeated="15"/>
        </table:table-row>
        <table:table-row table:style-name="ro1">
          <table:table-cell office:value-type="float" office:value="0.44871" calcext:value-type="float">
            <text:p>0,44871</text:p>
          </table:table-cell>
          <table:table-cell office:value-type="float" office:value="2.0047545" calcext:value-type="float">
            <text:p>2,0047545</text:p>
          </table:table-cell>
          <table:table-cell table:formula="of:=([.A29]-[.$S$1])*1000" office:value-type="float" office:value="15.1520603813559" calcext:value-type="float">
            <text:p>15,1520603813559</text:p>
          </table:table-cell>
          <table:table-cell table:formula="of:=([.B29]*1000*[.$S$2])+[.$T$2]" office:value-type="float" office:value="25.240912305" calcext:value-type="float">
            <text:p>25,240912305</text:p>
          </table:table-cell>
          <table:table-cell table:formula="of:=AVERAGE([.C20:.C29])" office:value-type="float" office:value="2.44831038135586" calcext:value-type="float">
            <text:p>2,44831038135586</text:p>
          </table:table-cell>
          <table:table-cell table:number-columns-repeated="15"/>
        </table:table-row>
        <table:table-row table:style-name="ro1">
          <table:table-cell office:value-type="float" office:value="0.44448125" calcext:value-type="float">
            <text:p>0,44448125</text:p>
          </table:table-cell>
          <table:table-cell office:value-type="float" office:value="2.004958" calcext:value-type="float">
            <text:p>2,004958</text:p>
          </table:table-cell>
          <table:table-cell table:formula="of:=([.A30]-[.$S$1])*1000" office:value-type="float" office:value="10.9233103813559" calcext:value-type="float">
            <text:p>10,9233103813559</text:p>
          </table:table-cell>
          <table:table-cell table:formula="of:=([.B30]*1000*[.$S$2])+[.$T$2]" office:value-type="float" office:value="25.25379182" calcext:value-type="float">
            <text:p>25,25379182</text:p>
          </table:table-cell>
          <table:table-cell table:formula="of:=AVERAGE([.C21:.C30])" office:value-type="float" office:value="4.12506038135586" calcext:value-type="float">
            <text:p>4,12506038135586</text:p>
          </table:table-cell>
          <table:table-cell table:number-columns-repeated="15"/>
        </table:table-row>
        <table:table-row table:style-name="ro1">
          <table:table-cell office:value-type="float" office:value="0.42759" calcext:value-type="float">
            <text:p>0,42759</text:p>
          </table:table-cell>
          <table:table-cell office:value-type="float" office:value="2.0051145" calcext:value-type="float">
            <text:p>2,0051145</text:p>
          </table:table-cell>
          <table:table-cell table:formula="of:=([.A31]-[.$S$1])*1000" office:value-type="float" office:value="-5.96793961864411" calcext:value-type="float">
            <text:p>-5,96793961864411</text:p>
          </table:table-cell>
          <table:table-cell table:formula="of:=([.B31]*1000*[.$S$2])+[.$T$2]" office:value-type="float" office:value="25.263696705" calcext:value-type="float">
            <text:p>25,263696705</text:p>
          </table:table-cell>
          <table:table-cell table:formula="of:=AVERAGE([.C22:.C31])" office:value-type="float" office:value="3.47281038135586" calcext:value-type="float">
            <text:p>3,47281038135586</text:p>
          </table:table-cell>
          <table:table-cell table:number-columns-repeated="15"/>
        </table:table-row>
        <table:table-row table:style-name="ro1">
          <table:table-cell office:value-type="float" office:value="0.43149125" calcext:value-type="float">
            <text:p>0,43149125</text:p>
          </table:table-cell>
          <table:table-cell office:value-type="float" office:value="2.0049815" calcext:value-type="float">
            <text:p>2,0049815</text:p>
          </table:table-cell>
          <table:table-cell table:formula="of:=([.A32]-[.$S$1])*1000" office:value-type="float" office:value="-2.06668961864415" calcext:value-type="float">
            <text:p>-2,06668961864415</text:p>
          </table:table-cell>
          <table:table-cell table:formula="of:=([.B32]*1000*[.$S$2])+[.$T$2]" office:value-type="float" office:value="25.255279135" calcext:value-type="float">
            <text:p>25,255279135</text:p>
          </table:table-cell>
          <table:table-cell table:formula="of:=AVERAGE([.C23:.C32])" office:value-type="float" office:value="3.50868538135586" calcext:value-type="float">
            <text:p>3,50868538135586</text:p>
          </table:table-cell>
          <table:table-cell table:number-columns-repeated="15"/>
        </table:table-row>
        <table:table-row table:style-name="ro1">
          <table:table-cell office:value-type="float" office:value="0.4366625" calcext:value-type="float">
            <text:p>0,4366625</text:p>
          </table:table-cell>
          <table:table-cell office:value-type="float" office:value="2.004815" calcext:value-type="float">
            <text:p>2,004815</text:p>
          </table:table-cell>
          <table:table-cell table:formula="of:=([.A33]-[.$S$1])*1000" office:value-type="float" office:value="3.10456038135587" calcext:value-type="float">
            <text:p>3,10456038135587</text:p>
          </table:table-cell>
          <table:table-cell table:formula="of:=([.B33]*1000*[.$S$2])+[.$T$2]" office:value-type="float" office:value="25.24474135" calcext:value-type="float">
            <text:p>25,24474135</text:p>
          </table:table-cell>
          <table:table-cell table:formula="of:=AVERAGE([.C24:.C33])" office:value-type="float" office:value="3.90493538135587" calcext:value-type="float">
            <text:p>3,90493538135587</text:p>
          </table:table-cell>
          <table:table-cell table:number-columns-repeated="15"/>
        </table:table-row>
        <table:table-row table:style-name="ro1">
          <table:table-cell office:value-type="float" office:value="0.43240875" calcext:value-type="float">
            <text:p>0,43240875</text:p>
          </table:table-cell>
          <table:table-cell office:value-type="float" office:value="2.005051" calcext:value-type="float">
            <text:p>2,005051</text:p>
          </table:table-cell>
          <table:table-cell table:formula="of:=([.A34]-[.$S$1])*1000" office:value-type="float" office:value="-1.14918961864413" calcext:value-type="float">
            <text:p>-1,14918961864413</text:p>
          </table:table-cell>
          <table:table-cell table:formula="of:=([.B34]*1000*[.$S$2])+[.$T$2]" office:value-type="float" office:value="25.25967779" calcext:value-type="float">
            <text:p>25,25967779</text:p>
          </table:table-cell>
          <table:table-cell table:formula="of:=AVERAGE([.C25:.C34])" office:value-type="float" office:value="3.03231038135587" calcext:value-type="float">
            <text:p>3,03231038135587</text:p>
          </table:table-cell>
          <table:table-cell table:number-columns-repeated="15"/>
        </table:table-row>
        <table:table-row table:style-name="ro1">
          <table:table-cell office:value-type="float" office:value="0.43710875" calcext:value-type="float">
            <text:p>0,43710875</text:p>
          </table:table-cell>
          <table:table-cell office:value-type="float" office:value="2.0055325" calcext:value-type="float">
            <text:p>2,0055325</text:p>
          </table:table-cell>
          <table:table-cell table:formula="of:=([.A35]-[.$S$1])*1000" office:value-type="float" office:value="3.55081038135585" calcext:value-type="float">
            <text:p>3,55081038135585</text:p>
          </table:table-cell>
          <table:table-cell table:formula="of:=([.B35]*1000*[.$S$2])+[.$T$2]" office:value-type="float" office:value="25.290151925" calcext:value-type="float">
            <text:p>25,290151925</text:p>
          </table:table-cell>
          <table:table-cell table:formula="of:=AVERAGE([.C26:.C35])" office:value-type="float" office:value="3.03443538135587" calcext:value-type="float">
            <text:p>3,03443538135587</text:p>
          </table:table-cell>
          <table:table-cell table:number-columns-repeated="15"/>
        </table:table-row>
        <table:table-row table:style-name="ro1">
          <table:table-cell office:value-type="float" office:value="0.42831875" calcext:value-type="float">
            <text:p>0,42831875</text:p>
          </table:table-cell>
          <table:table-cell office:value-type="float" office:value="2.0056875" calcext:value-type="float">
            <text:p>2,0056875</text:p>
          </table:table-cell>
          <table:table-cell table:formula="of:=([.A36]-[.$S$1])*1000" office:value-type="float" office:value="-5.23918961864411" calcext:value-type="float">
            <text:p>-5,23918961864411</text:p>
          </table:table-cell>
          <table:table-cell table:formula="of:=([.B36]*1000*[.$S$2])+[.$T$2]" office:value-type="float" office:value="25.299961875" calcext:value-type="float">
            <text:p>25,299961875</text:p>
          </table:table-cell>
          <table:table-cell table:formula="of:=AVERAGE([.C27:.C36])" office:value-type="float" office:value="1.95168538135587" calcext:value-type="float">
            <text:p>1,95168538135587</text:p>
          </table:table-cell>
          <table:table-cell table:number-columns-repeated="15"/>
        </table:table-row>
        <table:table-row table:style-name="ro1">
          <table:table-cell office:value-type="float" office:value="0.43634" calcext:value-type="float">
            <text:p>0,43634</text:p>
          </table:table-cell>
          <table:table-cell office:value-type="float" office:value="2.005929" calcext:value-type="float">
            <text:p>2,005929</text:p>
          </table:table-cell>
          <table:table-cell table:formula="of:=([.A37]-[.$S$1])*1000" office:value-type="float" office:value="2.78206038135587" calcext:value-type="float">
            <text:p>2,78206038135587</text:p>
          </table:table-cell>
          <table:table-cell table:formula="of:=([.B37]*1000*[.$S$2])+[.$T$2]" office:value-type="float" office:value="25.31524641" calcext:value-type="float">
            <text:p>25,31524641</text:p>
          </table:table-cell>
          <table:table-cell table:formula="of:=AVERAGE([.C28:.C37])" office:value-type="float" office:value="1.86006038135587" calcext:value-type="float">
            <text:p>1,86006038135587</text:p>
          </table:table-cell>
          <table:table-cell table:number-columns-repeated="15"/>
        </table:table-row>
        <table:table-row table:style-name="ro1">
          <table:table-cell office:value-type="float" office:value="0.42894125" calcext:value-type="float">
            <text:p>0,42894125</text:p>
          </table:table-cell>
          <table:table-cell office:value-type="float" office:value="2.0057235" calcext:value-type="float">
            <text:p>2,0057235</text:p>
          </table:table-cell>
          <table:table-cell table:formula="of:=([.A38]-[.$S$1])*1000" office:value-type="float" office:value="-4.61668961864414" calcext:value-type="float">
            <text:p>-4,61668961864414</text:p>
          </table:table-cell>
          <table:table-cell table:formula="of:=([.B38]*1000*[.$S$2])+[.$T$2]" office:value-type="float" office:value="25.302240315" calcext:value-type="float">
            <text:p>25,302240315</text:p>
          </table:table-cell>
          <table:table-cell table:formula="of:=AVERAGE([.C29:.C38])" office:value-type="float" office:value="1.64731038135587" calcext:value-type="float">
            <text:p>1,64731038135587</text:p>
          </table:table-cell>
          <table:table-cell table:number-columns-repeated="15"/>
        </table:table-row>
        <table:table-row table:style-name="ro1">
          <table:table-cell office:value-type="float" office:value="0.43790875" calcext:value-type="float">
            <text:p>0,43790875</text:p>
          </table:table-cell>
          <table:table-cell office:value-type="float" office:value="2.005451" calcext:value-type="float">
            <text:p>2,005451</text:p>
          </table:table-cell>
          <table:table-cell table:formula="of:=([.A39]-[.$S$1])*1000" office:value-type="float" office:value="4.35081038135587" calcext:value-type="float">
            <text:p>4,35081038135587</text:p>
          </table:table-cell>
          <table:table-cell table:formula="of:=([.B39]*1000*[.$S$2])+[.$T$2]" office:value-type="float" office:value="25.28499379" calcext:value-type="float">
            <text:p>25,28499379</text:p>
          </table:table-cell>
          <table:table-cell table:formula="of:=AVERAGE([.C30:.C39])" office:value-type="float" office:value="0.567185381355867" calcext:value-type="float">
            <text:p>0,567185381355867</text:p>
          </table:table-cell>
          <table:table-cell table:number-columns-repeated="15"/>
        </table:table-row>
        <table:table-row table:style-name="ro1">
          <table:table-cell office:value-type="float" office:value="0.4375525" calcext:value-type="float">
            <text:p>0,4375525</text:p>
          </table:table-cell>
          <table:table-cell office:value-type="float" office:value="2.0052955" calcext:value-type="float">
            <text:p>2,0052955</text:p>
          </table:table-cell>
          <table:table-cell table:formula="of:=([.A40]-[.$S$1])*1000" office:value-type="float" office:value="3.99456038135587" calcext:value-type="float">
            <text:p>3,99456038135587</text:p>
          </table:table-cell>
          <table:table-cell table:formula="of:=([.B40]*1000*[.$S$2])+[.$T$2]" office:value-type="float" office:value="25.275152195" calcext:value-type="float">
            <text:p>25,275152195</text:p>
          </table:table-cell>
          <table:table-cell table:formula="of:=AVERAGE([.C31:.C40])" office:value-type="float" office:value="-0.125689618644131" calcext:value-type="float">
            <text:p>-0,125689618644131</text:p>
          </table:table-cell>
          <table:table-cell table:number-columns-repeated="15"/>
        </table:table-row>
        <table:table-row table:style-name="ro1">
          <table:table-cell office:value-type="float" office:value="0.43539875" calcext:value-type="float">
            <text:p>0,43539875</text:p>
          </table:table-cell>
          <table:table-cell office:value-type="float" office:value="2.005563" calcext:value-type="float">
            <text:p>2,005563</text:p>
          </table:table-cell>
          <table:table-cell table:formula="of:=([.A41]-[.$S$1])*1000" office:value-type="float" office:value="1.84081038135586" calcext:value-type="float">
            <text:p>1,84081038135586</text:p>
          </table:table-cell>
          <table:table-cell table:formula="of:=([.B41]*1000*[.$S$2])+[.$T$2]" office:value-type="float" office:value="25.29208227" calcext:value-type="float">
            <text:p>25,29208227</text:p>
          </table:table-cell>
          <table:table-cell table:formula="of:=AVERAGE([.C32:.C41])" office:value-type="float" office:value="0.655185381355866" calcext:value-type="float">
            <text:p>0,655185381355866</text:p>
          </table:table-cell>
          <table:table-cell table:number-columns-repeated="15"/>
        </table:table-row>
        <table:table-row table:style-name="ro1">
          <table:table-cell office:value-type="float" office:value="0.44039625" calcext:value-type="float">
            <text:p>0,44039625</text:p>
          </table:table-cell>
          <table:table-cell office:value-type="float" office:value="2.005772" calcext:value-type="float">
            <text:p>2,005772</text:p>
          </table:table-cell>
          <table:table-cell table:formula="of:=([.A42]-[.$S$1])*1000" office:value-type="float" office:value="6.83831038135585" calcext:value-type="float">
            <text:p>6,83831038135585</text:p>
          </table:table-cell>
          <table:table-cell table:formula="of:=([.B42]*1000*[.$S$2])+[.$T$2]" office:value-type="float" office:value="25.30530988" calcext:value-type="float">
            <text:p>25,30530988</text:p>
          </table:table-cell>
          <table:table-cell table:formula="of:=AVERAGE([.C33:.C42])" office:value-type="float" office:value="1.54568538135587" calcext:value-type="float">
            <text:p>1,54568538135587</text:p>
          </table:table-cell>
          <table:table-cell table:number-columns-repeated="15"/>
        </table:table-row>
        <table:table-row table:style-name="ro1">
          <table:table-cell office:value-type="float" office:value="0.43417" calcext:value-type="float">
            <text:p>0,43417</text:p>
          </table:table-cell>
          <table:table-cell office:value-type="float" office:value="2.0054225" calcext:value-type="float">
            <text:p>2,0054225</text:p>
          </table:table-cell>
          <table:table-cell table:formula="of:=([.A43]-[.$S$1])*1000" office:value-type="float" office:value="0.612060381355861" calcext:value-type="float">
            <text:p>0,612060381355861</text:p>
          </table:table-cell>
          <table:table-cell table:formula="of:=([.B43]*1000*[.$S$2])+[.$T$2]" office:value-type="float" office:value="25.283190025" calcext:value-type="float">
            <text:p>25,283190025</text:p>
          </table:table-cell>
          <table:table-cell table:formula="of:=AVERAGE([.C34:.C43])" office:value-type="float" office:value="1.29643538135587" calcext:value-type="float">
            <text:p>1,29643538135587</text:p>
          </table:table-cell>
          <table:table-cell table:number-columns-repeated="15"/>
        </table:table-row>
        <table:table-row table:style-name="ro1">
          <table:table-cell office:value-type="float" office:value="0.4413625" calcext:value-type="float">
            <text:p>0,4413625</text:p>
          </table:table-cell>
          <table:table-cell office:value-type="float" office:value="2.005313" calcext:value-type="float">
            <text:p>2,005313</text:p>
          </table:table-cell>
          <table:table-cell table:formula="of:=([.A44]-[.$S$1])*1000" office:value-type="float" office:value="7.80456038135585" calcext:value-type="float">
            <text:p>7,80456038135585</text:p>
          </table:table-cell>
          <table:table-cell table:formula="of:=([.B44]*1000*[.$S$2])+[.$T$2]" office:value-type="float" office:value="25.27625977" calcext:value-type="float">
            <text:p>25,27625977</text:p>
          </table:table-cell>
          <table:table-cell table:formula="of:=AVERAGE([.C35:.C44])" office:value-type="float" office:value="2.19181038135586" calcext:value-type="float">
            <text:p>2,19181038135586</text:p>
          </table:table-cell>
          <table:table-cell table:number-columns-repeated="15"/>
        </table:table-row>
        <table:table-row table:style-name="ro1">
          <table:table-cell office:value-type="float" office:value="0.45485625" calcext:value-type="float">
            <text:p>0,45485625</text:p>
          </table:table-cell>
          <table:table-cell office:value-type="float" office:value="2.0053195" calcext:value-type="float">
            <text:p>2,0053195</text:p>
          </table:table-cell>
          <table:table-cell table:formula="of:=([.A45]-[.$S$1])*1000" office:value-type="float" office:value="21.2983103813559" calcext:value-type="float">
            <text:p>21,2983103813559</text:p>
          </table:table-cell>
          <table:table-cell table:formula="of:=([.B45]*1000*[.$S$2])+[.$T$2]" office:value-type="float" office:value="25.276671155" calcext:value-type="float">
            <text:p>25,276671155</text:p>
          </table:table-cell>
          <table:table-cell table:formula="of:=AVERAGE([.C36:.C45])" office:value-type="float" office:value="3.96656038135587" calcext:value-type="float">
            <text:p>3,96656038135587</text:p>
          </table:table-cell>
          <table:table-cell table:number-columns-repeated="15"/>
        </table:table-row>
        <table:table-row table:style-name="ro1">
          <table:table-cell office:value-type="float" office:value="0.435515" calcext:value-type="float">
            <text:p>0,435515</text:p>
          </table:table-cell>
          <table:table-cell office:value-type="float" office:value="2.005668" calcext:value-type="float">
            <text:p>2,005668</text:p>
          </table:table-cell>
          <table:table-cell table:formula="of:=([.A46]-[.$S$1])*1000" office:value-type="float" office:value="1.95706038135585" calcext:value-type="float">
            <text:p>1,95706038135585</text:p>
          </table:table-cell>
          <table:table-cell table:formula="of:=([.B46]*1000*[.$S$2])+[.$T$2]" office:value-type="float" office:value="25.29872772" calcext:value-type="float">
            <text:p>25,29872772</text:p>
          </table:table-cell>
          <table:table-cell table:formula="of:=AVERAGE([.C37:.C46])" office:value-type="float" office:value="4.68618538135586" calcext:value-type="float">
            <text:p>4,68618538135586</text:p>
          </table:table-cell>
          <table:table-cell table:number-columns-repeated="15"/>
        </table:table-row>
        <table:table-row table:style-name="ro1">
          <table:table-cell office:value-type="float" office:value="0.433875" calcext:value-type="float">
            <text:p>0,433875</text:p>
          </table:table-cell>
          <table:table-cell office:value-type="float" office:value="2.005373" calcext:value-type="float">
            <text:p>2,005373</text:p>
          </table:table-cell>
          <table:table-cell table:formula="of:=([.A47]-[.$S$1])*1000" office:value-type="float" office:value="0.317060381355871" calcext:value-type="float">
            <text:p>0,317060381355871</text:p>
          </table:table-cell>
          <table:table-cell table:formula="of:=([.B47]*1000*[.$S$2])+[.$T$2]" office:value-type="float" office:value="25.28005717" calcext:value-type="float">
            <text:p>25,28005717</text:p>
          </table:table-cell>
          <table:table-cell table:formula="of:=AVERAGE([.C38:.C47])" office:value-type="float" office:value="4.43968538135586" calcext:value-type="float">
            <text:p>4,43968538135586</text:p>
          </table:table-cell>
          <table:table-cell table:number-columns-repeated="15"/>
        </table:table-row>
        <table:table-row table:style-name="ro1">
          <table:table-cell office:value-type="float" office:value="0.4344225" calcext:value-type="float">
            <text:p>0,4344225</text:p>
          </table:table-cell>
          <table:table-cell office:value-type="float" office:value="2.0052875" calcext:value-type="float">
            <text:p>2,0052875</text:p>
          </table:table-cell>
          <table:table-cell table:formula="of:=([.A48]-[.$S$1])*1000" office:value-type="float" office:value="0.86456038135585" calcext:value-type="float">
            <text:p>0,86456038135585</text:p>
          </table:table-cell>
          <table:table-cell table:formula="of:=([.B48]*1000*[.$S$2])+[.$T$2]" office:value-type="float" office:value="25.274645875" calcext:value-type="float">
            <text:p>25,274645875</text:p>
          </table:table-cell>
          <table:table-cell table:formula="of:=AVERAGE([.C39:.C48])" office:value-type="float" office:value="4.98781038135586" calcext:value-type="float">
            <text:p>4,98781038135586</text:p>
          </table:table-cell>
          <table:table-cell table:number-columns-repeated="15"/>
        </table:table-row>
        <table:table-row table:style-name="ro1">
          <table:table-cell office:value-type="float" office:value="0.4379525" calcext:value-type="float">
            <text:p>0,4379525</text:p>
          </table:table-cell>
          <table:table-cell office:value-type="float" office:value="2.0052065" calcext:value-type="float">
            <text:p>2,0052065</text:p>
          </table:table-cell>
          <table:table-cell table:formula="of:=([.A49]-[.$S$1])*1000" office:value-type="float" office:value="4.39456038135588" calcext:value-type="float">
            <text:p>4,39456038135588</text:p>
          </table:table-cell>
          <table:table-cell table:formula="of:=([.B49]*1000*[.$S$2])+[.$T$2]" office:value-type="float" office:value="25.269519385" calcext:value-type="float">
            <text:p>25,269519385</text:p>
          </table:table-cell>
          <table:table-cell table:formula="of:=AVERAGE([.C40:.C49])" office:value-type="float" office:value="4.99218538135586" calcext:value-type="float">
            <text:p>4,99218538135586</text:p>
          </table:table-cell>
          <table:table-cell table:number-columns-repeated="15"/>
        </table:table-row>
        <table:table-row table:style-name="ro1">
          <table:table-cell office:value-type="float" office:value="0.435535" calcext:value-type="float">
            <text:p>0,435535</text:p>
          </table:table-cell>
          <table:table-cell office:value-type="float" office:value="2.005685" calcext:value-type="float">
            <text:p>2,005685</text:p>
          </table:table-cell>
          <table:table-cell table:formula="of:=([.A50]-[.$S$1])*1000" office:value-type="float" office:value="1.97706038135587" calcext:value-type="float">
            <text:p>1,97706038135587</text:p>
          </table:table-cell>
          <table:table-cell table:formula="of:=([.B50]*1000*[.$S$2])+[.$T$2]" office:value-type="float" office:value="25.29980365" calcext:value-type="float">
            <text:p>25,29980365</text:p>
          </table:table-cell>
          <table:table-cell table:formula="of:=AVERAGE([.C41:.C50])" office:value-type="float" office:value="4.79043538135586" calcext:value-type="float">
            <text:p>4,79043538135586</text:p>
          </table:table-cell>
          <table:table-cell table:number-columns-repeated="15"/>
        </table:table-row>
        <table:table-row table:style-name="ro1">
          <table:table-cell office:value-type="float" office:value="0.440175" calcext:value-type="float">
            <text:p>0,440175</text:p>
          </table:table-cell>
          <table:table-cell office:value-type="float" office:value="2.005437" calcext:value-type="float">
            <text:p>2,005437</text:p>
          </table:table-cell>
          <table:table-cell table:formula="of:=([.A51]-[.$S$1])*1000" office:value-type="float" office:value="6.61706038135584" calcext:value-type="float">
            <text:p>6,61706038135584</text:p>
          </table:table-cell>
          <table:table-cell table:formula="of:=([.B51]*1000*[.$S$2])+[.$T$2]" office:value-type="float" office:value="25.28410773" calcext:value-type="float">
            <text:p>25,28410773</text:p>
          </table:table-cell>
          <table:table-cell table:formula="of:=AVERAGE([.C42:.C51])" office:value-type="float" office:value="5.26806038135586" calcext:value-type="float">
            <text:p>5,26806038135586</text:p>
          </table:table-cell>
          <table:table-cell table:number-columns-repeated="15"/>
        </table:table-row>
        <table:table-row table:style-name="ro1">
          <table:table-cell office:value-type="float" office:value="0.45441" calcext:value-type="float">
            <text:p>0,45441</text:p>
          </table:table-cell>
          <table:table-cell office:value-type="float" office:value="2.0053365" calcext:value-type="float">
            <text:p>2,0053365</text:p>
          </table:table-cell>
          <table:table-cell table:formula="of:=([.A52]-[.$S$1])*1000" office:value-type="float" office:value="20.8520603813558" calcext:value-type="float">
            <text:p>20,8520603813558</text:p>
          </table:table-cell>
          <table:table-cell table:formula="of:=([.B52]*1000*[.$S$2])+[.$T$2]" office:value-type="float" office:value="25.277747085" calcext:value-type="float">
            <text:p>25,277747085</text:p>
          </table:table-cell>
          <table:table-cell table:formula="of:=AVERAGE([.C43:.C52])" office:value-type="float" office:value="6.66943538135586" calcext:value-type="float">
            <text:p>6,66943538135586</text:p>
          </table:table-cell>
          <table:table-cell table:number-columns-repeated="15"/>
        </table:table-row>
        <table:table-row table:style-name="ro1">
          <table:table-cell office:value-type="float" office:value="0.44171375" calcext:value-type="float">
            <text:p>0,44171375</text:p>
          </table:table-cell>
          <table:table-cell office:value-type="float" office:value="2.0057495" calcext:value-type="float">
            <text:p>2,0057495</text:p>
          </table:table-cell>
          <table:table-cell table:formula="of:=([.A53]-[.$S$1])*1000" office:value-type="float" office:value="8.15581038135588" calcext:value-type="float">
            <text:p>8,15581038135588</text:p>
          </table:table-cell>
          <table:table-cell table:formula="of:=([.B53]*1000*[.$S$2])+[.$T$2]" office:value-type="float" office:value="25.303885855" calcext:value-type="float">
            <text:p>25,303885855</text:p>
          </table:table-cell>
          <table:table-cell table:formula="of:=AVERAGE([.C44:.C53])" office:value-type="float" office:value="7.42381038135586" calcext:value-type="float">
            <text:p>7,42381038135586</text:p>
          </table:table-cell>
          <table:table-cell table:number-columns-repeated="15"/>
        </table:table-row>
        <table:table-row table:style-name="ro1">
          <table:table-cell office:value-type="float" office:value="0.435405" calcext:value-type="float">
            <text:p>0,435405</text:p>
          </table:table-cell>
          <table:table-cell office:value-type="float" office:value="2.005762" calcext:value-type="float">
            <text:p>2,005762</text:p>
          </table:table-cell>
          <table:table-cell table:formula="of:=([.A54]-[.$S$1])*1000" office:value-type="float" office:value="1.84706038135585" calcext:value-type="float">
            <text:p>1,84706038135585</text:p>
          </table:table-cell>
          <table:table-cell table:formula="of:=([.B54]*1000*[.$S$2])+[.$T$2]" office:value-type="float" office:value="25.30467698" calcext:value-type="float">
            <text:p>25,30467698</text:p>
          </table:table-cell>
          <table:table-cell table:formula="of:=AVERAGE([.C45:.C54])" office:value-type="float" office:value="6.82806038135586" calcext:value-type="float">
            <text:p>6,82806038135586</text:p>
          </table:table-cell>
          <table:table-cell table:number-columns-repeated="15"/>
        </table:table-row>
        <table:table-row table:style-name="ro1">
          <table:table-cell office:value-type="float" office:value="0.43173125" calcext:value-type="float">
            <text:p>0,43173125</text:p>
          </table:table-cell>
          <table:table-cell office:value-type="float" office:value="2.005523" calcext:value-type="float">
            <text:p>2,005523</text:p>
          </table:table-cell>
          <table:table-cell table:formula="of:=([.A55]-[.$S$1])*1000" office:value-type="float" office:value="-1.82668961864413" calcext:value-type="float">
            <text:p>-1,82668961864413</text:p>
          </table:table-cell>
          <table:table-cell table:formula="of:=([.B55]*1000*[.$S$2])+[.$T$2]" office:value-type="float" office:value="25.28955067" calcext:value-type="float">
            <text:p>25,28955067</text:p>
          </table:table-cell>
          <table:table-cell table:formula="of:=AVERAGE([.C46:.C55])" office:value-type="float" office:value="4.51556038135586" calcext:value-type="float">
            <text:p>4,51556038135586</text:p>
          </table:table-cell>
          <table:table-cell table:number-columns-repeated="15"/>
        </table:table-row>
        <table:table-row table:style-name="ro1">
          <table:table-cell office:value-type="float" office:value="0.43704125" calcext:value-type="float">
            <text:p>0,43704125</text:p>
          </table:table-cell>
          <table:table-cell office:value-type="float" office:value="2.005644" calcext:value-type="float">
            <text:p>2,005644</text:p>
          </table:table-cell>
          <table:table-cell table:formula="of:=([.A56]-[.$S$1])*1000" office:value-type="float" office:value="3.48331038135585" calcext:value-type="float">
            <text:p>3,48331038135585</text:p>
          </table:table-cell>
          <table:table-cell table:formula="of:=([.B56]*1000*[.$S$2])+[.$T$2]" office:value-type="float" office:value="25.29720876" calcext:value-type="float">
            <text:p>25,29720876</text:p>
          </table:table-cell>
          <table:table-cell table:formula="of:=AVERAGE([.C47:.C56])" office:value-type="float" office:value="4.66818538135586" calcext:value-type="float">
            <text:p>4,66818538135586</text:p>
          </table:table-cell>
          <table:table-cell table:number-columns-repeated="15"/>
        </table:table-row>
        <table:table-row table:style-name="ro1">
          <table:table-cell office:value-type="float" office:value="0.42831" calcext:value-type="float">
            <text:p>0,42831</text:p>
          </table:table-cell>
          <table:table-cell office:value-type="float" office:value="2.0059145" calcext:value-type="float">
            <text:p>2,0059145</text:p>
          </table:table-cell>
          <table:table-cell table:formula="of:=([.A57]-[.$S$1])*1000" office:value-type="float" office:value="-5.24793961864412" calcext:value-type="float">
            <text:p>-5,24793961864412</text:p>
          </table:table-cell>
          <table:table-cell table:formula="of:=([.B57]*1000*[.$S$2])+[.$T$2]" office:value-type="float" office:value="25.314328705" calcext:value-type="float">
            <text:p>25,314328705</text:p>
          </table:table-cell>
          <table:table-cell table:formula="of:=AVERAGE([.C48:.C57])" office:value-type="float" office:value="4.11168538135586" calcext:value-type="float">
            <text:p>4,11168538135586</text:p>
          </table:table-cell>
          <table:table-cell table:number-columns-repeated="15"/>
        </table:table-row>
        <table:table-row table:style-name="ro1">
          <table:table-cell office:value-type="float" office:value="0.424195" calcext:value-type="float">
            <text:p>0,424195</text:p>
          </table:table-cell>
          <table:table-cell office:value-type="float" office:value="2.0063335" calcext:value-type="float">
            <text:p>2,0063335</text:p>
          </table:table-cell>
          <table:table-cell table:formula="of:=([.A58]-[.$S$1])*1000" office:value-type="float" office:value="-9.36293961864415" calcext:value-type="float">
            <text:p>-9,36293961864415</text:p>
          </table:table-cell>
          <table:table-cell table:formula="of:=([.B58]*1000*[.$S$2])+[.$T$2]" office:value-type="float" office:value="25.340847215" calcext:value-type="float">
            <text:p>25,340847215</text:p>
          </table:table-cell>
          <table:table-cell table:formula="of:=AVERAGE([.C49:.C58])" office:value-type="float" office:value="3.08893538135586" calcext:value-type="float">
            <text:p>3,08893538135586</text:p>
          </table:table-cell>
          <table:table-cell table:number-columns-repeated="15"/>
        </table:table-row>
        <table:table-row table:style-name="ro1">
          <table:table-cell office:value-type="float" office:value="0.428075" calcext:value-type="float">
            <text:p>0,428075</text:p>
          </table:table-cell>
          <table:table-cell office:value-type="float" office:value="2.0068105" calcext:value-type="float">
            <text:p>2,0068105</text:p>
          </table:table-cell>
          <table:table-cell table:formula="of:=([.A59]-[.$S$1])*1000" office:value-type="float" office:value="-5.48293961864416" calcext:value-type="float">
            <text:p>-5,48293961864416</text:p>
          </table:table-cell>
          <table:table-cell table:formula="of:=([.B59]*1000*[.$S$2])+[.$T$2]" office:value-type="float" office:value="25.371036545" calcext:value-type="float">
            <text:p>25,371036545</text:p>
          </table:table-cell>
          <table:table-cell table:formula="of:=AVERAGE([.C50:.C59])" office:value-type="float" office:value="2.10118538135586" calcext:value-type="float">
            <text:p>2,10118538135586</text:p>
          </table:table-cell>
          <table:table-cell table:number-columns-repeated="15"/>
        </table:table-row>
        <table:table-row table:style-name="ro1">
          <table:table-cell office:value-type="float" office:value="0.42974125" calcext:value-type="float">
            <text:p>0,42974125</text:p>
          </table:table-cell>
          <table:table-cell office:value-type="float" office:value="2.007012" calcext:value-type="float">
            <text:p>2,007012</text:p>
          </table:table-cell>
          <table:table-cell table:formula="of:=([.A60]-[.$S$1])*1000" office:value-type="float" office:value="-3.81668961864412" calcext:value-type="float">
            <text:p>-3,81668961864412</text:p>
          </table:table-cell>
          <table:table-cell table:formula="of:=([.B60]*1000*[.$S$2])+[.$T$2]" office:value-type="float" office:value="25.38378948" calcext:value-type="float">
            <text:p>25,38378948</text:p>
          </table:table-cell>
          <table:table-cell table:formula="of:=AVERAGE([.C51:.C60])" office:value-type="float" office:value="1.52181038135586" calcext:value-type="float">
            <text:p>1,52181038135586</text:p>
          </table:table-cell>
          <table:table-cell table:number-columns-repeated="15"/>
        </table:table-row>
        <table:table-row table:style-name="ro1">
          <table:table-cell office:value-type="float" office:value="0.42808375" calcext:value-type="float">
            <text:p>0,42808375</text:p>
          </table:table-cell>
          <table:table-cell office:value-type="float" office:value="2.007143" calcext:value-type="float">
            <text:p>2,007143</text:p>
          </table:table-cell>
          <table:table-cell table:formula="of:=([.A61]-[.$S$1])*1000" office:value-type="float" office:value="-5.47418961864415" calcext:value-type="float">
            <text:p>-5,47418961864415</text:p>
          </table:table-cell>
          <table:table-cell table:formula="of:=([.B61]*1000*[.$S$2])+[.$T$2]" office:value-type="float" office:value="25.39208047" calcext:value-type="float">
            <text:p>25,39208047</text:p>
          </table:table-cell>
          <table:table-cell table:formula="of:=AVERAGE([.C52:.C61])" office:value-type="float" office:value="0.312685381355859" calcext:value-type="float">
            <text:p>0,312685381355859</text:p>
          </table:table-cell>
          <table:table-cell table:number-columns-repeated="15"/>
        </table:table-row>
        <table:table-row table:style-name="ro1">
          <table:table-cell office:value-type="float" office:value="0.4276775" calcext:value-type="float">
            <text:p>0,4276775</text:p>
          </table:table-cell>
          <table:table-cell office:value-type="float" office:value="2.0070775" calcext:value-type="float">
            <text:p>2,0070775</text:p>
          </table:table-cell>
          <table:table-cell table:formula="of:=([.A62]-[.$S$1])*1000" office:value-type="float" office:value="-5.88043961864415" calcext:value-type="float">
            <text:p>-5,88043961864415</text:p>
          </table:table-cell>
          <table:table-cell table:formula="of:=([.B62]*1000*[.$S$2])+[.$T$2]" office:value-type="float" office:value="25.387934975" calcext:value-type="float">
            <text:p>25,387934975</text:p>
          </table:table-cell>
          <table:table-cell table:formula="of:=AVERAGE([.C53:.C62])" office:value-type="float" office:value="-2.36056461864414" calcext:value-type="float">
            <text:p>-2,36056461864414</text:p>
          </table:table-cell>
          <table:table-cell table:number-columns-repeated="15"/>
        </table:table-row>
        <table:table-row table:style-name="ro1">
          <table:table-cell office:value-type="float" office:value="0.4258125" calcext:value-type="float">
            <text:p>0,4258125</text:p>
          </table:table-cell>
          <table:table-cell office:value-type="float" office:value="2.006904" calcext:value-type="float">
            <text:p>2,006904</text:p>
          </table:table-cell>
          <table:table-cell table:formula="of:=([.A63]-[.$S$1])*1000" office:value-type="float" office:value="-7.74543961864416" calcext:value-type="float">
            <text:p>-7,74543961864416</text:p>
          </table:table-cell>
          <table:table-cell table:formula="of:=([.B63]*1000*[.$S$2])+[.$T$2]" office:value-type="float" office:value="25.37695416" calcext:value-type="float">
            <text:p>25,37695416</text:p>
          </table:table-cell>
          <table:table-cell table:formula="of:=AVERAGE([.C54:.C63])" office:value-type="float" office:value="-3.95068961864414" calcext:value-type="float">
            <text:p>-3,95068961864414</text:p>
          </table:table-cell>
          <table:table-cell table:number-columns-repeated="15"/>
        </table:table-row>
        <table:table-row table:style-name="ro1">
          <table:table-cell office:value-type="float" office:value="0.42814" calcext:value-type="float">
            <text:p>0,42814</text:p>
          </table:table-cell>
          <table:table-cell office:value-type="float" office:value="2.0060895" calcext:value-type="float">
            <text:p>2,0060895</text:p>
          </table:table-cell>
          <table:table-cell table:formula="of:=([.A64]-[.$S$1])*1000" office:value-type="float" office:value="-5.41793961864412" calcext:value-type="float">
            <text:p>-5,41793961864412</text:p>
          </table:table-cell>
          <table:table-cell table:formula="of:=([.B64]*1000*[.$S$2])+[.$T$2]" office:value-type="float" office:value="25.325404455" calcext:value-type="float">
            <text:p>25,325404455</text:p>
          </table:table-cell>
          <table:table-cell table:formula="of:=AVERAGE([.C55:.C64])" office:value-type="float" office:value="-4.67718961864414" calcext:value-type="float">
            <text:p>-4,67718961864414</text:p>
          </table:table-cell>
          <table:table-cell table:number-columns-repeated="15"/>
        </table:table-row>
        <table:table-row table:style-name="ro1">
          <table:table-cell office:value-type="float" office:value="0.432915" calcext:value-type="float">
            <text:p>0,432915</text:p>
          </table:table-cell>
          <table:table-cell office:value-type="float" office:value="2.0065035" calcext:value-type="float">
            <text:p>2,0065035</text:p>
          </table:table-cell>
          <table:table-cell table:formula="of:=([.A65]-[.$S$1])*1000" office:value-type="float" office:value="-0.642939618644145" calcext:value-type="float">
            <text:p>-0,642939618644145</text:p>
          </table:table-cell>
          <table:table-cell table:formula="of:=([.B65]*1000*[.$S$2])+[.$T$2]" office:value-type="float" office:value="25.351606515" calcext:value-type="float">
            <text:p>25,351606515</text:p>
          </table:table-cell>
          <table:table-cell table:formula="of:=AVERAGE([.C56:.C65])" office:value-type="float" office:value="-4.55881461864414" calcext:value-type="float">
            <text:p>-4,55881461864414</text:p>
          </table:table-cell>
          <table:table-cell table:number-columns-repeated="15"/>
        </table:table-row>
        <table:table-row table:style-name="ro1">
          <table:table-cell office:value-type="float" office:value="0.432355" calcext:value-type="float">
            <text:p>0,432355</text:p>
          </table:table-cell>
          <table:table-cell office:value-type="float" office:value="2.006555" calcext:value-type="float">
            <text:p>2,006555</text:p>
          </table:table-cell>
          <table:table-cell table:formula="of:=([.A66]-[.$S$1])*1000" office:value-type="float" office:value="-1.20293961864415" calcext:value-type="float">
            <text:p>-1,20293961864415</text:p>
          </table:table-cell>
          <table:table-cell table:formula="of:=([.B66]*1000*[.$S$2])+[.$T$2]" office:value-type="float" office:value="25.35486595" calcext:value-type="float">
            <text:p>25,35486595</text:p>
          </table:table-cell>
          <table:table-cell table:formula="of:=AVERAGE([.C57:.C66])" office:value-type="float" office:value="-5.02743961864414" calcext:value-type="float">
            <text:p>-5,02743961864414</text:p>
          </table:table-cell>
          <table:table-cell table:number-columns-repeated="15"/>
        </table:table-row>
        <table:table-row table:style-name="ro1">
          <table:table-cell office:value-type="float" office:value="0.4324525" calcext:value-type="float">
            <text:p>0,4324525</text:p>
          </table:table-cell>
          <table:table-cell office:value-type="float" office:value="2.006669" calcext:value-type="float">
            <text:p>2,006669</text:p>
          </table:table-cell>
          <table:table-cell table:formula="of:=([.A67]-[.$S$1])*1000" office:value-type="float" office:value="-1.10543961864412" calcext:value-type="float">
            <text:p>-1,10543961864412</text:p>
          </table:table-cell>
          <table:table-cell table:formula="of:=([.B67]*1000*[.$S$2])+[.$T$2]" office:value-type="float" office:value="25.36208101" calcext:value-type="float">
            <text:p>25,36208101</text:p>
          </table:table-cell>
          <table:table-cell table:formula="of:=AVERAGE([.C58:.C67])" office:value-type="float" office:value="-4.61318961864414" calcext:value-type="float">
            <text:p>-4,61318961864414</text:p>
          </table:table-cell>
          <table:table-cell table:number-columns-repeated="15"/>
        </table:table-row>
        <table:table-row table:style-name="ro1">
          <table:table-cell office:value-type="float" office:value="0.430375" calcext:value-type="float">
            <text:p>0,430375</text:p>
          </table:table-cell>
          <table:table-cell office:value-type="float" office:value="2.0067155" calcext:value-type="float">
            <text:p>2,0067155</text:p>
          </table:table-cell>
          <table:table-cell table:formula="of:=([.A68]-[.$S$1])*1000" office:value-type="float" office:value="-3.18293961864413" calcext:value-type="float">
            <text:p>-3,18293961864413</text:p>
          </table:table-cell>
          <table:table-cell table:formula="of:=([.B68]*1000*[.$S$2])+[.$T$2]" office:value-type="float" office:value="25.365023995" calcext:value-type="float">
            <text:p>25,365023995</text:p>
          </table:table-cell>
          <table:table-cell table:formula="of:=AVERAGE([.C59:.C68])" office:value-type="float" office:value="-3.99518961864414" calcext:value-type="float">
            <text:p>-3,99518961864414</text:p>
          </table:table-cell>
          <table:table-cell table:number-columns-repeated="15"/>
        </table:table-row>
        <table:table-row table:style-name="ro1">
          <table:table-cell office:value-type="float" office:value="0.4306375" calcext:value-type="float">
            <text:p>0,4306375</text:p>
          </table:table-cell>
          <table:table-cell office:value-type="float" office:value="2.0071855" calcext:value-type="float">
            <text:p>2,0071855</text:p>
          </table:table-cell>
          <table:table-cell table:formula="of:=([.A69]-[.$S$1])*1000" office:value-type="float" office:value="-2.92043961864413" calcext:value-type="float">
            <text:p>-2,92043961864413</text:p>
          </table:table-cell>
          <table:table-cell table:formula="of:=([.B69]*1000*[.$S$2])+[.$T$2]" office:value-type="float" office:value="25.394770295" calcext:value-type="float">
            <text:p>25,394770295</text:p>
          </table:table-cell>
          <table:table-cell table:formula="of:=AVERAGE([.C60:.C69])" office:value-type="float" office:value="-3.73893961864414" calcext:value-type="float">
            <text:p>-3,73893961864414</text:p>
          </table:table-cell>
          <table:table-cell table:number-columns-repeated="15"/>
        </table:table-row>
        <table:table-row table:style-name="ro1">
          <table:table-cell office:value-type="float" office:value="0.429935" calcext:value-type="float">
            <text:p>0,429935</text:p>
          </table:table-cell>
          <table:table-cell office:value-type="float" office:value="2.0074965" calcext:value-type="float">
            <text:p>2,0074965</text:p>
          </table:table-cell>
          <table:table-cell table:formula="of:=([.A70]-[.$S$1])*1000" office:value-type="float" office:value="-3.62293961864413" calcext:value-type="float">
            <text:p>-3,62293961864413</text:p>
          </table:table-cell>
          <table:table-cell table:formula="of:=([.B70]*1000*[.$S$2])+[.$T$2]" office:value-type="float" office:value="25.414453485" calcext:value-type="float">
            <text:p>25,414453485</text:p>
          </table:table-cell>
          <table:table-cell table:formula="of:=AVERAGE([.C61:.C70])" office:value-type="float" office:value="-3.71956461864414" calcext:value-type="float">
            <text:p>-3,71956461864414</text:p>
          </table:table-cell>
          <table:table-cell table:number-columns-repeated="15"/>
        </table:table-row>
        <table:table-row table:style-name="ro1">
          <table:table-cell office:value-type="float" office:value="0.43127875" calcext:value-type="float">
            <text:p>0,43127875</text:p>
          </table:table-cell>
          <table:table-cell office:value-type="float" office:value="2.007478" calcext:value-type="float">
            <text:p>2,007478</text:p>
          </table:table-cell>
          <table:table-cell table:formula="of:=([.A71]-[.$S$1])*1000" office:value-type="float" office:value="-2.27918961864415" calcext:value-type="float">
            <text:p>-2,27918961864415</text:p>
          </table:table-cell>
          <table:table-cell table:formula="of:=([.B71]*1000*[.$S$2])+[.$T$2]" office:value-type="float" office:value="25.41328262" calcext:value-type="float">
            <text:p>25,41328262</text:p>
          </table:table-cell>
          <table:table-cell table:formula="of:=AVERAGE([.C62:.C71])" office:value-type="float" office:value="-3.40006461864414" calcext:value-type="float">
            <text:p>-3,40006461864414</text:p>
          </table:table-cell>
          <table:table-cell table:number-columns-repeated="15"/>
        </table:table-row>
        <table:table-row table:style-name="ro1">
          <table:table-cell office:value-type="float" office:value="0.43185125" calcext:value-type="float">
            <text:p>0,43185125</text:p>
          </table:table-cell>
          <table:table-cell office:value-type="float" office:value="2.007537" calcext:value-type="float">
            <text:p>2,007537</text:p>
          </table:table-cell>
          <table:table-cell table:formula="of:=([.A72]-[.$S$1])*1000" office:value-type="float" office:value="-1.70668961864412" calcext:value-type="float">
            <text:p>-1,70668961864412</text:p>
          </table:table-cell>
          <table:table-cell table:formula="of:=([.B72]*1000*[.$S$2])+[.$T$2]" office:value-type="float" office:value="25.41701673" calcext:value-type="float">
            <text:p>25,41701673</text:p>
          </table:table-cell>
          <table:table-cell table:formula="of:=AVERAGE([.C63:.C72])" office:value-type="float" office:value="-2.98268961864414" calcext:value-type="float">
            <text:p>-2,98268961864414</text:p>
          </table:table-cell>
          <table:table-cell table:number-columns-repeated="15"/>
        </table:table-row>
        <table:table-row table:style-name="ro1">
          <table:table-cell office:value-type="float" office:value="0.43329875" calcext:value-type="float">
            <text:p>0,43329875</text:p>
          </table:table-cell>
          <table:table-cell office:value-type="float" office:value="2.007858" calcext:value-type="float">
            <text:p>2,007858</text:p>
          </table:table-cell>
          <table:table-cell table:formula="of:=([.A73]-[.$S$1])*1000" office:value-type="float" office:value="-0.259189618644129" calcext:value-type="float">
            <text:p>-0,259189618644129</text:p>
          </table:table-cell>
          <table:table-cell table:formula="of:=([.B73]*1000*[.$S$2])+[.$T$2]" office:value-type="float" office:value="25.43733282" calcext:value-type="float">
            <text:p>25,43733282</text:p>
          </table:table-cell>
          <table:table-cell table:formula="of:=AVERAGE([.C64:.C73])" office:value-type="float" office:value="-2.23406461864413" calcext:value-type="float">
            <text:p>-2,23406461864413</text:p>
          </table:table-cell>
          <table:table-cell table:number-columns-repeated="15"/>
        </table:table-row>
        <table:table-row table:style-name="ro1">
          <table:table-cell office:value-type="float" office:value="0.43117" calcext:value-type="float">
            <text:p>0,43117</text:p>
          </table:table-cell>
          <table:table-cell office:value-type="float" office:value="2.0077235" calcext:value-type="float">
            <text:p>2,0077235</text:p>
          </table:table-cell>
          <table:table-cell table:formula="of:=([.A74]-[.$S$1])*1000" office:value-type="float" office:value="-2.38793961864414" calcext:value-type="float">
            <text:p>-2,38793961864414</text:p>
          </table:table-cell>
          <table:table-cell table:formula="of:=([.B74]*1000*[.$S$2])+[.$T$2]" office:value-type="float" office:value="25.428820315" calcext:value-type="float">
            <text:p>25,428820315</text:p>
          </table:table-cell>
          <table:table-cell table:formula="of:=AVERAGE([.C65:.C74])" office:value-type="float" office:value="-1.93106461864413" calcext:value-type="float">
            <text:p>-1,93106461864413</text:p>
          </table:table-cell>
          <table:table-cell table:number-columns-repeated="15"/>
        </table:table-row>
        <table:table-row table:style-name="ro1">
          <table:table-cell office:value-type="float" office:value="0.43129125" calcext:value-type="float">
            <text:p>0,43129125</text:p>
          </table:table-cell>
          <table:table-cell office:value-type="float" office:value="2.007823" calcext:value-type="float">
            <text:p>2,007823</text:p>
          </table:table-cell>
          <table:table-cell table:formula="of:=([.A75]-[.$S$1])*1000" office:value-type="float" office:value="-2.26668961864412" calcext:value-type="float">
            <text:p>-2,26668961864412</text:p>
          </table:table-cell>
          <table:table-cell table:formula="of:=([.B75]*1000*[.$S$2])+[.$T$2]" office:value-type="float" office:value="25.43511767" calcext:value-type="float">
            <text:p>25,43511767</text:p>
          </table:table-cell>
          <table:table-cell table:formula="of:=AVERAGE([.C66:.C75])" office:value-type="float" office:value="-2.09343961864413" calcext:value-type="float">
            <text:p>-2,09343961864413</text:p>
          </table:table-cell>
          <table:table-cell table:number-columns-repeated="15"/>
        </table:table-row>
        <table:table-row table:style-name="ro1">
          <table:table-cell office:value-type="float" office:value="0.43394625" calcext:value-type="float">
            <text:p>0,43394625</text:p>
          </table:table-cell>
          <table:table-cell office:value-type="float" office:value="2.007851" calcext:value-type="float">
            <text:p>2,007851</text:p>
          </table:table-cell>
          <table:table-cell table:formula="of:=([.A76]-[.$S$1])*1000" office:value-type="float" office:value="0.388310381355839" calcext:value-type="float">
            <text:p>0,388310381355839</text:p>
          </table:table-cell>
          <table:table-cell table:formula="of:=([.B76]*1000*[.$S$2])+[.$T$2]" office:value-type="float" office:value="25.43688979" calcext:value-type="float">
            <text:p>25,43688979</text:p>
          </table:table-cell>
          <table:table-cell table:formula="of:=AVERAGE([.C67:.C76])" office:value-type="float" office:value="-1.93431461864413" calcext:value-type="float">
            <text:p>-1,93431461864413</text:p>
          </table:table-cell>
          <table:table-cell table:number-columns-repeated="15"/>
        </table:table-row>
        <table:table-row table:style-name="ro1">
          <table:table-cell office:value-type="float" office:value="0.43059125" calcext:value-type="float">
            <text:p>0,43059125</text:p>
          </table:table-cell>
          <table:table-cell office:value-type="float" office:value="2.007757" calcext:value-type="float">
            <text:p>2,007757</text:p>
          </table:table-cell>
          <table:table-cell table:formula="of:=([.A77]-[.$S$1])*1000" office:value-type="float" office:value="-2.96668961864416" calcext:value-type="float">
            <text:p>-2,96668961864416</text:p>
          </table:table-cell>
          <table:table-cell table:formula="of:=([.B77]*1000*[.$S$2])+[.$T$2]" office:value-type="float" office:value="25.43094053" calcext:value-type="float">
            <text:p>25,43094053</text:p>
          </table:table-cell>
          <table:table-cell table:formula="of:=AVERAGE([.C68:.C77])" office:value-type="float" office:value="-2.12043961864414" calcext:value-type="float">
            <text:p>-2,12043961864414</text:p>
          </table:table-cell>
          <table:table-cell table:number-columns-repeated="15"/>
        </table:table-row>
        <table:table-row table:style-name="ro1">
          <table:table-cell office:value-type="float" office:value="0.4360125" calcext:value-type="float">
            <text:p>0,4360125</text:p>
          </table:table-cell>
          <table:table-cell office:value-type="float" office:value="2.0075475" calcext:value-type="float">
            <text:p>2,0075475</text:p>
          </table:table-cell>
          <table:table-cell table:formula="of:=([.A78]-[.$S$1])*1000" office:value-type="float" office:value="2.45456038135589" calcext:value-type="float">
            <text:p>2,45456038135589</text:p>
          </table:table-cell>
          <table:table-cell table:formula="of:=([.B78]*1000*[.$S$2])+[.$T$2]" office:value-type="float" office:value="25.417681275" calcext:value-type="float">
            <text:p>25,417681275</text:p>
          </table:table-cell>
          <table:table-cell table:formula="of:=AVERAGE([.C69:.C78])" office:value-type="float" office:value="-1.55668961864414" calcext:value-type="float">
            <text:p>-1,55668961864414</text:p>
          </table:table-cell>
          <table:table-cell table:number-columns-repeated="15"/>
        </table:table-row>
        <table:table-row table:style-name="ro1">
          <table:table-cell office:value-type="float" office:value="0.44106" calcext:value-type="float">
            <text:p>0,44106</text:p>
          </table:table-cell>
          <table:table-cell office:value-type="float" office:value="2.0073025" calcext:value-type="float">
            <text:p>2,0073025</text:p>
          </table:table-cell>
          <table:table-cell table:formula="of:=([.A79]-[.$S$1])*1000" office:value-type="float" office:value="7.50206038135587" calcext:value-type="float">
            <text:p>7,50206038135587</text:p>
          </table:table-cell>
          <table:table-cell table:formula="of:=([.B79]*1000*[.$S$2])+[.$T$2]" office:value-type="float" office:value="25.402175225" calcext:value-type="float">
            <text:p>25,402175225</text:p>
          </table:table-cell>
          <table:table-cell table:formula="of:=AVERAGE([.C70:.C79])" office:value-type="float" office:value="-0.514439618644136" calcext:value-type="float">
            <text:p>-0,514439618644136</text:p>
          </table:table-cell>
          <table:table-cell table:number-columns-repeated="15"/>
        </table:table-row>
        <table:table-row table:style-name="ro1">
          <table:table-cell office:value-type="float" office:value="0.4378275" calcext:value-type="float">
            <text:p>0,4378275</text:p>
          </table:table-cell>
          <table:table-cell office:value-type="float" office:value="2.0077895" calcext:value-type="float">
            <text:p>2,0077895</text:p>
          </table:table-cell>
          <table:table-cell table:formula="of:=([.A80]-[.$S$1])*1000" office:value-type="float" office:value="4.26956038135584" calcext:value-type="float">
            <text:p>4,26956038135584</text:p>
          </table:table-cell>
          <table:table-cell table:formula="of:=([.B80]*1000*[.$S$2])+[.$T$2]" office:value-type="float" office:value="25.432997455" calcext:value-type="float">
            <text:p>25,432997455</text:p>
          </table:table-cell>
          <table:table-cell table:formula="of:=AVERAGE([.C71:.C80])" office:value-type="float" office:value="0.274810381355861" calcext:value-type="float">
            <text:p>0,274810381355861</text:p>
          </table:table-cell>
          <table:table-cell table:number-columns-repeated="15"/>
        </table:table-row>
        <table:table-row table:style-name="ro1">
          <table:table-cell office:value-type="float" office:value="0.43295125" calcext:value-type="float">
            <text:p>0,43295125</text:p>
          </table:table-cell>
          <table:table-cell office:value-type="float" office:value="2.0079455" calcext:value-type="float">
            <text:p>2,0079455</text:p>
          </table:table-cell>
          <table:table-cell table:formula="of:=([.A81]-[.$S$1])*1000" office:value-type="float" office:value="-0.60668961864413" calcext:value-type="float">
            <text:p>-0,60668961864413</text:p>
          </table:table-cell>
          <table:table-cell table:formula="of:=([.B81]*1000*[.$S$2])+[.$T$2]" office:value-type="float" office:value="25.442870695" calcext:value-type="float">
            <text:p>25,442870695</text:p>
          </table:table-cell>
          <table:table-cell table:formula="of:=AVERAGE([.C72:.C81])" office:value-type="float" office:value="0.442060381355863" calcext:value-type="float">
            <text:p>0,442060381355863</text:p>
          </table:table-cell>
          <table:table-cell table:number-columns-repeated="15"/>
        </table:table-row>
        <table:table-row table:style-name="ro1">
          <table:table-cell office:value-type="float" office:value="0.43054375" calcext:value-type="float">
            <text:p>0,43054375</text:p>
          </table:table-cell>
          <table:table-cell office:value-type="float" office:value="2.007777" calcext:value-type="float">
            <text:p>2,007777</text:p>
          </table:table-cell>
          <table:table-cell table:formula="of:=([.A82]-[.$S$1])*1000" office:value-type="float" office:value="-3.01418961864414" calcext:value-type="float">
            <text:p>-3,01418961864414</text:p>
          </table:table-cell>
          <table:table-cell table:formula="of:=([.B82]*1000*[.$S$2])+[.$T$2]" office:value-type="float" office:value="25.43220633" calcext:value-type="float">
            <text:p>25,43220633</text:p>
          </table:table-cell>
          <table:table-cell table:formula="of:=AVERAGE([.C73:.C82])" office:value-type="float" office:value="0.311310381355862" calcext:value-type="float">
            <text:p>0,311310381355862</text:p>
          </table:table-cell>
          <table:table-cell table:number-columns-repeated="15"/>
        </table:table-row>
        <table:table-row table:style-name="ro1">
          <table:table-cell office:value-type="float" office:value="0.4310725" calcext:value-type="float">
            <text:p>0,4310725</text:p>
          </table:table-cell>
          <table:table-cell office:value-type="float" office:value="2.007602" calcext:value-type="float">
            <text:p>2,007602</text:p>
          </table:table-cell>
          <table:table-cell table:formula="of:=([.A83]-[.$S$1])*1000" office:value-type="float" office:value="-2.48543961864411" calcext:value-type="float">
            <text:p>-2,48543961864411</text:p>
          </table:table-cell>
          <table:table-cell table:formula="of:=([.B83]*1000*[.$S$2])+[.$T$2]" office:value-type="float" office:value="25.42113058" calcext:value-type="float">
            <text:p>25,42113058</text:p>
          </table:table-cell>
          <table:table-cell table:formula="of:=AVERAGE([.C74:.C83])" office:value-type="float" office:value="0.088685381355863" calcext:value-type="float">
            <text:p>0,088685381355863</text:p>
          </table:table-cell>
          <table:table-cell table:number-columns-repeated="15"/>
        </table:table-row>
        <table:table-row table:style-name="ro1">
          <table:table-cell office:value-type="float" office:value="0.43037375" calcext:value-type="float">
            <text:p>0,43037375</text:p>
          </table:table-cell>
          <table:table-cell office:value-type="float" office:value="2.0079125" calcext:value-type="float">
            <text:p>2,0079125</text:p>
          </table:table-cell>
          <table:table-cell table:formula="of:=([.A84]-[.$S$1])*1000" office:value-type="float" office:value="-3.18418961864414" calcext:value-type="float">
            <text:p>-3,18418961864414</text:p>
          </table:table-cell>
          <table:table-cell table:formula="of:=([.B84]*1000*[.$S$2])+[.$T$2]" office:value-type="float" office:value="25.440782125" calcext:value-type="float">
            <text:p>25,440782125</text:p>
          </table:table-cell>
          <table:table-cell table:formula="of:=AVERAGE([.C75:.C84])" office:value-type="float" office:value="0.00906038135586313" calcext:value-type="float">
            <text:p>0,009060381355863</text:p>
          </table:table-cell>
          <table:table-cell table:number-columns-repeated="15"/>
        </table:table-row>
        <table:table-row table:style-name="ro1">
          <table:table-cell office:value-type="float" office:value="0.4298425" calcext:value-type="float">
            <text:p>0,4298425</text:p>
          </table:table-cell>
          <table:table-cell office:value-type="float" office:value="2.007771" calcext:value-type="float">
            <text:p>2,007771</text:p>
          </table:table-cell>
          <table:table-cell table:formula="of:=([.A85]-[.$S$1])*1000" office:value-type="float" office:value="-3.71543961864412" calcext:value-type="float">
            <text:p>-3,71543961864412</text:p>
          </table:table-cell>
          <table:table-cell table:formula="of:=([.B85]*1000*[.$S$2])+[.$T$2]" office:value-type="float" office:value="25.43182659" calcext:value-type="float">
            <text:p>25,43182659</text:p>
          </table:table-cell>
          <table:table-cell table:formula="of:=AVERAGE([.C76:.C85])" office:value-type="float" office:value="-0.135814618644137" calcext:value-type="float">
            <text:p>-0,135814618644137</text:p>
          </table:table-cell>
          <table:table-cell table:number-columns-repeated="15"/>
        </table:table-row>
        <table:table-row table:style-name="ro1">
          <table:table-cell office:value-type="float" office:value="0.432065" calcext:value-type="float">
            <text:p>0,432065</text:p>
          </table:table-cell>
          <table:table-cell office:value-type="float" office:value="2.007859" calcext:value-type="float">
            <text:p>2,007859</text:p>
          </table:table-cell>
          <table:table-cell table:formula="of:=([.A86]-[.$S$1])*1000" office:value-type="float" office:value="-1.49293961864416" calcext:value-type="float">
            <text:p>-1,49293961864416</text:p>
          </table:table-cell>
          <table:table-cell table:formula="of:=([.B86]*1000*[.$S$2])+[.$T$2]" office:value-type="float" office:value="25.43739611" calcext:value-type="float">
            <text:p>25,43739611</text:p>
          </table:table-cell>
          <table:table-cell table:formula="of:=AVERAGE([.C77:.C86])" office:value-type="float" office:value="-0.323939618644137" calcext:value-type="float">
            <text:p>-0,323939618644137</text:p>
          </table:table-cell>
          <table:table-cell table:number-columns-repeated="15"/>
        </table:table-row>
        <table:table-row table:style-name="ro1">
          <table:table-cell office:value-type="float" office:value="0.4285825" calcext:value-type="float">
            <text:p>0,4285825</text:p>
          </table:table-cell>
          <table:table-cell office:value-type="float" office:value="2.008125" calcext:value-type="float">
            <text:p>2,008125</text:p>
          </table:table-cell>
          <table:table-cell table:formula="of:=([.A87]-[.$S$1])*1000" office:value-type="float" office:value="-4.97543961864416" calcext:value-type="float">
            <text:p>-4,97543961864416</text:p>
          </table:table-cell>
          <table:table-cell table:formula="of:=([.B87]*1000*[.$S$2])+[.$T$2]" office:value-type="float" office:value="25.45423125" calcext:value-type="float">
            <text:p>25,45423125</text:p>
          </table:table-cell>
          <table:table-cell table:formula="of:=AVERAGE([.C78:.C87])" office:value-type="float" office:value="-0.524814618644137" calcext:value-type="float">
            <text:p>-0,524814618644137</text:p>
          </table:table-cell>
          <table:table-cell table:number-columns-repeated="15"/>
        </table:table-row>
        <table:table-row table:style-name="ro1">
          <table:table-cell office:value-type="float" office:value="0.4276175" calcext:value-type="float">
            <text:p>0,4276175</text:p>
          </table:table-cell>
          <table:table-cell office:value-type="float" office:value="2.0081255" calcext:value-type="float">
            <text:p>2,0081255</text:p>
          </table:table-cell>
          <table:table-cell table:formula="of:=([.A88]-[.$S$1])*1000" office:value-type="float" office:value="-5.94043961864416" calcext:value-type="float">
            <text:p>-5,94043961864416</text:p>
          </table:table-cell>
          <table:table-cell table:formula="of:=([.B88]*1000*[.$S$2])+[.$T$2]" office:value-type="float" office:value="25.454262895" calcext:value-type="float">
            <text:p>25,454262895</text:p>
          </table:table-cell>
          <table:table-cell table:formula="of:=AVERAGE([.C79:.C88])" office:value-type="float" office:value="-1.36431461864414" calcext:value-type="float">
            <text:p>-1,36431461864414</text:p>
          </table:table-cell>
          <table:table-cell table:number-columns-repeated="15"/>
        </table:table-row>
        <table:table-row table:style-name="ro1">
          <table:table-cell office:value-type="float" office:value="0.4296625" calcext:value-type="float">
            <text:p>0,4296625</text:p>
          </table:table-cell>
          <table:table-cell office:value-type="float" office:value="2.0079495" calcext:value-type="float">
            <text:p>2,0079495</text:p>
          </table:table-cell>
          <table:table-cell table:formula="of:=([.A89]-[.$S$1])*1000" office:value-type="float" office:value="-3.89543961864414" calcext:value-type="float">
            <text:p>-3,89543961864414</text:p>
          </table:table-cell>
          <table:table-cell table:formula="of:=([.B89]*1000*[.$S$2])+[.$T$2]" office:value-type="float" office:value="25.443123855" calcext:value-type="float">
            <text:p>25,443123855</text:p>
          </table:table-cell>
          <table:table-cell table:formula="of:=AVERAGE([.C80:.C89])" office:value-type="float" office:value="-2.50406461864414" calcext:value-type="float">
            <text:p>-2,50406461864414</text:p>
          </table:table-cell>
          <table:table-cell table:number-columns-repeated="15"/>
        </table:table-row>
        <table:table-row table:style-name="ro1">
          <table:table-cell office:value-type="float" office:value="0.4328125" calcext:value-type="float">
            <text:p>0,4328125</text:p>
          </table:table-cell>
          <table:table-cell office:value-type="float" office:value="2.00797" calcext:value-type="float">
            <text:p>2,00797</text:p>
          </table:table-cell>
          <table:table-cell table:formula="of:=([.A90]-[.$S$1])*1000" office:value-type="float" office:value="-0.74543961864415" calcext:value-type="float">
            <text:p>-0,74543961864415</text:p>
          </table:table-cell>
          <table:table-cell table:formula="of:=([.B90]*1000*[.$S$2])+[.$T$2]" office:value-type="float" office:value="25.4444213" calcext:value-type="float">
            <text:p>25,4444213</text:p>
          </table:table-cell>
          <table:table-cell table:formula="of:=AVERAGE([.C81:.C90])" office:value-type="float" office:value="-3.00556461864414" calcext:value-type="float">
            <text:p>-3,00556461864414</text:p>
          </table:table-cell>
          <table:table-cell table:number-columns-repeated="15"/>
        </table:table-row>
        <table:table-row table:style-name="ro1">
          <table:table-cell office:value-type="float" office:value="0.4339975" calcext:value-type="float">
            <text:p>0,4339975</text:p>
          </table:table-cell>
          <table:table-cell office:value-type="float" office:value="2.0078775" calcext:value-type="float">
            <text:p>2,0078775</text:p>
          </table:table-cell>
          <table:table-cell table:formula="of:=([.A91]-[.$S$1])*1000" office:value-type="float" office:value="0.439560381355841" calcext:value-type="float">
            <text:p>0,439560381355841</text:p>
          </table:table-cell>
          <table:table-cell table:formula="of:=([.B91]*1000*[.$S$2])+[.$T$2]" office:value-type="float" office:value="25.438566975" calcext:value-type="float">
            <text:p>25,438566975</text:p>
          </table:table-cell>
          <table:table-cell table:formula="of:=AVERAGE([.C82:.C91])" office:value-type="float" office:value="-2.90093961864414" calcext:value-type="float">
            <text:p>-2,90093961864414</text:p>
          </table:table-cell>
          <table:table-cell table:number-columns-repeated="15"/>
        </table:table-row>
        <table:table-row table:style-name="ro1">
          <table:table-cell office:value-type="float" office:value="0.43320625" calcext:value-type="float">
            <text:p>0,43320625</text:p>
          </table:table-cell>
          <table:table-cell office:value-type="float" office:value="2.007617" calcext:value-type="float">
            <text:p>2,007617</text:p>
          </table:table-cell>
          <table:table-cell table:formula="of:=([.A92]-[.$S$1])*1000" office:value-type="float" office:value="-0.351689618644124" calcext:value-type="float">
            <text:p>-0,351689618644124</text:p>
          </table:table-cell>
          <table:table-cell table:formula="of:=([.B92]*1000*[.$S$2])+[.$T$2]" office:value-type="float" office:value="25.42207993" calcext:value-type="float">
            <text:p>25,42207993</text:p>
          </table:table-cell>
          <table:table-cell table:formula="of:=AVERAGE([.C83:.C92])" office:value-type="float" office:value="-2.63468961864414" calcext:value-type="float">
            <text:p>-2,63468961864414</text:p>
          </table:table-cell>
          <table:table-cell table:number-columns-repeated="15"/>
        </table:table-row>
        <table:table-row table:style-name="ro1">
          <table:table-cell office:value-type="float" office:value="0.4408725" calcext:value-type="float">
            <text:p>0,4408725</text:p>
          </table:table-cell>
          <table:table-cell office:value-type="float" office:value="2.007717" calcext:value-type="float">
            <text:p>2,007717</text:p>
          </table:table-cell>
          <table:table-cell table:formula="of:=([.A93]-[.$S$1])*1000" office:value-type="float" office:value="7.31456038135586" calcext:value-type="float">
            <text:p>7,31456038135586</text:p>
          </table:table-cell>
          <table:table-cell table:formula="of:=([.B93]*1000*[.$S$2])+[.$T$2]" office:value-type="float" office:value="25.42840893" calcext:value-type="float">
            <text:p>25,42840893</text:p>
          </table:table-cell>
          <table:table-cell table:formula="of:=AVERAGE([.C84:.C93])" office:value-type="float" office:value="-1.65468961864415" calcext:value-type="float">
            <text:p>-1,65468961864415</text:p>
          </table:table-cell>
          <table:table-cell table:number-columns-repeated="15"/>
        </table:table-row>
        <table:table-row table:style-name="ro1">
          <table:table-cell office:value-type="float" office:value="0.43246375" calcext:value-type="float">
            <text:p>0,43246375</text:p>
          </table:table-cell>
          <table:table-cell office:value-type="float" office:value="2.007914" calcext:value-type="float">
            <text:p>2,007914</text:p>
          </table:table-cell>
          <table:table-cell table:formula="of:=([.A94]-[.$S$1])*1000" office:value-type="float" office:value="-1.09418961864416" calcext:value-type="float">
            <text:p>-1,09418961864416</text:p>
          </table:table-cell>
          <table:table-cell table:formula="of:=([.B94]*1000*[.$S$2])+[.$T$2]" office:value-type="float" office:value="25.44087706" calcext:value-type="float">
            <text:p>25,44087706</text:p>
          </table:table-cell>
          <table:table-cell table:formula="of:=AVERAGE([.C85:.C94])" office:value-type="float" office:value="-1.44568961864415" calcext:value-type="float">
            <text:p>-1,44568961864415</text:p>
          </table:table-cell>
          <table:table-cell table:number-columns-repeated="15"/>
        </table:table-row>
        <table:table-row table:style-name="ro1">
          <table:table-cell office:value-type="float" office:value="0.43354625" calcext:value-type="float">
            <text:p>0,43354625</text:p>
          </table:table-cell>
          <table:table-cell office:value-type="float" office:value="2.007954" calcext:value-type="float">
            <text:p>2,007954</text:p>
          </table:table-cell>
          <table:table-cell table:formula="of:=([.A95]-[.$S$1])*1000" office:value-type="float" office:value="-0.0116896186441173" calcext:value-type="float">
            <text:p>-0,011689618644117</text:p>
          </table:table-cell>
          <table:table-cell table:formula="of:=([.B95]*1000*[.$S$2])+[.$T$2]" office:value-type="float" office:value="25.44340866" calcext:value-type="float">
            <text:p>25,44340866</text:p>
          </table:table-cell>
          <table:table-cell table:formula="of:=AVERAGE([.C86:.C95])" office:value-type="float" office:value="-1.07531461864415" calcext:value-type="float">
            <text:p>-1,07531461864415</text:p>
          </table:table-cell>
          <table:table-cell table:number-columns-repeated="15"/>
        </table:table-row>
        <table:table-row table:style-name="ro1">
          <table:table-cell office:value-type="float" office:value="0.43390375" calcext:value-type="float">
            <text:p>0,43390375</text:p>
          </table:table-cell>
          <table:table-cell office:value-type="float" office:value="2.008038" calcext:value-type="float">
            <text:p>2,008038</text:p>
          </table:table-cell>
          <table:table-cell table:formula="of:=([.A96]-[.$S$1])*1000" office:value-type="float" office:value="0.345810381355838" calcext:value-type="float">
            <text:p>0,345810381355838</text:p>
          </table:table-cell>
          <table:table-cell table:formula="of:=([.B96]*1000*[.$S$2])+[.$T$2]" office:value-type="float" office:value="25.44872502" calcext:value-type="float">
            <text:p>25,44872502</text:p>
          </table:table-cell>
          <table:table-cell table:formula="of:=AVERAGE([.C87:.C96])" office:value-type="float" office:value="-0.891439618644147" calcext:value-type="float">
            <text:p>-0,891439618644147</text:p>
          </table:table-cell>
          <table:table-cell table:number-columns-repeated="15"/>
        </table:table-row>
        <table:table-row table:style-name="ro1">
          <table:table-cell office:value-type="float" office:value="0.43643125" calcext:value-type="float">
            <text:p>0,43643125</text:p>
          </table:table-cell>
          <table:table-cell office:value-type="float" office:value="2.0081065" calcext:value-type="float">
            <text:p>2,0081065</text:p>
          </table:table-cell>
          <table:table-cell table:formula="of:=([.A97]-[.$S$1])*1000" office:value-type="float" office:value="2.87331038135585" calcext:value-type="float">
            <text:p>2,87331038135585</text:p>
          </table:table-cell>
          <table:table-cell table:formula="of:=([.B97]*1000*[.$S$2])+[.$T$2]" office:value-type="float" office:value="25.453060385" calcext:value-type="float">
            <text:p>25,453060385</text:p>
          </table:table-cell>
          <table:table-cell table:formula="of:=AVERAGE([.C88:.C97])" office:value-type="float" office:value="-0.106564618644145" calcext:value-type="float">
            <text:p>-0,106564618644145</text:p>
          </table:table-cell>
          <table:table-cell table:number-columns-repeated="15"/>
        </table:table-row>
        <table:table-row table:style-name="ro1">
          <table:table-cell office:value-type="float" office:value="0.43259625" calcext:value-type="float">
            <text:p>0,43259625</text:p>
          </table:table-cell>
          <table:table-cell office:value-type="float" office:value="2.008204" calcext:value-type="float">
            <text:p>2,008204</text:p>
          </table:table-cell>
          <table:table-cell table:formula="of:=([.A98]-[.$S$1])*1000" office:value-type="float" office:value="-0.961689618644124" calcext:value-type="float">
            <text:p>-0,961689618644124</text:p>
          </table:table-cell>
          <table:table-cell table:formula="of:=([.B98]*1000*[.$S$2])+[.$T$2]" office:value-type="float" office:value="25.45923116" calcext:value-type="float">
            <text:p>25,45923116</text:p>
          </table:table-cell>
          <table:table-cell table:formula="of:=AVERAGE([.C89:.C98])" office:value-type="float" office:value="0.391310381355858" calcext:value-type="float">
            <text:p>0,391310381355858</text:p>
          </table:table-cell>
          <table:table-cell table:number-columns-repeated="15"/>
        </table:table-row>
        <table:table-row table:style-name="ro1">
          <table:table-cell office:value-type="float" office:value="0.431015" calcext:value-type="float">
            <text:p>0,431015</text:p>
          </table:table-cell>
          <table:table-cell office:value-type="float" office:value="2.008554" calcext:value-type="float">
            <text:p>2,008554</text:p>
          </table:table-cell>
          <table:table-cell table:formula="of:=([.A99]-[.$S$1])*1000" office:value-type="float" office:value="-2.54293961864416" calcext:value-type="float">
            <text:p>-2,54293961864416</text:p>
          </table:table-cell>
          <table:table-cell table:formula="of:=([.B99]*1000*[.$S$2])+[.$T$2]" office:value-type="float" office:value="25.48138266" calcext:value-type="float">
            <text:p>25,48138266</text:p>
          </table:table-cell>
          <table:table-cell table:formula="of:=AVERAGE([.C90:.C99])" office:value-type="float" office:value="0.526560381355856" calcext:value-type="float">
            <text:p>0,526560381355856</text:p>
          </table:table-cell>
          <table:table-cell table:number-columns-repeated="15"/>
        </table:table-row>
        <table:table-row table:style-name="ro1">
          <table:table-cell office:value-type="float" office:value="0.43010875" calcext:value-type="float">
            <text:p>0,43010875</text:p>
          </table:table-cell>
          <table:table-cell office:value-type="float" office:value="2.008314" calcext:value-type="float">
            <text:p>2,008314</text:p>
          </table:table-cell>
          <table:table-cell table:formula="of:=([.A100]-[.$S$1])*1000" office:value-type="float" office:value="-3.44918961864415" calcext:value-type="float">
            <text:p>-3,44918961864415</text:p>
          </table:table-cell>
          <table:table-cell table:formula="of:=([.B100]*1000*[.$S$2])+[.$T$2]" office:value-type="float" office:value="25.46619306" calcext:value-type="float">
            <text:p>25,46619306</text:p>
          </table:table-cell>
          <table:table-cell table:formula="of:=AVERAGE([.C91:.C100])" office:value-type="float" office:value="0.256185381355856" calcext:value-type="float">
            <text:p>0,256185381355856</text:p>
          </table:table-cell>
          <table:table-cell table:number-columns-repeated="15"/>
        </table:table-row>
        <table:table-row table:style-name="ro1">
          <table:table-cell office:value-type="float" office:value="0.42989375" calcext:value-type="float">
            <text:p>0,42989375</text:p>
          </table:table-cell>
          <table:table-cell office:value-type="float" office:value="2.008454" calcext:value-type="float">
            <text:p>2,008454</text:p>
          </table:table-cell>
          <table:table-cell table:formula="of:=([.A101]-[.$S$1])*1000" office:value-type="float" office:value="-3.66418961864412" calcext:value-type="float">
            <text:p>-3,66418961864412</text:p>
          </table:table-cell>
          <table:table-cell table:formula="of:=([.B101]*1000*[.$S$2])+[.$T$2]" office:value-type="float" office:value="25.47505366" calcext:value-type="float">
            <text:p>25,47505366</text:p>
          </table:table-cell>
          <table:table-cell table:formula="of:=AVERAGE([.C92:.C101])" office:value-type="float" office:value="-0.154189618644141" calcext:value-type="float">
            <text:p>-0,154189618644141</text:p>
          </table:table-cell>
          <table:table-cell table:number-columns-repeated="15"/>
        </table:table-row>
        <table:table-row table:style-name="ro1">
          <table:table-cell office:value-type="float" office:value="0.43462625" calcext:value-type="float">
            <text:p>0,43462625</text:p>
          </table:table-cell>
          <table:table-cell office:value-type="float" office:value="2.008175" calcext:value-type="float">
            <text:p>2,008175</text:p>
          </table:table-cell>
          <table:table-cell table:formula="of:=([.A102]-[.$S$1])*1000" office:value-type="float" office:value="1.06831038135585" calcext:value-type="float">
            <text:p>1,06831038135585</text:p>
          </table:table-cell>
          <table:table-cell table:formula="of:=([.B102]*1000*[.$S$2])+[.$T$2]" office:value-type="float" office:value="25.45739575" calcext:value-type="float">
            <text:p>25,45739575</text:p>
          </table:table-cell>
          <table:table-cell table:formula="of:=AVERAGE([.C93:.C102])" office:value-type="float" office:value="-0.0121896186441429" calcext:value-type="float">
            <text:p>-0,012189618644143</text:p>
          </table:table-cell>
          <table:table-cell table:number-columns-repeated="15"/>
        </table:table-row>
        <table:table-row table:style-name="ro1">
          <table:table-cell office:value-type="float" office:value="0.43313625" calcext:value-type="float">
            <text:p>0,43313625</text:p>
          </table:table-cell>
          <table:table-cell office:value-type="float" office:value="2.008401" calcext:value-type="float">
            <text:p>2,008401</text:p>
          </table:table-cell>
          <table:table-cell table:formula="of:=([.A103]-[.$S$1])*1000" office:value-type="float" office:value="-0.421689618644139" calcext:value-type="float">
            <text:p>-0,421689618644139</text:p>
          </table:table-cell>
          <table:table-cell table:formula="of:=([.B103]*1000*[.$S$2])+[.$T$2]" office:value-type="float" office:value="25.47169929" calcext:value-type="float">
            <text:p>25,47169929</text:p>
          </table:table-cell>
          <table:table-cell table:formula="of:=AVERAGE([.C94:.C103])" office:value-type="float" office:value="-0.785814618644143" calcext:value-type="float">
            <text:p>-0,785814618644143</text:p>
          </table:table-cell>
          <table:table-cell table:number-columns-repeated="15"/>
        </table:table-row>
        <table:table-row table:style-name="ro1">
          <table:table-cell office:value-type="float" office:value="0.43288875" calcext:value-type="float">
            <text:p>0,43288875</text:p>
          </table:table-cell>
          <table:table-cell office:value-type="float" office:value="2.008648" calcext:value-type="float">
            <text:p>2,008648</text:p>
          </table:table-cell>
          <table:table-cell table:formula="of:=([.A104]-[.$S$1])*1000" office:value-type="float" office:value="-0.66918961864415" calcext:value-type="float">
            <text:p>-0,66918961864415</text:p>
          </table:table-cell>
          <table:table-cell table:formula="of:=([.B104]*1000*[.$S$2])+[.$T$2]" office:value-type="float" office:value="25.48733192" calcext:value-type="float">
            <text:p>25,48733192</text:p>
          </table:table-cell>
          <table:table-cell table:formula="of:=AVERAGE([.C95:.C104])" office:value-type="float" office:value="-0.743314618644142" calcext:value-type="float">
            <text:p>-0,743314618644142</text:p>
          </table:table-cell>
          <table:table-cell table:number-columns-repeated="15"/>
        </table:table-row>
        <table:table-row table:style-name="ro1">
          <table:table-cell office:value-type="float" office:value="0.432795" calcext:value-type="float">
            <text:p>0,432795</text:p>
          </table:table-cell>
          <table:table-cell office:value-type="float" office:value="2.008264" calcext:value-type="float">
            <text:p>2,008264</text:p>
          </table:table-cell>
          <table:table-cell table:formula="of:=([.A105]-[.$S$1])*1000" office:value-type="float" office:value="-0.762939618644154" calcext:value-type="float">
            <text:p>-0,762939618644154</text:p>
          </table:table-cell>
          <table:table-cell table:formula="of:=([.B105]*1000*[.$S$2])+[.$T$2]" office:value-type="float" office:value="25.46302856" calcext:value-type="float">
            <text:p>25,46302856</text:p>
          </table:table-cell>
          <table:table-cell table:formula="of:=AVERAGE([.C96:.C105])" office:value-type="float" office:value="-0.818439618644146" calcext:value-type="float">
            <text:p>-0,818439618644146</text:p>
          </table:table-cell>
          <table:table-cell table:number-columns-repeated="15"/>
        </table:table-row>
        <table:table-row table:style-name="ro1">
          <table:table-cell office:value-type="float" office:value="0.4324425" calcext:value-type="float">
            <text:p>0,4324425</text:p>
          </table:table-cell>
          <table:table-cell office:value-type="float" office:value="2.008126" calcext:value-type="float">
            <text:p>2,008126</text:p>
          </table:table-cell>
          <table:table-cell table:formula="of:=([.A106]-[.$S$1])*1000" office:value-type="float" office:value="-1.11543961864413" calcext:value-type="float">
            <text:p>-1,11543961864413</text:p>
          </table:table-cell>
          <table:table-cell table:formula="of:=([.B106]*1000*[.$S$2])+[.$T$2]" office:value-type="float" office:value="25.45429454" calcext:value-type="float">
            <text:p>25,45429454</text:p>
          </table:table-cell>
          <table:table-cell table:formula="of:=AVERAGE([.C97:.C106])" office:value-type="float" office:value="-0.964564618644143" calcext:value-type="float">
            <text:p>-0,964564618644143</text:p>
          </table:table-cell>
          <table:table-cell table:number-columns-repeated="15"/>
        </table:table-row>
        <table:table-row table:style-name="ro1">
          <table:table-cell office:value-type="float" office:value="0.43658125" calcext:value-type="float">
            <text:p>0,43658125</text:p>
          </table:table-cell>
          <table:table-cell office:value-type="float" office:value="2.0084795" calcext:value-type="float">
            <text:p>2,0084795</text:p>
          </table:table-cell>
          <table:table-cell table:formula="of:=([.A107]-[.$S$1])*1000" office:value-type="float" office:value="3.02331038135584" calcext:value-type="float">
            <text:p>3,02331038135584</text:p>
          </table:table-cell>
          <table:table-cell table:formula="of:=([.B107]*1000*[.$S$2])+[.$T$2]" office:value-type="float" office:value="25.476667555" calcext:value-type="float">
            <text:p>25,476667555</text:p>
          </table:table-cell>
          <table:table-cell table:formula="of:=AVERAGE([.C98:.C107])" office:value-type="float" office:value="-0.949564618644144" calcext:value-type="float">
            <text:p>-0,949564618644144</text:p>
          </table:table-cell>
          <table:table-cell table:number-columns-repeated="15"/>
        </table:table-row>
        <table:table-row table:style-name="ro1">
          <table:table-cell office:value-type="float" office:value="0.43444875" calcext:value-type="float">
            <text:p>0,43444875</text:p>
          </table:table-cell>
          <table:table-cell office:value-type="float" office:value="2.0086505" calcext:value-type="float">
            <text:p>2,0086505</text:p>
          </table:table-cell>
          <table:table-cell table:formula="of:=([.A108]-[.$S$1])*1000" office:value-type="float" office:value="0.890810381355855" calcext:value-type="float">
            <text:p>0,890810381355855</text:p>
          </table:table-cell>
          <table:table-cell table:formula="of:=([.B108]*1000*[.$S$2])+[.$T$2]" office:value-type="float" office:value="25.487490145" calcext:value-type="float">
            <text:p>25,487490145</text:p>
          </table:table-cell>
          <table:table-cell table:formula="of:=AVERAGE([.C99:.C108])" office:value-type="float" office:value="-0.764314618644146" calcext:value-type="float">
            <text:p>-0,764314618644146</text:p>
          </table:table-cell>
          <table:table-cell table:number-columns-repeated="15"/>
        </table:table-row>
        <table:table-row table:style-name="ro1">
          <table:table-cell office:value-type="float" office:value="0.43125875" calcext:value-type="float">
            <text:p>0,43125875</text:p>
          </table:table-cell>
          <table:table-cell office:value-type="float" office:value="2.0086635" calcext:value-type="float">
            <text:p>2,0086635</text:p>
          </table:table-cell>
          <table:table-cell table:formula="of:=([.A109]-[.$S$1])*1000" office:value-type="float" office:value="-2.29918961864412" calcext:value-type="float">
            <text:p>-2,29918961864412</text:p>
          </table:table-cell>
          <table:table-cell table:formula="of:=([.B109]*1000*[.$S$2])+[.$T$2]" office:value-type="float" office:value="25.488312915" calcext:value-type="float">
            <text:p>25,488312915</text:p>
          </table:table-cell>
          <table:table-cell table:formula="of:=AVERAGE([.C100:.C109])" office:value-type="float" office:value="-0.739939618644142" calcext:value-type="float">
            <text:p>-0,739939618644142</text:p>
          </table:table-cell>
          <table:table-cell table:number-columns-repeated="15"/>
        </table:table-row>
        <table:table-row table:style-name="ro1">
          <table:table-cell office:value-type="float" office:value="0.433475" calcext:value-type="float">
            <text:p>0,433475</text:p>
          </table:table-cell>
          <table:table-cell office:value-type="float" office:value="2.008466" calcext:value-type="float">
            <text:p>2,008466</text:p>
          </table:table-cell>
          <table:table-cell table:formula="of:=([.A110]-[.$S$1])*1000" office:value-type="float" office:value="-0.08293961864414" calcext:value-type="float">
            <text:p>-0,08293961864414</text:p>
          </table:table-cell>
          <table:table-cell table:formula="of:=([.B110]*1000*[.$S$2])+[.$T$2]" office:value-type="float" office:value="25.47581314" calcext:value-type="float">
            <text:p>25,47581314</text:p>
          </table:table-cell>
          <table:table-cell table:formula="of:=AVERAGE([.C101:.C110])" office:value-type="float" office:value="-0.403314618644141" calcext:value-type="float">
            <text:p>-0,403314618644141</text:p>
          </table:table-cell>
          <table:table-cell table:number-columns-repeated="15"/>
        </table:table-row>
        <table:table-row table:style-name="ro1">
          <table:table-cell office:value-type="float" office:value="0.432935" calcext:value-type="float">
            <text:p>0,432935</text:p>
          </table:table-cell>
          <table:table-cell office:value-type="float" office:value="2.0089415" calcext:value-type="float">
            <text:p>2,0089415</text:p>
          </table:table-cell>
          <table:table-cell table:formula="of:=([.A111]-[.$S$1])*1000" office:value-type="float" office:value="-0.622939618644125" calcext:value-type="float">
            <text:p>-0,622939618644125</text:p>
          </table:table-cell>
          <table:table-cell table:formula="of:=([.B111]*1000*[.$S$2])+[.$T$2]" office:value-type="float" office:value="25.505907535" calcext:value-type="float">
            <text:p>25,505907535</text:p>
          </table:table-cell>
          <table:table-cell table:formula="of:=AVERAGE([.C102:.C111])" office:value-type="float" office:value="-0.099189618644141" calcext:value-type="float">
            <text:p>-0,099189618644141</text:p>
          </table:table-cell>
          <table:table-cell table:number-columns-repeated="15"/>
        </table:table-row>
        <table:table-row table:style-name="ro1">
          <table:table-cell office:value-type="float" office:value="0.43252875" calcext:value-type="float">
            <text:p>0,43252875</text:p>
          </table:table-cell>
          <table:table-cell office:value-type="float" office:value="2.009198" calcext:value-type="float">
            <text:p>2,009198</text:p>
          </table:table-cell>
          <table:table-cell table:formula="of:=([.A112]-[.$S$1])*1000" office:value-type="float" office:value="-1.02918961864412" calcext:value-type="float">
            <text:p>-1,02918961864412</text:p>
          </table:table-cell>
          <table:table-cell table:formula="of:=([.B112]*1000*[.$S$2])+[.$T$2]" office:value-type="float" office:value="25.52214142" calcext:value-type="float">
            <text:p>25,52214142</text:p>
          </table:table-cell>
          <table:table-cell table:formula="of:=AVERAGE([.C103:.C112])" office:value-type="float" office:value="-0.308939618644138" calcext:value-type="float">
            <text:p>-0,308939618644138</text:p>
          </table:table-cell>
          <table:table-cell table:number-columns-repeated="15"/>
        </table:table-row>
        <table:table-row table:style-name="ro1">
          <table:table-cell office:value-type="float" office:value="0.43172625" calcext:value-type="float">
            <text:p>0,43172625</text:p>
          </table:table-cell>
          <table:table-cell office:value-type="float" office:value="2.009167" calcext:value-type="float">
            <text:p>2,009167</text:p>
          </table:table-cell>
          <table:table-cell table:formula="of:=([.A113]-[.$S$1])*1000" office:value-type="float" office:value="-1.83168961864416" calcext:value-type="float">
            <text:p>-1,83168961864416</text:p>
          </table:table-cell>
          <table:table-cell table:formula="of:=([.B113]*1000*[.$S$2])+[.$T$2]" office:value-type="float" office:value="25.52017943" calcext:value-type="float">
            <text:p>25,52017943</text:p>
          </table:table-cell>
          <table:table-cell table:formula="of:=AVERAGE([.C104:.C113])" office:value-type="float" office:value="-0.449939618644141" calcext:value-type="float">
            <text:p>-0,449939618644141</text:p>
          </table:table-cell>
          <table:table-cell table:number-columns-repeated="15"/>
        </table:table-row>
        <table:table-row table:style-name="ro1">
          <table:table-cell office:value-type="float" office:value="0.43213875" calcext:value-type="float">
            <text:p>0,43213875</text:p>
          </table:table-cell>
          <table:table-cell office:value-type="float" office:value="2.0088815" calcext:value-type="float">
            <text:p>2,0088815</text:p>
          </table:table-cell>
          <table:table-cell table:formula="of:=([.A114]-[.$S$1])*1000" office:value-type="float" office:value="-1.41918961864412" calcext:value-type="float">
            <text:p>-1,41918961864412</text:p>
          </table:table-cell>
          <table:table-cell table:formula="of:=([.B114]*1000*[.$S$2])+[.$T$2]" office:value-type="float" office:value="25.502110135" calcext:value-type="float">
            <text:p>25,502110135</text:p>
          </table:table-cell>
          <table:table-cell table:formula="of:=AVERAGE([.C105:.C114])" office:value-type="float" office:value="-0.524939618644138" calcext:value-type="float">
            <text:p>-0,524939618644138</text:p>
          </table:table-cell>
          <table:table-cell table:number-columns-repeated="15"/>
        </table:table-row>
        <table:table-row table:style-name="ro1">
          <table:table-cell office:value-type="float" office:value="0.43124" calcext:value-type="float">
            <text:p>0,43124</text:p>
          </table:table-cell>
          <table:table-cell office:value-type="float" office:value="2.0086865" calcext:value-type="float">
            <text:p>2,0086865</text:p>
          </table:table-cell>
          <table:table-cell table:formula="of:=([.A115]-[.$S$1])*1000" office:value-type="float" office:value="-2.31793961864413" calcext:value-type="float">
            <text:p>-2,31793961864413</text:p>
          </table:table-cell>
          <table:table-cell table:formula="of:=([.B115]*1000*[.$S$2])+[.$T$2]" office:value-type="float" office:value="25.489768585" calcext:value-type="float">
            <text:p>25,489768585</text:p>
          </table:table-cell>
          <table:table-cell table:formula="of:=AVERAGE([.C106:.C115])" office:value-type="float" office:value="-0.680439618644135" calcext:value-type="float">
            <text:p>-0,680439618644135</text:p>
          </table:table-cell>
          <table:table-cell table:number-columns-repeated="15"/>
        </table:table-row>
        <table:table-row table:style-name="ro1">
          <table:table-cell office:value-type="float" office:value="0.4327425" calcext:value-type="float">
            <text:p>0,4327425</text:p>
          </table:table-cell>
          <table:table-cell office:value-type="float" office:value="2.0088155" calcext:value-type="float">
            <text:p>2,0088155</text:p>
          </table:table-cell>
          <table:table-cell table:formula="of:=([.A116]-[.$S$1])*1000" office:value-type="float" office:value="-0.815439618644165" calcext:value-type="float">
            <text:p>-0,815439618644165</text:p>
          </table:table-cell>
          <table:table-cell table:formula="of:=([.B116]*1000*[.$S$2])+[.$T$2]" office:value-type="float" office:value="25.497932995" calcext:value-type="float">
            <text:p>25,497932995</text:p>
          </table:table-cell>
          <table:table-cell table:formula="of:=AVERAGE([.C107:.C116])" office:value-type="float" office:value="-0.650439618644139" calcext:value-type="float">
            <text:p>-0,650439618644139</text:p>
          </table:table-cell>
          <table:table-cell table:number-columns-repeated="15"/>
        </table:table-row>
        <table:table-row table:style-name="ro1">
          <table:table-cell office:value-type="float" office:value="0.43558625" calcext:value-type="float">
            <text:p>0,43558625</text:p>
          </table:table-cell>
          <table:table-cell office:value-type="float" office:value="2.0088865" calcext:value-type="float">
            <text:p>2,0088865</text:p>
          </table:table-cell>
          <table:table-cell table:formula="of:=([.A117]-[.$S$1])*1000" office:value-type="float" office:value="2.02831038135587" calcext:value-type="float">
            <text:p>2,02831038135587</text:p>
          </table:table-cell>
          <table:table-cell table:formula="of:=([.B117]*1000*[.$S$2])+[.$T$2]" office:value-type="float" office:value="25.502426585" calcext:value-type="float">
            <text:p>25,502426585</text:p>
          </table:table-cell>
          <table:table-cell table:formula="of:=AVERAGE([.C108:.C117])" office:value-type="float" office:value="-0.749939618644135" calcext:value-type="float">
            <text:p>-0,749939618644135</text:p>
          </table:table-cell>
          <table:table-cell table:number-columns-repeated="15"/>
        </table:table-row>
        <table:table-row table:style-name="ro1">
          <table:table-cell office:value-type="float" office:value="0.43202625" calcext:value-type="float">
            <text:p>0,43202625</text:p>
          </table:table-cell>
          <table:table-cell office:value-type="float" office:value="2.0092985" calcext:value-type="float">
            <text:p>2,0092985</text:p>
          </table:table-cell>
          <table:table-cell table:formula="of:=([.A118]-[.$S$1])*1000" office:value-type="float" office:value="-1.53168961864414" calcext:value-type="float">
            <text:p>-1,53168961864414</text:p>
          </table:table-cell>
          <table:table-cell table:formula="of:=([.B118]*1000*[.$S$2])+[.$T$2]" office:value-type="float" office:value="25.528502065" calcext:value-type="float">
            <text:p>25,528502065</text:p>
          </table:table-cell>
          <table:table-cell table:formula="of:=AVERAGE([.C109:.C118])" office:value-type="float" office:value="-0.992189618644135" calcext:value-type="float">
            <text:p>-0,992189618644135</text:p>
          </table:table-cell>
          <table:table-cell table:number-columns-repeated="15"/>
        </table:table-row>
        <table:table-row table:style-name="ro1">
          <table:table-cell office:value-type="float" office:value="0.42998625" calcext:value-type="float">
            <text:p>0,42998625</text:p>
          </table:table-cell>
          <table:table-cell office:value-type="float" office:value="2.00879" calcext:value-type="float">
            <text:p>2,00879</text:p>
          </table:table-cell>
          <table:table-cell table:formula="of:=([.A119]-[.$S$1])*1000" office:value-type="float" office:value="-3.57168961864412" calcext:value-type="float">
            <text:p>-3,57168961864412</text:p>
          </table:table-cell>
          <table:table-cell table:formula="of:=([.B119]*1000*[.$S$2])+[.$T$2]" office:value-type="float" office:value="25.4963191" calcext:value-type="float">
            <text:p>25,4963191</text:p>
          </table:table-cell>
          <table:table-cell table:formula="of:=AVERAGE([.C110:.C119])" office:value-type="float" office:value="-1.11943961864414" calcext:value-type="float">
            <text:p>-1,11943961864414</text:p>
          </table:table-cell>
          <table:table-cell table:number-columns-repeated="15"/>
        </table:table-row>
        <table:table-row table:style-name="ro1">
          <table:table-cell office:value-type="float" office:value="0.4292" calcext:value-type="float">
            <text:p>0,4292</text:p>
          </table:table-cell>
          <table:table-cell office:value-type="float" office:value="2.0087395" calcext:value-type="float">
            <text:p>2,0087395</text:p>
          </table:table-cell>
          <table:table-cell table:formula="of:=([.A120]-[.$S$1])*1000" office:value-type="float" office:value="-4.35793961864411" calcext:value-type="float">
            <text:p>-4,35793961864411</text:p>
          </table:table-cell>
          <table:table-cell table:formula="of:=([.B120]*1000*[.$S$2])+[.$T$2]" office:value-type="float" office:value="25.493122955" calcext:value-type="float">
            <text:p>25,493122955</text:p>
          </table:table-cell>
          <table:table-cell table:formula="of:=AVERAGE([.C111:.C120])" office:value-type="float" office:value="-1.54693961864413" calcext:value-type="float">
            <text:p>-1,54693961864413</text:p>
          </table:table-cell>
          <table:table-cell table:number-columns-repeated="15"/>
        </table:table-row>
        <table:table-row table:style-name="ro1">
          <table:table-cell office:value-type="float" office:value="0.4326425" calcext:value-type="float">
            <text:p>0,4326425</text:p>
          </table:table-cell>
          <table:table-cell office:value-type="float" office:value="2.008787" calcext:value-type="float">
            <text:p>2,008787</text:p>
          </table:table-cell>
          <table:table-cell table:formula="of:=([.A121]-[.$S$1])*1000" office:value-type="float" office:value="-0.915439618644154" calcext:value-type="float">
            <text:p>-0,915439618644154</text:p>
          </table:table-cell>
          <table:table-cell table:formula="of:=([.B121]*1000*[.$S$2])+[.$T$2]" office:value-type="float" office:value="25.49612923" calcext:value-type="float">
            <text:p>25,49612923</text:p>
          </table:table-cell>
          <table:table-cell table:formula="of:=AVERAGE([.C112:.C121])" office:value-type="float" office:value="-1.57618961864414" calcext:value-type="float">
            <text:p>-1,57618961864414</text:p>
          </table:table-cell>
          <table:table-cell table:number-columns-repeated="15"/>
        </table:table-row>
        <table:table-row table:style-name="ro1">
          <table:table-cell office:value-type="float" office:value="0.43512375" calcext:value-type="float">
            <text:p>0,43512375</text:p>
          </table:table-cell>
          <table:table-cell office:value-type="float" office:value="2.009115" calcext:value-type="float">
            <text:p>2,009115</text:p>
          </table:table-cell>
          <table:table-cell table:formula="of:=([.A122]-[.$S$1])*1000" office:value-type="float" office:value="1.56581038135584" calcext:value-type="float">
            <text:p>1,56581038135584</text:p>
          </table:table-cell>
          <table:table-cell table:formula="of:=([.B122]*1000*[.$S$2])+[.$T$2]" office:value-type="float" office:value="25.51688835" calcext:value-type="float">
            <text:p>25,51688835</text:p>
          </table:table-cell>
          <table:table-cell table:formula="of:=AVERAGE([.C113:.C122])" office:value-type="float" office:value="-1.31668961864414" calcext:value-type="float">
            <text:p>-1,31668961864414</text:p>
          </table:table-cell>
          <table:table-cell table:number-columns-repeated="15"/>
        </table:table-row>
        <table:table-row table:style-name="ro1">
          <table:table-cell office:value-type="float" office:value="0.43547125" calcext:value-type="float">
            <text:p>0,43547125</text:p>
          </table:table-cell>
          <table:table-cell office:value-type="float" office:value="2.0092705" calcext:value-type="float">
            <text:p>2,0092705</text:p>
          </table:table-cell>
          <table:table-cell table:formula="of:=([.A123]-[.$S$1])*1000" office:value-type="float" office:value="1.91331038135584" calcext:value-type="float">
            <text:p>1,91331038135584</text:p>
          </table:table-cell>
          <table:table-cell table:formula="of:=([.B123]*1000*[.$S$2])+[.$T$2]" office:value-type="float" office:value="25.526729945" calcext:value-type="float">
            <text:p>25,526729945</text:p>
          </table:table-cell>
          <table:table-cell table:formula="of:=AVERAGE([.C114:.C123])" office:value-type="float" office:value="-0.942189618644141" calcext:value-type="float">
            <text:p>-0,942189618644141</text:p>
          </table:table-cell>
          <table:table-cell table:number-columns-repeated="15"/>
        </table:table-row>
        <table:table-row table:style-name="ro1">
          <table:table-cell office:value-type="float" office:value="0.4367375" calcext:value-type="float">
            <text:p>0,4367375</text:p>
          </table:table-cell>
          <table:table-cell office:value-type="float" office:value="2.0094935" calcext:value-type="float">
            <text:p>2,0094935</text:p>
          </table:table-cell>
          <table:table-cell table:formula="of:=([.A124]-[.$S$1])*1000" office:value-type="float" office:value="3.17956038135586" calcext:value-type="float">
            <text:p>3,17956038135586</text:p>
          </table:table-cell>
          <table:table-cell table:formula="of:=([.B124]*1000*[.$S$2])+[.$T$2]" office:value-type="float" office:value="25.540843615" calcext:value-type="float">
            <text:p>25,540843615</text:p>
          </table:table-cell>
          <table:table-cell table:formula="of:=AVERAGE([.C115:.C124])" office:value-type="float" office:value="-0.482314618644142" calcext:value-type="float">
            <text:p>-0,482314618644142</text:p>
          </table:table-cell>
          <table:table-cell table:number-columns-repeated="15"/>
        </table:table-row>
        <table:table-row table:style-name="ro1">
          <table:table-cell office:value-type="float" office:value="0.43917125" calcext:value-type="float">
            <text:p>0,43917125</text:p>
          </table:table-cell>
          <table:table-cell office:value-type="float" office:value="2.009369" calcext:value-type="float">
            <text:p>2,009369</text:p>
          </table:table-cell>
          <table:table-cell table:formula="of:=([.A125]-[.$S$1])*1000" office:value-type="float" office:value="5.61331038135587" calcext:value-type="float">
            <text:p>5,61331038135587</text:p>
          </table:table-cell>
          <table:table-cell table:formula="of:=([.B125]*1000*[.$S$2])+[.$T$2]" office:value-type="float" office:value="25.53296401" calcext:value-type="float">
            <text:p>25,53296401</text:p>
          </table:table-cell>
          <table:table-cell table:formula="of:=AVERAGE([.C116:.C125])" office:value-type="float" office:value="0.310810381355858" calcext:value-type="float">
            <text:p>0,310810381355858</text:p>
          </table:table-cell>
          <table:table-cell table:number-columns-repeated="15"/>
        </table:table-row>
        <table:table-row table:style-name="ro1">
          <table:table-cell office:value-type="float" office:value="0.44131125" calcext:value-type="float">
            <text:p>0,44131125</text:p>
          </table:table-cell>
          <table:table-cell office:value-type="float" office:value="2.009187" calcext:value-type="float">
            <text:p>2,009187</text:p>
          </table:table-cell>
          <table:table-cell table:formula="of:=([.A126]-[.$S$1])*1000" office:value-type="float" office:value="7.75331038135585" calcext:value-type="float">
            <text:p>7,75331038135585</text:p>
          </table:table-cell>
          <table:table-cell table:formula="of:=([.B126]*1000*[.$S$2])+[.$T$2]" office:value-type="float" office:value="25.52144523" calcext:value-type="float">
            <text:p>25,52144523</text:p>
          </table:table-cell>
          <table:table-cell table:formula="of:=AVERAGE([.C117:.C126])" office:value-type="float" office:value="1.16768538135586" calcext:value-type="float">
            <text:p>1,16768538135586</text:p>
          </table:table-cell>
          <table:table-cell table:number-columns-repeated="15"/>
        </table:table-row>
        <table:table-row table:style-name="ro1">
          <table:table-cell office:value-type="float" office:value="0.43988875" calcext:value-type="float">
            <text:p>0,43988875</text:p>
          </table:table-cell>
          <table:table-cell office:value-type="float" office:value="2.0094265" calcext:value-type="float">
            <text:p>2,0094265</text:p>
          </table:table-cell>
          <table:table-cell table:formula="of:=([.A127]-[.$S$1])*1000" office:value-type="float" office:value="6.33081038135586" calcext:value-type="float">
            <text:p>6,33081038135586</text:p>
          </table:table-cell>
          <table:table-cell table:formula="of:=([.B127]*1000*[.$S$2])+[.$T$2]" office:value-type="float" office:value="25.536603185" calcext:value-type="float">
            <text:p>25,536603185</text:p>
          </table:table-cell>
          <table:table-cell table:formula="of:=AVERAGE([.C118:.C127])" office:value-type="float" office:value="1.59793538135586" calcext:value-type="float">
            <text:p>1,59793538135586</text:p>
          </table:table-cell>
          <table:table-cell table:number-columns-repeated="15"/>
        </table:table-row>
        <table:table-row table:style-name="ro1">
          <table:table-cell office:value-type="float" office:value="0.438845" calcext:value-type="float">
            <text:p>0,438845</text:p>
          </table:table-cell>
          <table:table-cell office:value-type="float" office:value="2.0094975" calcext:value-type="float">
            <text:p>2,0094975</text:p>
          </table:table-cell>
          <table:table-cell table:formula="of:=([.A128]-[.$S$1])*1000" office:value-type="float" office:value="5.28706038135585" calcext:value-type="float">
            <text:p>5,28706038135585</text:p>
          </table:table-cell>
          <table:table-cell table:formula="of:=([.B128]*1000*[.$S$2])+[.$T$2]" office:value-type="float" office:value="25.541096775" calcext:value-type="float">
            <text:p>25,541096775</text:p>
          </table:table-cell>
          <table:table-cell table:formula="of:=AVERAGE([.C119:.C128])" office:value-type="float" office:value="2.27981038135586" calcext:value-type="float">
            <text:p>2,27981038135586</text:p>
          </table:table-cell>
          <table:table-cell table:number-columns-repeated="15"/>
        </table:table-row>
        <table:table-row table:style-name="ro1">
          <table:table-cell office:value-type="float" office:value="0.43737625" calcext:value-type="float">
            <text:p>0,43737625</text:p>
          </table:table-cell>
          <table:table-cell office:value-type="float" office:value="2.009314" calcext:value-type="float">
            <text:p>2,009314</text:p>
          </table:table-cell>
          <table:table-cell table:formula="of:=([.A129]-[.$S$1])*1000" office:value-type="float" office:value="3.81831038135588" calcext:value-type="float">
            <text:p>3,81831038135588</text:p>
          </table:table-cell>
          <table:table-cell table:formula="of:=([.B129]*1000*[.$S$2])+[.$T$2]" office:value-type="float" office:value="25.52948306" calcext:value-type="float">
            <text:p>25,52948306</text:p>
          </table:table-cell>
          <table:table-cell table:formula="of:=AVERAGE([.C120:.C129])" office:value-type="float" office:value="3.01881038135586" calcext:value-type="float">
            <text:p>3,01881038135586</text:p>
          </table:table-cell>
          <table:table-cell table:number-columns-repeated="15"/>
        </table:table-row>
        <table:table-row table:style-name="ro1">
          <table:table-cell office:value-type="float" office:value="0.43414625" calcext:value-type="float">
            <text:p>0,43414625</text:p>
          </table:table-cell>
          <table:table-cell office:value-type="float" office:value="2.0095215" calcext:value-type="float">
            <text:p>2,0095215</text:p>
          </table:table-cell>
          <table:table-cell table:formula="of:=([.A130]-[.$S$1])*1000" office:value-type="float" office:value="0.588310381355872" calcext:value-type="float">
            <text:p>0,588310381355872</text:p>
          </table:table-cell>
          <table:table-cell table:formula="of:=([.B130]*1000*[.$S$2])+[.$T$2]" office:value-type="float" office:value="25.542615735" calcext:value-type="float">
            <text:p>25,542615735</text:p>
          </table:table-cell>
          <table:table-cell table:formula="of:=AVERAGE([.C121:.C130])" office:value-type="float" office:value="3.51343538135586" calcext:value-type="float">
            <text:p>3,51343538135586</text:p>
          </table:table-cell>
          <table:table-cell table:number-columns-repeated="15"/>
        </table:table-row>
        <table:table-row table:style-name="ro1">
          <table:table-cell office:value-type="float" office:value="0.43585" calcext:value-type="float">
            <text:p>0,43585</text:p>
          </table:table-cell>
          <table:table-cell office:value-type="float" office:value="2.0094275" calcext:value-type="float">
            <text:p>2,0094275</text:p>
          </table:table-cell>
          <table:table-cell table:formula="of:=([.A131]-[.$S$1])*1000" office:value-type="float" office:value="2.29206038135588" calcext:value-type="float">
            <text:p>2,29206038135588</text:p>
          </table:table-cell>
          <table:table-cell table:formula="of:=([.B131]*1000*[.$S$2])+[.$T$2]" office:value-type="float" office:value="25.536666475" calcext:value-type="float">
            <text:p>25,536666475</text:p>
          </table:table-cell>
          <table:table-cell table:formula="of:=AVERAGE([.C122:.C131])" office:value-type="float" office:value="3.83418538135586" calcext:value-type="float">
            <text:p>3,83418538135586</text:p>
          </table:table-cell>
          <table:table-cell table:number-columns-repeated="15"/>
        </table:table-row>
        <table:table-row table:style-name="ro1">
          <table:table-cell office:value-type="float" office:value="0.43784125" calcext:value-type="float">
            <text:p>0,43784125</text:p>
          </table:table-cell>
          <table:table-cell office:value-type="float" office:value="2.0095755" calcext:value-type="float">
            <text:p>2,0095755</text:p>
          </table:table-cell>
          <table:table-cell table:formula="of:=([.A132]-[.$S$1])*1000" office:value-type="float" office:value="4.28331038135588" calcext:value-type="float">
            <text:p>4,28331038135588</text:p>
          </table:table-cell>
          <table:table-cell table:formula="of:=([.B132]*1000*[.$S$2])+[.$T$2]" office:value-type="float" office:value="25.546033395" calcext:value-type="float">
            <text:p>25,546033395</text:p>
          </table:table-cell>
          <table:table-cell table:formula="of:=AVERAGE([.C123:.C132])" office:value-type="float" office:value="4.10593538135586" calcext:value-type="float">
            <text:p>4,10593538135586</text:p>
          </table:table-cell>
          <table:table-cell table:number-columns-repeated="15"/>
        </table:table-row>
        <table:table-row table:style-name="ro1">
          <table:table-cell office:value-type="float" office:value="0.433295" calcext:value-type="float">
            <text:p>0,433295</text:p>
          </table:table-cell>
          <table:table-cell office:value-type="float" office:value="2.0095105" calcext:value-type="float">
            <text:p>2,0095105</text:p>
          </table:table-cell>
          <table:table-cell table:formula="of:=([.A133]-[.$S$1])*1000" office:value-type="float" office:value="-0.262939618644153" calcext:value-type="float">
            <text:p>-0,262939618644153</text:p>
          </table:table-cell>
          <table:table-cell table:formula="of:=([.B133]*1000*[.$S$2])+[.$T$2]" office:value-type="float" office:value="25.541919545" calcext:value-type="float">
            <text:p>25,541919545</text:p>
          </table:table-cell>
          <table:table-cell table:formula="of:=AVERAGE([.C124:.C133])" office:value-type="float" office:value="3.88831038135586" calcext:value-type="float">
            <text:p>3,88831038135586</text:p>
          </table:table-cell>
          <table:table-cell table:number-columns-repeated="15"/>
        </table:table-row>
        <table:table-row table:style-name="ro1">
          <table:table-cell office:value-type="float" office:value="0.4339525" calcext:value-type="float">
            <text:p>0,4339525</text:p>
          </table:table-cell>
          <table:table-cell office:value-type="float" office:value="2.009465" calcext:value-type="float">
            <text:p>2,009465</text:p>
          </table:table-cell>
          <table:table-cell table:formula="of:=([.A134]-[.$S$1])*1000" office:value-type="float" office:value="0.39456038135588" calcext:value-type="float">
            <text:p>0,39456038135588</text:p>
          </table:table-cell>
          <table:table-cell table:formula="of:=([.B134]*1000*[.$S$2])+[.$T$2]" office:value-type="float" office:value="25.53903985" calcext:value-type="float">
            <text:p>25,53903985</text:p>
          </table:table-cell>
          <table:table-cell table:formula="of:=AVERAGE([.C125:.C134])" office:value-type="float" office:value="3.60981038135587" calcext:value-type="float">
            <text:p>3,60981038135587</text:p>
          </table:table-cell>
          <table:table-cell table:number-columns-repeated="15"/>
        </table:table-row>
        <table:table-row table:style-name="ro1">
          <table:table-cell office:value-type="float" office:value="0.4367425" calcext:value-type="float">
            <text:p>0,4367425</text:p>
          </table:table-cell>
          <table:table-cell office:value-type="float" office:value="2.0093435" calcext:value-type="float">
            <text:p>2,0093435</text:p>
          </table:table-cell>
          <table:table-cell table:formula="of:=([.A135]-[.$S$1])*1000" office:value-type="float" office:value="3.18456038135584" calcext:value-type="float">
            <text:p>3,18456038135584</text:p>
          </table:table-cell>
          <table:table-cell table:formula="of:=([.B135]*1000*[.$S$2])+[.$T$2]" office:value-type="float" office:value="25.531350115" calcext:value-type="float">
            <text:p>25,531350115</text:p>
          </table:table-cell>
          <table:table-cell table:formula="of:=AVERAGE([.C126:.C135])" office:value-type="float" office:value="3.36693538135586" calcext:value-type="float">
            <text:p>3,36693538135586</text:p>
          </table:table-cell>
          <table:table-cell table:number-columns-repeated="15"/>
        </table:table-row>
        <table:table-row table:style-name="ro1">
          <table:table-cell office:value-type="float" office:value="0.4363375" calcext:value-type="float">
            <text:p>0,4363375</text:p>
          </table:table-cell>
          <table:table-cell office:value-type="float" office:value="2.009123" calcext:value-type="float">
            <text:p>2,009123</text:p>
          </table:table-cell>
          <table:table-cell table:formula="of:=([.A136]-[.$S$1])*1000" office:value-type="float" office:value="2.77956038135585" calcext:value-type="float">
            <text:p>2,77956038135585</text:p>
          </table:table-cell>
          <table:table-cell table:formula="of:=([.B136]*1000*[.$S$2])+[.$T$2]" office:value-type="float" office:value="25.51739467" calcext:value-type="float">
            <text:p>25,51739467</text:p>
          </table:table-cell>
          <table:table-cell table:formula="of:=AVERAGE([.C127:.C136])" office:value-type="float" office:value="2.86956038135586" calcext:value-type="float">
            <text:p>2,86956038135586</text:p>
          </table:table-cell>
          <table:table-cell table:number-columns-repeated="15"/>
        </table:table-row>
        <table:table-row table:style-name="ro1">
          <table:table-cell office:value-type="float" office:value="0.435925" calcext:value-type="float">
            <text:p>0,435925</text:p>
          </table:table-cell>
          <table:table-cell office:value-type="float" office:value="2.009293" calcext:value-type="float">
            <text:p>2,009293</text:p>
          </table:table-cell>
          <table:table-cell table:formula="of:=([.A137]-[.$S$1])*1000" office:value-type="float" office:value="2.36706038135587" calcext:value-type="float">
            <text:p>2,36706038135587</text:p>
          </table:table-cell>
          <table:table-cell table:formula="of:=([.B137]*1000*[.$S$2])+[.$T$2]" office:value-type="float" office:value="25.52815397" calcext:value-type="float">
            <text:p>25,52815397</text:p>
          </table:table-cell>
          <table:table-cell table:formula="of:=AVERAGE([.C128:.C137])" office:value-type="float" office:value="2.47318538135586" calcext:value-type="float">
            <text:p>2,47318538135586</text:p>
          </table:table-cell>
          <table:table-cell table:number-columns-repeated="15"/>
        </table:table-row>
        <table:table-row table:style-name="ro1">
          <table:table-cell office:value-type="float" office:value="0.43396625" calcext:value-type="float">
            <text:p>0,43396625</text:p>
          </table:table-cell>
          <table:table-cell office:value-type="float" office:value="2.009159" calcext:value-type="float">
            <text:p>2,009159</text:p>
          </table:table-cell>
          <table:table-cell table:formula="of:=([.A138]-[.$S$1])*1000" office:value-type="float" office:value="0.408310381355859" calcext:value-type="float">
            <text:p>0,408310381355859</text:p>
          </table:table-cell>
          <table:table-cell table:formula="of:=([.B138]*1000*[.$S$2])+[.$T$2]" office:value-type="float" office:value="25.51967311" calcext:value-type="float">
            <text:p>25,51967311</text:p>
          </table:table-cell>
          <table:table-cell table:formula="of:=AVERAGE([.C129:.C138])" office:value-type="float" office:value="1.98531038135586" calcext:value-type="float">
            <text:p>1,98531038135586</text:p>
          </table:table-cell>
          <table:table-cell table:number-columns-repeated="15"/>
        </table:table-row>
        <table:table-row table:style-name="ro1">
          <table:table-cell office:value-type="float" office:value="0.43985375" calcext:value-type="float">
            <text:p>0,43985375</text:p>
          </table:table-cell>
          <table:table-cell office:value-type="float" office:value="2.0093315" calcext:value-type="float">
            <text:p>2,0093315</text:p>
          </table:table-cell>
          <table:table-cell table:formula="of:=([.A139]-[.$S$1])*1000" office:value-type="float" office:value="6.29581038135585" calcext:value-type="float">
            <text:p>6,29581038135585</text:p>
          </table:table-cell>
          <table:table-cell table:formula="of:=([.B139]*1000*[.$S$2])+[.$T$2]" office:value-type="float" office:value="25.530590635" calcext:value-type="float">
            <text:p>25,530590635</text:p>
          </table:table-cell>
          <table:table-cell table:formula="of:=AVERAGE([.C130:.C139])" office:value-type="float" office:value="2.23306038135586" calcext:value-type="float">
            <text:p>2,23306038135586</text:p>
          </table:table-cell>
          <table:table-cell table:number-columns-repeated="15"/>
        </table:table-row>
        <table:table-row table:style-name="ro1">
          <table:table-cell office:value-type="float" office:value="0.44472125" calcext:value-type="float">
            <text:p>0,44472125</text:p>
          </table:table-cell>
          <table:table-cell office:value-type="float" office:value="2.008985" calcext:value-type="float">
            <text:p>2,008985</text:p>
          </table:table-cell>
          <table:table-cell table:formula="of:=([.A140]-[.$S$1])*1000" office:value-type="float" office:value="11.1633103813559" calcext:value-type="float">
            <text:p>11,1633103813559</text:p>
          </table:table-cell>
          <table:table-cell table:formula="of:=([.B140]*1000*[.$S$2])+[.$T$2]" office:value-type="float" office:value="25.50866065" calcext:value-type="float">
            <text:p>25,50866065</text:p>
          </table:table-cell>
          <table:table-cell table:formula="of:=AVERAGE([.C131:.C140])" office:value-type="float" office:value="3.29056038135586" calcext:value-type="float">
            <text:p>3,29056038135586</text:p>
          </table:table-cell>
          <table:table-cell table:number-columns-repeated="15"/>
        </table:table-row>
        <table:table-row table:style-name="ro1">
          <table:table-cell office:value-type="float" office:value="0.44630625" calcext:value-type="float">
            <text:p>0,44630625</text:p>
          </table:table-cell>
          <table:table-cell office:value-type="float" office:value="2.0094845" calcext:value-type="float">
            <text:p>2,0094845</text:p>
          </table:table-cell>
          <table:table-cell table:formula="of:=([.A141]-[.$S$1])*1000" office:value-type="float" office:value="12.7483103813559" calcext:value-type="float">
            <text:p>12,7483103813559</text:p>
          </table:table-cell>
          <table:table-cell table:formula="of:=([.B141]*1000*[.$S$2])+[.$T$2]" office:value-type="float" office:value="25.540274005" calcext:value-type="float">
            <text:p>25,540274005</text:p>
          </table:table-cell>
          <table:table-cell table:formula="of:=AVERAGE([.C132:.C141])" office:value-type="float" office:value="4.33618538135586" calcext:value-type="float">
            <text:p>4,33618538135586</text:p>
          </table:table-cell>
          <table:table-cell table:number-columns-repeated="15"/>
        </table:table-row>
        <table:table-row table:style-name="ro1">
          <table:table-cell office:value-type="float" office:value="0.43478" calcext:value-type="float">
            <text:p>0,43478</text:p>
          </table:table-cell>
          <table:table-cell office:value-type="float" office:value="2.0096575" calcext:value-type="float">
            <text:p>2,0096575</text:p>
          </table:table-cell>
          <table:table-cell table:formula="of:=([.A142]-[.$S$1])*1000" office:value-type="float" office:value="1.22206038135586" calcext:value-type="float">
            <text:p>1,22206038135586</text:p>
          </table:table-cell>
          <table:table-cell table:formula="of:=([.B142]*1000*[.$S$2])+[.$T$2]" office:value-type="float" office:value="25.551223175" calcext:value-type="float">
            <text:p>25,551223175</text:p>
          </table:table-cell>
          <table:table-cell table:formula="of:=AVERAGE([.C133:.C142])" office:value-type="float" office:value="4.03006038135586" calcext:value-type="float">
            <text:p>4,03006038135586</text:p>
          </table:table-cell>
          <table:table-cell table:number-columns-repeated="15"/>
        </table:table-row>
        <table:table-row table:style-name="ro1">
          <table:table-cell office:value-type="float" office:value="0.434545" calcext:value-type="float">
            <text:p>0,434545</text:p>
          </table:table-cell>
          <table:table-cell office:value-type="float" office:value="2.009589" calcext:value-type="float">
            <text:p>2,009589</text:p>
          </table:table-cell>
          <table:table-cell table:formula="of:=([.A143]-[.$S$1])*1000" office:value-type="float" office:value="0.987060381355875" calcext:value-type="float">
            <text:p>0,987060381355875</text:p>
          </table:table-cell>
          <table:table-cell table:formula="of:=([.B143]*1000*[.$S$2])+[.$T$2]" office:value-type="float" office:value="25.54688781" calcext:value-type="float">
            <text:p>25,54688781</text:p>
          </table:table-cell>
          <table:table-cell table:formula="of:=AVERAGE([.C134:.C143])" office:value-type="float" office:value="4.15506038135586" calcext:value-type="float">
            <text:p>4,15506038135586</text:p>
          </table:table-cell>
          <table:table-cell table:number-columns-repeated="15"/>
        </table:table-row>
        <table:table-row table:style-name="ro1">
          <table:table-cell office:value-type="float" office:value="0.43301125" calcext:value-type="float">
            <text:p>0,43301125</text:p>
          </table:table-cell>
          <table:table-cell office:value-type="float" office:value="2.0093145" calcext:value-type="float">
            <text:p>2,0093145</text:p>
          </table:table-cell>
          <table:table-cell table:formula="of:=([.A144]-[.$S$1])*1000" office:value-type="float" office:value="-0.546689618644125" calcext:value-type="float">
            <text:p>-0,546689618644125</text:p>
          </table:table-cell>
          <table:table-cell table:formula="of:=([.B144]*1000*[.$S$2])+[.$T$2]" office:value-type="float" office:value="25.529514705" calcext:value-type="float">
            <text:p>25,529514705</text:p>
          </table:table-cell>
          <table:table-cell table:formula="of:=AVERAGE([.C135:.C144])" office:value-type="float" office:value="4.06093538135586" calcext:value-type="float">
            <text:p>4,06093538135586</text:p>
          </table:table-cell>
          <table:table-cell table:number-columns-repeated="15"/>
        </table:table-row>
        <table:table-row table:style-name="ro1">
          <table:table-cell office:value-type="float" office:value="0.43942125" calcext:value-type="float">
            <text:p>0,43942125</text:p>
          </table:table-cell>
          <table:table-cell office:value-type="float" office:value="2.009711" calcext:value-type="float">
            <text:p>2,009711</text:p>
          </table:table-cell>
          <table:table-cell table:formula="of:=([.A145]-[.$S$1])*1000" office:value-type="float" office:value="5.86331038135585" calcext:value-type="float">
            <text:p>5,86331038135585</text:p>
          </table:table-cell>
          <table:table-cell table:formula="of:=([.B145]*1000*[.$S$2])+[.$T$2]" office:value-type="float" office:value="25.55460919" calcext:value-type="float">
            <text:p>25,55460919</text:p>
          </table:table-cell>
          <table:table-cell table:formula="of:=AVERAGE([.C136:.C145])" office:value-type="float" office:value="4.32881038135586" calcext:value-type="float">
            <text:p>4,32881038135586</text:p>
          </table:table-cell>
          <table:table-cell table:number-columns-repeated="15"/>
        </table:table-row>
        <table:table-row table:style-name="ro1">
          <table:table-cell office:value-type="float" office:value="0.45362875" calcext:value-type="float">
            <text:p>0,45362875</text:p>
          </table:table-cell>
          <table:table-cell office:value-type="float" office:value="2.009646" calcext:value-type="float">
            <text:p>2,009646</text:p>
          </table:table-cell>
          <table:table-cell table:formula="of:=([.A146]-[.$S$1])*1000" office:value-type="float" office:value="20.0708103813559" calcext:value-type="float">
            <text:p>20,0708103813559</text:p>
          </table:table-cell>
          <table:table-cell table:formula="of:=([.B146]*1000*[.$S$2])+[.$T$2]" office:value-type="float" office:value="25.55049534" calcext:value-type="float">
            <text:p>25,55049534</text:p>
          </table:table-cell>
          <table:table-cell table:formula="of:=AVERAGE([.C137:.C146])" office:value-type="float" office:value="6.05793538135587" calcext:value-type="float">
            <text:p>6,05793538135587</text:p>
          </table:table-cell>
          <table:table-cell table:number-columns-repeated="15"/>
        </table:table-row>
        <table:table-row table:style-name="ro1">
          <table:table-cell office:value-type="float" office:value="0.45116875" calcext:value-type="float">
            <text:p>0,45116875</text:p>
          </table:table-cell>
          <table:table-cell office:value-type="float" office:value="2.0097005" calcext:value-type="float">
            <text:p>2,0097005</text:p>
          </table:table-cell>
          <table:table-cell table:formula="of:=([.A147]-[.$S$1])*1000" office:value-type="float" office:value="17.6108103813559" calcext:value-type="float">
            <text:p>17,6108103813559</text:p>
          </table:table-cell>
          <table:table-cell table:formula="of:=([.B147]*1000*[.$S$2])+[.$T$2]" office:value-type="float" office:value="25.553944645" calcext:value-type="float">
            <text:p>25,553944645</text:p>
          </table:table-cell>
          <table:table-cell table:formula="of:=AVERAGE([.C138:.C147])" office:value-type="float" office:value="7.58231038135587" calcext:value-type="float">
            <text:p>7,58231038135587</text:p>
          </table:table-cell>
          <table:table-cell table:number-columns-repeated="15"/>
        </table:table-row>
        <table:table-row table:style-name="ro1">
          <table:table-cell office:value-type="float" office:value="0.44024125" calcext:value-type="float">
            <text:p>0,44024125</text:p>
          </table:table-cell>
          <table:table-cell office:value-type="float" office:value="2.0098475" calcext:value-type="float">
            <text:p>2,0098475</text:p>
          </table:table-cell>
          <table:table-cell table:formula="of:=([.A148]-[.$S$1])*1000" office:value-type="float" office:value="6.68331038135583" calcext:value-type="float">
            <text:p>6,68331038135583</text:p>
          </table:table-cell>
          <table:table-cell table:formula="of:=([.B148]*1000*[.$S$2])+[.$T$2]" office:value-type="float" office:value="25.563248275" calcext:value-type="float">
            <text:p>25,563248275</text:p>
          </table:table-cell>
          <table:table-cell table:formula="of:=AVERAGE([.C139:.C148])" office:value-type="float" office:value="8.20981038135586" calcext:value-type="float">
            <text:p>8,20981038135586</text:p>
          </table:table-cell>
          <table:table-cell table:number-columns-repeated="15"/>
        </table:table-row>
        <table:table-row table:style-name="ro1">
          <table:table-cell office:value-type="float" office:value="0.44090625" calcext:value-type="float">
            <text:p>0,44090625</text:p>
          </table:table-cell>
          <table:table-cell office:value-type="float" office:value="2.010241" calcext:value-type="float">
            <text:p>2,010241</text:p>
          </table:table-cell>
          <table:table-cell table:formula="of:=([.A149]-[.$S$1])*1000" office:value-type="float" office:value="7.34831038135586" calcext:value-type="float">
            <text:p>7,34831038135586</text:p>
          </table:table-cell>
          <table:table-cell table:formula="of:=([.B149]*1000*[.$S$2])+[.$T$2]" office:value-type="float" office:value="25.58815289" calcext:value-type="float">
            <text:p>25,58815289</text:p>
          </table:table-cell>
          <table:table-cell table:formula="of:=AVERAGE([.C140:.C149])" office:value-type="float" office:value="8.31506038135587" calcext:value-type="float">
            <text:p>8,31506038135587</text:p>
          </table:table-cell>
          <table:table-cell table:number-columns-repeated="15"/>
        </table:table-row>
        <table:table-row table:style-name="ro1">
          <table:table-cell office:value-type="float" office:value="0.4420675" calcext:value-type="float">
            <text:p>0,4420675</text:p>
          </table:table-cell>
          <table:table-cell office:value-type="float" office:value="2.010288" calcext:value-type="float">
            <text:p>2,010288</text:p>
          </table:table-cell>
          <table:table-cell table:formula="of:=([.A150]-[.$S$1])*1000" office:value-type="float" office:value="8.50956038135586" calcext:value-type="float">
            <text:p>8,50956038135586</text:p>
          </table:table-cell>
          <table:table-cell table:formula="of:=([.B150]*1000*[.$S$2])+[.$T$2]" office:value-type="float" office:value="25.59112752" calcext:value-type="float">
            <text:p>25,59112752</text:p>
          </table:table-cell>
          <table:table-cell table:formula="of:=AVERAGE([.C141:.C150])" office:value-type="float" office:value="8.04968538135586" calcext:value-type="float">
            <text:p>8,04968538135586</text:p>
          </table:table-cell>
          <table:table-cell table:number-columns-repeated="15"/>
        </table:table-row>
        <table:table-row table:style-name="ro1">
          <table:table-cell office:value-type="float" office:value="0.44769875" calcext:value-type="float">
            <text:p>0,44769875</text:p>
          </table:table-cell>
          <table:table-cell office:value-type="float" office:value="2.009865" calcext:value-type="float">
            <text:p>2,009865</text:p>
          </table:table-cell>
          <table:table-cell table:formula="of:=([.A151]-[.$S$1])*1000" office:value-type="float" office:value="14.1408103813558" calcext:value-type="float">
            <text:p>14,1408103813558</text:p>
          </table:table-cell>
          <table:table-cell table:formula="of:=([.B151]*1000*[.$S$2])+[.$T$2]" office:value-type="float" office:value="25.56435585" calcext:value-type="float">
            <text:p>25,56435585</text:p>
          </table:table-cell>
          <table:table-cell table:formula="of:=AVERAGE([.C142:.C151])" office:value-type="float" office:value="8.18893538135586" calcext:value-type="float">
            <text:p>8,18893538135586</text:p>
          </table:table-cell>
          <table:table-cell table:number-columns-repeated="15"/>
        </table:table-row>
        <table:table-row table:style-name="ro1">
          <table:table-cell office:value-type="float" office:value="0.44856375" calcext:value-type="float">
            <text:p>0,44856375</text:p>
          </table:table-cell>
          <table:table-cell office:value-type="float" office:value="2.010728" calcext:value-type="float">
            <text:p>2,010728</text:p>
          </table:table-cell>
          <table:table-cell table:formula="of:=([.A152]-[.$S$1])*1000" office:value-type="float" office:value="15.0058103813558" calcext:value-type="float">
            <text:p>15,0058103813558</text:p>
          </table:table-cell>
          <table:table-cell table:formula="of:=([.B152]*1000*[.$S$2])+[.$T$2]" office:value-type="float" office:value="25.61897512" calcext:value-type="float">
            <text:p>25,61897512</text:p>
          </table:table-cell>
          <table:table-cell table:formula="of:=AVERAGE([.C143:.C152])" office:value-type="float" office:value="9.56731038135586" calcext:value-type="float">
            <text:p>9,56731038135586</text:p>
          </table:table-cell>
          <table:table-cell table:number-columns-repeated="15"/>
        </table:table-row>
        <table:table-row table:style-name="ro1">
          <table:table-cell office:value-type="float" office:value="0.4381275" calcext:value-type="float">
            <text:p>0,4381275</text:p>
          </table:table-cell>
          <table:table-cell office:value-type="float" office:value="2.010478" calcext:value-type="float">
            <text:p>2,010478</text:p>
          </table:table-cell>
          <table:table-cell table:formula="of:=([.A153]-[.$S$1])*1000" office:value-type="float" office:value="4.56956038135586" calcext:value-type="float">
            <text:p>4,56956038135586</text:p>
          </table:table-cell>
          <table:table-cell table:formula="of:=([.B153]*1000*[.$S$2])+[.$T$2]" office:value-type="float" office:value="25.60315262" calcext:value-type="float">
            <text:p>25,60315262</text:p>
          </table:table-cell>
          <table:table-cell table:formula="of:=AVERAGE([.C144:.C153])" office:value-type="float" office:value="9.92556038135586" calcext:value-type="float">
            <text:p>9,92556038135586</text:p>
          </table:table-cell>
          <table:table-cell table:number-columns-repeated="15"/>
        </table:table-row>
        <table:table-row table:style-name="ro1">
          <table:table-cell office:value-type="float" office:value="0.4399975" calcext:value-type="float">
            <text:p>0,4399975</text:p>
          </table:table-cell>
          <table:table-cell office:value-type="float" office:value="2.0108405" calcext:value-type="float">
            <text:p>2,0108405</text:p>
          </table:table-cell>
          <table:table-cell table:formula="of:=([.A154]-[.$S$1])*1000" office:value-type="float" office:value="6.43956038135585" calcext:value-type="float">
            <text:p>6,43956038135585</text:p>
          </table:table-cell>
          <table:table-cell table:formula="of:=([.B154]*1000*[.$S$2])+[.$T$2]" office:value-type="float" office:value="25.626095245" calcext:value-type="float">
            <text:p>25,626095245</text:p>
          </table:table-cell>
          <table:table-cell table:formula="of:=AVERAGE([.C145:.C154])" office:value-type="float" office:value="10.6241853813559" calcext:value-type="float">
            <text:p>10,6241853813559</text:p>
          </table:table-cell>
          <table:table-cell table:number-columns-repeated="15"/>
        </table:table-row>
        <table:table-row table:style-name="ro1">
          <table:table-cell office:value-type="float" office:value="0.4376825" calcext:value-type="float">
            <text:p>0,4376825</text:p>
          </table:table-cell>
          <table:table-cell office:value-type="float" office:value="2.011134" calcext:value-type="float">
            <text:p>2,011134</text:p>
          </table:table-cell>
          <table:table-cell table:formula="of:=([.A155]-[.$S$1])*1000" office:value-type="float" office:value="4.12456038135584" calcext:value-type="float">
            <text:p>4,12456038135584</text:p>
          </table:table-cell>
          <table:table-cell table:formula="of:=([.B155]*1000*[.$S$2])+[.$T$2]" office:value-type="float" office:value="25.64467086" calcext:value-type="float">
            <text:p>25,64467086</text:p>
          </table:table-cell>
          <table:table-cell table:formula="of:=AVERAGE([.C146:.C155])" office:value-type="float" office:value="10.4503103813559" calcext:value-type="float">
            <text:p>10,4503103813559</text:p>
          </table:table-cell>
          <table:table-cell table:number-columns-repeated="15"/>
        </table:table-row>
        <table:table-row table:style-name="ro1">
          <table:table-cell office:value-type="float" office:value="0.44068" calcext:value-type="float">
            <text:p>0,44068</text:p>
          </table:table-cell>
          <table:table-cell office:value-type="float" office:value="2.010971" calcext:value-type="float">
            <text:p>2,010971</text:p>
          </table:table-cell>
          <table:table-cell table:formula="of:=([.A156]-[.$S$1])*1000" office:value-type="float" office:value="7.12206038135588" calcext:value-type="float">
            <text:p>7,12206038135588</text:p>
          </table:table-cell>
          <table:table-cell table:formula="of:=([.B156]*1000*[.$S$2])+[.$T$2]" office:value-type="float" office:value="25.63435459" calcext:value-type="float">
            <text:p>25,63435459</text:p>
          </table:table-cell>
          <table:table-cell table:formula="of:=AVERAGE([.C147:.C156])" office:value-type="float" office:value="9.15543538135585" calcext:value-type="float">
            <text:p>9,15543538135585</text:p>
          </table:table-cell>
          <table:table-cell table:number-columns-repeated="15"/>
        </table:table-row>
        <table:table-row table:style-name="ro1">
          <table:table-cell office:value-type="float" office:value="0.4433925" calcext:value-type="float">
            <text:p>0,4433925</text:p>
          </table:table-cell>
          <table:table-cell office:value-type="float" office:value="2.0106085" calcext:value-type="float">
            <text:p>2,0106085</text:p>
          </table:table-cell>
          <table:table-cell table:formula="of:=([.A157]-[.$S$1])*1000" office:value-type="float" office:value="9.83456038135588" calcext:value-type="float">
            <text:p>9,83456038135588</text:p>
          </table:table-cell>
          <table:table-cell table:formula="of:=([.B157]*1000*[.$S$2])+[.$T$2]" office:value-type="float" office:value="25.611411965" calcext:value-type="float">
            <text:p>25,611411965</text:p>
          </table:table-cell>
          <table:table-cell table:formula="of:=AVERAGE([.C148:.C157])" office:value-type="float" office:value="8.37781038135586" calcext:value-type="float">
            <text:p>8,37781038135586</text:p>
          </table:table-cell>
          <table:table-cell table:number-columns-repeated="15"/>
        </table:table-row>
        <table:table-row table:style-name="ro1">
          <table:table-cell office:value-type="float" office:value="0.4304275" calcext:value-type="float">
            <text:p>0,4304275</text:p>
          </table:table-cell>
          <table:table-cell office:value-type="float" office:value="2.0102745" calcext:value-type="float">
            <text:p>2,0102745</text:p>
          </table:table-cell>
          <table:table-cell table:formula="of:=([.A158]-[.$S$1])*1000" office:value-type="float" office:value="-3.13043961864412" calcext:value-type="float">
            <text:p>-3,13043961864412</text:p>
          </table:table-cell>
          <table:table-cell table:formula="of:=([.B158]*1000*[.$S$2])+[.$T$2]" office:value-type="float" office:value="25.590273105" calcext:value-type="float">
            <text:p>25,590273105</text:p>
          </table:table-cell>
          <table:table-cell table:formula="of:=AVERAGE([.C149:.C158])" office:value-type="float" office:value="7.39643538135586" calcext:value-type="float">
            <text:p>7,39643538135586</text:p>
          </table:table-cell>
          <table:table-cell table:number-columns-repeated="15"/>
        </table:table-row>
        <table:table-row table:style-name="ro1">
          <table:table-cell office:value-type="float" office:value="0.4300225" calcext:value-type="float">
            <text:p>0,4300225</text:p>
          </table:table-cell>
          <table:table-cell office:value-type="float" office:value="2.010679" calcext:value-type="float">
            <text:p>2,010679</text:p>
          </table:table-cell>
          <table:table-cell table:formula="of:=([.A159]-[.$S$1])*1000" office:value-type="float" office:value="-3.53543961864416" calcext:value-type="float">
            <text:p>-3,53543961864416</text:p>
          </table:table-cell>
          <table:table-cell table:formula="of:=([.B159]*1000*[.$S$2])+[.$T$2]" office:value-type="float" office:value="25.61587391" calcext:value-type="float">
            <text:p>25,61587391</text:p>
          </table:table-cell>
          <table:table-cell table:formula="of:=AVERAGE([.C150:.C159])" office:value-type="float" office:value="6.30806038135586" calcext:value-type="float">
            <text:p>6,30806038135586</text:p>
          </table:table-cell>
          <table:table-cell table:number-columns-repeated="15"/>
        </table:table-row>
        <table:table-row table:style-name="ro1">
          <table:table-cell office:value-type="float" office:value="0.42965875" calcext:value-type="float">
            <text:p>0,42965875</text:p>
          </table:table-cell>
          <table:table-cell office:value-type="float" office:value="2.010389" calcext:value-type="float">
            <text:p>2,010389</text:p>
          </table:table-cell>
          <table:table-cell table:formula="of:=([.A160]-[.$S$1])*1000" office:value-type="float" office:value="-3.89918961864416" calcext:value-type="float">
            <text:p>-3,89918961864416</text:p>
          </table:table-cell>
          <table:table-cell table:formula="of:=([.B160]*1000*[.$S$2])+[.$T$2]" office:value-type="float" office:value="25.59751981" calcext:value-type="float">
            <text:p>25,59751981</text:p>
          </table:table-cell>
          <table:table-cell table:formula="of:=AVERAGE([.C151:.C160])" office:value-type="float" office:value="5.06718538135586" calcext:value-type="float">
            <text:p>5,06718538135586</text:p>
          </table:table-cell>
          <table:table-cell table:number-columns-repeated="15"/>
        </table:table-row>
        <table:table-row table:style-name="ro1">
          <table:table-cell office:value-type="float" office:value="0.43352" calcext:value-type="float">
            <text:p>0,43352</text:p>
          </table:table-cell>
          <table:table-cell office:value-type="float" office:value="2.010623" calcext:value-type="float">
            <text:p>2,010623</text:p>
          </table:table-cell>
          <table:table-cell table:formula="of:=([.A161]-[.$S$1])*1000" office:value-type="float" office:value="-0.0379396186441228" calcext:value-type="float">
            <text:p>-0,037939618644123</text:p>
          </table:table-cell>
          <table:table-cell table:formula="of:=([.B161]*1000*[.$S$2])+[.$T$2]" office:value-type="float" office:value="25.61232967" calcext:value-type="float">
            <text:p>25,61232967</text:p>
          </table:table-cell>
          <table:table-cell table:formula="of:=AVERAGE([.C152:.C161])" office:value-type="float" office:value="3.64931038135586" calcext:value-type="float">
            <text:p>3,64931038135586</text:p>
          </table:table-cell>
          <table:table-cell table:number-columns-repeated="15"/>
        </table:table-row>
        <table:table-row table:style-name="ro1">
          <table:table-cell office:value-type="float" office:value="0.4292625" calcext:value-type="float">
            <text:p>0,4292625</text:p>
          </table:table-cell>
          <table:table-cell office:value-type="float" office:value="2.0106155" calcext:value-type="float">
            <text:p>2,0106155</text:p>
          </table:table-cell>
          <table:table-cell table:formula="of:=([.A162]-[.$S$1])*1000" office:value-type="float" office:value="-4.29543961864415" calcext:value-type="float">
            <text:p>-4,29543961864415</text:p>
          </table:table-cell>
          <table:table-cell table:formula="of:=([.B162]*1000*[.$S$2])+[.$T$2]" office:value-type="float" office:value="25.611854995" calcext:value-type="float">
            <text:p>25,611854995</text:p>
          </table:table-cell>
          <table:table-cell table:formula="of:=AVERAGE([.C153:.C162])" office:value-type="float" office:value="1.71918538135586" calcext:value-type="float">
            <text:p>1,71918538135586</text:p>
          </table:table-cell>
          <table:table-cell table:number-columns-repeated="15"/>
        </table:table-row>
        <table:table-row table:style-name="ro1">
          <table:table-cell office:value-type="float" office:value="0.43078625" calcext:value-type="float">
            <text:p>0,43078625</text:p>
          </table:table-cell>
          <table:table-cell office:value-type="float" office:value="2.010648" calcext:value-type="float">
            <text:p>2,010648</text:p>
          </table:table-cell>
          <table:table-cell table:formula="of:=([.A163]-[.$S$1])*1000" office:value-type="float" office:value="-2.77168961864416" calcext:value-type="float">
            <text:p>-2,77168961864416</text:p>
          </table:table-cell>
          <table:table-cell table:formula="of:=([.B163]*1000*[.$S$2])+[.$T$2]" office:value-type="float" office:value="25.61391192" calcext:value-type="float">
            <text:p>25,61391192</text:p>
          </table:table-cell>
          <table:table-cell table:formula="of:=AVERAGE([.C154:.C163])" office:value-type="float" office:value="0.985060381355856" calcext:value-type="float">
            <text:p>0,985060381355856</text:p>
          </table:table-cell>
          <table:table-cell table:number-columns-repeated="15"/>
        </table:table-row>
        <table:table-row table:style-name="ro1">
          <table:table-cell office:value-type="float" office:value="0.43385875" calcext:value-type="float">
            <text:p>0,43385875</text:p>
          </table:table-cell>
          <table:table-cell office:value-type="float" office:value="2.0106265" calcext:value-type="float">
            <text:p>2,0106265</text:p>
          </table:table-cell>
          <table:table-cell table:formula="of:=([.A164]-[.$S$1])*1000" office:value-type="float" office:value="0.300810381355876" calcext:value-type="float">
            <text:p>0,300810381355876</text:p>
          </table:table-cell>
          <table:table-cell table:formula="of:=([.B164]*1000*[.$S$2])+[.$T$2]" office:value-type="float" office:value="25.612551185" calcext:value-type="float">
            <text:p>25,612551185</text:p>
          </table:table-cell>
          <table:table-cell table:formula="of:=AVERAGE([.C155:.C164])" office:value-type="float" office:value="0.371185381355859" calcext:value-type="float">
            <text:p>0,371185381355859</text:p>
          </table:table-cell>
          <table:table-cell table:number-columns-repeated="15"/>
        </table:table-row>
        <table:table-row table:style-name="ro1">
          <table:table-cell office:value-type="float" office:value="0.43410875" calcext:value-type="float">
            <text:p>0,43410875</text:p>
          </table:table-cell>
          <table:table-cell office:value-type="float" office:value="2.010865" calcext:value-type="float">
            <text:p>2,010865</text:p>
          </table:table-cell>
          <table:table-cell table:formula="of:=([.A165]-[.$S$1])*1000" office:value-type="float" office:value="0.550810381355849" calcext:value-type="float">
            <text:p>0,550810381355849</text:p>
          </table:table-cell>
          <table:table-cell table:formula="of:=([.B165]*1000*[.$S$2])+[.$T$2]" office:value-type="float" office:value="25.62764585" calcext:value-type="float">
            <text:p>25,62764585</text:p>
          </table:table-cell>
          <table:table-cell table:formula="of:=AVERAGE([.C156:.C165])" office:value-type="float" office:value="0.013810381355861" calcext:value-type="float">
            <text:p>0,013810381355861</text:p>
          </table:table-cell>
          <table:table-cell table:number-columns-repeated="15"/>
        </table:table-row>
        <table:table-row table:style-name="ro1">
          <table:table-cell office:value-type="float" office:value="0.435325" calcext:value-type="float">
            <text:p>0,435325</text:p>
          </table:table-cell>
          <table:table-cell office:value-type="float" office:value="2.010644" calcext:value-type="float">
            <text:p>2,010644</text:p>
          </table:table-cell>
          <table:table-cell table:formula="of:=([.A166]-[.$S$1])*1000" office:value-type="float" office:value="1.76706038135588" calcext:value-type="float">
            <text:p>1,76706038135588</text:p>
          </table:table-cell>
          <table:table-cell table:formula="of:=([.B166]*1000*[.$S$2])+[.$T$2]" office:value-type="float" office:value="25.61365876" calcext:value-type="float">
            <text:p>25,61365876</text:p>
          </table:table-cell>
          <table:table-cell table:formula="of:=AVERAGE([.C157:.C166])" office:value-type="float" office:value="-0.521689618644139" calcext:value-type="float">
            <text:p>-0,521689618644139</text:p>
          </table:table-cell>
          <table:table-cell table:number-columns-repeated="15"/>
        </table:table-row>
        <table:table-row table:style-name="ro1">
          <table:table-cell office:value-type="float" office:value="0.43271375" calcext:value-type="float">
            <text:p>0,43271375</text:p>
          </table:table-cell>
          <table:table-cell office:value-type="float" office:value="2.010877" calcext:value-type="float">
            <text:p>2,010877</text:p>
          </table:table-cell>
          <table:table-cell table:formula="of:=([.A167]-[.$S$1])*1000" office:value-type="float" office:value="-0.844189618644131" calcext:value-type="float">
            <text:p>-0,844189618644131</text:p>
          </table:table-cell>
          <table:table-cell table:formula="of:=([.B167]*1000*[.$S$2])+[.$T$2]" office:value-type="float" office:value="25.62840533" calcext:value-type="float">
            <text:p>25,62840533</text:p>
          </table:table-cell>
          <table:table-cell table:formula="of:=AVERAGE([.C158:.C167])" office:value-type="float" office:value="-1.58956461864414" calcext:value-type="float">
            <text:p>-1,58956461864414</text:p>
          </table:table-cell>
          <table:table-cell table:number-columns-repeated="15"/>
        </table:table-row>
        <table:table-row table:style-name="ro1">
          <table:table-cell office:value-type="float" office:value="0.4299075" calcext:value-type="float">
            <text:p>0,4299075</text:p>
          </table:table-cell>
          <table:table-cell office:value-type="float" office:value="2.010818" calcext:value-type="float">
            <text:p>2,010818</text:p>
          </table:table-cell>
          <table:table-cell table:formula="of:=([.A168]-[.$S$1])*1000" office:value-type="float" office:value="-3.65043961864414" calcext:value-type="float">
            <text:p>-3,65043961864414</text:p>
          </table:table-cell>
          <table:table-cell table:formula="of:=([.B168]*1000*[.$S$2])+[.$T$2]" office:value-type="float" office:value="25.62467122" calcext:value-type="float">
            <text:p>25,62467122</text:p>
          </table:table-cell>
          <table:table-cell table:formula="of:=AVERAGE([.C159:.C168])" office:value-type="float" office:value="-1.64156461864414" calcext:value-type="float">
            <text:p>-1,64156461864414</text:p>
          </table:table-cell>
          <table:table-cell table:number-columns-repeated="15"/>
        </table:table-row>
        <table:table-row table:style-name="ro1">
          <table:table-cell office:value-type="float" office:value="0.43144375" calcext:value-type="float">
            <text:p>0,43144375</text:p>
          </table:table-cell>
          <table:table-cell office:value-type="float" office:value="2.0105505" calcext:value-type="float">
            <text:p>2,0105505</text:p>
          </table:table-cell>
          <table:table-cell table:formula="of:=([.A169]-[.$S$1])*1000" office:value-type="float" office:value="-2.11418961864412" calcext:value-type="float">
            <text:p>-2,11418961864412</text:p>
          </table:table-cell>
          <table:table-cell table:formula="of:=([.B169]*1000*[.$S$2])+[.$T$2]" office:value-type="float" office:value="25.607741145" calcext:value-type="float">
            <text:p>25,607741145</text:p>
          </table:table-cell>
          <table:table-cell table:formula="of:=AVERAGE([.C160:.C169])" office:value-type="float" office:value="-1.49943961864414" calcext:value-type="float">
            <text:p>-1,49943961864414</text:p>
          </table:table-cell>
          <table:table-cell table:number-columns-repeated="15"/>
        </table:table-row>
        <table:table-row table:style-name="ro1">
          <table:table-cell office:value-type="float" office:value="0.44262125" calcext:value-type="float">
            <text:p>0,44262125</text:p>
          </table:table-cell>
          <table:table-cell office:value-type="float" office:value="2.0109025" calcext:value-type="float">
            <text:p>2,0109025</text:p>
          </table:table-cell>
          <table:table-cell table:formula="of:=([.A170]-[.$S$1])*1000" office:value-type="float" office:value="9.06331038135588" calcext:value-type="float">
            <text:p>9,06331038135588</text:p>
          </table:table-cell>
          <table:table-cell table:formula="of:=([.B170]*1000*[.$S$2])+[.$T$2]" office:value-type="float" office:value="25.630019225" calcext:value-type="float">
            <text:p>25,630019225</text:p>
          </table:table-cell>
          <table:table-cell table:formula="of:=AVERAGE([.C161:.C170])" office:value-type="float" office:value="-0.203189618644134" calcext:value-type="float">
            <text:p>-0,203189618644134</text:p>
          </table:table-cell>
          <table:table-cell table:number-columns-repeated="15"/>
        </table:table-row>
        <table:table-row table:style-name="ro1">
          <table:table-cell office:value-type="float" office:value="0.44571875" calcext:value-type="float">
            <text:p>0,44571875</text:p>
          </table:table-cell>
          <table:table-cell office:value-type="float" office:value="2.0106645" calcext:value-type="float">
            <text:p>2,0106645</text:p>
          </table:table-cell>
          <table:table-cell table:formula="of:=([.A171]-[.$S$1])*1000" office:value-type="float" office:value="12.1608103813559" calcext:value-type="float">
            <text:p>12,1608103813559</text:p>
          </table:table-cell>
          <table:table-cell table:formula="of:=([.B171]*1000*[.$S$2])+[.$T$2]" office:value-type="float" office:value="25.614956205" calcext:value-type="float">
            <text:p>25,614956205</text:p>
          </table:table-cell>
          <table:table-cell table:formula="of:=AVERAGE([.C162:.C171])" office:value-type="float" office:value="1.01668538135586" calcext:value-type="float">
            <text:p>1,01668538135586</text:p>
          </table:table-cell>
          <table:table-cell table:number-columns-repeated="15"/>
        </table:table-row>
        <table:table-row table:style-name="ro1">
          <table:table-cell office:value-type="float" office:value="0.43716125" calcext:value-type="float">
            <text:p>0,43716125</text:p>
          </table:table-cell>
          <table:table-cell office:value-type="float" office:value="2.011001" calcext:value-type="float">
            <text:p>2,011001</text:p>
          </table:table-cell>
          <table:table-cell table:formula="of:=([.A172]-[.$S$1])*1000" office:value-type="float" office:value="3.60331038135586" calcext:value-type="float">
            <text:p>3,60331038135586</text:p>
          </table:table-cell>
          <table:table-cell table:formula="of:=([.B172]*1000*[.$S$2])+[.$T$2]" office:value-type="float" office:value="25.63625329" calcext:value-type="float">
            <text:p>25,63625329</text:p>
          </table:table-cell>
          <table:table-cell table:formula="of:=AVERAGE([.C163:.C172])" office:value-type="float" office:value="1.80656038135587" calcext:value-type="float">
            <text:p>1,80656038135587</text:p>
          </table:table-cell>
          <table:table-cell table:number-columns-repeated="15"/>
        </table:table-row>
        <table:table-row table:style-name="ro1">
          <table:table-cell office:value-type="float" office:value="0.43867875" calcext:value-type="float">
            <text:p>0,43867875</text:p>
          </table:table-cell>
          <table:table-cell office:value-type="float" office:value="2.0110315" calcext:value-type="float">
            <text:p>2,0110315</text:p>
          </table:table-cell>
          <table:table-cell table:formula="of:=([.A173]-[.$S$1])*1000" office:value-type="float" office:value="5.12081038135587" calcext:value-type="float">
            <text:p>5,12081038135587</text:p>
          </table:table-cell>
          <table:table-cell table:formula="of:=([.B173]*1000*[.$S$2])+[.$T$2]" office:value-type="float" office:value="25.638183635" calcext:value-type="float">
            <text:p>25,638183635</text:p>
          </table:table-cell>
          <table:table-cell table:formula="of:=AVERAGE([.C164:.C173])" office:value-type="float" office:value="2.59581038135587" calcext:value-type="float">
            <text:p>2,59581038135587</text:p>
          </table:table-cell>
          <table:table-cell table:number-columns-repeated="15"/>
        </table:table-row>
        <table:table-row table:style-name="ro1">
          <table:table-cell office:value-type="float" office:value="0.430955" calcext:value-type="float">
            <text:p>0,430955</text:p>
          </table:table-cell>
          <table:table-cell office:value-type="float" office:value="2.0110275" calcext:value-type="float">
            <text:p>2,0110275</text:p>
          </table:table-cell>
          <table:table-cell table:formula="of:=([.A174]-[.$S$1])*1000" office:value-type="float" office:value="-2.60293961864416" calcext:value-type="float">
            <text:p>-2,60293961864416</text:p>
          </table:table-cell>
          <table:table-cell table:formula="of:=([.B174]*1000*[.$S$2])+[.$T$2]" office:value-type="float" office:value="25.637930475" calcext:value-type="float">
            <text:p>25,637930475</text:p>
          </table:table-cell>
          <table:table-cell table:formula="of:=AVERAGE([.C165:.C174])" office:value-type="float" office:value="2.30543538135586" calcext:value-type="float">
            <text:p>2,30543538135586</text:p>
          </table:table-cell>
          <table:table-cell table:number-columns-repeated="15"/>
        </table:table-row>
        <table:table-row table:style-name="ro1">
          <table:table-cell office:value-type="float" office:value="0.43757375" calcext:value-type="float">
            <text:p>0,43757375</text:p>
          </table:table-cell>
          <table:table-cell office:value-type="float" office:value="2.0110695" calcext:value-type="float">
            <text:p>2,0110695</text:p>
          </table:table-cell>
          <table:table-cell table:formula="of:=([.A175]-[.$S$1])*1000" office:value-type="float" office:value="4.01581038135585" calcext:value-type="float">
            <text:p>4,01581038135585</text:p>
          </table:table-cell>
          <table:table-cell table:formula="of:=([.B175]*1000*[.$S$2])+[.$T$2]" office:value-type="float" office:value="25.640588655" calcext:value-type="float">
            <text:p>25,640588655</text:p>
          </table:table-cell>
          <table:table-cell table:formula="of:=AVERAGE([.C166:.C175])" office:value-type="float" office:value="2.65193538135586" calcext:value-type="float">
            <text:p>2,65193538135586</text:p>
          </table:table-cell>
          <table:table-cell table:number-columns-repeated="15"/>
        </table:table-row>
        <table:table-row table:style-name="ro1">
          <table:table-cell office:value-type="float" office:value="0.43962125" calcext:value-type="float">
            <text:p>0,43962125</text:p>
          </table:table-cell>
          <table:table-cell office:value-type="float" office:value="2.01123" calcext:value-type="float">
            <text:p>2,01123</text:p>
          </table:table-cell>
          <table:table-cell table:formula="of:=([.A176]-[.$S$1])*1000" office:value-type="float" office:value="6.06331038135588" calcext:value-type="float">
            <text:p>6,06331038135588</text:p>
          </table:table-cell>
          <table:table-cell table:formula="of:=([.B176]*1000*[.$S$2])+[.$T$2]" office:value-type="float" office:value="25.6507467" calcext:value-type="float">
            <text:p>25,6507467</text:p>
          </table:table-cell>
          <table:table-cell table:formula="of:=AVERAGE([.C167:.C176])" office:value-type="float" office:value="3.08156038135586" calcext:value-type="float">
            <text:p>3,08156038135586</text:p>
          </table:table-cell>
          <table:table-cell table:number-columns-repeated="15"/>
        </table:table-row>
        <table:table-row table:style-name="ro1">
          <table:table-cell office:value-type="float" office:value="0.43641875" calcext:value-type="float">
            <text:p>0,43641875</text:p>
          </table:table-cell>
          <table:table-cell office:value-type="float" office:value="2.011264" calcext:value-type="float">
            <text:p>2,011264</text:p>
          </table:table-cell>
          <table:table-cell table:formula="of:=([.A177]-[.$S$1])*1000" office:value-type="float" office:value="2.86081038135588" calcext:value-type="float">
            <text:p>2,86081038135588</text:p>
          </table:table-cell>
          <table:table-cell table:formula="of:=([.B177]*1000*[.$S$2])+[.$T$2]" office:value-type="float" office:value="25.65289856" calcext:value-type="float">
            <text:p>25,65289856</text:p>
          </table:table-cell>
          <table:table-cell table:formula="of:=AVERAGE([.C168:.C177])" office:value-type="float" office:value="3.45206038135587" calcext:value-type="float">
            <text:p>3,45206038135587</text:p>
          </table:table-cell>
          <table:table-cell table:number-columns-repeated="15"/>
        </table:table-row>
        <table:table-row table:style-name="ro1">
          <table:table-cell office:value-type="float" office:value="0.4374775" calcext:value-type="float">
            <text:p>0,4374775</text:p>
          </table:table-cell>
          <table:table-cell office:value-type="float" office:value="2.011718" calcext:value-type="float">
            <text:p>2,011718</text:p>
          </table:table-cell>
          <table:table-cell table:formula="of:=([.A178]-[.$S$1])*1000" office:value-type="float" office:value="3.91956038135588" calcext:value-type="float">
            <text:p>3,91956038135588</text:p>
          </table:table-cell>
          <table:table-cell table:formula="of:=([.B178]*1000*[.$S$2])+[.$T$2]" office:value-type="float" office:value="25.68163222" calcext:value-type="float">
            <text:p>25,68163222</text:p>
          </table:table-cell>
          <table:table-cell table:formula="of:=AVERAGE([.C169:.C178])" office:value-type="float" office:value="4.20906038135587" calcext:value-type="float">
            <text:p>4,20906038135587</text:p>
          </table:table-cell>
          <table:table-cell table:number-columns-repeated="15"/>
        </table:table-row>
        <table:table-row table:style-name="ro1">
          <table:table-cell office:value-type="float" office:value="0.433585" calcext:value-type="float">
            <text:p>0,433585</text:p>
          </table:table-cell>
          <table:table-cell office:value-type="float" office:value="2.0118075" calcext:value-type="float">
            <text:p>2,0118075</text:p>
          </table:table-cell>
          <table:table-cell table:formula="of:=([.A179]-[.$S$1])*1000" office:value-type="float" office:value="0.027060381355859" calcext:value-type="float">
            <text:p>0,027060381355859</text:p>
          </table:table-cell>
          <table:table-cell table:formula="of:=([.B179]*1000*[.$S$2])+[.$T$2]" office:value-type="float" office:value="25.687296675" calcext:value-type="float">
            <text:p>25,687296675</text:p>
          </table:table-cell>
          <table:table-cell table:formula="of:=AVERAGE([.C170:.C179])" office:value-type="float" office:value="4.42318538135587" calcext:value-type="float">
            <text:p>4,42318538135587</text:p>
          </table:table-cell>
          <table:table-cell table:number-columns-repeated="15"/>
        </table:table-row>
        <table:table-row table:style-name="ro1">
          <table:table-cell office:value-type="float" office:value="0.43198" calcext:value-type="float">
            <text:p>0,43198</text:p>
          </table:table-cell>
          <table:table-cell office:value-type="float" office:value="2.011953" calcext:value-type="float">
            <text:p>2,011953</text:p>
          </table:table-cell>
          <table:table-cell table:formula="of:=([.A180]-[.$S$1])*1000" office:value-type="float" office:value="-1.57793961864416" calcext:value-type="float">
            <text:p>-1,57793961864416</text:p>
          </table:table-cell>
          <table:table-cell table:formula="of:=([.B180]*1000*[.$S$2])+[.$T$2]" office:value-type="float" office:value="25.69650537" calcext:value-type="float">
            <text:p>25,69650537</text:p>
          </table:table-cell>
          <table:table-cell table:formula="of:=AVERAGE([.C171:.C180])" office:value-type="float" office:value="3.35906038135586" calcext:value-type="float">
            <text:p>3,35906038135586</text:p>
          </table:table-cell>
          <table:table-cell table:number-columns-repeated="15"/>
        </table:table-row>
        <table:table-row table:style-name="ro1">
          <table:table-cell office:value-type="float" office:value="0.442455" calcext:value-type="float">
            <text:p>0,442455</text:p>
          </table:table-cell>
          <table:table-cell office:value-type="float" office:value="2.011948" calcext:value-type="float">
            <text:p>2,011948</text:p>
          </table:table-cell>
          <table:table-cell table:formula="of:=([.A181]-[.$S$1])*1000" office:value-type="float" office:value="8.89706038135585" calcext:value-type="float">
            <text:p>8,89706038135585</text:p>
          </table:table-cell>
          <table:table-cell table:formula="of:=([.B181]*1000*[.$S$2])+[.$T$2]" office:value-type="float" office:value="25.69618892" calcext:value-type="float">
            <text:p>25,69618892</text:p>
          </table:table-cell>
          <table:table-cell table:formula="of:=AVERAGE([.C172:.C181])" office:value-type="float" office:value="3.03268538135586" calcext:value-type="float">
            <text:p>3,03268538135586</text:p>
          </table:table-cell>
          <table:table-cell table:number-columns-repeated="15"/>
        </table:table-row>
        <table:table-row table:style-name="ro1">
          <table:table-cell office:value-type="float" office:value="0.43815625" calcext:value-type="float">
            <text:p>0,43815625</text:p>
          </table:table-cell>
          <table:table-cell office:value-type="float" office:value="2.0119065" calcext:value-type="float">
            <text:p>2,0119065</text:p>
          </table:table-cell>
          <table:table-cell table:formula="of:=([.A182]-[.$S$1])*1000" office:value-type="float" office:value="4.59831038135589" calcext:value-type="float">
            <text:p>4,59831038135589</text:p>
          </table:table-cell>
          <table:table-cell table:formula="of:=([.B182]*1000*[.$S$2])+[.$T$2]" office:value-type="float" office:value="25.693562385" calcext:value-type="float">
            <text:p>25,693562385</text:p>
          </table:table-cell>
          <table:table-cell table:formula="of:=AVERAGE([.C173:.C182])" office:value-type="float" office:value="3.13218538135586" calcext:value-type="float">
            <text:p>3,13218538135586</text:p>
          </table:table-cell>
          <table:table-cell table:number-columns-repeated="15"/>
        </table:table-row>
        <table:table-row table:style-name="ro1">
          <table:table-cell office:value-type="float" office:value="0.43908125" calcext:value-type="float">
            <text:p>0,43908125</text:p>
          </table:table-cell>
          <table:table-cell office:value-type="float" office:value="2.011817" calcext:value-type="float">
            <text:p>2,011817</text:p>
          </table:table-cell>
          <table:table-cell table:formula="of:=([.A183]-[.$S$1])*1000" office:value-type="float" office:value="5.52331038135584" calcext:value-type="float">
            <text:p>5,52331038135584</text:p>
          </table:table-cell>
          <table:table-cell table:formula="of:=([.B183]*1000*[.$S$2])+[.$T$2]" office:value-type="float" office:value="25.68789793" calcext:value-type="float">
            <text:p>25,68789793</text:p>
          </table:table-cell>
          <table:table-cell table:formula="of:=AVERAGE([.C174:.C183])" office:value-type="float" office:value="3.17243538135586" calcext:value-type="float">
            <text:p>3,17243538135586</text:p>
          </table:table-cell>
          <table:table-cell table:number-columns-repeated="15"/>
        </table:table-row>
        <table:table-row table:style-name="ro1">
          <table:table-cell office:value-type="float" office:value="0.44333875" calcext:value-type="float">
            <text:p>0,44333875</text:p>
          </table:table-cell>
          <table:table-cell office:value-type="float" office:value="2.011835" calcext:value-type="float">
            <text:p>2,011835</text:p>
          </table:table-cell>
          <table:table-cell table:formula="of:=([.A184]-[.$S$1])*1000" office:value-type="float" office:value="9.78081038135587" calcext:value-type="float">
            <text:p>9,78081038135587</text:p>
          </table:table-cell>
          <table:table-cell table:formula="of:=([.B184]*1000*[.$S$2])+[.$T$2]" office:value-type="float" office:value="25.68903715" calcext:value-type="float">
            <text:p>25,68903715</text:p>
          </table:table-cell>
          <table:table-cell table:formula="of:=AVERAGE([.C175:.C184])" office:value-type="float" office:value="4.41081038135586" calcext:value-type="float">
            <text:p>4,41081038135586</text:p>
          </table:table-cell>
          <table:table-cell table:number-columns-repeated="15"/>
        </table:table-row>
        <table:table-row table:style-name="ro1">
          <table:table-cell office:value-type="float" office:value="0.43769875" calcext:value-type="float">
            <text:p>0,43769875</text:p>
          </table:table-cell>
          <table:table-cell office:value-type="float" office:value="2.011592" calcext:value-type="float">
            <text:p>2,011592</text:p>
          </table:table-cell>
          <table:table-cell table:formula="of:=([.A185]-[.$S$1])*1000" office:value-type="float" office:value="4.14081038135589" calcext:value-type="float">
            <text:p>4,14081038135589</text:p>
          </table:table-cell>
          <table:table-cell table:formula="of:=([.B185]*1000*[.$S$2])+[.$T$2]" office:value-type="float" office:value="25.67365768" calcext:value-type="float">
            <text:p>25,67365768</text:p>
          </table:table-cell>
          <table:table-cell table:formula="of:=AVERAGE([.C176:.C185])" office:value-type="float" office:value="4.42331038135587" calcext:value-type="float">
            <text:p>4,42331038135587</text:p>
          </table:table-cell>
          <table:table-cell table:number-columns-repeated="15"/>
        </table:table-row>
        <table:table-row table:style-name="ro1">
          <table:table-cell office:value-type="float" office:value="0.43546125" calcext:value-type="float">
            <text:p>0,43546125</text:p>
          </table:table-cell>
          <table:table-cell office:value-type="float" office:value="2.011609" calcext:value-type="float">
            <text:p>2,011609</text:p>
          </table:table-cell>
          <table:table-cell table:formula="of:=([.A186]-[.$S$1])*1000" office:value-type="float" office:value="1.90331038135588" calcext:value-type="float">
            <text:p>1,90331038135588</text:p>
          </table:table-cell>
          <table:table-cell table:formula="of:=([.B186]*1000*[.$S$2])+[.$T$2]" office:value-type="float" office:value="25.67473361" calcext:value-type="float">
            <text:p>25,67473361</text:p>
          </table:table-cell>
          <table:table-cell table:formula="of:=AVERAGE([.C177:.C186])" office:value-type="float" office:value="4.00731038135587" calcext:value-type="float">
            <text:p>4,00731038135587</text:p>
          </table:table-cell>
          <table:table-cell table:number-columns-repeated="15"/>
        </table:table-row>
        <table:table-row table:style-name="ro1">
          <table:table-cell office:value-type="float" office:value="0.43579875" calcext:value-type="float">
            <text:p>0,43579875</text:p>
          </table:table-cell>
          <table:table-cell office:value-type="float" office:value="2.0113575" calcext:value-type="float">
            <text:p>2,0113575</text:p>
          </table:table-cell>
          <table:table-cell table:formula="of:=([.A187]-[.$S$1])*1000" office:value-type="float" office:value="2.24081038135587" calcext:value-type="float">
            <text:p>2,24081038135587</text:p>
          </table:table-cell>
          <table:table-cell table:formula="of:=([.B187]*1000*[.$S$2])+[.$T$2]" office:value-type="float" office:value="25.658816175" calcext:value-type="float">
            <text:p>25,658816175</text:p>
          </table:table-cell>
          <table:table-cell table:formula="of:=AVERAGE([.C178:.C187])" office:value-type="float" office:value="3.94531038135587" calcext:value-type="float">
            <text:p>3,94531038135587</text:p>
          </table:table-cell>
          <table:table-cell table:number-columns-repeated="15"/>
        </table:table-row>
        <table:table-row table:style-name="ro1">
          <table:table-cell office:value-type="float" office:value="0.43738375" calcext:value-type="float">
            <text:p>0,43738375</text:p>
          </table:table-cell>
          <table:table-cell office:value-type="float" office:value="2.0111845" calcext:value-type="float">
            <text:p>2,0111845</text:p>
          </table:table-cell>
          <table:table-cell table:formula="of:=([.A188]-[.$S$1])*1000" office:value-type="float" office:value="3.82581038135588" calcext:value-type="float">
            <text:p>3,82581038135588</text:p>
          </table:table-cell>
          <table:table-cell table:formula="of:=([.B188]*1000*[.$S$2])+[.$T$2]" office:value-type="float" office:value="25.647867005" calcext:value-type="float">
            <text:p>25,647867005</text:p>
          </table:table-cell>
          <table:table-cell table:formula="of:=AVERAGE([.C179:.C188])" office:value-type="float" office:value="3.93593538135586" calcext:value-type="float">
            <text:p>3,93593538135586</text:p>
          </table:table-cell>
          <table:table-cell table:number-columns-repeated="15"/>
        </table:table-row>
        <table:table-row table:style-name="ro1">
          <table:table-cell office:value-type="float" office:value="0.43759125" calcext:value-type="float">
            <text:p>0,43759125</text:p>
          </table:table-cell>
          <table:table-cell office:value-type="float" office:value="2.010544" calcext:value-type="float">
            <text:p>2,010544</text:p>
          </table:table-cell>
          <table:table-cell table:formula="of:=([.A189]-[.$S$1])*1000" office:value-type="float" office:value="4.03331038135585" calcext:value-type="float">
            <text:p>4,03331038135585</text:p>
          </table:table-cell>
          <table:table-cell table:formula="of:=([.B189]*1000*[.$S$2])+[.$T$2]" office:value-type="float" office:value="25.60732976" calcext:value-type="float">
            <text:p>25,60732976</text:p>
          </table:table-cell>
          <table:table-cell table:formula="of:=AVERAGE([.C180:.C189])" office:value-type="float" office:value="4.33656038135586" calcext:value-type="float">
            <text:p>4,33656038135586</text:p>
          </table:table-cell>
          <table:table-cell table:number-columns-repeated="15"/>
        </table:table-row>
        <table:table-row table:style-name="ro1">
          <table:table-cell office:value-type="float" office:value="0.43928875" calcext:value-type="float">
            <text:p>0,43928875</text:p>
          </table:table-cell>
          <table:table-cell office:value-type="float" office:value="2.0109425" calcext:value-type="float">
            <text:p>2,0109425</text:p>
          </table:table-cell>
          <table:table-cell table:formula="of:=([.A190]-[.$S$1])*1000" office:value-type="float" office:value="5.73081038135587" calcext:value-type="float">
            <text:p>5,73081038135587</text:p>
          </table:table-cell>
          <table:table-cell table:formula="of:=([.B190]*1000*[.$S$2])+[.$T$2]" office:value-type="float" office:value="25.632550825" calcext:value-type="float">
            <text:p>25,632550825</text:p>
          </table:table-cell>
          <table:table-cell table:formula="of:=AVERAGE([.C181:.C190])" office:value-type="float" office:value="5.06743538135587" calcext:value-type="float">
            <text:p>5,06743538135587</text:p>
          </table:table-cell>
          <table:table-cell table:number-columns-repeated="15"/>
        </table:table-row>
        <table:table-row table:style-name="ro1">
          <table:table-cell office:value-type="float" office:value="0.43860875" calcext:value-type="float">
            <text:p>0,43860875</text:p>
          </table:table-cell>
          <table:table-cell office:value-type="float" office:value="2.010888" calcext:value-type="float">
            <text:p>2,010888</text:p>
          </table:table-cell>
          <table:table-cell table:formula="of:=([.A191]-[.$S$1])*1000" office:value-type="float" office:value="5.05081038135585" calcext:value-type="float">
            <text:p>5,05081038135585</text:p>
          </table:table-cell>
          <table:table-cell table:formula="of:=([.B191]*1000*[.$S$2])+[.$T$2]" office:value-type="float" office:value="25.62910152" calcext:value-type="float">
            <text:p>25,62910152</text:p>
          </table:table-cell>
          <table:table-cell table:formula="of:=AVERAGE([.C182:.C191])" office:value-type="float" office:value="4.68281038135587" calcext:value-type="float">
            <text:p>4,68281038135587</text:p>
          </table:table-cell>
          <table:table-cell table:number-columns-repeated="15"/>
        </table:table-row>
        <table:table-row table:style-name="ro1">
          <table:table-cell office:value-type="float" office:value="0.4387175" calcext:value-type="float">
            <text:p>0,4387175</text:p>
          </table:table-cell>
          <table:table-cell office:value-type="float" office:value="2.010373" calcext:value-type="float">
            <text:p>2,010373</text:p>
          </table:table-cell>
          <table:table-cell table:formula="of:=([.A192]-[.$S$1])*1000" office:value-type="float" office:value="5.15956038135584" calcext:value-type="float">
            <text:p>5,15956038135584</text:p>
          </table:table-cell>
          <table:table-cell table:formula="of:=([.B192]*1000*[.$S$2])+[.$T$2]" office:value-type="float" office:value="25.59650717" calcext:value-type="float">
            <text:p>25,59650717</text:p>
          </table:table-cell>
          <table:table-cell table:formula="of:=AVERAGE([.C183:.C192])" office:value-type="float" office:value="4.73893538135586" calcext:value-type="float">
            <text:p>4,73893538135586</text:p>
          </table:table-cell>
          <table:table-cell table:number-columns-repeated="15"/>
        </table:table-row>
        <table:table-row table:style-name="ro1">
          <table:table-cell office:value-type="float" office:value="0.43307" calcext:value-type="float">
            <text:p>0,43307</text:p>
          </table:table-cell>
          <table:table-cell office:value-type="float" office:value="2.010917" calcext:value-type="float">
            <text:p>2,010917</text:p>
          </table:table-cell>
          <table:table-cell table:formula="of:=([.A193]-[.$S$1])*1000" office:value-type="float" office:value="-0.487939618644129" calcext:value-type="float">
            <text:p>-0,487939618644129</text:p>
          </table:table-cell>
          <table:table-cell table:formula="of:=([.B193]*1000*[.$S$2])+[.$T$2]" office:value-type="float" office:value="25.63093693" calcext:value-type="float">
            <text:p>25,63093693</text:p>
          </table:table-cell>
          <table:table-cell table:formula="of:=AVERAGE([.C184:.C193])" office:value-type="float" office:value="4.13781038135587" calcext:value-type="float">
            <text:p>4,13781038135587</text:p>
          </table:table-cell>
          <table:table-cell table:number-columns-repeated="15"/>
        </table:table-row>
        <table:table-row table:style-name="ro1">
          <table:table-cell office:value-type="float" office:value="0.43553375" calcext:value-type="float">
            <text:p>0,43553375</text:p>
          </table:table-cell>
          <table:table-cell office:value-type="float" office:value="2.011281" calcext:value-type="float">
            <text:p>2,011281</text:p>
          </table:table-cell>
          <table:table-cell table:formula="of:=([.A194]-[.$S$1])*1000" office:value-type="float" office:value="1.97581038135586" calcext:value-type="float">
            <text:p>1,97581038135586</text:p>
          </table:table-cell>
          <table:table-cell table:formula="of:=([.B194]*1000*[.$S$2])+[.$T$2]" office:value-type="float" office:value="25.65397449" calcext:value-type="float">
            <text:p>25,65397449</text:p>
          </table:table-cell>
          <table:table-cell table:formula="of:=AVERAGE([.C185:.C194])" office:value-type="float" office:value="3.35731038135587" calcext:value-type="float">
            <text:p>3,35731038135587</text:p>
          </table:table-cell>
          <table:table-cell table:number-columns-repeated="15"/>
        </table:table-row>
        <table:table-row table:style-name="ro1">
          <table:table-cell office:value-type="float" office:value="0.4454925" calcext:value-type="float">
            <text:p>0,4454925</text:p>
          </table:table-cell>
          <table:table-cell office:value-type="float" office:value="2.0111565" calcext:value-type="float">
            <text:p>2,0111565</text:p>
          </table:table-cell>
          <table:table-cell table:formula="of:=([.A195]-[.$S$1])*1000" office:value-type="float" office:value="11.9345603813559" calcext:value-type="float">
            <text:p>11,9345603813559</text:p>
          </table:table-cell>
          <table:table-cell table:formula="of:=([.B195]*1000*[.$S$2])+[.$T$2]" office:value-type="float" office:value="25.646094885" calcext:value-type="float">
            <text:p>25,646094885</text:p>
          </table:table-cell>
          <table:table-cell table:formula="of:=AVERAGE([.C186:.C195])" office:value-type="float" office:value="4.13668538135586" calcext:value-type="float">
            <text:p>4,13668538135586</text:p>
          </table:table-cell>
          <table:table-cell table:number-columns-repeated="15"/>
        </table:table-row>
        <table:table-row table:style-name="ro1">
          <table:table-cell office:value-type="float" office:value="0.43496" calcext:value-type="float">
            <text:p>0,43496</text:p>
          </table:table-cell>
          <table:table-cell office:value-type="float" office:value="2.0111665" calcext:value-type="float">
            <text:p>2,0111665</text:p>
          </table:table-cell>
          <table:table-cell table:formula="of:=([.A196]-[.$S$1])*1000" office:value-type="float" office:value="1.40206038135587" calcext:value-type="float">
            <text:p>1,40206038135587</text:p>
          </table:table-cell>
          <table:table-cell table:formula="of:=([.B196]*1000*[.$S$2])+[.$T$2]" office:value-type="float" office:value="25.646727785" calcext:value-type="float">
            <text:p>25,646727785</text:p>
          </table:table-cell>
          <table:table-cell table:formula="of:=AVERAGE([.C187:.C196])" office:value-type="float" office:value="4.08656038135586" calcext:value-type="float">
            <text:p>4,08656038135586</text:p>
          </table:table-cell>
          <table:table-cell table:number-columns-repeated="15"/>
        </table:table-row>
        <table:table-row table:style-name="ro1">
          <table:table-cell office:value-type="float" office:value="0.4388" calcext:value-type="float">
            <text:p>0,4388</text:p>
          </table:table-cell>
          <table:table-cell office:value-type="float" office:value="2.010591" calcext:value-type="float">
            <text:p>2,010591</text:p>
          </table:table-cell>
          <table:table-cell table:formula="of:=([.A197]-[.$S$1])*1000" office:value-type="float" office:value="5.24206038135588" calcext:value-type="float">
            <text:p>5,24206038135588</text:p>
          </table:table-cell>
          <table:table-cell table:formula="of:=([.B197]*1000*[.$S$2])+[.$T$2]" office:value-type="float" office:value="25.61030439" calcext:value-type="float">
            <text:p>25,61030439</text:p>
          </table:table-cell>
          <table:table-cell table:formula="of:=AVERAGE([.C188:.C197])" office:value-type="float" office:value="4.38668538135587" calcext:value-type="float">
            <text:p>4,38668538135587</text:p>
          </table:table-cell>
          <table:table-cell table:number-columns-repeated="15"/>
        </table:table-row>
        <table:table-row table:style-name="ro1">
          <table:table-cell office:value-type="float" office:value="0.43296625" calcext:value-type="float">
            <text:p>0,43296625</text:p>
          </table:table-cell>
          <table:table-cell office:value-type="float" office:value="2.009959" calcext:value-type="float">
            <text:p>2,009959</text:p>
          </table:table-cell>
          <table:table-cell table:formula="of:=([.A198]-[.$S$1])*1000" office:value-type="float" office:value="-0.591689618644142" calcext:value-type="float">
            <text:p>-0,591689618644142</text:p>
          </table:table-cell>
          <table:table-cell table:formula="of:=([.B198]*1000*[.$S$2])+[.$T$2]" office:value-type="float" office:value="25.57030511" calcext:value-type="float">
            <text:p>25,57030511</text:p>
          </table:table-cell>
          <table:table-cell table:formula="of:=AVERAGE([.C189:.C198])" office:value-type="float" office:value="3.94493538135586" calcext:value-type="float">
            <text:p>3,94493538135586</text:p>
          </table:table-cell>
          <table:table-cell table:number-columns-repeated="15"/>
        </table:table-row>
        <table:table-row table:style-name="ro1">
          <table:table-cell office:value-type="float" office:value="0.428395" calcext:value-type="float">
            <text:p>0,428395</text:p>
          </table:table-cell>
          <table:table-cell office:value-type="float" office:value="2.0098725" calcext:value-type="float">
            <text:p>2,0098725</text:p>
          </table:table-cell>
          <table:table-cell table:formula="of:=([.A199]-[.$S$1])*1000" office:value-type="float" office:value="-5.16293961864411" calcext:value-type="float">
            <text:p>-5,16293961864411</text:p>
          </table:table-cell>
          <table:table-cell table:formula="of:=([.B199]*1000*[.$S$2])+[.$T$2]" office:value-type="float" office:value="25.564830525" calcext:value-type="float">
            <text:p>25,564830525</text:p>
          </table:table-cell>
          <table:table-cell table:formula="of:=AVERAGE([.C190:.C199])" office:value-type="float" office:value="3.02531038135587" calcext:value-type="float">
            <text:p>3,02531038135587</text:p>
          </table:table-cell>
          <table:table-cell table:number-columns-repeated="15"/>
        </table:table-row>
        <table:table-row table:style-name="ro1">
          <table:table-cell office:value-type="float" office:value="0.42785875" calcext:value-type="float">
            <text:p>0,42785875</text:p>
          </table:table-cell>
          <table:table-cell office:value-type="float" office:value="2.0097845" calcext:value-type="float">
            <text:p>2,0097845</text:p>
          </table:table-cell>
          <table:table-cell table:formula="of:=([.A200]-[.$S$1])*1000" office:value-type="float" office:value="-5.69918961864413" calcext:value-type="float">
            <text:p>-5,69918961864413</text:p>
          </table:table-cell>
          <table:table-cell table:formula="of:=([.B200]*1000*[.$S$2])+[.$T$2]" office:value-type="float" office:value="25.559261005" calcext:value-type="float">
            <text:p>25,559261005</text:p>
          </table:table-cell>
          <table:table-cell table:formula="of:=AVERAGE([.C191:.C200])" office:value-type="float" office:value="1.88231038135587" calcext:value-type="float">
            <text:p>1,88231038135587</text:p>
          </table:table-cell>
          <table:table-cell table:number-columns-repeated="15"/>
        </table:table-row>
        <table:table-row table:style-name="ro1">
          <table:table-cell office:value-type="float" office:value="0.4266" calcext:value-type="float">
            <text:p>0,4266</text:p>
          </table:table-cell>
          <table:table-cell office:value-type="float" office:value="2.010335" calcext:value-type="float">
            <text:p>2,010335</text:p>
          </table:table-cell>
          <table:table-cell table:formula="of:=([.A201]-[.$S$1])*1000" office:value-type="float" office:value="-6.95793961864416" calcext:value-type="float">
            <text:p>-6,95793961864416</text:p>
          </table:table-cell>
          <table:table-cell table:formula="of:=([.B201]*1000*[.$S$2])+[.$T$2]" office:value-type="float" office:value="25.59410215" calcext:value-type="float">
            <text:p>25,59410215</text:p>
          </table:table-cell>
          <table:table-cell table:formula="of:=AVERAGE([.C192:.C201])" office:value-type="float" office:value="0.681435381355866" calcext:value-type="float">
            <text:p>0,681435381355866</text:p>
          </table:table-cell>
          <table:table-cell table:number-columns-repeated="15"/>
        </table:table-row>
        <table:table-row table:style-name="ro1">
          <table:table-cell office:value-type="float" office:value="0.4311825" calcext:value-type="float">
            <text:p>0,4311825</text:p>
          </table:table-cell>
          <table:table-cell office:value-type="float" office:value="2.010839" calcext:value-type="float">
            <text:p>2,010839</text:p>
          </table:table-cell>
          <table:table-cell table:formula="of:=([.A202]-[.$S$1])*1000" office:value-type="float" office:value="-2.37543961864412" calcext:value-type="float">
            <text:p>-2,37543961864412</text:p>
          </table:table-cell>
          <table:table-cell table:formula="of:=([.B202]*1000*[.$S$2])+[.$T$2]" office:value-type="float" office:value="25.62600031" calcext:value-type="float">
            <text:p>25,62600031</text:p>
          </table:table-cell>
          <table:table-cell table:formula="of:=AVERAGE([.C193:.C202])" office:value-type="float" office:value="-0.0720646186441302" calcext:value-type="float">
            <text:p>-0,07206461864413</text:p>
          </table:table-cell>
          <table:table-cell table:number-columns-repeated="15"/>
        </table:table-row>
        <table:table-row table:style-name="ro1">
          <table:table-cell office:value-type="float" office:value="0.43779625" calcext:value-type="float">
            <text:p>0,43779625</text:p>
          </table:table-cell>
          <table:table-cell office:value-type="float" office:value="2.010775" calcext:value-type="float">
            <text:p>2,010775</text:p>
          </table:table-cell>
          <table:table-cell table:formula="of:=([.A203]-[.$S$1])*1000" office:value-type="float" office:value="4.23831038135586" calcext:value-type="float">
            <text:p>4,23831038135586</text:p>
          </table:table-cell>
          <table:table-cell table:formula="of:=([.B203]*1000*[.$S$2])+[.$T$2]" office:value-type="float" office:value="25.62194975" calcext:value-type="float">
            <text:p>25,62194975</text:p>
          </table:table-cell>
          <table:table-cell table:formula="of:=AVERAGE([.C194:.C203])" office:value-type="float" office:value="0.400560381355869" calcext:value-type="float">
            <text:p>0,400560381355869</text:p>
          </table:table-cell>
          <table:table-cell table:number-columns-repeated="15"/>
        </table:table-row>
        <table:table-row table:style-name="ro1">
          <table:table-cell office:value-type="float" office:value="0.4285225" calcext:value-type="float">
            <text:p>0,4285225</text:p>
          </table:table-cell>
          <table:table-cell office:value-type="float" office:value="2.011039" calcext:value-type="float">
            <text:p>2,011039</text:p>
          </table:table-cell>
          <table:table-cell table:formula="of:=([.A204]-[.$S$1])*1000" office:value-type="float" office:value="-5.03543961864417" calcext:value-type="float">
            <text:p>-5,03543961864417</text:p>
          </table:table-cell>
          <table:table-cell table:formula="of:=([.B204]*1000*[.$S$2])+[.$T$2]" office:value-type="float" office:value="25.63865831" calcext:value-type="float">
            <text:p>25,63865831</text:p>
          </table:table-cell>
          <table:table-cell table:formula="of:=AVERAGE([.C195:.C204])" office:value-type="float" office:value="-0.300564618644134" calcext:value-type="float">
            <text:p>-0,300564618644134</text:p>
          </table:table-cell>
          <table:table-cell table:number-columns-repeated="15"/>
        </table:table-row>
        <table:table-row table:style-name="ro1">
          <table:table-cell office:value-type="float" office:value="0.42904125" calcext:value-type="float">
            <text:p>0,42904125</text:p>
          </table:table-cell>
          <table:table-cell office:value-type="float" office:value="2.0106055" calcext:value-type="float">
            <text:p>2,0106055</text:p>
          </table:table-cell>
          <table:table-cell table:formula="of:=([.A205]-[.$S$1])*1000" office:value-type="float" office:value="-4.51668961864415" calcext:value-type="float">
            <text:p>-4,51668961864415</text:p>
          </table:table-cell>
          <table:table-cell table:formula="of:=([.B205]*1000*[.$S$2])+[.$T$2]" office:value-type="float" office:value="25.611222095" calcext:value-type="float">
            <text:p>25,611222095</text:p>
          </table:table-cell>
          <table:table-cell table:formula="of:=AVERAGE([.C196:.C205])" office:value-type="float" office:value="-1.94568961864414" calcext:value-type="float">
            <text:p>-1,94568961864414</text:p>
          </table:table-cell>
          <table:table-cell table:number-columns-repeated="15"/>
        </table:table-row>
        <table:table-row table:style-name="ro1">
          <table:table-cell office:value-type="float" office:value="0.43215" calcext:value-type="float">
            <text:p>0,43215</text:p>
          </table:table-cell>
          <table:table-cell office:value-type="float" office:value="2.0102755" calcext:value-type="float">
            <text:p>2,0102755</text:p>
          </table:table-cell>
          <table:table-cell table:formula="of:=([.A206]-[.$S$1])*1000" office:value-type="float" office:value="-1.40793961864416" calcext:value-type="float">
            <text:p>-1,40793961864416</text:p>
          </table:table-cell>
          <table:table-cell table:formula="of:=([.B206]*1000*[.$S$2])+[.$T$2]" office:value-type="float" office:value="25.590336395" calcext:value-type="float">
            <text:p>25,590336395</text:p>
          </table:table-cell>
          <table:table-cell table:formula="of:=AVERAGE([.C197:.C206])" office:value-type="float" office:value="-2.22668961864414" calcext:value-type="float">
            <text:p>-2,22668961864414</text:p>
          </table:table-cell>
          <table:table-cell table:number-columns-repeated="15"/>
        </table:table-row>
        <table:table-row table:style-name="ro1">
          <table:table-cell office:value-type="float" office:value="0.430275" calcext:value-type="float">
            <text:p>0,430275</text:p>
          </table:table-cell>
          <table:table-cell office:value-type="float" office:value="2.010522" calcext:value-type="float">
            <text:p>2,010522</text:p>
          </table:table-cell>
          <table:table-cell table:formula="of:=([.A207]-[.$S$1])*1000" office:value-type="float" office:value="-3.28293961864412" calcext:value-type="float">
            <text:p>-3,28293961864412</text:p>
          </table:table-cell>
          <table:table-cell table:formula="of:=([.B207]*1000*[.$S$2])+[.$T$2]" office:value-type="float" office:value="25.60593738" calcext:value-type="float">
            <text:p>25,60593738</text:p>
          </table:table-cell>
          <table:table-cell table:formula="of:=AVERAGE([.C198:.C207])" office:value-type="float" office:value="-3.07918961864414" calcext:value-type="float">
            <text:p>-3,07918961864414</text:p>
          </table:table-cell>
          <table:table-cell table:number-columns-repeated="15"/>
        </table:table-row>
        <table:table-row table:style-name="ro1">
          <table:table-cell office:value-type="float" office:value="0.44314375" calcext:value-type="float">
            <text:p>0,44314375</text:p>
          </table:table-cell>
          <table:table-cell office:value-type="float" office:value="2.0109635" calcext:value-type="float">
            <text:p>2,0109635</text:p>
          </table:table-cell>
          <table:table-cell table:formula="of:=([.A208]-[.$S$1])*1000" office:value-type="float" office:value="9.58581038135586" calcext:value-type="float">
            <text:p>9,58581038135586</text:p>
          </table:table-cell>
          <table:table-cell table:formula="of:=([.B208]*1000*[.$S$2])+[.$T$2]" office:value-type="float" office:value="25.633879915" calcext:value-type="float">
            <text:p>25,633879915</text:p>
          </table:table-cell>
          <table:table-cell table:formula="of:=AVERAGE([.C199:.C208])" office:value-type="float" office:value="-2.06143961864414" calcext:value-type="float">
            <text:p>-2,06143961864414</text:p>
          </table:table-cell>
          <table:table-cell table:number-columns-repeated="15"/>
        </table:table-row>
        <table:table-row table:style-name="ro1">
          <table:table-cell office:value-type="float" office:value="0.43858125" calcext:value-type="float">
            <text:p>0,43858125</text:p>
          </table:table-cell>
          <table:table-cell office:value-type="float" office:value="2.0113125" calcext:value-type="float">
            <text:p>2,0113125</text:p>
          </table:table-cell>
          <table:table-cell table:formula="of:=([.A209]-[.$S$1])*1000" office:value-type="float" office:value="5.02331038135584" calcext:value-type="float">
            <text:p>5,02331038135584</text:p>
          </table:table-cell>
          <table:table-cell table:formula="of:=([.B209]*1000*[.$S$2])+[.$T$2]" office:value-type="float" office:value="25.655968125" calcext:value-type="float">
            <text:p>25,655968125</text:p>
          </table:table-cell>
          <table:table-cell table:formula="of:=AVERAGE([.C200:.C209])" office:value-type="float" office:value="-1.04281461864414" calcext:value-type="float">
            <text:p>-1,04281461864414</text:p>
          </table:table-cell>
          <table:table-cell table:number-columns-repeated="15"/>
        </table:table-row>
        <table:table-row table:style-name="ro1">
          <table:table-cell office:value-type="float" office:value="0.44723625" calcext:value-type="float">
            <text:p>0,44723625</text:p>
          </table:table-cell>
          <table:table-cell office:value-type="float" office:value="2.0108155" calcext:value-type="float">
            <text:p>2,0108155</text:p>
          </table:table-cell>
          <table:table-cell table:formula="of:=([.A210]-[.$S$1])*1000" office:value-type="float" office:value="13.6783103813559" calcext:value-type="float">
            <text:p>13,6783103813559</text:p>
          </table:table-cell>
          <table:table-cell table:formula="of:=([.B210]*1000*[.$S$2])+[.$T$2]" office:value-type="float" office:value="25.624512995" calcext:value-type="float">
            <text:p>25,624512995</text:p>
          </table:table-cell>
          <table:table-cell table:formula="of:=AVERAGE([.C201:.C210])" office:value-type="float" office:value="0.894935381355855" calcext:value-type="float">
            <text:p>0,894935381355855</text:p>
          </table:table-cell>
          <table:table-cell table:number-columns-repeated="15"/>
        </table:table-row>
        <table:table-row table:style-name="ro1">
          <table:table-cell office:value-type="float" office:value="0.44286125" calcext:value-type="float">
            <text:p>0,44286125</text:p>
          </table:table-cell>
          <table:table-cell office:value-type="float" office:value="2.009592" calcext:value-type="float">
            <text:p>2,009592</text:p>
          </table:table-cell>
          <table:table-cell table:formula="of:=([.A211]-[.$S$1])*1000" office:value-type="float" office:value="9.30331038135584" calcext:value-type="float">
            <text:p>9,30331038135584</text:p>
          </table:table-cell>
          <table:table-cell table:formula="of:=([.B211]*1000*[.$S$2])+[.$T$2]" office:value-type="float" office:value="25.54707768" calcext:value-type="float">
            <text:p>25,54707768</text:p>
          </table:table-cell>
          <table:table-cell table:formula="of:=AVERAGE([.C202:.C211])" office:value-type="float" office:value="2.52106038135586" calcext:value-type="float">
            <text:p>2,52106038135586</text:p>
          </table:table-cell>
          <table:table-cell table:number-columns-repeated="15"/>
        </table:table-row>
        <table:table-row table:style-name="ro1">
          <table:table-cell office:value-type="float" office:value="0.4313275" calcext:value-type="float">
            <text:p>0,4313275</text:p>
          </table:table-cell>
          <table:table-cell office:value-type="float" office:value="2.009395" calcext:value-type="float">
            <text:p>2,009395</text:p>
          </table:table-cell>
          <table:table-cell table:formula="of:=([.A212]-[.$S$1])*1000" office:value-type="float" office:value="-2.23043961864416" calcext:value-type="float">
            <text:p>-2,23043961864416</text:p>
          </table:table-cell>
          <table:table-cell table:formula="of:=([.B212]*1000*[.$S$2])+[.$T$2]" office:value-type="float" office:value="25.53460955" calcext:value-type="float">
            <text:p>25,53460955</text:p>
          </table:table-cell>
          <table:table-cell table:formula="of:=AVERAGE([.C203:.C212])" office:value-type="float" office:value="2.53556038135585" calcext:value-type="float">
            <text:p>2,53556038135585</text:p>
          </table:table-cell>
          <table:table-cell table:number-columns-repeated="15"/>
        </table:table-row>
        <table:table-row table:style-name="ro1">
          <table:table-cell office:value-type="float" office:value="0.44149125" calcext:value-type="float">
            <text:p>0,44149125</text:p>
          </table:table-cell>
          <table:table-cell office:value-type="float" office:value="2.0094275" calcext:value-type="float">
            <text:p>2,0094275</text:p>
          </table:table-cell>
          <table:table-cell table:formula="of:=([.A213]-[.$S$1])*1000" office:value-type="float" office:value="7.93331038135586" calcext:value-type="float">
            <text:p>7,93331038135586</text:p>
          </table:table-cell>
          <table:table-cell table:formula="of:=([.B213]*1000*[.$S$2])+[.$T$2]" office:value-type="float" office:value="25.536666475" calcext:value-type="float">
            <text:p>25,536666475</text:p>
          </table:table-cell>
          <table:table-cell table:formula="of:=AVERAGE([.C204:.C213])" office:value-type="float" office:value="2.90506038135585" calcext:value-type="float">
            <text:p>2,90506038135585</text:p>
          </table:table-cell>
          <table:table-cell table:number-columns-repeated="15"/>
        </table:table-row>
        <table:table-row table:style-name="ro1">
          <table:table-cell office:value-type="float" office:value="0.43971625" calcext:value-type="float">
            <text:p>0,43971625</text:p>
          </table:table-cell>
          <table:table-cell office:value-type="float" office:value="2.009509" calcext:value-type="float">
            <text:p>2,009509</text:p>
          </table:table-cell>
          <table:table-cell table:formula="of:=([.A214]-[.$S$1])*1000" office:value-type="float" office:value="6.15831038135584" calcext:value-type="float">
            <text:p>6,15831038135584</text:p>
          </table:table-cell>
          <table:table-cell table:formula="of:=([.B214]*1000*[.$S$2])+[.$T$2]" office:value-type="float" office:value="25.54182461" calcext:value-type="float">
            <text:p>25,54182461</text:p>
          </table:table-cell>
          <table:table-cell table:formula="of:=AVERAGE([.C205:.C214])" office:value-type="float" office:value="4.02443538135585" calcext:value-type="float">
            <text:p>4,02443538135585</text:p>
          </table:table-cell>
          <table:table-cell table:number-columns-repeated="15"/>
        </table:table-row>
        <table:table-row table:style-name="ro1">
          <table:table-cell office:value-type="float" office:value="0.44409875" calcext:value-type="float">
            <text:p>0,44409875</text:p>
          </table:table-cell>
          <table:table-cell office:value-type="float" office:value="2.009335" calcext:value-type="float">
            <text:p>2,009335</text:p>
          </table:table-cell>
          <table:table-cell table:formula="of:=([.A215]-[.$S$1])*1000" office:value-type="float" office:value="10.5408103813558" calcext:value-type="float">
            <text:p>10,5408103813558</text:p>
          </table:table-cell>
          <table:table-cell table:formula="of:=([.B215]*1000*[.$S$2])+[.$T$2]" office:value-type="float" office:value="25.53081215" calcext:value-type="float">
            <text:p>25,53081215</text:p>
          </table:table-cell>
          <table:table-cell table:formula="of:=AVERAGE([.C206:.C215])" office:value-type="float" office:value="5.53018538135585" calcext:value-type="float">
            <text:p>5,53018538135585</text:p>
          </table:table-cell>
          <table:table-cell table:number-columns-repeated="15"/>
        </table:table-row>
        <table:table-row table:style-name="ro1">
          <table:table-cell office:value-type="float" office:value="0.44115375" calcext:value-type="float">
            <text:p>0,44115375</text:p>
          </table:table-cell>
          <table:table-cell office:value-type="float" office:value="2.009324" calcext:value-type="float">
            <text:p>2,009324</text:p>
          </table:table-cell>
          <table:table-cell table:formula="of:=([.A216]-[.$S$1])*1000" office:value-type="float" office:value="7.59581038135587" calcext:value-type="float">
            <text:p>7,59581038135587</text:p>
          </table:table-cell>
          <table:table-cell table:formula="of:=([.B216]*1000*[.$S$2])+[.$T$2]" office:value-type="float" office:value="25.53011596" calcext:value-type="float">
            <text:p>25,53011596</text:p>
          </table:table-cell>
          <table:table-cell table:formula="of:=AVERAGE([.C207:.C216])" office:value-type="float" office:value="6.43056038135585" calcext:value-type="float">
            <text:p>6,43056038135585</text:p>
          </table:table-cell>
          <table:table-cell table:number-columns-repeated="15"/>
        </table:table-row>
        <table:table-row table:style-name="ro1">
          <table:table-cell office:value-type="float" office:value="0.4426525" calcext:value-type="float">
            <text:p>0,4426525</text:p>
          </table:table-cell>
          <table:table-cell office:value-type="float" office:value="2.0093735" calcext:value-type="float">
            <text:p>2,0093735</text:p>
          </table:table-cell>
          <table:table-cell table:formula="of:=([.A217]-[.$S$1])*1000" office:value-type="float" office:value="9.09456038135587" calcext:value-type="float">
            <text:p>9,09456038135587</text:p>
          </table:table-cell>
          <table:table-cell table:formula="of:=([.B217]*1000*[.$S$2])+[.$T$2]" office:value-type="float" office:value="25.533248815" calcext:value-type="float">
            <text:p>25,533248815</text:p>
          </table:table-cell>
          <table:table-cell table:formula="of:=AVERAGE([.C208:.C217])" office:value-type="float" office:value="7.66831038135585" calcext:value-type="float">
            <text:p>7,66831038135585</text:p>
          </table:table-cell>
          <table:table-cell table:number-columns-repeated="15"/>
        </table:table-row>
        <table:table-row table:style-name="ro1">
          <table:table-cell office:value-type="float" office:value="0.4517075" calcext:value-type="float">
            <text:p>0,4517075</text:p>
          </table:table-cell>
          <table:table-cell office:value-type="float" office:value="2.0091895" calcext:value-type="float">
            <text:p>2,0091895</text:p>
          </table:table-cell>
          <table:table-cell table:formula="of:=([.A218]-[.$S$1])*1000" office:value-type="float" office:value="18.1495603813558" calcext:value-type="float">
            <text:p>18,1495603813558</text:p>
          </table:table-cell>
          <table:table-cell table:formula="of:=([.B218]*1000*[.$S$2])+[.$T$2]" office:value-type="float" office:value="25.521603455" calcext:value-type="float">
            <text:p>25,521603455</text:p>
          </table:table-cell>
          <table:table-cell table:formula="of:=AVERAGE([.C209:.C218])" office:value-type="float" office:value="8.52468538135585" calcext:value-type="float">
            <text:p>8,52468538135585</text:p>
          </table:table-cell>
          <table:table-cell table:number-columns-repeated="15"/>
        </table:table-row>
        <table:table-row table:style-name="ro1">
          <table:table-cell office:value-type="float" office:value="0.4455025" calcext:value-type="float">
            <text:p>0,4455025</text:p>
          </table:table-cell>
          <table:table-cell office:value-type="float" office:value="2.0084935" calcext:value-type="float">
            <text:p>2,0084935</text:p>
          </table:table-cell>
          <table:table-cell table:formula="of:=([.A219]-[.$S$1])*1000" office:value-type="float" office:value="11.9445603813559" calcext:value-type="float">
            <text:p>11,9445603813559</text:p>
          </table:table-cell>
          <table:table-cell table:formula="of:=([.B219]*1000*[.$S$2])+[.$T$2]" office:value-type="float" office:value="25.477553615" calcext:value-type="float">
            <text:p>25,477553615</text:p>
          </table:table-cell>
          <table:table-cell table:formula="of:=AVERAGE([.C210:.C219])" office:value-type="float" office:value="9.21681038135585" calcext:value-type="float">
            <text:p>9,21681038135585</text:p>
          </table:table-cell>
          <table:table-cell table:number-columns-repeated="15"/>
        </table:table-row>
        <table:table-row table:style-name="ro1">
          <table:table-cell office:value-type="float" office:value="0.44026875" calcext:value-type="float">
            <text:p>0,44026875</text:p>
          </table:table-cell>
          <table:table-cell office:value-type="float" office:value="2.0079755" calcext:value-type="float">
            <text:p>2,0079755</text:p>
          </table:table-cell>
          <table:table-cell table:formula="of:=([.A220]-[.$S$1])*1000" office:value-type="float" office:value="6.71081038135585" calcext:value-type="float">
            <text:p>6,71081038135585</text:p>
          </table:table-cell>
          <table:table-cell table:formula="of:=([.B220]*1000*[.$S$2])+[.$T$2]" office:value-type="float" office:value="25.444769395" calcext:value-type="float">
            <text:p>25,444769395</text:p>
          </table:table-cell>
          <table:table-cell table:formula="of:=AVERAGE([.C211:.C220])" office:value-type="float" office:value="8.52006038135585" calcext:value-type="float">
            <text:p>8,52006038135585</text:p>
          </table:table-cell>
          <table:table-cell table:number-columns-repeated="15"/>
        </table:table-row>
        <table:table-row table:style-name="ro1">
          <table:table-cell office:value-type="float" office:value="0.4551025" calcext:value-type="float">
            <text:p>0,4551025</text:p>
          </table:table-cell>
          <table:table-cell office:value-type="float" office:value="2.007513" calcext:value-type="float">
            <text:p>2,007513</text:p>
          </table:table-cell>
          <table:table-cell table:formula="of:=([.A221]-[.$S$1])*1000" office:value-type="float" office:value="21.5445603813559" calcext:value-type="float">
            <text:p>21,5445603813559</text:p>
          </table:table-cell>
          <table:table-cell table:formula="of:=([.B221]*1000*[.$S$2])+[.$T$2]" office:value-type="float" office:value="25.41549777" calcext:value-type="float">
            <text:p>25,41549777</text:p>
          </table:table-cell>
          <table:table-cell table:formula="of:=AVERAGE([.C212:.C221])" office:value-type="float" office:value="9.74418538135586" calcext:value-type="float">
            <text:p>9,74418538135586</text:p>
          </table:table-cell>
          <table:table-cell table:number-columns-repeated="15"/>
        </table:table-row>
        <table:table-row table:style-name="ro1">
          <table:table-cell office:value-type="float" office:value="0.45123375" calcext:value-type="float">
            <text:p>0,45123375</text:p>
          </table:table-cell>
          <table:table-cell office:value-type="float" office:value="2.0076425" calcext:value-type="float">
            <text:p>2,0076425</text:p>
          </table:table-cell>
          <table:table-cell table:formula="of:=([.A222]-[.$S$1])*1000" office:value-type="float" office:value="17.6758103813558" calcext:value-type="float">
            <text:p>17,6758103813558</text:p>
          </table:table-cell>
          <table:table-cell table:formula="of:=([.B222]*1000*[.$S$2])+[.$T$2]" office:value-type="float" office:value="25.423693825" calcext:value-type="float">
            <text:p>25,423693825</text:p>
          </table:table-cell>
          <table:table-cell table:formula="of:=AVERAGE([.C213:.C222])" office:value-type="float" office:value="11.7348103813559" calcext:value-type="float">
            <text:p>11,7348103813559</text:p>
          </table:table-cell>
          <table:table-cell table:number-columns-repeated="15"/>
        </table:table-row>
        <table:table-row table:style-name="ro1">
          <table:table-cell office:value-type="float" office:value="0.4551875" calcext:value-type="float">
            <text:p>0,4551875</text:p>
          </table:table-cell>
          <table:table-cell office:value-type="float" office:value="2.007597" calcext:value-type="float">
            <text:p>2,007597</text:p>
          </table:table-cell>
          <table:table-cell table:formula="of:=([.A223]-[.$S$1])*1000" office:value-type="float" office:value="21.6295603813559" calcext:value-type="float">
            <text:p>21,6295603813559</text:p>
          </table:table-cell>
          <table:table-cell table:formula="of:=([.B223]*1000*[.$S$2])+[.$T$2]" office:value-type="float" office:value="25.42081413" calcext:value-type="float">
            <text:p>25,42081413</text:p>
          </table:table-cell>
          <table:table-cell table:formula="of:=AVERAGE([.C214:.C223])" office:value-type="float" office:value="13.1044353813559" calcext:value-type="float">
            <text:p>13,1044353813559</text:p>
          </table:table-cell>
          <table:table-cell table:number-columns-repeated="15"/>
        </table:table-row>
        <table:table-row table:style-name="ro1">
          <table:table-cell office:value-type="float" office:value="0.4440075" calcext:value-type="float">
            <text:p>0,4440075</text:p>
          </table:table-cell>
          <table:table-cell office:value-type="float" office:value="2.0073615" calcext:value-type="float">
            <text:p>2,0073615</text:p>
          </table:table-cell>
          <table:table-cell table:formula="of:=([.A224]-[.$S$1])*1000" office:value-type="float" office:value="10.4495603813559" calcext:value-type="float">
            <text:p>10,4495603813559</text:p>
          </table:table-cell>
          <table:table-cell table:formula="of:=([.B224]*1000*[.$S$2])+[.$T$2]" office:value-type="float" office:value="25.405909335" calcext:value-type="float">
            <text:p>25,405909335</text:p>
          </table:table-cell>
          <table:table-cell table:formula="of:=AVERAGE([.C215:.C224])" office:value-type="float" office:value="13.5335603813559" calcext:value-type="float">
            <text:p>13,5335603813559</text:p>
          </table:table-cell>
          <table:table-cell table:number-columns-repeated="15"/>
        </table:table-row>
        <table:table-row table:style-name="ro1">
          <table:table-cell office:value-type="float" office:value="0.452305" calcext:value-type="float">
            <text:p>0,452305</text:p>
          </table:table-cell>
          <table:table-cell office:value-type="float" office:value="2.0072355" calcext:value-type="float">
            <text:p>2,0072355</text:p>
          </table:table-cell>
          <table:table-cell table:formula="of:=([.A225]-[.$S$1])*1000" office:value-type="float" office:value="18.7470603813559" calcext:value-type="float">
            <text:p>18,7470603813559</text:p>
          </table:table-cell>
          <table:table-cell table:formula="of:=([.B225]*1000*[.$S$2])+[.$T$2]" office:value-type="float" office:value="25.397934795" calcext:value-type="float">
            <text:p>25,397934795</text:p>
          </table:table-cell>
          <table:table-cell table:formula="of:=AVERAGE([.C216:.C225])" office:value-type="float" office:value="14.3541853813559" calcext:value-type="float">
            <text:p>14,3541853813559</text:p>
          </table:table-cell>
          <table:table-cell table:number-columns-repeated="15"/>
        </table:table-row>
        <table:table-row table:style-name="ro1">
          <table:table-cell office:value-type="float" office:value="0.44945625" calcext:value-type="float">
            <text:p>0,44945625</text:p>
          </table:table-cell>
          <table:table-cell office:value-type="float" office:value="2.0066465" calcext:value-type="float">
            <text:p>2,0066465</text:p>
          </table:table-cell>
          <table:table-cell table:formula="of:=([.A226]-[.$S$1])*1000" office:value-type="float" office:value="15.8983103813559" calcext:value-type="float">
            <text:p>15,8983103813559</text:p>
          </table:table-cell>
          <table:table-cell table:formula="of:=([.B226]*1000*[.$S$2])+[.$T$2]" office:value-type="float" office:value="25.360656985" calcext:value-type="float">
            <text:p>25,360656985</text:p>
          </table:table-cell>
          <table:table-cell table:formula="of:=AVERAGE([.C217:.C226])" office:value-type="float" office:value="15.1844353813559" calcext:value-type="float">
            <text:p>15,1844353813559</text:p>
          </table:table-cell>
          <table:table-cell table:number-columns-repeated="15"/>
        </table:table-row>
        <table:table-row table:style-name="ro1">
          <table:table-cell office:value-type="float" office:value="0.44853" calcext:value-type="float">
            <text:p>0,44853</text:p>
          </table:table-cell>
          <table:table-cell office:value-type="float" office:value="2.0058005" calcext:value-type="float">
            <text:p>2,0058005</text:p>
          </table:table-cell>
          <table:table-cell table:formula="of:=([.A227]-[.$S$1])*1000" office:value-type="float" office:value="14.9720603813558" calcext:value-type="float">
            <text:p>14,9720603813558</text:p>
          </table:table-cell>
          <table:table-cell table:formula="of:=([.B227]*1000*[.$S$2])+[.$T$2]" office:value-type="float" office:value="25.307113645" calcext:value-type="float">
            <text:p>25,307113645</text:p>
          </table:table-cell>
          <table:table-cell table:formula="of:=AVERAGE([.C218:.C227])" office:value-type="float" office:value="15.7721853813559" calcext:value-type="float">
            <text:p>15,7721853813559</text:p>
          </table:table-cell>
          <table:table-cell table:number-columns-repeated="15"/>
        </table:table-row>
        <table:table-row table:style-name="ro1">
          <table:table-cell office:value-type="float" office:value="0.44677125" calcext:value-type="float">
            <text:p>0,44677125</text:p>
          </table:table-cell>
          <table:table-cell office:value-type="float" office:value="2.005451" calcext:value-type="float">
            <text:p>2,005451</text:p>
          </table:table-cell>
          <table:table-cell table:formula="of:=([.A228]-[.$S$1])*1000" office:value-type="float" office:value="13.2133103813559" calcext:value-type="float">
            <text:p>13,2133103813559</text:p>
          </table:table-cell>
          <table:table-cell table:formula="of:=([.B228]*1000*[.$S$2])+[.$T$2]" office:value-type="float" office:value="25.28499379" calcext:value-type="float">
            <text:p>25,28499379</text:p>
          </table:table-cell>
          <table:table-cell table:formula="of:=AVERAGE([.C219:.C228])" office:value-type="float" office:value="15.2785603813559" calcext:value-type="float">
            <text:p>15,2785603813559</text:p>
          </table:table-cell>
          <table:table-cell table:number-columns-repeated="15"/>
        </table:table-row>
        <table:table-row table:style-name="ro1">
          <table:table-cell office:value-type="float" office:value="0.44594875" calcext:value-type="float">
            <text:p>0,44594875</text:p>
          </table:table-cell>
          <table:table-cell office:value-type="float" office:value="2.005616" calcext:value-type="float">
            <text:p>2,005616</text:p>
          </table:table-cell>
          <table:table-cell table:formula="of:=([.A229]-[.$S$1])*1000" office:value-type="float" office:value="12.3908103813559" calcext:value-type="float">
            <text:p>12,3908103813559</text:p>
          </table:table-cell>
          <table:table-cell table:formula="of:=([.B229]*1000*[.$S$2])+[.$T$2]" office:value-type="float" office:value="25.29543664" calcext:value-type="float">
            <text:p>25,29543664</text:p>
          </table:table-cell>
          <table:table-cell table:formula="of:=AVERAGE([.C220:.C229])" office:value-type="float" office:value="15.3231853813559" calcext:value-type="float">
            <text:p>15,3231853813559</text:p>
          </table:table-cell>
          <table:table-cell table:number-columns-repeated="15"/>
        </table:table-row>
        <table:table-row table:style-name="ro1">
          <table:table-cell office:value-type="float" office:value="0.45089625" calcext:value-type="float">
            <text:p>0,45089625</text:p>
          </table:table-cell>
          <table:table-cell office:value-type="float" office:value="2.005025" calcext:value-type="float">
            <text:p>2,005025</text:p>
          </table:table-cell>
          <table:table-cell table:formula="of:=([.A230]-[.$S$1])*1000" office:value-type="float" office:value="17.3383103813559" calcext:value-type="float">
            <text:p>17,3383103813559</text:p>
          </table:table-cell>
          <table:table-cell table:formula="of:=([.B230]*1000*[.$S$2])+[.$T$2]" office:value-type="float" office:value="25.25803225" calcext:value-type="float">
            <text:p>25,25803225</text:p>
          </table:table-cell>
          <table:table-cell table:formula="of:=AVERAGE([.C221:.C230])" office:value-type="float" office:value="16.3859353813559" calcext:value-type="float">
            <text:p>16,3859353813559</text:p>
          </table:table-cell>
          <table:table-cell table:number-columns-repeated="15"/>
        </table:table-row>
        <table:table-row table:style-name="ro1">
          <table:table-cell office:value-type="float" office:value="0.44886125" calcext:value-type="float">
            <text:p>0,44886125</text:p>
          </table:table-cell>
          <table:table-cell office:value-type="float" office:value="2.004177" calcext:value-type="float">
            <text:p>2,004177</text:p>
          </table:table-cell>
          <table:table-cell table:formula="of:=([.A231]-[.$S$1])*1000" office:value-type="float" office:value="15.3033103813559" calcext:value-type="float">
            <text:p>15,3033103813559</text:p>
          </table:table-cell>
          <table:table-cell table:formula="of:=([.B231]*1000*[.$S$2])+[.$T$2]" office:value-type="float" office:value="25.20436233" calcext:value-type="float">
            <text:p>25,20436233</text:p>
          </table:table-cell>
          <table:table-cell table:formula="of:=AVERAGE([.C222:.C231])" office:value-type="float" office:value="15.7618103813559" calcext:value-type="float">
            <text:p>15,7618103813559</text:p>
          </table:table-cell>
          <table:table-cell table:number-columns-repeated="15"/>
        </table:table-row>
        <table:table-row table:style-name="ro1">
          <table:table-cell office:value-type="float" office:value="0.4543975" calcext:value-type="float">
            <text:p>0,4543975</text:p>
          </table:table-cell>
          <table:table-cell office:value-type="float" office:value="2.0042" calcext:value-type="float">
            <text:p>2,0042</text:p>
          </table:table-cell>
          <table:table-cell table:formula="of:=([.A232]-[.$S$1])*1000" office:value-type="float" office:value="20.8395603813559" calcext:value-type="float">
            <text:p>20,8395603813559</text:p>
          </table:table-cell>
          <table:table-cell table:formula="of:=([.B232]*1000*[.$S$2])+[.$T$2]" office:value-type="float" office:value="25.205818" calcext:value-type="float">
            <text:p>25,205818</text:p>
          </table:table-cell>
          <table:table-cell table:formula="of:=AVERAGE([.C223:.C232])" office:value-type="float" office:value="16.0781853813559" calcext:value-type="float">
            <text:p>16,0781853813559</text:p>
          </table:table-cell>
          <table:table-cell table:number-columns-repeated="15"/>
        </table:table-row>
        <table:table-row table:style-name="ro1">
          <table:table-cell office:value-type="float" office:value="0.44861125" calcext:value-type="float">
            <text:p>0,44861125</text:p>
          </table:table-cell>
          <table:table-cell office:value-type="float" office:value="2.0044" calcext:value-type="float">
            <text:p>2,0044</text:p>
          </table:table-cell>
          <table:table-cell table:formula="of:=([.A233]-[.$S$1])*1000" office:value-type="float" office:value="15.0533103813559" calcext:value-type="float">
            <text:p>15,0533103813559</text:p>
          </table:table-cell>
          <table:table-cell table:formula="of:=([.B233]*1000*[.$S$2])+[.$T$2]" office:value-type="float" office:value="25.218476" calcext:value-type="float">
            <text:p>25,218476</text:p>
          </table:table-cell>
          <table:table-cell table:formula="of:=AVERAGE([.C224:.C233])" office:value-type="float" office:value="15.4205603813559" calcext:value-type="float">
            <text:p>15,4205603813559</text:p>
          </table:table-cell>
          <table:table-cell table:number-columns-repeated="15"/>
        </table:table-row>
        <table:table-row table:style-name="ro1">
          <table:table-cell office:value-type="float" office:value="0.44478" calcext:value-type="float">
            <text:p>0,44478</text:p>
          </table:table-cell>
          <table:table-cell office:value-type="float" office:value="2.003845" calcext:value-type="float">
            <text:p>2,003845</text:p>
          </table:table-cell>
          <table:table-cell table:formula="of:=([.A234]-[.$S$1])*1000" office:value-type="float" office:value="11.2220603813559" calcext:value-type="float">
            <text:p>11,2220603813559</text:p>
          </table:table-cell>
          <table:table-cell table:formula="of:=([.B234]*1000*[.$S$2])+[.$T$2]" office:value-type="float" office:value="25.18335005" calcext:value-type="float">
            <text:p>25,18335005</text:p>
          </table:table-cell>
          <table:table-cell table:formula="of:=AVERAGE([.C225:.C234])" office:value-type="float" office:value="15.4978103813559" calcext:value-type="float">
            <text:p>15,4978103813559</text:p>
          </table:table-cell>
          <table:table-cell table:number-columns-repeated="15"/>
        </table:table-row>
        <table:table-row table:style-name="ro1">
          <table:table-cell office:value-type="float" office:value="0.4406625" calcext:value-type="float">
            <text:p>0,4406625</text:p>
          </table:table-cell>
          <table:table-cell office:value-type="float" office:value="2.003574" calcext:value-type="float">
            <text:p>2,003574</text:p>
          </table:table-cell>
          <table:table-cell table:formula="of:=([.A235]-[.$S$1])*1000" office:value-type="float" office:value="7.10456038135587" calcext:value-type="float">
            <text:p>7,10456038135587</text:p>
          </table:table-cell>
          <table:table-cell table:formula="of:=([.B235]*1000*[.$S$2])+[.$T$2]" office:value-type="float" office:value="25.16619846" calcext:value-type="float">
            <text:p>25,16619846</text:p>
          </table:table-cell>
          <table:table-cell table:formula="of:=AVERAGE([.C226:.C235])" office:value-type="float" office:value="14.3335603813559" calcext:value-type="float">
            <text:p>14,3335603813559</text:p>
          </table:table-cell>
          <table:table-cell table:number-columns-repeated="15"/>
        </table:table-row>
        <table:table-row table:style-name="ro1">
          <table:table-cell office:value-type="float" office:value="0.4528275" calcext:value-type="float">
            <text:p>0,4528275</text:p>
          </table:table-cell>
          <table:table-cell office:value-type="float" office:value="2.0038065" calcext:value-type="float">
            <text:p>2,0038065</text:p>
          </table:table-cell>
          <table:table-cell table:formula="of:=([.A236]-[.$S$1])*1000" office:value-type="float" office:value="19.2695603813559" calcext:value-type="float">
            <text:p>19,2695603813559</text:p>
          </table:table-cell>
          <table:table-cell table:formula="of:=([.B236]*1000*[.$S$2])+[.$T$2]" office:value-type="float" office:value="25.180913385" calcext:value-type="float">
            <text:p>25,180913385</text:p>
          </table:table-cell>
          <table:table-cell table:formula="of:=AVERAGE([.C227:.C236])" office:value-type="float" office:value="14.6706853813559" calcext:value-type="float">
            <text:p>14,6706853813559</text:p>
          </table:table-cell>
          <table:table-cell table:number-columns-repeated="15"/>
        </table:table-row>
        <table:table-row table:style-name="ro1">
          <table:table-cell office:value-type="float" office:value="0.4419275" calcext:value-type="float">
            <text:p>0,4419275</text:p>
          </table:table-cell>
          <table:table-cell office:value-type="float" office:value="2.0034285" calcext:value-type="float">
            <text:p>2,0034285</text:p>
          </table:table-cell>
          <table:table-cell table:formula="of:=([.A237]-[.$S$1])*1000" office:value-type="float" office:value="8.36956038135583" calcext:value-type="float">
            <text:p>8,36956038135583</text:p>
          </table:table-cell>
          <table:table-cell table:formula="of:=([.B237]*1000*[.$S$2])+[.$T$2]" office:value-type="float" office:value="25.156989765" calcext:value-type="float">
            <text:p>25,156989765</text:p>
          </table:table-cell>
          <table:table-cell table:formula="of:=AVERAGE([.C228:.C237])" office:value-type="float" office:value="14.0104353813559" calcext:value-type="float">
            <text:p>14,0104353813559</text:p>
          </table:table-cell>
          <table:table-cell table:number-columns-repeated="15"/>
        </table:table-row>
        <table:table-row table:style-name="ro1">
          <table:table-cell office:value-type="float" office:value="0.4423" calcext:value-type="float">
            <text:p>0,4423</text:p>
          </table:table-cell>
          <table:table-cell office:value-type="float" office:value="2.0029315" calcext:value-type="float">
            <text:p>2,0029315</text:p>
          </table:table-cell>
          <table:table-cell table:formula="of:=([.A238]-[.$S$1])*1000" office:value-type="float" office:value="8.74206038135589" calcext:value-type="float">
            <text:p>8,74206038135589</text:p>
          </table:table-cell>
          <table:table-cell table:formula="of:=([.B238]*1000*[.$S$2])+[.$T$2]" office:value-type="float" office:value="25.125534635" calcext:value-type="float">
            <text:p>25,125534635</text:p>
          </table:table-cell>
          <table:table-cell table:formula="of:=AVERAGE([.C229:.C238])" office:value-type="float" office:value="13.5633103813559" calcext:value-type="float">
            <text:p>13,5633103813559</text:p>
          </table:table-cell>
          <table:table-cell table:number-columns-repeated="15"/>
        </table:table-row>
        <table:table-row table:style-name="ro1">
          <table:table-cell office:value-type="float" office:value="0.44676625" calcext:value-type="float">
            <text:p>0,44676625</text:p>
          </table:table-cell>
          <table:table-cell office:value-type="float" office:value="2.0030705" calcext:value-type="float">
            <text:p>2,0030705</text:p>
          </table:table-cell>
          <table:table-cell table:formula="of:=([.A239]-[.$S$1])*1000" office:value-type="float" office:value="13.2083103813558" calcext:value-type="float">
            <text:p>13,2083103813558</text:p>
          </table:table-cell>
          <table:table-cell table:formula="of:=([.B239]*1000*[.$S$2])+[.$T$2]" office:value-type="float" office:value="25.134331945" calcext:value-type="float">
            <text:p>25,134331945</text:p>
          </table:table-cell>
          <table:table-cell table:formula="of:=AVERAGE([.C230:.C239])" office:value-type="float" office:value="13.6450603813559" calcext:value-type="float">
            <text:p>13,6450603813559</text:p>
          </table:table-cell>
          <table:table-cell table:number-columns-repeated="15"/>
        </table:table-row>
        <table:table-row table:style-name="ro1">
          <table:table-cell office:value-type="float" office:value="0.46123" calcext:value-type="float">
            <text:p>0,46123</text:p>
          </table:table-cell>
          <table:table-cell office:value-type="float" office:value="2.0026925" calcext:value-type="float">
            <text:p>2,0026925</text:p>
          </table:table-cell>
          <table:table-cell table:formula="of:=([.A240]-[.$S$1])*1000" office:value-type="float" office:value="27.6720603813558" calcext:value-type="float">
            <text:p>27,6720603813558</text:p>
          </table:table-cell>
          <table:table-cell table:formula="of:=([.B240]*1000*[.$S$2])+[.$T$2]" office:value-type="float" office:value="25.110408325" calcext:value-type="float">
            <text:p>25,110408325</text:p>
          </table:table-cell>
          <table:table-cell table:formula="of:=AVERAGE([.C231:.C240])" office:value-type="float" office:value="14.6784353813559" calcext:value-type="float">
            <text:p>14,6784353813559</text:p>
          </table:table-cell>
          <table:table-cell table:number-columns-repeated="15"/>
        </table:table-row>
        <table:table-row table:style-name="ro1">
          <table:table-cell office:value-type="float" office:value="0.4361125" calcext:value-type="float">
            <text:p>0,4361125</text:p>
          </table:table-cell>
          <table:table-cell office:value-type="float" office:value="2.0018105" calcext:value-type="float">
            <text:p>2,0018105</text:p>
          </table:table-cell>
          <table:table-cell table:formula="of:=([.A241]-[.$S$1])*1000" office:value-type="float" office:value="2.55456038135587" calcext:value-type="float">
            <text:p>2,55456038135587</text:p>
          </table:table-cell>
          <table:table-cell table:formula="of:=([.B241]*1000*[.$S$2])+[.$T$2]" office:value-type="float" office:value="25.054586545" calcext:value-type="float">
            <text:p>25,054586545</text:p>
          </table:table-cell>
          <table:table-cell table:formula="of:=AVERAGE([.C232:.C241])" office:value-type="float" office:value="13.4035603813559" calcext:value-type="float">
            <text:p>13,4035603813559</text:p>
          </table:table-cell>
          <table:table-cell table:number-columns-repeated="15"/>
        </table:table-row>
        <table:table-row table:style-name="ro1">
          <table:table-cell office:value-type="float" office:value="0.44003375" calcext:value-type="float">
            <text:p>0,44003375</text:p>
          </table:table-cell>
          <table:table-cell office:value-type="float" office:value="2.001112" calcext:value-type="float">
            <text:p>2,001112</text:p>
          </table:table-cell>
          <table:table-cell table:formula="of:=([.A242]-[.$S$1])*1000" office:value-type="float" office:value="6.47581038135586" calcext:value-type="float">
            <text:p>6,47581038135586</text:p>
          </table:table-cell>
          <table:table-cell table:formula="of:=([.B242]*1000*[.$S$2])+[.$T$2]" office:value-type="float" office:value="25.01037848" calcext:value-type="float">
            <text:p>25,01037848</text:p>
          </table:table-cell>
          <table:table-cell table:formula="of:=AVERAGE([.C233:.C242])" office:value-type="float" office:value="11.9671853813559" calcext:value-type="float">
            <text:p>11,9671853813559</text:p>
          </table:table-cell>
          <table:table-cell table:number-columns-repeated="15"/>
        </table:table-row>
        <table:table-row table:style-name="ro1">
          <table:table-cell office:value-type="float" office:value="0.43199625" calcext:value-type="float">
            <text:p>0,43199625</text:p>
          </table:table-cell>
          <table:table-cell office:value-type="float" office:value="2.0020025" calcext:value-type="float">
            <text:p>2,0020025</text:p>
          </table:table-cell>
          <table:table-cell table:formula="of:=([.A243]-[.$S$1])*1000" office:value-type="float" office:value="-1.56168961864411" calcext:value-type="float">
            <text:p>-1,56168961864411</text:p>
          </table:table-cell>
          <table:table-cell table:formula="of:=([.B243]*1000*[.$S$2])+[.$T$2]" office:value-type="float" office:value="25.066738225" calcext:value-type="float">
            <text:p>25,066738225</text:p>
          </table:table-cell>
          <table:table-cell table:formula="of:=AVERAGE([.C234:.C243])" office:value-type="float" office:value="10.3056853813559" calcext:value-type="float">
            <text:p>10,3056853813559</text:p>
          </table:table-cell>
          <table:table-cell table:number-columns-repeated="15"/>
        </table:table-row>
        <table:table-row table:style-name="ro1">
          <table:table-cell office:value-type="float" office:value="0.43334125" calcext:value-type="float">
            <text:p>0,43334125</text:p>
          </table:table-cell>
          <table:table-cell office:value-type="float" office:value="2.0016205" calcext:value-type="float">
            <text:p>2,0016205</text:p>
          </table:table-cell>
          <table:table-cell table:formula="of:=([.A244]-[.$S$1])*1000" office:value-type="float" office:value="-0.216689618644128" calcext:value-type="float">
            <text:p>-0,216689618644128</text:p>
          </table:table-cell>
          <table:table-cell table:formula="of:=([.B244]*1000*[.$S$2])+[.$T$2]" office:value-type="float" office:value="25.042561445" calcext:value-type="float">
            <text:p>25,042561445</text:p>
          </table:table-cell>
          <table:table-cell table:formula="of:=AVERAGE([.C235:.C244])" office:value-type="float" office:value="9.16181038135586" calcext:value-type="float">
            <text:p>9,16181038135586</text:p>
          </table:table-cell>
          <table:table-cell table:number-columns-repeated="15"/>
        </table:table-row>
        <table:table-row table:style-name="ro1">
          <table:table-cell office:value-type="float" office:value="0.42987875" calcext:value-type="float">
            <text:p>0,42987875</text:p>
          </table:table-cell>
          <table:table-cell office:value-type="float" office:value="2.001997" calcext:value-type="float">
            <text:p>2,001997</text:p>
          </table:table-cell>
          <table:table-cell table:formula="of:=([.A245]-[.$S$1])*1000" office:value-type="float" office:value="-3.67918961864416" calcext:value-type="float">
            <text:p>-3,67918961864416</text:p>
          </table:table-cell>
          <table:table-cell table:formula="of:=([.B245]*1000*[.$S$2])+[.$T$2]" office:value-type="float" office:value="25.06639013" calcext:value-type="float">
            <text:p>25,06639013</text:p>
          </table:table-cell>
          <table:table-cell table:formula="of:=AVERAGE([.C236:.C245])" office:value-type="float" office:value="8.08343538135586" calcext:value-type="float">
            <text:p>8,08343538135586</text:p>
          </table:table-cell>
          <table:table-cell table:number-columns-repeated="15"/>
        </table:table-row>
        <table:table-row table:style-name="ro1">
          <table:table-cell office:value-type="float" office:value="0.4262375" calcext:value-type="float">
            <text:p>0,4262375</text:p>
          </table:table-cell>
          <table:table-cell office:value-type="float" office:value="2.0019625" calcext:value-type="float">
            <text:p>2,0019625</text:p>
          </table:table-cell>
          <table:table-cell table:formula="of:=([.A246]-[.$S$1])*1000" office:value-type="float" office:value="-7.32043961864415" calcext:value-type="float">
            <text:p>-7,32043961864415</text:p>
          </table:table-cell>
          <table:table-cell table:formula="of:=([.B246]*1000*[.$S$2])+[.$T$2]" office:value-type="float" office:value="25.064206625" calcext:value-type="float">
            <text:p>25,064206625</text:p>
          </table:table-cell>
          <table:table-cell table:formula="of:=AVERAGE([.C237:.C246])" office:value-type="float" office:value="5.42443538135586" calcext:value-type="float">
            <text:p>5,42443538135586</text:p>
          </table:table-cell>
          <table:table-cell table:number-columns-repeated="15"/>
        </table:table-row>
        <table:table-row table:style-name="ro1">
          <table:table-cell office:value-type="float" office:value="0.42710875" calcext:value-type="float">
            <text:p>0,42710875</text:p>
          </table:table-cell>
          <table:table-cell office:value-type="float" office:value="2.0018205" calcext:value-type="float">
            <text:p>2,0018205</text:p>
          </table:table-cell>
          <table:table-cell table:formula="of:=([.A247]-[.$S$1])*1000" office:value-type="float" office:value="-6.44918961864416" calcext:value-type="float">
            <text:p>-6,44918961864416</text:p>
          </table:table-cell>
          <table:table-cell table:formula="of:=([.B247]*1000*[.$S$2])+[.$T$2]" office:value-type="float" office:value="25.055219445" calcext:value-type="float">
            <text:p>25,055219445</text:p>
          </table:table-cell>
          <table:table-cell table:formula="of:=AVERAGE([.C238:.C247])" office:value-type="float" office:value="3.94256038135586" calcext:value-type="float">
            <text:p>3,94256038135586</text:p>
          </table:table-cell>
          <table:table-cell table:number-columns-repeated="15"/>
        </table:table-row>
        <table:table-row table:style-name="ro1">
          <table:table-cell office:value-type="float" office:value="0.43081125" calcext:value-type="float">
            <text:p>0,43081125</text:p>
          </table:table-cell>
          <table:table-cell office:value-type="float" office:value="2.0022855" calcext:value-type="float">
            <text:p>2,0022855</text:p>
          </table:table-cell>
          <table:table-cell table:formula="of:=([.A248]-[.$S$1])*1000" office:value-type="float" office:value="-2.74668961864416" calcext:value-type="float">
            <text:p>-2,74668961864416</text:p>
          </table:table-cell>
          <table:table-cell table:formula="of:=([.B248]*1000*[.$S$2])+[.$T$2]" office:value-type="float" office:value="25.084649295" calcext:value-type="float">
            <text:p>25,084649295</text:p>
          </table:table-cell>
          <table:table-cell table:formula="of:=AVERAGE([.C239:.C248])" office:value-type="float" office:value="2.79368538135585" calcext:value-type="float">
            <text:p>2,79368538135585</text:p>
          </table:table-cell>
          <table:table-cell table:number-columns-repeated="15"/>
        </table:table-row>
        <table:table-row table:style-name="ro1">
          <table:table-cell office:value-type="float" office:value="0.43812875" calcext:value-type="float">
            <text:p>0,43812875</text:p>
          </table:table-cell>
          <table:table-cell office:value-type="float" office:value="2.0018605" calcext:value-type="float">
            <text:p>2,0018605</text:p>
          </table:table-cell>
          <table:table-cell table:formula="of:=([.A249]-[.$S$1])*1000" office:value-type="float" office:value="4.57081038135587" calcext:value-type="float">
            <text:p>4,57081038135587</text:p>
          </table:table-cell>
          <table:table-cell table:formula="of:=([.B249]*1000*[.$S$2])+[.$T$2]" office:value-type="float" office:value="25.057751045" calcext:value-type="float">
            <text:p>25,057751045</text:p>
          </table:table-cell>
          <table:table-cell table:formula="of:=AVERAGE([.C240:.C249])" office:value-type="float" office:value="1.92993538135586" calcext:value-type="float">
            <text:p>1,92993538135586</text:p>
          </table:table-cell>
          <table:table-cell table:number-columns-repeated="15"/>
        </table:table-row>
        <table:table-row table:style-name="ro1">
          <table:table-cell office:value-type="float" office:value="0.424145" calcext:value-type="float">
            <text:p>0,424145</text:p>
          </table:table-cell>
          <table:table-cell office:value-type="float" office:value="2.0015835" calcext:value-type="float">
            <text:p>2,0015835</text:p>
          </table:table-cell>
          <table:table-cell table:formula="of:=([.A250]-[.$S$1])*1000" office:value-type="float" office:value="-9.41293961864415" calcext:value-type="float">
            <text:p>-9,41293961864415</text:p>
          </table:table-cell>
          <table:table-cell table:formula="of:=([.B250]*1000*[.$S$2])+[.$T$2]" office:value-type="float" office:value="25.040219715" calcext:value-type="float">
            <text:p>25,040219715</text:p>
          </table:table-cell>
          <table:table-cell table:formula="of:=AVERAGE([.C241:.C250])" office:value-type="float" office:value="-1.77856461864414" calcext:value-type="float">
            <text:p>-1,77856461864414</text:p>
          </table:table-cell>
          <table:table-cell table:number-columns-repeated="15"/>
        </table:table-row>
        <table:table-row table:style-name="ro1">
          <table:table-cell office:value-type="float" office:value="0.43758125" calcext:value-type="float">
            <text:p>0,43758125</text:p>
          </table:table-cell>
          <table:table-cell office:value-type="float" office:value="2.000704" calcext:value-type="float">
            <text:p>2,000704</text:p>
          </table:table-cell>
          <table:table-cell table:formula="of:=([.A251]-[.$S$1])*1000" office:value-type="float" office:value="4.02331038135584" calcext:value-type="float">
            <text:p>4,02331038135584</text:p>
          </table:table-cell>
          <table:table-cell table:formula="of:=([.B251]*1000*[.$S$2])+[.$T$2]" office:value-type="float" office:value="24.98455616" calcext:value-type="float">
            <text:p>24,98455616</text:p>
          </table:table-cell>
          <table:table-cell table:formula="of:=AVERAGE([.C242:.C251])" office:value-type="float" office:value="-1.63168961864414" calcext:value-type="float">
            <text:p>-1,63168961864414</text:p>
          </table:table-cell>
          <table:table-cell table:number-columns-repeated="15"/>
        </table:table-row>
        <table:table-row table:style-name="ro1">
          <table:table-cell office:value-type="float" office:value="0.43917125" calcext:value-type="float">
            <text:p>0,43917125</text:p>
          </table:table-cell>
          <table:table-cell office:value-type="float" office:value="1.9999105" calcext:value-type="float">
            <text:p>1,9999105</text:p>
          </table:table-cell>
          <table:table-cell table:formula="of:=([.A252]-[.$S$1])*1000" office:value-type="float" office:value="5.61331038135587" calcext:value-type="float">
            <text:p>5,61331038135587</text:p>
          </table:table-cell>
          <table:table-cell table:formula="of:=([.B252]*1000*[.$S$2])+[.$T$2]" office:value-type="float" office:value="24.934335545" calcext:value-type="float">
            <text:p>24,934335545</text:p>
          </table:table-cell>
          <table:table-cell table:formula="of:=AVERAGE([.C243:.C252])" office:value-type="float" office:value="-1.71793961864414" calcext:value-type="float">
            <text:p>-1,71793961864414</text:p>
          </table:table-cell>
          <table:table-cell table:number-columns-repeated="15"/>
        </table:table-row>
        <table:table-row table:style-name="ro1">
          <table:table-cell office:value-type="float" office:value="0.43280125" calcext:value-type="float">
            <text:p>0,43280125</text:p>
          </table:table-cell>
          <table:table-cell office:value-type="float" office:value="2.000431" calcext:value-type="float">
            <text:p>2,000431</text:p>
          </table:table-cell>
          <table:table-cell table:formula="of:=([.A253]-[.$S$1])*1000" office:value-type="float" office:value="-0.756689618644113" calcext:value-type="float">
            <text:p>-0,756689618644113</text:p>
          </table:table-cell>
          <table:table-cell table:formula="of:=([.B253]*1000*[.$S$2])+[.$T$2]" office:value-type="float" office:value="24.96727799" calcext:value-type="float">
            <text:p>24,96727799</text:p>
          </table:table-cell>
          <table:table-cell table:formula="of:=AVERAGE([.C244:.C253])" office:value-type="float" office:value="-1.63743961864414" calcext:value-type="float">
            <text:p>-1,63743961864414</text:p>
          </table:table-cell>
          <table:table-cell table:number-columns-repeated="15"/>
        </table:table-row>
        <table:table-row table:style-name="ro1">
          <table:table-cell office:value-type="float" office:value="0.434045" calcext:value-type="float">
            <text:p>0,434045</text:p>
          </table:table-cell>
          <table:table-cell office:value-type="float" office:value="1.999891" calcext:value-type="float">
            <text:p>1,999891</text:p>
          </table:table-cell>
          <table:table-cell table:formula="of:=([.A254]-[.$S$1])*1000" office:value-type="float" office:value="0.487060381355875" calcext:value-type="float">
            <text:p>0,487060381355875</text:p>
          </table:table-cell>
          <table:table-cell table:formula="of:=([.B254]*1000*[.$S$2])+[.$T$2]" office:value-type="float" office:value="24.93310139" calcext:value-type="float">
            <text:p>24,93310139</text:p>
          </table:table-cell>
          <table:table-cell table:formula="of:=AVERAGE([.C245:.C254])" office:value-type="float" office:value="-1.56706461864414" calcext:value-type="float">
            <text:p>-1,56706461864414</text:p>
          </table:table-cell>
          <table:table-cell table:number-columns-repeated="15"/>
        </table:table-row>
        <table:table-row table:style-name="ro1">
          <table:table-cell office:value-type="float" office:value="0.43461625" calcext:value-type="float">
            <text:p>0,43461625</text:p>
          </table:table-cell>
          <table:table-cell office:value-type="float" office:value="2.0005635" calcext:value-type="float">
            <text:p>2,0005635</text:p>
          </table:table-cell>
          <table:table-cell table:formula="of:=([.A255]-[.$S$1])*1000" office:value-type="float" office:value="1.05831038135584" calcext:value-type="float">
            <text:p>1,05831038135584</text:p>
          </table:table-cell>
          <table:table-cell table:formula="of:=([.B255]*1000*[.$S$2])+[.$T$2]" office:value-type="float" office:value="24.975663915" calcext:value-type="float">
            <text:p>24,975663915</text:p>
          </table:table-cell>
          <table:table-cell table:formula="of:=AVERAGE([.C246:.C255])" office:value-type="float" office:value="-1.09331461864414" calcext:value-type="float">
            <text:p>-1,09331461864414</text:p>
          </table:table-cell>
          <table:table-cell table:number-columns-repeated="15"/>
        </table:table-row>
        <table:table-row table:style-name="ro1">
          <table:table-cell office:value-type="float" office:value="0.43459875" calcext:value-type="float">
            <text:p>0,43459875</text:p>
          </table:table-cell>
          <table:table-cell office:value-type="float" office:value="2.000347" calcext:value-type="float">
            <text:p>2,000347</text:p>
          </table:table-cell>
          <table:table-cell table:formula="of:=([.A256]-[.$S$1])*1000" office:value-type="float" office:value="1.04081038135584" calcext:value-type="float">
            <text:p>1,04081038135584</text:p>
          </table:table-cell>
          <table:table-cell table:formula="of:=([.B256]*1000*[.$S$2])+[.$T$2]" office:value-type="float" office:value="24.96196163" calcext:value-type="float">
            <text:p>24,96196163</text:p>
          </table:table-cell>
          <table:table-cell table:formula="of:=AVERAGE([.C247:.C256])" office:value-type="float" office:value="-0.257189618644144" calcext:value-type="float">
            <text:p>-0,257189618644144</text:p>
          </table:table-cell>
          <table:table-cell table:number-columns-repeated="15"/>
        </table:table-row>
        <table:table-row table:style-name="ro1">
          <table:table-cell office:value-type="float" office:value="0.43851625" calcext:value-type="float">
            <text:p>0,43851625</text:p>
          </table:table-cell>
          <table:table-cell office:value-type="float" office:value="2.00015" calcext:value-type="float">
            <text:p>2,00015</text:p>
          </table:table-cell>
          <table:table-cell table:formula="of:=([.A257]-[.$S$1])*1000" office:value-type="float" office:value="4.95831038135586" calcext:value-type="float">
            <text:p>4,95831038135586</text:p>
          </table:table-cell>
          <table:table-cell table:formula="of:=([.B257]*1000*[.$S$2])+[.$T$2]" office:value-type="float" office:value="24.9494935" calcext:value-type="float">
            <text:p>24,9494935</text:p>
          </table:table-cell>
          <table:table-cell table:formula="of:=AVERAGE([.C248:.C257])" office:value-type="float" office:value="0.883560381355858" calcext:value-type="float">
            <text:p>0,883560381355858</text:p>
          </table:table-cell>
          <table:table-cell table:number-columns-repeated="15"/>
        </table:table-row>
        <table:table-row table:style-name="ro1">
          <table:table-cell office:value-type="float" office:value="0.43237125" calcext:value-type="float">
            <text:p>0,43237125</text:p>
          </table:table-cell>
          <table:table-cell office:value-type="float" office:value="2.0000945" calcext:value-type="float">
            <text:p>2,0000945</text:p>
          </table:table-cell>
          <table:table-cell table:formula="of:=([.A258]-[.$S$1])*1000" office:value-type="float" office:value="-1.18668961864415" calcext:value-type="float">
            <text:p>-1,18668961864415</text:p>
          </table:table-cell>
          <table:table-cell table:formula="of:=([.B258]*1000*[.$S$2])+[.$T$2]" office:value-type="float" office:value="24.945980905" calcext:value-type="float">
            <text:p>24,945980905</text:p>
          </table:table-cell>
          <table:table-cell table:formula="of:=AVERAGE([.C249:.C258])" office:value-type="float" office:value="1.03956038135586" calcext:value-type="float">
            <text:p>1,03956038135586</text:p>
          </table:table-cell>
          <table:table-cell table:number-columns-repeated="15"/>
        </table:table-row>
        <table:table-row table:style-name="ro1">
          <table:table-cell office:value-type="float" office:value="0.43343125" calcext:value-type="float">
            <text:p>0,43343125</text:p>
          </table:table-cell>
          <table:table-cell office:value-type="float" office:value="1.999824" calcext:value-type="float">
            <text:p>1,999824</text:p>
          </table:table-cell>
          <table:table-cell table:formula="of:=([.A259]-[.$S$1])*1000" office:value-type="float" office:value="-0.126689618644149" calcext:value-type="float">
            <text:p>-0,126689618644149</text:p>
          </table:table-cell>
          <table:table-cell table:formula="of:=([.B259]*1000*[.$S$2])+[.$T$2]" office:value-type="float" office:value="24.92886096" calcext:value-type="float">
            <text:p>24,92886096</text:p>
          </table:table-cell>
          <table:table-cell table:formula="of:=AVERAGE([.C250:.C259])" office:value-type="float" office:value="0.569810381355856" calcext:value-type="float">
            <text:p>0,569810381355856</text:p>
          </table:table-cell>
          <table:table-cell table:number-columns-repeated="15"/>
        </table:table-row>
        <table:table-row table:style-name="ro1">
          <table:table-cell office:value-type="float" office:value="0.4348275" calcext:value-type="float">
            <text:p>0,4348275</text:p>
          </table:table-cell>
          <table:table-cell office:value-type="float" office:value="1.999406" calcext:value-type="float">
            <text:p>1,999406</text:p>
          </table:table-cell>
          <table:table-cell table:formula="of:=([.A260]-[.$S$1])*1000" office:value-type="float" office:value="1.26956038135584" calcext:value-type="float">
            <text:p>1,26956038135584</text:p>
          </table:table-cell>
          <table:table-cell table:formula="of:=([.B260]*1000*[.$S$2])+[.$T$2]" office:value-type="float" office:value="24.90240574" calcext:value-type="float">
            <text:p>24,90240574</text:p>
          </table:table-cell>
          <table:table-cell table:formula="of:=AVERAGE([.C251:.C260])" office:value-type="float" office:value="1.63806038135585" calcext:value-type="float">
            <text:p>1,63806038135585</text:p>
          </table:table-cell>
          <table:table-cell table:number-columns-repeated="15"/>
        </table:table-row>
        <table:table-row table:style-name="ro1">
          <table:table-cell office:value-type="float" office:value="0.43363375" calcext:value-type="float">
            <text:p>0,43363375</text:p>
          </table:table-cell>
          <table:table-cell office:value-type="float" office:value="1.998982" calcext:value-type="float">
            <text:p>1,998982</text:p>
          </table:table-cell>
          <table:table-cell table:formula="of:=([.A261]-[.$S$1])*1000" office:value-type="float" office:value="0.0758103813558453" calcext:value-type="float">
            <text:p>0,075810381355845</text:p>
          </table:table-cell>
          <table:table-cell table:formula="of:=([.B261]*1000*[.$S$2])+[.$T$2]" office:value-type="float" office:value="24.87557078" calcext:value-type="float">
            <text:p>24,87557078</text:p>
          </table:table-cell>
          <table:table-cell table:formula="of:=AVERAGE([.C252:.C261])" office:value-type="float" office:value="1.24331038135586" calcext:value-type="float">
            <text:p>1,24331038135586</text:p>
          </table:table-cell>
          <table:table-cell table:number-columns-repeated="15"/>
        </table:table-row>
        <table:table-row table:style-name="ro1">
          <table:table-cell office:value-type="float" office:value="0.432" calcext:value-type="float">
            <text:p>0,432</text:p>
          </table:table-cell>
          <table:table-cell office:value-type="float" office:value="1.99891" calcext:value-type="float">
            <text:p>1,99891</text:p>
          </table:table-cell>
          <table:table-cell table:formula="of:=([.A262]-[.$S$1])*1000" office:value-type="float" office:value="-1.55793961864414" calcext:value-type="float">
            <text:p>-1,55793961864414</text:p>
          </table:table-cell>
          <table:table-cell table:formula="of:=([.B262]*1000*[.$S$2])+[.$T$2]" office:value-type="float" office:value="24.8710139" calcext:value-type="float">
            <text:p>24,8710139</text:p>
          </table:table-cell>
          <table:table-cell table:formula="of:=AVERAGE([.C253:.C262])" office:value-type="float" office:value="0.526185381355854" calcext:value-type="float">
            <text:p>0,526185381355854</text:p>
          </table:table-cell>
          <table:table-cell table:number-columns-repeated="15"/>
        </table:table-row>
        <table:table-row table:style-name="ro1">
          <table:table-cell office:value-type="float" office:value="0.42616125" calcext:value-type="float">
            <text:p>0,42616125</text:p>
          </table:table-cell>
          <table:table-cell office:value-type="float" office:value="1.9984345" calcext:value-type="float">
            <text:p>1,9984345</text:p>
          </table:table-cell>
          <table:table-cell table:formula="of:=([.A263]-[.$S$1])*1000" office:value-type="float" office:value="-7.39668961864415" calcext:value-type="float">
            <text:p>-7,39668961864415</text:p>
          </table:table-cell>
          <table:table-cell table:formula="of:=([.B263]*1000*[.$S$2])+[.$T$2]" office:value-type="float" office:value="24.840919505" calcext:value-type="float">
            <text:p>24,840919505</text:p>
          </table:table-cell>
          <table:table-cell table:formula="of:=AVERAGE([.C254:.C263])" office:value-type="float" office:value="-0.13781461864415" calcext:value-type="float">
            <text:p>-0,13781461864415</text:p>
          </table:table-cell>
          <table:table-cell table:number-columns-repeated="15"/>
        </table:table-row>
        <table:table-row table:style-name="ro1">
          <table:table-cell office:value-type="float" office:value="0.42906875" calcext:value-type="float">
            <text:p>0,42906875</text:p>
          </table:table-cell>
          <table:table-cell office:value-type="float" office:value="1.9990655" calcext:value-type="float">
            <text:p>1,9990655</text:p>
          </table:table-cell>
          <table:table-cell table:formula="of:=([.A264]-[.$S$1])*1000" office:value-type="float" office:value="-4.48918961864414" calcext:value-type="float">
            <text:p>-4,48918961864414</text:p>
          </table:table-cell>
          <table:table-cell table:formula="of:=([.B264]*1000*[.$S$2])+[.$T$2]" office:value-type="float" office:value="24.880855495" calcext:value-type="float">
            <text:p>24,880855495</text:p>
          </table:table-cell>
          <table:table-cell table:formula="of:=AVERAGE([.C255:.C264])" office:value-type="float" office:value="-0.635439618644151" calcext:value-type="float">
            <text:p>-0,635439618644151</text:p>
          </table:table-cell>
          <table:table-cell table:number-columns-repeated="15"/>
        </table:table-row>
        <table:table-row table:style-name="ro1">
          <table:table-cell office:value-type="float" office:value="0.43123125" calcext:value-type="float">
            <text:p>0,43123125</text:p>
          </table:table-cell>
          <table:table-cell office:value-type="float" office:value="1.998818" calcext:value-type="float">
            <text:p>1,998818</text:p>
          </table:table-cell>
          <table:table-cell table:formula="of:=([.A265]-[.$S$1])*1000" office:value-type="float" office:value="-2.32668961864413" calcext:value-type="float">
            <text:p>-2,32668961864413</text:p>
          </table:table-cell>
          <table:table-cell table:formula="of:=([.B265]*1000*[.$S$2])+[.$T$2]" office:value-type="float" office:value="24.86519122" calcext:value-type="float">
            <text:p>24,86519122</text:p>
          </table:table-cell>
          <table:table-cell table:formula="of:=AVERAGE([.C256:.C265])" office:value-type="float" office:value="-0.973939618644148" calcext:value-type="float">
            <text:p>-0,973939618644148</text:p>
          </table:table-cell>
          <table:table-cell table:number-columns-repeated="15"/>
        </table:table-row>
        <table:table-row table:style-name="ro1">
          <table:table-cell office:value-type="float" office:value="0.436075" calcext:value-type="float">
            <text:p>0,436075</text:p>
          </table:table-cell>
          <table:table-cell office:value-type="float" office:value="1.998778" calcext:value-type="float">
            <text:p>1,998778</text:p>
          </table:table-cell>
          <table:table-cell table:formula="of:=([.A266]-[.$S$1])*1000" office:value-type="float" office:value="2.51706038135585" calcext:value-type="float">
            <text:p>2,51706038135585</text:p>
          </table:table-cell>
          <table:table-cell table:formula="of:=([.B266]*1000*[.$S$2])+[.$T$2]" office:value-type="float" office:value="24.86265962" calcext:value-type="float">
            <text:p>24,86265962</text:p>
          </table:table-cell>
          <table:table-cell table:formula="of:=AVERAGE([.C257:.C266])" office:value-type="float" office:value="-0.826314618644147" calcext:value-type="float">
            <text:p>-0,826314618644147</text:p>
          </table:table-cell>
          <table:table-cell table:number-columns-repeated="15"/>
        </table:table-row>
        <table:table-row table:style-name="ro1">
          <table:table-cell office:value-type="float" office:value="0.43988125" calcext:value-type="float">
            <text:p>0,43988125</text:p>
          </table:table-cell>
          <table:table-cell office:value-type="float" office:value="1.998717" calcext:value-type="float">
            <text:p>1,998717</text:p>
          </table:table-cell>
          <table:table-cell table:formula="of:=([.A267]-[.$S$1])*1000" office:value-type="float" office:value="6.32331038135586" calcext:value-type="float">
            <text:p>6,32331038135586</text:p>
          </table:table-cell>
          <table:table-cell table:formula="of:=([.B267]*1000*[.$S$2])+[.$T$2]" office:value-type="float" office:value="24.85879893" calcext:value-type="float">
            <text:p>24,85879893</text:p>
          </table:table-cell>
          <table:table-cell table:formula="of:=AVERAGE([.C258:.C267])" office:value-type="float" office:value="-0.689814618644147" calcext:value-type="float">
            <text:p>-0,689814618644147</text:p>
          </table:table-cell>
          <table:table-cell table:number-columns-repeated="15"/>
        </table:table-row>
        <table:table-row table:style-name="ro1">
          <table:table-cell office:value-type="float" office:value="0.43089625" calcext:value-type="float">
            <text:p>0,43089625</text:p>
          </table:table-cell>
          <table:table-cell office:value-type="float" office:value="1.998505" calcext:value-type="float">
            <text:p>1,998505</text:p>
          </table:table-cell>
          <table:table-cell table:formula="of:=([.A268]-[.$S$1])*1000" office:value-type="float" office:value="-2.66168961864416" calcext:value-type="float">
            <text:p>-2,66168961864416</text:p>
          </table:table-cell>
          <table:table-cell table:formula="of:=([.B268]*1000*[.$S$2])+[.$T$2]" office:value-type="float" office:value="24.84538145" calcext:value-type="float">
            <text:p>24,84538145</text:p>
          </table:table-cell>
          <table:table-cell table:formula="of:=AVERAGE([.C259:.C268])" office:value-type="float" office:value="-0.837314618644147" calcext:value-type="float">
            <text:p>-0,837314618644147</text:p>
          </table:table-cell>
          <table:table-cell table:number-columns-repeated="15"/>
        </table:table-row>
        <table:table-row table:style-name="ro1">
          <table:table-cell office:value-type="float" office:value="0.435525" calcext:value-type="float">
            <text:p>0,435525</text:p>
          </table:table-cell>
          <table:table-cell office:value-type="float" office:value="1.9987155" calcext:value-type="float">
            <text:p>1,9987155</text:p>
          </table:table-cell>
          <table:table-cell table:formula="of:=([.A269]-[.$S$1])*1000" office:value-type="float" office:value="1.96706038135586" calcext:value-type="float">
            <text:p>1,96706038135586</text:p>
          </table:table-cell>
          <table:table-cell table:formula="of:=([.B269]*1000*[.$S$2])+[.$T$2]" office:value-type="float" office:value="24.858703995" calcext:value-type="float">
            <text:p>24,858703995</text:p>
          </table:table-cell>
          <table:table-cell table:formula="of:=AVERAGE([.C260:.C269])" office:value-type="float" office:value="-0.627939618644147" calcext:value-type="float">
            <text:p>-0,627939618644147</text:p>
          </table:table-cell>
          <table:table-cell table:number-columns-repeated="15"/>
        </table:table-row>
        <table:table-row table:style-name="ro1">
          <table:table-cell office:value-type="float" office:value="0.4362425" calcext:value-type="float">
            <text:p>0,4362425</text:p>
          </table:table-cell>
          <table:table-cell office:value-type="float" office:value="1.9988805" calcext:value-type="float">
            <text:p>1,9988805</text:p>
          </table:table-cell>
          <table:table-cell table:formula="of:=([.A270]-[.$S$1])*1000" office:value-type="float" office:value="2.68456038135584" calcext:value-type="float">
            <text:p>2,68456038135584</text:p>
          </table:table-cell>
          <table:table-cell table:formula="of:=([.B270]*1000*[.$S$2])+[.$T$2]" office:value-type="float" office:value="24.869146845" calcext:value-type="float">
            <text:p>24,869146845</text:p>
          </table:table-cell>
          <table:table-cell table:formula="of:=AVERAGE([.C261:.C270])" office:value-type="float" office:value="-0.486439618644147" calcext:value-type="float">
            <text:p>-0,486439618644147</text:p>
          </table:table-cell>
          <table:table-cell table:number-columns-repeated="15"/>
        </table:table-row>
        <table:table-row table:style-name="ro1">
          <table:table-cell office:value-type="float" office:value="0.43124875" calcext:value-type="float">
            <text:p>0,43124875</text:p>
          </table:table-cell>
          <table:table-cell office:value-type="float" office:value="1.9983625" calcext:value-type="float">
            <text:p>1,9983625</text:p>
          </table:table-cell>
          <table:table-cell table:formula="of:=([.A271]-[.$S$1])*1000" office:value-type="float" office:value="-2.30918961864413" calcext:value-type="float">
            <text:p>-2,30918961864413</text:p>
          </table:table-cell>
          <table:table-cell table:formula="of:=([.B271]*1000*[.$S$2])+[.$T$2]" office:value-type="float" office:value="24.836362625" calcext:value-type="float">
            <text:p>24,836362625</text:p>
          </table:table-cell>
          <table:table-cell table:formula="of:=AVERAGE([.C262:.C271])" office:value-type="float" office:value="-0.724939618644144" calcext:value-type="float">
            <text:p>-0,724939618644144</text:p>
          </table:table-cell>
          <table:table-cell table:number-columns-repeated="15"/>
        </table:table-row>
        <table:table-row table:style-name="ro1">
          <table:table-cell office:value-type="float" office:value="0.43503625" calcext:value-type="float">
            <text:p>0,43503625</text:p>
          </table:table-cell>
          <table:table-cell office:value-type="float" office:value="1.997691" calcext:value-type="float">
            <text:p>1,997691</text:p>
          </table:table-cell>
          <table:table-cell table:formula="of:=([.A272]-[.$S$1])*1000" office:value-type="float" office:value="1.47831038135587" calcext:value-type="float">
            <text:p>1,47831038135587</text:p>
          </table:table-cell>
          <table:table-cell table:formula="of:=([.B272]*1000*[.$S$2])+[.$T$2]" office:value-type="float" office:value="24.79386339" calcext:value-type="float">
            <text:p>24,79386339</text:p>
          </table:table-cell>
          <table:table-cell table:formula="of:=AVERAGE([.C263:.C272])" office:value-type="float" office:value="-0.421314618644142" calcext:value-type="float">
            <text:p>-0,421314618644142</text:p>
          </table:table-cell>
          <table:table-cell table:number-columns-repeated="15"/>
        </table:table-row>
        <table:table-row table:style-name="ro1">
          <table:table-cell office:value-type="float" office:value="0.42592" calcext:value-type="float">
            <text:p>0,42592</text:p>
          </table:table-cell>
          <table:table-cell office:value-type="float" office:value="1.9984835" calcext:value-type="float">
            <text:p>1,9984835</text:p>
          </table:table-cell>
          <table:table-cell table:formula="of:=([.A273]-[.$S$1])*1000" office:value-type="float" office:value="-7.63793961864412" calcext:value-type="float">
            <text:p>-7,63793961864412</text:p>
          </table:table-cell>
          <table:table-cell table:formula="of:=([.B273]*1000*[.$S$2])+[.$T$2]" office:value-type="float" office:value="24.844020715" calcext:value-type="float">
            <text:p>24,844020715</text:p>
          </table:table-cell>
          <table:table-cell table:formula="of:=AVERAGE([.C264:.C273])" office:value-type="float" office:value="-0.445439618644139" calcext:value-type="float">
            <text:p>-0,445439618644139</text:p>
          </table:table-cell>
          <table:table-cell table:number-columns-repeated="15"/>
        </table:table-row>
        <table:table-row table:style-name="ro1">
          <table:table-cell office:value-type="float" office:value="0.42739625" calcext:value-type="float">
            <text:p>0,42739625</text:p>
          </table:table-cell>
          <table:table-cell office:value-type="float" office:value="1.998271" calcext:value-type="float">
            <text:p>1,998271</text:p>
          </table:table-cell>
          <table:table-cell table:formula="of:=([.A274]-[.$S$1])*1000" office:value-type="float" office:value="-6.16168961864416" calcext:value-type="float">
            <text:p>-6,16168961864416</text:p>
          </table:table-cell>
          <table:table-cell table:formula="of:=([.B274]*1000*[.$S$2])+[.$T$2]" office:value-type="float" office:value="24.83057159" calcext:value-type="float">
            <text:p>24,83057159</text:p>
          </table:table-cell>
          <table:table-cell table:formula="of:=AVERAGE([.C265:.C274])" office:value-type="float" office:value="-0.612689618644141" calcext:value-type="float">
            <text:p>-0,612689618644141</text:p>
          </table:table-cell>
          <table:table-cell table:number-columns-repeated="15"/>
        </table:table-row>
        <table:table-row table:style-name="ro1">
          <table:table-cell office:value-type="float" office:value="0.4336375" calcext:value-type="float">
            <text:p>0,4336375</text:p>
          </table:table-cell>
          <table:table-cell office:value-type="float" office:value="1.9973345" calcext:value-type="float">
            <text:p>1,9973345</text:p>
          </table:table-cell>
          <table:table-cell table:formula="of:=([.A275]-[.$S$1])*1000" office:value-type="float" office:value="0.0795603813558699" calcext:value-type="float">
            <text:p>0,07956038135587</text:p>
          </table:table-cell>
          <table:table-cell table:formula="of:=([.B275]*1000*[.$S$2])+[.$T$2]" office:value-type="float" office:value="24.771300505" calcext:value-type="float">
            <text:p>24,771300505</text:p>
          </table:table-cell>
          <table:table-cell table:formula="of:=AVERAGE([.C266:.C275])" office:value-type="float" office:value="-0.372064618644141" calcext:value-type="float">
            <text:p>-0,372064618644141</text:p>
          </table:table-cell>
          <table:table-cell table:number-columns-repeated="15"/>
        </table:table-row>
        <table:table-row table:style-name="ro1">
          <table:table-cell office:value-type="float" office:value="0.43486375" calcext:value-type="float">
            <text:p>0,43486375</text:p>
          </table:table-cell>
          <table:table-cell office:value-type="float" office:value="1.997133" calcext:value-type="float">
            <text:p>1,997133</text:p>
          </table:table-cell>
          <table:table-cell table:formula="of:=([.A276]-[.$S$1])*1000" office:value-type="float" office:value="1.30581038135585" calcext:value-type="float">
            <text:p>1,30581038135585</text:p>
          </table:table-cell>
          <table:table-cell table:formula="of:=([.B276]*1000*[.$S$2])+[.$T$2]" office:value-type="float" office:value="24.75854757" calcext:value-type="float">
            <text:p>24,75854757</text:p>
          </table:table-cell>
          <table:table-cell table:formula="of:=AVERAGE([.C267:.C276])" office:value-type="float" office:value="-0.493189618644141" calcext:value-type="float">
            <text:p>-0,493189618644141</text:p>
          </table:table-cell>
          <table:table-cell table:number-columns-repeated="15"/>
        </table:table-row>
        <table:table-row table:style-name="ro1">
          <table:table-cell office:value-type="float" office:value="0.43626375" calcext:value-type="float">
            <text:p>0,43626375</text:p>
          </table:table-cell>
          <table:table-cell office:value-type="float" office:value="1.9979335" calcext:value-type="float">
            <text:p>1,9979335</text:p>
          </table:table-cell>
          <table:table-cell table:formula="of:=([.A277]-[.$S$1])*1000" office:value-type="float" office:value="2.70581038135587" calcext:value-type="float">
            <text:p>2,70581038135587</text:p>
          </table:table-cell>
          <table:table-cell table:formula="of:=([.B277]*1000*[.$S$2])+[.$T$2]" office:value-type="float" office:value="24.809211215" calcext:value-type="float">
            <text:p>24,809211215</text:p>
          </table:table-cell>
          <table:table-cell table:formula="of:=AVERAGE([.C268:.C277])" office:value-type="float" office:value="-0.854939618644141" calcext:value-type="float">
            <text:p>-0,854939618644141</text:p>
          </table:table-cell>
          <table:table-cell table:number-columns-repeated="15"/>
        </table:table-row>
        <table:table-row table:style-name="ro1">
          <table:table-cell office:value-type="float" office:value="0.430495" calcext:value-type="float">
            <text:p>0,430495</text:p>
          </table:table-cell>
          <table:table-cell office:value-type="float" office:value="1.9980465" calcext:value-type="float">
            <text:p>1,9980465</text:p>
          </table:table-cell>
          <table:table-cell table:formula="of:=([.A278]-[.$S$1])*1000" office:value-type="float" office:value="-3.06293961864412" calcext:value-type="float">
            <text:p>-3,06293961864412</text:p>
          </table:table-cell>
          <table:table-cell table:formula="of:=([.B278]*1000*[.$S$2])+[.$T$2]" office:value-type="float" office:value="24.816362985" calcext:value-type="float">
            <text:p>24,816362985</text:p>
          </table:table-cell>
          <table:table-cell table:formula="of:=AVERAGE([.C269:.C278])" office:value-type="float" office:value="-0.895064618644137" calcext:value-type="float">
            <text:p>-0,895064618644137</text:p>
          </table:table-cell>
          <table:table-cell table:number-columns-repeated="15"/>
        </table:table-row>
        <table:table-row table:style-name="ro1">
          <table:table-cell office:value-type="float" office:value="0.44065" calcext:value-type="float">
            <text:p>0,44065</text:p>
          </table:table-cell>
          <table:table-cell office:value-type="float" office:value="1.998007" calcext:value-type="float">
            <text:p>1,998007</text:p>
          </table:table-cell>
          <table:table-cell table:formula="of:=([.A279]-[.$S$1])*1000" office:value-type="float" office:value="7.09206038135585" calcext:value-type="float">
            <text:p>7,09206038135585</text:p>
          </table:table-cell>
          <table:table-cell table:formula="of:=([.B279]*1000*[.$S$2])+[.$T$2]" office:value-type="float" office:value="24.81386303" calcext:value-type="float">
            <text:p>24,81386303</text:p>
          </table:table-cell>
          <table:table-cell table:formula="of:=AVERAGE([.C270:.C279])" office:value-type="float" office:value="-0.382564618644138" calcext:value-type="float">
            <text:p>-0,382564618644138</text:p>
          </table:table-cell>
          <table:table-cell table:number-columns-repeated="15"/>
        </table:table-row>
        <table:table-row table:style-name="ro1">
          <table:table-cell office:value-type="float" office:value="0.42572125" calcext:value-type="float">
            <text:p>0,42572125</text:p>
          </table:table-cell>
          <table:table-cell office:value-type="float" office:value="1.9973055" calcext:value-type="float">
            <text:p>1,9973055</text:p>
          </table:table-cell>
          <table:table-cell table:formula="of:=([.A280]-[.$S$1])*1000" office:value-type="float" office:value="-7.83668961864414" calcext:value-type="float">
            <text:p>-7,83668961864414</text:p>
          </table:table-cell>
          <table:table-cell table:formula="of:=([.B280]*1000*[.$S$2])+[.$T$2]" office:value-type="float" office:value="24.769465095" calcext:value-type="float">
            <text:p>24,769465095</text:p>
          </table:table-cell>
          <table:table-cell table:formula="of:=AVERAGE([.C271:.C280])" office:value-type="float" office:value="-1.43468961864414" calcext:value-type="float">
            <text:p>-1,43468961864414</text:p>
          </table:table-cell>
          <table:table-cell table:number-columns-repeated="15"/>
        </table:table-row>
        <table:table-row table:style-name="ro1">
          <table:table-cell office:value-type="float" office:value="0.43188375" calcext:value-type="float">
            <text:p>0,43188375</text:p>
          </table:table-cell>
          <table:table-cell office:value-type="float" office:value="1.997389" calcext:value-type="float">
            <text:p>1,997389</text:p>
          </table:table-cell>
          <table:table-cell table:formula="of:=([.A281]-[.$S$1])*1000" office:value-type="float" office:value="-1.67418961864413" calcext:value-type="float">
            <text:p>-1,67418961864413</text:p>
          </table:table-cell>
          <table:table-cell table:formula="of:=([.B281]*1000*[.$S$2])+[.$T$2]" office:value-type="float" office:value="24.77474981" calcext:value-type="float">
            <text:p>24,77474981</text:p>
          </table:table-cell>
          <table:table-cell table:formula="of:=AVERAGE([.C272:.C281])" office:value-type="float" office:value="-1.37118961864414" calcext:value-type="float">
            <text:p>-1,37118961864414</text:p>
          </table:table-cell>
          <table:table-cell table:number-columns-repeated="15"/>
        </table:table-row>
        <table:table-row table:style-name="ro1">
          <table:table-cell office:value-type="float" office:value="0.43500125" calcext:value-type="float">
            <text:p>0,43500125</text:p>
          </table:table-cell>
          <table:table-cell office:value-type="float" office:value="1.9968475" calcext:value-type="float">
            <text:p>1,9968475</text:p>
          </table:table-cell>
          <table:table-cell table:formula="of:=([.A282]-[.$S$1])*1000" office:value-type="float" office:value="1.44331038135587" calcext:value-type="float">
            <text:p>1,44331038135587</text:p>
          </table:table-cell>
          <table:table-cell table:formula="of:=([.B282]*1000*[.$S$2])+[.$T$2]" office:value-type="float" office:value="24.740478275" calcext:value-type="float">
            <text:p>24,740478275</text:p>
          </table:table-cell>
          <table:table-cell table:formula="of:=AVERAGE([.C273:.C282])" office:value-type="float" office:value="-1.37468961864414" calcext:value-type="float">
            <text:p>-1,37468961864414</text:p>
          </table:table-cell>
          <table:table-cell table:number-columns-repeated="15"/>
        </table:table-row>
        <table:table-row table:style-name="ro1">
          <table:table-cell office:value-type="float" office:value="0.43367" calcext:value-type="float">
            <text:p>0,43367</text:p>
          </table:table-cell>
          <table:table-cell office:value-type="float" office:value="1.996122" calcext:value-type="float">
            <text:p>1,996122</text:p>
          </table:table-cell>
          <table:table-cell table:formula="of:=([.A283]-[.$S$1])*1000" office:value-type="float" office:value="0.112060381355861" calcext:value-type="float">
            <text:p>0,112060381355861</text:p>
          </table:table-cell>
          <table:table-cell table:formula="of:=([.B283]*1000*[.$S$2])+[.$T$2]" office:value-type="float" office:value="24.69456138" calcext:value-type="float">
            <text:p>24,69456138</text:p>
          </table:table-cell>
          <table:table-cell table:formula="of:=AVERAGE([.C274:.C283])" office:value-type="float" office:value="-0.599689618644139" calcext:value-type="float">
            <text:p>-0,599689618644139</text:p>
          </table:table-cell>
          <table:table-cell table:number-columns-repeated="15"/>
        </table:table-row>
        <table:table-row table:style-name="ro1">
          <table:table-cell office:value-type="float" office:value="0.435265" calcext:value-type="float">
            <text:p>0,435265</text:p>
          </table:table-cell>
          <table:table-cell office:value-type="float" office:value="1.9966415" calcext:value-type="float">
            <text:p>1,9966415</text:p>
          </table:table-cell>
          <table:table-cell table:formula="of:=([.A284]-[.$S$1])*1000" office:value-type="float" office:value="1.70706038135587" calcext:value-type="float">
            <text:p>1,70706038135587</text:p>
          </table:table-cell>
          <table:table-cell table:formula="of:=([.B284]*1000*[.$S$2])+[.$T$2]" office:value-type="float" office:value="24.727440535" calcext:value-type="float">
            <text:p>24,727440535</text:p>
          </table:table-cell>
          <table:table-cell table:formula="of:=AVERAGE([.C275:.C284])" office:value-type="float" office:value="0.187185381355864" calcext:value-type="float">
            <text:p>0,187185381355864</text:p>
          </table:table-cell>
          <table:table-cell table:number-columns-repeated="15"/>
        </table:table-row>
        <table:table-row table:style-name="ro1">
          <table:table-cell office:value-type="float" office:value="0.43788375" calcext:value-type="float">
            <text:p>0,43788375</text:p>
          </table:table-cell>
          <table:table-cell office:value-type="float" office:value="1.997727" calcext:value-type="float">
            <text:p>1,997727</text:p>
          </table:table-cell>
          <table:table-cell table:formula="of:=([.A285]-[.$S$1])*1000" office:value-type="float" office:value="4.32581038135588" calcext:value-type="float">
            <text:p>4,32581038135588</text:p>
          </table:table-cell>
          <table:table-cell table:formula="of:=([.B285]*1000*[.$S$2])+[.$T$2]" office:value-type="float" office:value="24.79614183" calcext:value-type="float">
            <text:p>24,79614183</text:p>
          </table:table-cell>
          <table:table-cell table:formula="of:=AVERAGE([.C276:.C285])" office:value-type="float" office:value="0.611810381355865" calcext:value-type="float">
            <text:p>0,611810381355865</text:p>
          </table:table-cell>
          <table:table-cell table:number-columns-repeated="15"/>
        </table:table-row>
        <table:table-row table:style-name="ro1">
          <table:table-cell office:value-type="float" office:value="0.430735" calcext:value-type="float">
            <text:p>0,430735</text:p>
          </table:table-cell>
          <table:table-cell office:value-type="float" office:value="1.9980415" calcext:value-type="float">
            <text:p>1,9980415</text:p>
          </table:table-cell>
          <table:table-cell table:formula="of:=([.A286]-[.$S$1])*1000" office:value-type="float" office:value="-2.82293961864416" calcext:value-type="float">
            <text:p>-2,82293961864416</text:p>
          </table:table-cell>
          <table:table-cell table:formula="of:=([.B286]*1000*[.$S$2])+[.$T$2]" office:value-type="float" office:value="24.816046535" calcext:value-type="float">
            <text:p>24,816046535</text:p>
          </table:table-cell>
          <table:table-cell table:formula="of:=AVERAGE([.C277:.C286])" office:value-type="float" office:value="0.198935381355864" calcext:value-type="float">
            <text:p>0,198935381355864</text:p>
          </table:table-cell>
          <table:table-cell table:number-columns-repeated="15"/>
        </table:table-row>
        <table:table-row table:style-name="ro1">
          <table:table-cell office:value-type="float" office:value="0.43578625" calcext:value-type="float">
            <text:p>0,43578625</text:p>
          </table:table-cell>
          <table:table-cell office:value-type="float" office:value="1.9985175" calcext:value-type="float">
            <text:p>1,9985175</text:p>
          </table:table-cell>
          <table:table-cell table:formula="of:=([.A287]-[.$S$1])*1000" office:value-type="float" office:value="2.22831038135585" calcext:value-type="float">
            <text:p>2,22831038135585</text:p>
          </table:table-cell>
          <table:table-cell table:formula="of:=([.B287]*1000*[.$S$2])+[.$T$2]" office:value-type="float" office:value="24.846172575" calcext:value-type="float">
            <text:p>24,846172575</text:p>
          </table:table-cell>
          <table:table-cell table:formula="of:=AVERAGE([.C278:.C287])" office:value-type="float" office:value="0.151185381355862" calcext:value-type="float">
            <text:p>0,151185381355862</text:p>
          </table:table-cell>
          <table:table-cell table:number-columns-repeated="15"/>
        </table:table-row>
        <table:table-row table:style-name="ro1">
          <table:table-cell office:value-type="float" office:value="0.42564" calcext:value-type="float">
            <text:p>0,42564</text:p>
          </table:table-cell>
          <table:table-cell office:value-type="float" office:value="1.9986665" calcext:value-type="float">
            <text:p>1,9986665</text:p>
          </table:table-cell>
          <table:table-cell table:formula="of:=([.A288]-[.$S$1])*1000" office:value-type="float" office:value="-7.91793961864412" calcext:value-type="float">
            <text:p>-7,91793961864412</text:p>
          </table:table-cell>
          <table:table-cell table:formula="of:=([.B288]*1000*[.$S$2])+[.$T$2]" office:value-type="float" office:value="24.855602785" calcext:value-type="float">
            <text:p>24,855602785</text:p>
          </table:table-cell>
          <table:table-cell table:formula="of:=AVERAGE([.C279:.C288])" office:value-type="float" office:value="-0.334314618644138" calcext:value-type="float">
            <text:p>-0,334314618644138</text:p>
          </table:table-cell>
          <table:table-cell table:number-columns-repeated="15"/>
        </table:table-row>
        <table:table-row table:style-name="ro1">
          <table:table-cell office:value-type="float" office:value="0.42283875" calcext:value-type="float">
            <text:p>0,42283875</text:p>
          </table:table-cell>
          <table:table-cell office:value-type="float" office:value="1.9988875" calcext:value-type="float">
            <text:p>1,9988875</text:p>
          </table:table-cell>
          <table:table-cell table:formula="of:=([.A289]-[.$S$1])*1000" office:value-type="float" office:value="-10.7191896186442" calcext:value-type="float">
            <text:p>-10,7191896186442</text:p>
          </table:table-cell>
          <table:table-cell table:formula="of:=([.B289]*1000*[.$S$2])+[.$T$2]" office:value-type="float" office:value="24.869589875" calcext:value-type="float">
            <text:p>24,869589875</text:p>
          </table:table-cell>
          <table:table-cell table:formula="of:=AVERAGE([.C280:.C289])" office:value-type="float" office:value="-2.11543961864414" calcext:value-type="float">
            <text:p>-2,11543961864414</text:p>
          </table:table-cell>
          <table:table-cell table:number-columns-repeated="15"/>
        </table:table-row>
        <table:table-row table:style-name="ro1">
          <table:table-cell office:value-type="float" office:value="0.42631125" calcext:value-type="float">
            <text:p>0,42631125</text:p>
          </table:table-cell>
          <table:table-cell office:value-type="float" office:value="1.9986715" calcext:value-type="float">
            <text:p>1,9986715</text:p>
          </table:table-cell>
          <table:table-cell table:formula="of:=([.A290]-[.$S$1])*1000" office:value-type="float" office:value="-7.24668961864416" calcext:value-type="float">
            <text:p>-7,24668961864416</text:p>
          </table:table-cell>
          <table:table-cell table:formula="of:=([.B290]*1000*[.$S$2])+[.$T$2]" office:value-type="float" office:value="24.855919235" calcext:value-type="float">
            <text:p>24,855919235</text:p>
          </table:table-cell>
          <table:table-cell table:formula="of:=AVERAGE([.C281:.C290])" office:value-type="float" office:value="-2.05643961864414" calcext:value-type="float">
            <text:p>-2,05643961864414</text:p>
          </table:table-cell>
          <table:table-cell table:number-columns-repeated="15"/>
        </table:table-row>
        <table:table-row table:style-name="ro1">
          <table:table-cell office:value-type="float" office:value="0.42705375" calcext:value-type="float">
            <text:p>0,42705375</text:p>
          </table:table-cell>
          <table:table-cell office:value-type="float" office:value="1.998702" calcext:value-type="float">
            <text:p>1,998702</text:p>
          </table:table-cell>
          <table:table-cell table:formula="of:=([.A291]-[.$S$1])*1000" office:value-type="float" office:value="-6.50418961864413" calcext:value-type="float">
            <text:p>-6,50418961864413</text:p>
          </table:table-cell>
          <table:table-cell table:formula="of:=([.B291]*1000*[.$S$2])+[.$T$2]" office:value-type="float" office:value="24.85784958" calcext:value-type="float">
            <text:p>24,85784958</text:p>
          </table:table-cell>
          <table:table-cell table:formula="of:=AVERAGE([.C282:.C291])" office:value-type="float" office:value="-2.53943961864414" calcext:value-type="float">
            <text:p>-2,53943961864414</text:p>
          </table:table-cell>
          <table:table-cell table:number-columns-repeated="15"/>
        </table:table-row>
        <table:table-row table:style-name="ro1">
          <table:table-cell office:value-type="float" office:value="0.42918375" calcext:value-type="float">
            <text:p>0,42918375</text:p>
          </table:table-cell>
          <table:table-cell office:value-type="float" office:value="1.999056" calcext:value-type="float">
            <text:p>1,999056</text:p>
          </table:table-cell>
          <table:table-cell table:formula="of:=([.A292]-[.$S$1])*1000" office:value-type="float" office:value="-4.37418961864416" calcext:value-type="float">
            <text:p>-4,37418961864416</text:p>
          </table:table-cell>
          <table:table-cell table:formula="of:=([.B292]*1000*[.$S$2])+[.$T$2]" office:value-type="float" office:value="24.88025424" calcext:value-type="float">
            <text:p>24,88025424</text:p>
          </table:table-cell>
          <table:table-cell table:formula="of:=AVERAGE([.C283:.C292])" office:value-type="float" office:value="-3.12118961864414" calcext:value-type="float">
            <text:p>-3,12118961864414</text:p>
          </table:table-cell>
          <table:table-cell table:number-columns-repeated="15"/>
        </table:table-row>
        <table:table-row table:style-name="ro1">
          <table:table-cell office:value-type="float" office:value="0.4295975" calcext:value-type="float">
            <text:p>0,4295975</text:p>
          </table:table-cell>
          <table:table-cell office:value-type="float" office:value="1.998743" calcext:value-type="float">
            <text:p>1,998743</text:p>
          </table:table-cell>
          <table:table-cell table:formula="of:=([.A293]-[.$S$1])*1000" office:value-type="float" office:value="-3.96043961864412" calcext:value-type="float">
            <text:p>-3,96043961864412</text:p>
          </table:table-cell>
          <table:table-cell table:formula="of:=([.B293]*1000*[.$S$2])+[.$T$2]" office:value-type="float" office:value="24.86044447" calcext:value-type="float">
            <text:p>24,86044447</text:p>
          </table:table-cell>
          <table:table-cell table:formula="of:=AVERAGE([.C284:.C293])" office:value-type="float" office:value="-3.52843961864414" calcext:value-type="float">
            <text:p>-3,52843961864414</text:p>
          </table:table-cell>
          <table:table-cell table:number-columns-repeated="15"/>
        </table:table-row>
        <table:table-row table:style-name="ro1">
          <table:table-cell office:value-type="float" office:value="0.42429" calcext:value-type="float">
            <text:p>0,42429</text:p>
          </table:table-cell>
          <table:table-cell office:value-type="float" office:value="1.9989685" calcext:value-type="float">
            <text:p>1,9989685</text:p>
          </table:table-cell>
          <table:table-cell table:formula="of:=([.A294]-[.$S$1])*1000" office:value-type="float" office:value="-9.26793961864414" calcext:value-type="float">
            <text:p>-9,26793961864414</text:p>
          </table:table-cell>
          <table:table-cell table:formula="of:=([.B294]*1000*[.$S$2])+[.$T$2]" office:value-type="float" office:value="24.874716365" calcext:value-type="float">
            <text:p>24,874716365</text:p>
          </table:table-cell>
          <table:table-cell table:formula="of:=AVERAGE([.C285:.C294])" office:value-type="float" office:value="-4.62593961864414" calcext:value-type="float">
            <text:p>-4,62593961864414</text:p>
          </table:table-cell>
          <table:table-cell table:number-columns-repeated="15"/>
        </table:table-row>
        <table:table-row table:style-name="ro1">
          <table:table-cell office:value-type="float" office:value="0.43288625" calcext:value-type="float">
            <text:p>0,43288625</text:p>
          </table:table-cell>
          <table:table-cell office:value-type="float" office:value="1.9996585" calcext:value-type="float">
            <text:p>1,9996585</text:p>
          </table:table-cell>
          <table:table-cell table:formula="of:=([.A295]-[.$S$1])*1000" office:value-type="float" office:value="-0.671689618644167" calcext:value-type="float">
            <text:p>-0,671689618644167</text:p>
          </table:table-cell>
          <table:table-cell table:formula="of:=([.B295]*1000*[.$S$2])+[.$T$2]" office:value-type="float" office:value="24.918386465" calcext:value-type="float">
            <text:p>24,918386465</text:p>
          </table:table-cell>
          <table:table-cell table:formula="of:=AVERAGE([.C286:.C295])" office:value-type="float" office:value="-5.12568961864415" calcext:value-type="float">
            <text:p>-5,12568961864415</text:p>
          </table:table-cell>
          <table:table-cell table:number-columns-repeated="15"/>
        </table:table-row>
        <table:table-row table:style-name="ro1">
          <table:table-cell office:value-type="float" office:value="0.435425" calcext:value-type="float">
            <text:p>0,435425</text:p>
          </table:table-cell>
          <table:table-cell office:value-type="float" office:value="1.9997035" calcext:value-type="float">
            <text:p>1,9997035</text:p>
          </table:table-cell>
          <table:table-cell table:formula="of:=([.A296]-[.$S$1])*1000" office:value-type="float" office:value="1.86706038135587" calcext:value-type="float">
            <text:p>1,86706038135587</text:p>
          </table:table-cell>
          <table:table-cell table:formula="of:=([.B296]*1000*[.$S$2])+[.$T$2]" office:value-type="float" office:value="24.921234515" calcext:value-type="float">
            <text:p>24,921234515</text:p>
          </table:table-cell>
          <table:table-cell table:formula="of:=AVERAGE([.C287:.C296])" office:value-type="float" office:value="-4.65668961864414" calcext:value-type="float">
            <text:p>-4,65668961864414</text:p>
          </table:table-cell>
          <table:table-cell table:number-columns-repeated="15"/>
        </table:table-row>
        <table:table-row table:style-name="ro1">
          <table:table-cell office:value-type="float" office:value="0.42863" calcext:value-type="float">
            <text:p>0,42863</text:p>
          </table:table-cell>
          <table:table-cell office:value-type="float" office:value="1.9988685" calcext:value-type="float">
            <text:p>1,9988685</text:p>
          </table:table-cell>
          <table:table-cell table:formula="of:=([.A297]-[.$S$1])*1000" office:value-type="float" office:value="-4.92793961864413" calcext:value-type="float">
            <text:p>-4,92793961864413</text:p>
          </table:table-cell>
          <table:table-cell table:formula="of:=([.B297]*1000*[.$S$2])+[.$T$2]" office:value-type="float" office:value="24.868387365" calcext:value-type="float">
            <text:p>24,868387365</text:p>
          </table:table-cell>
          <table:table-cell table:formula="of:=AVERAGE([.C288:.C297])" office:value-type="float" office:value="-5.37231461864414" calcext:value-type="float">
            <text:p>-5,37231461864414</text:p>
          </table:table-cell>
          <table:table-cell table:number-columns-repeated="15"/>
        </table:table-row>
        <table:table-row table:style-name="ro1">
          <table:table-cell office:value-type="float" office:value="0.429345" calcext:value-type="float">
            <text:p>0,429345</text:p>
          </table:table-cell>
          <table:table-cell office:value-type="float" office:value="1.996831" calcext:value-type="float">
            <text:p>1,996831</text:p>
          </table:table-cell>
          <table:table-cell table:formula="of:=([.A298]-[.$S$1])*1000" office:value-type="float" office:value="-4.21293961864416" calcext:value-type="float">
            <text:p>-4,21293961864416</text:p>
          </table:table-cell>
          <table:table-cell table:formula="of:=([.B298]*1000*[.$S$2])+[.$T$2]" office:value-type="float" office:value="24.73943399" calcext:value-type="float">
            <text:p>24,73943399</text:p>
          </table:table-cell>
          <table:table-cell table:formula="of:=AVERAGE([.C289:.C298])" office:value-type="float" office:value="-5.00181461864415" calcext:value-type="float">
            <text:p>-5,00181461864415</text:p>
          </table:table-cell>
          <table:table-cell table:number-columns-repeated="15"/>
        </table:table-row>
        <table:table-row table:style-name="ro1">
          <table:table-cell office:value-type="float" office:value="0.42676625" calcext:value-type="float">
            <text:p>0,42676625</text:p>
          </table:table-cell>
          <table:table-cell office:value-type="float" office:value="1.997836" calcext:value-type="float">
            <text:p>1,997836</text:p>
          </table:table-cell>
          <table:table-cell table:formula="of:=([.A299]-[.$S$1])*1000" office:value-type="float" office:value="-6.79168961864413" calcext:value-type="float">
            <text:p>-6,79168961864413</text:p>
          </table:table-cell>
          <table:table-cell table:formula="of:=([.B299]*1000*[.$S$2])+[.$T$2]" office:value-type="float" office:value="24.80304044" calcext:value-type="float">
            <text:p>24,80304044</text:p>
          </table:table-cell>
          <table:table-cell table:formula="of:=AVERAGE([.C290:.C299])" office:value-type="float" office:value="-4.60906461864414" calcext:value-type="float">
            <text:p>-4,60906461864414</text:p>
          </table:table-cell>
          <table:table-cell table:number-columns-repeated="15"/>
        </table:table-row>
        <table:table-row table:style-name="ro1">
          <table:table-cell office:value-type="float" office:value="0.43103625" calcext:value-type="float">
            <text:p>0,43103625</text:p>
          </table:table-cell>
          <table:table-cell office:value-type="float" office:value="1.998427" calcext:value-type="float">
            <text:p>1,998427</text:p>
          </table:table-cell>
          <table:table-cell table:formula="of:=([.A300]-[.$S$1])*1000" office:value-type="float" office:value="-2.52168961864413" calcext:value-type="float">
            <text:p>-2,52168961864413</text:p>
          </table:table-cell>
          <table:table-cell table:formula="of:=([.B300]*1000*[.$S$2])+[.$T$2]" office:value-type="float" office:value="24.84044483" calcext:value-type="float">
            <text:p>24,84044483</text:p>
          </table:table-cell>
          <table:table-cell table:formula="of:=AVERAGE([.C291:.C300])" office:value-type="float" office:value="-4.13656461864414" calcext:value-type="float">
            <text:p>-4,13656461864414</text:p>
          </table:table-cell>
          <table:table-cell table:number-columns-repeated="15"/>
        </table:table-row>
        <table:table-row table:style-name="ro1">
          <table:table-cell office:value-type="float" office:value="0.426735" calcext:value-type="float">
            <text:p>0,426735</text:p>
          </table:table-cell>
          <table:table-cell office:value-type="float" office:value="1.9970545" calcext:value-type="float">
            <text:p>1,9970545</text:p>
          </table:table-cell>
          <table:table-cell table:formula="of:=([.A301]-[.$S$1])*1000" office:value-type="float" office:value="-6.82293961864416" calcext:value-type="float">
            <text:p>-6,82293961864416</text:p>
          </table:table-cell>
          <table:table-cell table:formula="of:=([.B301]*1000*[.$S$2])+[.$T$2]" office:value-type="float" office:value="24.753579305" calcext:value-type="float">
            <text:p>24,753579305</text:p>
          </table:table-cell>
          <table:table-cell table:formula="of:=AVERAGE([.C292:.C301])" office:value-type="float" office:value="-4.16843961864414" calcext:value-type="float">
            <text:p>-4,16843961864414</text:p>
          </table:table-cell>
          <table:table-cell table:number-columns-repeated="15"/>
        </table:table-row>
        <table:table-row table:style-name="ro1">
          <table:table-cell office:value-type="float" office:value="0.42429375" calcext:value-type="float">
            <text:p>0,42429375</text:p>
          </table:table-cell>
          <table:table-cell office:value-type="float" office:value="1.996848" calcext:value-type="float">
            <text:p>1,996848</text:p>
          </table:table-cell>
          <table:table-cell table:formula="of:=([.A302]-[.$S$1])*1000" office:value-type="float" office:value="-9.26418961864411" calcext:value-type="float">
            <text:p>-9,26418961864411</text:p>
          </table:table-cell>
          <table:table-cell table:formula="of:=([.B302]*1000*[.$S$2])+[.$T$2]" office:value-type="float" office:value="24.74050992" calcext:value-type="float">
            <text:p>24,74050992</text:p>
          </table:table-cell>
          <table:table-cell table:formula="of:=AVERAGE([.C293:.C302])" office:value-type="float" office:value="-4.65743961864414" calcext:value-type="float">
            <text:p>-4,65743961864414</text:p>
          </table:table-cell>
          <table:table-cell table:number-columns-repeated="15"/>
        </table:table-row>
        <table:table-row table:style-name="ro1">
          <table:table-cell office:value-type="float" office:value="0.4349025" calcext:value-type="float">
            <text:p>0,4349025</text:p>
          </table:table-cell>
          <table:table-cell office:value-type="float" office:value="1.997298" calcext:value-type="float">
            <text:p>1,997298</text:p>
          </table:table-cell>
          <table:table-cell table:formula="of:=([.A303]-[.$S$1])*1000" office:value-type="float" office:value="1.34456038135589" calcext:value-type="float">
            <text:p>1,34456038135589</text:p>
          </table:table-cell>
          <table:table-cell table:formula="of:=([.B303]*1000*[.$S$2])+[.$T$2]" office:value-type="float" office:value="24.76899042" calcext:value-type="float">
            <text:p>24,76899042</text:p>
          </table:table-cell>
          <table:table-cell table:formula="of:=AVERAGE([.C294:.C303])" office:value-type="float" office:value="-4.12693961864414" calcext:value-type="float">
            <text:p>-4,12693961864414</text:p>
          </table:table-cell>
          <table:table-cell table:number-columns-repeated="15"/>
        </table:table-row>
        <table:table-row table:style-name="ro1">
          <table:table-cell office:value-type="float" office:value="0.44741375" calcext:value-type="float">
            <text:p>0,44741375</text:p>
          </table:table-cell>
          <table:table-cell office:value-type="float" office:value="1.9973435" calcext:value-type="float">
            <text:p>1,9973435</text:p>
          </table:table-cell>
          <table:table-cell table:formula="of:=([.A304]-[.$S$1])*1000" office:value-type="float" office:value="13.8558103813559" calcext:value-type="float">
            <text:p>13,8558103813559</text:p>
          </table:table-cell>
          <table:table-cell table:formula="of:=([.B304]*1000*[.$S$2])+[.$T$2]" office:value-type="float" office:value="24.771870115" calcext:value-type="float">
            <text:p>24,771870115</text:p>
          </table:table-cell>
          <table:table-cell table:formula="of:=AVERAGE([.C295:.C304])" office:value-type="float" office:value="-1.81456461864414" calcext:value-type="float">
            <text:p>-1,81456461864414</text:p>
          </table:table-cell>
          <table:table-cell table:number-columns-repeated="15"/>
        </table:table-row>
        <table:table-row table:style-name="ro1">
          <table:table-cell office:value-type="float" office:value="0.42727625" calcext:value-type="float">
            <text:p>0,42727625</text:p>
          </table:table-cell>
          <table:table-cell office:value-type="float" office:value="1.9968455" calcext:value-type="float">
            <text:p>1,9968455</text:p>
          </table:table-cell>
          <table:table-cell table:formula="of:=([.A305]-[.$S$1])*1000" office:value-type="float" office:value="-6.28168961864412" calcext:value-type="float">
            <text:p>-6,28168961864412</text:p>
          </table:table-cell>
          <table:table-cell table:formula="of:=([.B305]*1000*[.$S$2])+[.$T$2]" office:value-type="float" office:value="24.740351695" calcext:value-type="float">
            <text:p>24,740351695</text:p>
          </table:table-cell>
          <table:table-cell table:formula="of:=AVERAGE([.C296:.C305])" office:value-type="float" office:value="-2.37556461864413" calcext:value-type="float">
            <text:p>-2,37556461864413</text:p>
          </table:table-cell>
          <table:table-cell table:number-columns-repeated="15"/>
        </table:table-row>
        <table:table-row table:style-name="ro1">
          <table:table-cell office:value-type="float" office:value="0.42859375" calcext:value-type="float">
            <text:p>0,42859375</text:p>
          </table:table-cell>
          <table:table-cell office:value-type="float" office:value="1.9961075" calcext:value-type="float">
            <text:p>1,9961075</text:p>
          </table:table-cell>
          <table:table-cell table:formula="of:=([.A306]-[.$S$1])*1000" office:value-type="float" office:value="-4.96418961864414" calcext:value-type="float">
            <text:p>-4,96418961864414</text:p>
          </table:table-cell>
          <table:table-cell table:formula="of:=([.B306]*1000*[.$S$2])+[.$T$2]" office:value-type="float" office:value="24.693643675" calcext:value-type="float">
            <text:p>24,693643675</text:p>
          </table:table-cell>
          <table:table-cell table:formula="of:=AVERAGE([.C297:.C306])" office:value-type="float" office:value="-3.05868961864413" calcext:value-type="float">
            <text:p>-3,05868961864413</text:p>
          </table:table-cell>
          <table:table-cell table:number-columns-repeated="15"/>
        </table:table-row>
        <table:table-row table:style-name="ro1">
          <table:table-cell office:value-type="float" office:value="0.43821625" calcext:value-type="float">
            <text:p>0,43821625</text:p>
          </table:table-cell>
          <table:table-cell office:value-type="float" office:value="1.9944165" calcext:value-type="float">
            <text:p>1,9944165</text:p>
          </table:table-cell>
          <table:table-cell table:formula="of:=([.A307]-[.$S$1])*1000" office:value-type="float" office:value="4.65831038135583" calcext:value-type="float">
            <text:p>4,65831038135583</text:p>
          </table:table-cell>
          <table:table-cell table:formula="of:=([.B307]*1000*[.$S$2])+[.$T$2]" office:value-type="float" office:value="24.586620285" calcext:value-type="float">
            <text:p>24,586620285</text:p>
          </table:table-cell>
          <table:table-cell table:formula="of:=AVERAGE([.C298:.C307])" office:value-type="float" office:value="-2.10006461864414" calcext:value-type="float">
            <text:p>-2,10006461864414</text:p>
          </table:table-cell>
          <table:table-cell table:number-columns-repeated="15"/>
        </table:table-row>
        <table:table-row table:style-name="ro1">
          <table:table-cell office:value-type="float" office:value="0.42346625" calcext:value-type="float">
            <text:p>0,42346625</text:p>
          </table:table-cell>
          <table:table-cell office:value-type="float" office:value="1.9949355" calcext:value-type="float">
            <text:p>1,9949355</text:p>
          </table:table-cell>
          <table:table-cell table:formula="of:=([.A308]-[.$S$1])*1000" office:value-type="float" office:value="-10.0916896186442" calcext:value-type="float">
            <text:p>-10,0916896186442</text:p>
          </table:table-cell>
          <table:table-cell table:formula="of:=([.B308]*1000*[.$S$2])+[.$T$2]" office:value-type="float" office:value="24.619467795" calcext:value-type="float">
            <text:p>24,619467795</text:p>
          </table:table-cell>
          <table:table-cell table:formula="of:=AVERAGE([.C299:.C308])" office:value-type="float" office:value="-2.68793961864414" calcext:value-type="float">
            <text:p>-2,68793961864414</text:p>
          </table:table-cell>
          <table:table-cell table:number-columns-repeated="15"/>
        </table:table-row>
        <table:table-row table:style-name="ro1">
          <table:table-cell office:value-type="float" office:value="0.4311625" calcext:value-type="float">
            <text:p>0,4311625</text:p>
          </table:table-cell>
          <table:table-cell office:value-type="float" office:value="1.9960365" calcext:value-type="float">
            <text:p>1,9960365</text:p>
          </table:table-cell>
          <table:table-cell table:formula="of:=([.A309]-[.$S$1])*1000" office:value-type="float" office:value="-2.39543961864414" calcext:value-type="float">
            <text:p>-2,39543961864414</text:p>
          </table:table-cell>
          <table:table-cell table:formula="of:=([.B309]*1000*[.$S$2])+[.$T$2]" office:value-type="float" office:value="24.689150085" calcext:value-type="float">
            <text:p>24,689150085</text:p>
          </table:table-cell>
          <table:table-cell table:formula="of:=AVERAGE([.C300:.C309])" office:value-type="float" office:value="-2.24831461864414" calcext:value-type="float">
            <text:p>-2,24831461864414</text:p>
          </table:table-cell>
          <table:table-cell table:number-columns-repeated="15"/>
        </table:table-row>
        <table:table-row table:style-name="ro1">
          <table:table-cell office:value-type="float" office:value="0.435305" calcext:value-type="float">
            <text:p>0,435305</text:p>
          </table:table-cell>
          <table:table-cell office:value-type="float" office:value="1.995374" calcext:value-type="float">
            <text:p>1,995374</text:p>
          </table:table-cell>
          <table:table-cell table:formula="of:=([.A310]-[.$S$1])*1000" office:value-type="float" office:value="1.74706038135586" calcext:value-type="float">
            <text:p>1,74706038135586</text:p>
          </table:table-cell>
          <table:table-cell table:formula="of:=([.B310]*1000*[.$S$2])+[.$T$2]" office:value-type="float" office:value="24.64722046" calcext:value-type="float">
            <text:p>24,64722046</text:p>
          </table:table-cell>
          <table:table-cell table:formula="of:=AVERAGE([.C301:.C310])" office:value-type="float" office:value="-1.82143961864414" calcext:value-type="float">
            <text:p>-1,82143961864414</text:p>
          </table:table-cell>
          <table:table-cell table:number-columns-repeated="15"/>
        </table:table-row>
        <table:table-row table:style-name="ro1">
          <table:table-cell office:value-type="float" office:value="0.41989125" calcext:value-type="float">
            <text:p>0,41989125</text:p>
          </table:table-cell>
          <table:table-cell office:value-type="float" office:value="1.994315" calcext:value-type="float">
            <text:p>1,994315</text:p>
          </table:table-cell>
          <table:table-cell table:formula="of:=([.A311]-[.$S$1])*1000" office:value-type="float" office:value="-13.6666896186441" calcext:value-type="float">
            <text:p>-13,6666896186441</text:p>
          </table:table-cell>
          <table:table-cell table:formula="of:=([.B311]*1000*[.$S$2])+[.$T$2]" office:value-type="float" office:value="24.58019635" calcext:value-type="float">
            <text:p>24,58019635</text:p>
          </table:table-cell>
          <table:table-cell table:formula="of:=AVERAGE([.C302:.C311])" office:value-type="float" office:value="-2.50581461864414" calcext:value-type="float">
            <text:p>-2,50581461864414</text:p>
          </table:table-cell>
          <table:table-cell table:number-columns-repeated="15"/>
        </table:table-row>
        <table:table-row table:style-name="ro1">
          <table:table-cell office:value-type="float" office:value="0.42029" calcext:value-type="float">
            <text:p>0,42029</text:p>
          </table:table-cell>
          <table:table-cell office:value-type="float" office:value="1.993695" calcext:value-type="float">
            <text:p>1,993695</text:p>
          </table:table-cell>
          <table:table-cell table:formula="of:=([.A312]-[.$S$1])*1000" office:value-type="float" office:value="-13.2679396186441" calcext:value-type="float">
            <text:p>-13,2679396186441</text:p>
          </table:table-cell>
          <table:table-cell table:formula="of:=([.B312]*1000*[.$S$2])+[.$T$2]" office:value-type="float" office:value="24.54095655" calcext:value-type="float">
            <text:p>24,54095655</text:p>
          </table:table-cell>
          <table:table-cell table:formula="of:=AVERAGE([.C303:.C312])" office:value-type="float" office:value="-2.90618961864414" calcext:value-type="float">
            <text:p>-2,90618961864414</text:p>
          </table:table-cell>
          <table:table-cell table:number-columns-repeated="15"/>
        </table:table-row>
        <table:table-row table:style-name="ro1">
          <table:table-cell office:value-type="float" office:value="0.41736" calcext:value-type="float">
            <text:p>0,41736</text:p>
          </table:table-cell>
          <table:table-cell office:value-type="float" office:value="1.994597" calcext:value-type="float">
            <text:p>1,994597</text:p>
          </table:table-cell>
          <table:table-cell table:formula="of:=([.A313]-[.$S$1])*1000" office:value-type="float" office:value="-16.1979396186441" calcext:value-type="float">
            <text:p>-16,1979396186441</text:p>
          </table:table-cell>
          <table:table-cell table:formula="of:=([.B313]*1000*[.$S$2])+[.$T$2]" office:value-type="float" office:value="24.59804413" calcext:value-type="float">
            <text:p>24,59804413</text:p>
          </table:table-cell>
          <table:table-cell table:formula="of:=AVERAGE([.C304:.C313])" office:value-type="float" office:value="-4.66043961864414" calcext:value-type="float">
            <text:p>-4,66043961864414</text:p>
          </table:table-cell>
          <table:table-cell table:number-columns-repeated="15"/>
        </table:table-row>
        <table:table-row table:style-name="ro1">
          <table:table-cell office:value-type="float" office:value="0.42419125" calcext:value-type="float">
            <text:p>0,42419125</text:p>
          </table:table-cell>
          <table:table-cell office:value-type="float" office:value="1.9952275" calcext:value-type="float">
            <text:p>1,9952275</text:p>
          </table:table-cell>
          <table:table-cell table:formula="of:=([.A314]-[.$S$1])*1000" office:value-type="float" office:value="-9.36668961864412" calcext:value-type="float">
            <text:p>-9,36668961864412</text:p>
          </table:table-cell>
          <table:table-cell table:formula="of:=([.B314]*1000*[.$S$2])+[.$T$2]" office:value-type="float" office:value="24.637948475" calcext:value-type="float">
            <text:p>24,637948475</text:p>
          </table:table-cell>
          <table:table-cell table:formula="of:=AVERAGE([.C305:.C314])" office:value-type="float" office:value="-6.98268961864414" calcext:value-type="float">
            <text:p>-6,98268961864414</text:p>
          </table:table-cell>
          <table:table-cell table:number-columns-repeated="15"/>
        </table:table-row>
        <table:table-row table:style-name="ro1">
          <table:table-cell office:value-type="float" office:value="0.43188" calcext:value-type="float">
            <text:p>0,43188</text:p>
          </table:table-cell>
          <table:table-cell office:value-type="float" office:value="1.995044" calcext:value-type="float">
            <text:p>1,995044</text:p>
          </table:table-cell>
          <table:table-cell table:formula="of:=([.A315]-[.$S$1])*1000" office:value-type="float" office:value="-1.67793961864415" calcext:value-type="float">
            <text:p>-1,67793961864415</text:p>
          </table:table-cell>
          <table:table-cell table:formula="of:=([.B315]*1000*[.$S$2])+[.$T$2]" office:value-type="float" office:value="24.62633476" calcext:value-type="float">
            <text:p>24,62633476</text:p>
          </table:table-cell>
          <table:table-cell table:formula="of:=AVERAGE([.C306:.C315])" office:value-type="float" office:value="-6.52231461864414" calcext:value-type="float">
            <text:p>-6,52231461864414</text:p>
          </table:table-cell>
          <table:table-cell table:number-columns-repeated="15"/>
        </table:table-row>
        <table:table-row table:style-name="ro1">
          <table:table-cell office:value-type="float" office:value="0.42232875" calcext:value-type="float">
            <text:p>0,42232875</text:p>
          </table:table-cell>
          <table:table-cell office:value-type="float" office:value="1.994122" calcext:value-type="float">
            <text:p>1,994122</text:p>
          </table:table-cell>
          <table:table-cell table:formula="of:=([.A316]-[.$S$1])*1000" office:value-type="float" office:value="-11.2291896186442" calcext:value-type="float">
            <text:p>-11,2291896186442</text:p>
          </table:table-cell>
          <table:table-cell table:formula="of:=([.B316]*1000*[.$S$2])+[.$T$2]" office:value-type="float" office:value="24.56798138" calcext:value-type="float">
            <text:p>24,56798138</text:p>
          </table:table-cell>
          <table:table-cell table:formula="of:=AVERAGE([.C307:.C316])" office:value-type="float" office:value="-7.14881461864414" calcext:value-type="float">
            <text:p>-7,14881461864414</text:p>
          </table:table-cell>
          <table:table-cell table:number-columns-repeated="15"/>
        </table:table-row>
        <table:table-row table:style-name="ro1">
          <table:table-cell office:value-type="float" office:value="0.4190225" calcext:value-type="float">
            <text:p>0,4190225</text:p>
          </table:table-cell>
          <table:table-cell office:value-type="float" office:value="1.993438" calcext:value-type="float">
            <text:p>1,993438</text:p>
          </table:table-cell>
          <table:table-cell table:formula="of:=([.A317]-[.$S$1])*1000" office:value-type="float" office:value="-14.5354396186441" calcext:value-type="float">
            <text:p>-14,5354396186441</text:p>
          </table:table-cell>
          <table:table-cell table:formula="of:=([.B317]*1000*[.$S$2])+[.$T$2]" office:value-type="float" office:value="24.52469102" calcext:value-type="float">
            <text:p>24,52469102</text:p>
          </table:table-cell>
          <table:table-cell table:formula="of:=AVERAGE([.C308:.C317])" office:value-type="float" office:value="-9.06818961864414" calcext:value-type="float">
            <text:p>-9,06818961864414</text:p>
          </table:table-cell>
          <table:table-cell table:number-columns-repeated="15"/>
        </table:table-row>
        <table:table-row table:style-name="ro1">
          <table:table-cell office:value-type="float" office:value="0.42016875" calcext:value-type="float">
            <text:p>0,42016875</text:p>
          </table:table-cell>
          <table:table-cell office:value-type="float" office:value="1.9933095" calcext:value-type="float">
            <text:p>1,9933095</text:p>
          </table:table-cell>
          <table:table-cell table:formula="of:=([.A318]-[.$S$1])*1000" office:value-type="float" office:value="-13.3891896186442" calcext:value-type="float">
            <text:p>-13,3891896186442</text:p>
          </table:table-cell>
          <table:table-cell table:formula="of:=([.B318]*1000*[.$S$2])+[.$T$2]" office:value-type="float" office:value="24.516558255" calcext:value-type="float">
            <text:p>24,516558255</text:p>
          </table:table-cell>
          <table:table-cell table:formula="of:=AVERAGE([.C309:.C318])" office:value-type="float" office:value="-9.39793961864414" calcext:value-type="float">
            <text:p>-9,39793961864414</text:p>
          </table:table-cell>
          <table:table-cell table:number-columns-repeated="15"/>
        </table:table-row>
        <table:table-row table:style-name="ro1">
          <table:table-cell office:value-type="float" office:value="0.4280425" calcext:value-type="float">
            <text:p>0,4280425</text:p>
          </table:table-cell>
          <table:table-cell office:value-type="float" office:value="1.9932425" calcext:value-type="float">
            <text:p>1,9932425</text:p>
          </table:table-cell>
          <table:table-cell table:formula="of:=([.A319]-[.$S$1])*1000" office:value-type="float" office:value="-5.51543961864415" calcext:value-type="float">
            <text:p>-5,51543961864415</text:p>
          </table:table-cell>
          <table:table-cell table:formula="of:=([.B319]*1000*[.$S$2])+[.$T$2]" office:value-type="float" office:value="24.512317825" calcext:value-type="float">
            <text:p>24,512317825</text:p>
          </table:table-cell>
          <table:table-cell table:formula="of:=AVERAGE([.C310:.C319])" office:value-type="float" office:value="-9.70993961864414" calcext:value-type="float">
            <text:p>-9,70993961864414</text:p>
          </table:table-cell>
          <table:table-cell table:number-columns-repeated="15"/>
        </table:table-row>
        <table:table-row table:style-name="ro1">
          <table:table-cell office:value-type="float" office:value="0.4278225" calcext:value-type="float">
            <text:p>0,4278225</text:p>
          </table:table-cell>
          <table:table-cell office:value-type="float" office:value="1.9943465" calcext:value-type="float">
            <text:p>1,9943465</text:p>
          </table:table-cell>
          <table:table-cell table:formula="of:=([.A320]-[.$S$1])*1000" office:value-type="float" office:value="-5.73543961864415" calcext:value-type="float">
            <text:p>-5,73543961864415</text:p>
          </table:table-cell>
          <table:table-cell table:formula="of:=([.B320]*1000*[.$S$2])+[.$T$2]" office:value-type="float" office:value="24.582189985" calcext:value-type="float">
            <text:p>24,582189985</text:p>
          </table:table-cell>
          <table:table-cell table:formula="of:=AVERAGE([.C311:.C320])" office:value-type="float" office:value="-10.4581896186441" calcext:value-type="float">
            <text:p>-10,4581896186441</text:p>
          </table:table-cell>
          <table:table-cell table:number-columns-repeated="15"/>
        </table:table-row>
        <table:table-row table:style-name="ro1">
          <table:table-cell office:value-type="float" office:value="0.4368875" calcext:value-type="float">
            <text:p>0,4368875</text:p>
          </table:table-cell>
          <table:table-cell office:value-type="float" office:value="1.9948415" calcext:value-type="float">
            <text:p>1,9948415</text:p>
          </table:table-cell>
          <table:table-cell table:formula="of:=([.A321]-[.$S$1])*1000" office:value-type="float" office:value="3.32956038135584" calcext:value-type="float">
            <text:p>3,32956038135584</text:p>
          </table:table-cell>
          <table:table-cell table:formula="of:=([.B321]*1000*[.$S$2])+[.$T$2]" office:value-type="float" office:value="24.613518535" calcext:value-type="float">
            <text:p>24,613518535</text:p>
          </table:table-cell>
          <table:table-cell table:formula="of:=AVERAGE([.C312:.C321])" office:value-type="float" office:value="-8.75856461864415" calcext:value-type="float">
            <text:p>-8,75856461864415</text:p>
          </table:table-cell>
          <table:table-cell table:number-columns-repeated="15"/>
        </table:table-row>
        <table:table-row table:style-name="ro1">
          <table:table-cell office:value-type="float" office:value="0.4306975" calcext:value-type="float">
            <text:p>0,4306975</text:p>
          </table:table-cell>
          <table:table-cell office:value-type="float" office:value="1.9949115" calcext:value-type="float">
            <text:p>1,9949115</text:p>
          </table:table-cell>
          <table:table-cell table:formula="of:=([.A322]-[.$S$1])*1000" office:value-type="float" office:value="-2.86043961864413" calcext:value-type="float">
            <text:p>-2,86043961864413</text:p>
          </table:table-cell>
          <table:table-cell table:formula="of:=([.B322]*1000*[.$S$2])+[.$T$2]" office:value-type="float" office:value="24.617948835" calcext:value-type="float">
            <text:p>24,617948835</text:p>
          </table:table-cell>
          <table:table-cell table:formula="of:=AVERAGE([.C313:.C322])" office:value-type="float" office:value="-7.71781461864414" calcext:value-type="float">
            <text:p>-7,71781461864414</text:p>
          </table:table-cell>
          <table:table-cell table:number-columns-repeated="15"/>
        </table:table-row>
        <table:table-row table:style-name="ro1">
          <table:table-cell office:value-type="float" office:value="0.418265" calcext:value-type="float">
            <text:p>0,418265</text:p>
          </table:table-cell>
          <table:table-cell office:value-type="float" office:value="1.994731" calcext:value-type="float">
            <text:p>1,994731</text:p>
          </table:table-cell>
          <table:table-cell table:formula="of:=([.A323]-[.$S$1])*1000" office:value-type="float" office:value="-15.2929396186441" calcext:value-type="float">
            <text:p>-15,2929396186441</text:p>
          </table:table-cell>
          <table:table-cell table:formula="of:=([.B323]*1000*[.$S$2])+[.$T$2]" office:value-type="float" office:value="24.60652499" calcext:value-type="float">
            <text:p>24,60652499</text:p>
          </table:table-cell>
          <table:table-cell table:formula="of:=AVERAGE([.C314:.C323])" office:value-type="float" office:value="-7.62731461864414" calcext:value-type="float">
            <text:p>-7,62731461864414</text:p>
          </table:table-cell>
          <table:table-cell table:number-columns-repeated="15"/>
        </table:table-row>
        <table:table-row table:style-name="ro1">
          <table:table-cell office:value-type="float" office:value="0.42294125" calcext:value-type="float">
            <text:p>0,42294125</text:p>
          </table:table-cell>
          <table:table-cell office:value-type="float" office:value="1.994508" calcext:value-type="float">
            <text:p>1,994508</text:p>
          </table:table-cell>
          <table:table-cell table:formula="of:=([.A324]-[.$S$1])*1000" office:value-type="float" office:value="-10.6166896186441" calcext:value-type="float">
            <text:p>-10,6166896186441</text:p>
          </table:table-cell>
          <table:table-cell table:formula="of:=([.B324]*1000*[.$S$2])+[.$T$2]" office:value-type="float" office:value="24.59241132" calcext:value-type="float">
            <text:p>24,59241132</text:p>
          </table:table-cell>
          <table:table-cell table:formula="of:=AVERAGE([.C315:.C324])" office:value-type="float" office:value="-7.75231461864415" calcext:value-type="float">
            <text:p>-7,75231461864415</text:p>
          </table:table-cell>
          <table:table-cell table:number-columns-repeated="15"/>
        </table:table-row>
        <table:table-row table:style-name="ro1">
          <table:table-cell office:value-type="float" office:value="0.41599375" calcext:value-type="float">
            <text:p>0,41599375</text:p>
          </table:table-cell>
          <table:table-cell office:value-type="float" office:value="1.9947065" calcext:value-type="float">
            <text:p>1,9947065</text:p>
          </table:table-cell>
          <table:table-cell table:formula="of:=([.A325]-[.$S$1])*1000" office:value-type="float" office:value="-17.5641896186441" calcext:value-type="float">
            <text:p>-17,5641896186441</text:p>
          </table:table-cell>
          <table:table-cell table:formula="of:=([.B325]*1000*[.$S$2])+[.$T$2]" office:value-type="float" office:value="24.604974385" calcext:value-type="float">
            <text:p>24,604974385</text:p>
          </table:table-cell>
          <table:table-cell table:formula="of:=AVERAGE([.C316:.C325])" office:value-type="float" office:value="-9.34093961864414" calcext:value-type="float">
            <text:p>-9,34093961864414</text:p>
          </table:table-cell>
          <table:table-cell table:number-columns-repeated="15"/>
        </table:table-row>
        <table:table-row table:style-name="ro1">
          <table:table-cell office:value-type="float" office:value="0.41776" calcext:value-type="float">
            <text:p>0,41776</text:p>
          </table:table-cell>
          <table:table-cell office:value-type="float" office:value="1.995003" calcext:value-type="float">
            <text:p>1,995003</text:p>
          </table:table-cell>
          <table:table-cell table:formula="of:=([.A326]-[.$S$1])*1000" office:value-type="float" office:value="-15.7979396186441" calcext:value-type="float">
            <text:p>-15,7979396186441</text:p>
          </table:table-cell>
          <table:table-cell table:formula="of:=([.B326]*1000*[.$S$2])+[.$T$2]" office:value-type="float" office:value="24.62373987" calcext:value-type="float">
            <text:p>24,62373987</text:p>
          </table:table-cell>
          <table:table-cell table:formula="of:=AVERAGE([.C317:.C326])" office:value-type="float" office:value="-9.79781461864414" calcext:value-type="float">
            <text:p>-9,79781461864414</text:p>
          </table:table-cell>
          <table:table-cell table:number-columns-repeated="15"/>
        </table:table-row>
        <table:table-row table:style-name="ro1">
          <table:table-cell office:value-type="float" office:value="0.4176725" calcext:value-type="float">
            <text:p>0,4176725</text:p>
          </table:table-cell>
          <table:table-cell office:value-type="float" office:value="1.995077" calcext:value-type="float">
            <text:p>1,995077</text:p>
          </table:table-cell>
          <table:table-cell table:formula="of:=([.A327]-[.$S$1])*1000" office:value-type="float" office:value="-15.8854396186441" calcext:value-type="float">
            <text:p>-15,8854396186441</text:p>
          </table:table-cell>
          <table:table-cell table:formula="of:=([.B327]*1000*[.$S$2])+[.$T$2]" office:value-type="float" office:value="24.62842333" calcext:value-type="float">
            <text:p>24,62842333</text:p>
          </table:table-cell>
          <table:table-cell table:formula="of:=AVERAGE([.C318:.C327])" office:value-type="float" office:value="-9.93281461864414" calcext:value-type="float">
            <text:p>-9,93281461864414</text:p>
          </table:table-cell>
          <table:table-cell table:number-columns-repeated="15"/>
        </table:table-row>
        <table:table-row table:style-name="ro1">
          <table:table-cell office:value-type="float" office:value="0.4187525" calcext:value-type="float">
            <text:p>0,4187525</text:p>
          </table:table-cell>
          <table:table-cell office:value-type="float" office:value="1.995438" calcext:value-type="float">
            <text:p>1,995438</text:p>
          </table:table-cell>
          <table:table-cell table:formula="of:=([.A328]-[.$S$1])*1000" office:value-type="float" office:value="-14.8054396186441" calcext:value-type="float">
            <text:p>-14,8054396186441</text:p>
          </table:table-cell>
          <table:table-cell table:formula="of:=([.B328]*1000*[.$S$2])+[.$T$2]" office:value-type="float" office:value="24.65127102" calcext:value-type="float">
            <text:p>24,65127102</text:p>
          </table:table-cell>
          <table:table-cell table:formula="of:=AVERAGE([.C319:.C328])" office:value-type="float" office:value="-10.0744396186441" calcext:value-type="float">
            <text:p>-10,0744396186441</text:p>
          </table:table-cell>
          <table:table-cell table:number-columns-repeated="15"/>
        </table:table-row>
        <table:table-row table:style-name="ro1">
          <table:table-cell office:value-type="float" office:value="0.41729375" calcext:value-type="float">
            <text:p>0,41729375</text:p>
          </table:table-cell>
          <table:table-cell office:value-type="float" office:value="1.995043" calcext:value-type="float">
            <text:p>1,995043</text:p>
          </table:table-cell>
          <table:table-cell table:formula="of:=([.A329]-[.$S$1])*1000" office:value-type="float" office:value="-16.2641896186441" calcext:value-type="float">
            <text:p>-16,2641896186441</text:p>
          </table:table-cell>
          <table:table-cell table:formula="of:=([.B329]*1000*[.$S$2])+[.$T$2]" office:value-type="float" office:value="24.62627147" calcext:value-type="float">
            <text:p>24,62627147</text:p>
          </table:table-cell>
          <table:table-cell table:formula="of:=AVERAGE([.C320:.C329])" office:value-type="float" office:value="-11.1493146186441" calcext:value-type="float">
            <text:p>-11,1493146186441</text:p>
          </table:table-cell>
          <table:table-cell table:number-columns-repeated="15"/>
        </table:table-row>
        <table:table-row table:style-name="ro1">
          <table:table-cell office:value-type="float" office:value="0.42350625" calcext:value-type="float">
            <text:p>0,42350625</text:p>
          </table:table-cell>
          <table:table-cell office:value-type="float" office:value="1.9950935" calcext:value-type="float">
            <text:p>1,9950935</text:p>
          </table:table-cell>
          <table:table-cell table:formula="of:=([.A330]-[.$S$1])*1000" office:value-type="float" office:value="-10.0516896186442" calcext:value-type="float">
            <text:p>-10,0516896186442</text:p>
          </table:table-cell>
          <table:table-cell table:formula="of:=([.B330]*1000*[.$S$2])+[.$T$2]" office:value-type="float" office:value="24.629467615" calcext:value-type="float">
            <text:p>24,629467615</text:p>
          </table:table-cell>
          <table:table-cell table:formula="of:=AVERAGE([.C321:.C330])" office:value-type="float" office:value="-11.5809396186441" calcext:value-type="float">
            <text:p>-11,5809396186441</text:p>
          </table:table-cell>
          <table:table-cell table:number-columns-repeated="15"/>
        </table:table-row>
        <table:table-row table:style-name="ro1">
          <table:table-cell office:value-type="float" office:value="0.42068875" calcext:value-type="float">
            <text:p>0,42068875</text:p>
          </table:table-cell>
          <table:table-cell office:value-type="float" office:value="1.995813" calcext:value-type="float">
            <text:p>1,995813</text:p>
          </table:table-cell>
          <table:table-cell table:formula="of:=([.A331]-[.$S$1])*1000" office:value-type="float" office:value="-12.8691896186441" calcext:value-type="float">
            <text:p>-12,8691896186441</text:p>
          </table:table-cell>
          <table:table-cell table:formula="of:=([.B331]*1000*[.$S$2])+[.$T$2]" office:value-type="float" office:value="24.67500477" calcext:value-type="float">
            <text:p>24,67500477</text:p>
          </table:table-cell>
          <table:table-cell table:formula="of:=AVERAGE([.C322:.C331])" office:value-type="float" office:value="-13.2008146186441" calcext:value-type="float">
            <text:p>-13,2008146186441</text:p>
          </table:table-cell>
          <table:table-cell table:number-columns-repeated="15"/>
        </table:table-row>
        <table:table-row table:style-name="ro1">
          <table:table-cell office:value-type="float" office:value="0.4184175" calcext:value-type="float">
            <text:p>0,4184175</text:p>
          </table:table-cell>
          <table:table-cell office:value-type="float" office:value="1.9945075" calcext:value-type="float">
            <text:p>1,9945075</text:p>
          </table:table-cell>
          <table:table-cell table:formula="of:=([.A332]-[.$S$1])*1000" office:value-type="float" office:value="-15.1404396186441" calcext:value-type="float">
            <text:p>-15,1404396186441</text:p>
          </table:table-cell>
          <table:table-cell table:formula="of:=([.B332]*1000*[.$S$2])+[.$T$2]" office:value-type="float" office:value="24.592379675" calcext:value-type="float">
            <text:p>24,592379675</text:p>
          </table:table-cell>
          <table:table-cell table:formula="of:=AVERAGE([.C323:.C332])" office:value-type="float" office:value="-14.4288146186441" calcext:value-type="float">
            <text:p>-14,4288146186441</text:p>
          </table:table-cell>
          <table:table-cell table:number-columns-repeated="15"/>
        </table:table-row>
        <table:table-row table:style-name="ro1">
          <table:table-cell office:value-type="float" office:value="0.41681" calcext:value-type="float">
            <text:p>0,41681</text:p>
          </table:table-cell>
          <table:table-cell office:value-type="float" office:value="1.994024" calcext:value-type="float">
            <text:p>1,994024</text:p>
          </table:table-cell>
          <table:table-cell table:formula="of:=([.A333]-[.$S$1])*1000" office:value-type="float" office:value="-16.7479396186441" calcext:value-type="float">
            <text:p>-16,7479396186441</text:p>
          </table:table-cell>
          <table:table-cell table:formula="of:=([.B333]*1000*[.$S$2])+[.$T$2]" office:value-type="float" office:value="24.56177896" calcext:value-type="float">
            <text:p>24,56177896</text:p>
          </table:table-cell>
          <table:table-cell table:formula="of:=AVERAGE([.C324:.C333])" office:value-type="float" office:value="-14.5743146186441" calcext:value-type="float">
            <text:p>-14,5743146186441</text:p>
          </table:table-cell>
          <table:table-cell table:number-columns-repeated="15"/>
        </table:table-row>
        <table:table-row table:style-name="ro1">
          <table:table-cell office:value-type="float" office:value="0.4217525" calcext:value-type="float">
            <text:p>0,4217525</text:p>
          </table:table-cell>
          <table:table-cell office:value-type="float" office:value="1.9953815" calcext:value-type="float">
            <text:p>1,9953815</text:p>
          </table:table-cell>
          <table:table-cell table:formula="of:=([.A334]-[.$S$1])*1000" office:value-type="float" office:value="-11.8054396186442" calcext:value-type="float">
            <text:p>-11,8054396186442</text:p>
          </table:table-cell>
          <table:table-cell table:formula="of:=([.B334]*1000*[.$S$2])+[.$T$2]" office:value-type="float" office:value="24.647695135" calcext:value-type="float">
            <text:p>24,647695135</text:p>
          </table:table-cell>
          <table:table-cell table:formula="of:=AVERAGE([.C325:.C334])" office:value-type="float" office:value="-14.6931896186441" calcext:value-type="float">
            <text:p>-14,6931896186441</text:p>
          </table:table-cell>
          <table:table-cell table:number-columns-repeated="15"/>
        </table:table-row>
        <table:table-row table:style-name="ro1">
          <table:table-cell office:value-type="float" office:value="0.42714875" calcext:value-type="float">
            <text:p>0,42714875</text:p>
          </table:table-cell>
          <table:table-cell office:value-type="float" office:value="1.995028" calcext:value-type="float">
            <text:p>1,995028</text:p>
          </table:table-cell>
          <table:table-cell table:formula="of:=([.A335]-[.$S$1])*1000" office:value-type="float" office:value="-6.40918961864412" calcext:value-type="float">
            <text:p>-6,40918961864412</text:p>
          </table:table-cell>
          <table:table-cell table:formula="of:=([.B335]*1000*[.$S$2])+[.$T$2]" office:value-type="float" office:value="24.62532212" calcext:value-type="float">
            <text:p>24,62532212</text:p>
          </table:table-cell>
          <table:table-cell table:formula="of:=AVERAGE([.C326:.C335])" office:value-type="float" office:value="-13.5776896186441" calcext:value-type="float">
            <text:p>-13,5776896186441</text:p>
          </table:table-cell>
          <table:table-cell table:number-columns-repeated="15"/>
        </table:table-row>
        <table:table-row table:style-name="ro1">
          <table:table-cell office:value-type="float" office:value="0.4187175" calcext:value-type="float">
            <text:p>0,4187175</text:p>
          </table:table-cell>
          <table:table-cell office:value-type="float" office:value="1.994198" calcext:value-type="float">
            <text:p>1,994198</text:p>
          </table:table-cell>
          <table:table-cell table:formula="of:=([.A336]-[.$S$1])*1000" office:value-type="float" office:value="-14.8404396186441" calcext:value-type="float">
            <text:p>-14,8404396186441</text:p>
          </table:table-cell>
          <table:table-cell table:formula="of:=([.B336]*1000*[.$S$2])+[.$T$2]" office:value-type="float" office:value="24.57279142" calcext:value-type="float">
            <text:p>24,57279142</text:p>
          </table:table-cell>
          <table:table-cell table:formula="of:=AVERAGE([.C327:.C336])" office:value-type="float" office:value="-13.4819396186441" calcext:value-type="float">
            <text:p>-13,4819396186441</text:p>
          </table:table-cell>
          <table:table-cell table:number-columns-repeated="15"/>
        </table:table-row>
        <table:table-row table:style-name="ro1">
          <table:table-cell office:value-type="float" office:value="0.41576" calcext:value-type="float">
            <text:p>0,41576</text:p>
          </table:table-cell>
          <table:table-cell office:value-type="float" office:value="1.994329" calcext:value-type="float">
            <text:p>1,994329</text:p>
          </table:table-cell>
          <table:table-cell table:formula="of:=([.A337]-[.$S$1])*1000" office:value-type="float" office:value="-17.7979396186441" calcext:value-type="float">
            <text:p>-17,7979396186441</text:p>
          </table:table-cell>
          <table:table-cell table:formula="of:=([.B337]*1000*[.$S$2])+[.$T$2]" office:value-type="float" office:value="24.58108241" calcext:value-type="float">
            <text:p>24,58108241</text:p>
          </table:table-cell>
          <table:table-cell table:formula="of:=AVERAGE([.C328:.C337])" office:value-type="float" office:value="-13.6731896186441" calcext:value-type="float">
            <text:p>-13,6731896186441</text:p>
          </table:table-cell>
          <table:table-cell table:number-columns-repeated="15"/>
        </table:table-row>
        <table:table-row table:style-name="ro1">
          <table:table-cell office:value-type="float" office:value="0.41925375" calcext:value-type="float">
            <text:p>0,41925375</text:p>
          </table:table-cell>
          <table:table-cell office:value-type="float" office:value="1.993947" calcext:value-type="float">
            <text:p>1,993947</text:p>
          </table:table-cell>
          <table:table-cell table:formula="of:=([.A338]-[.$S$1])*1000" office:value-type="float" office:value="-14.3041896186442" calcext:value-type="float">
            <text:p>-14,3041896186442</text:p>
          </table:table-cell>
          <table:table-cell table:formula="of:=([.B338]*1000*[.$S$2])+[.$T$2]" office:value-type="float" office:value="24.55690563" calcext:value-type="float">
            <text:p>24,55690563</text:p>
          </table:table-cell>
          <table:table-cell table:formula="of:=AVERAGE([.C329:.C338])" office:value-type="float" office:value="-13.6230646186441" calcext:value-type="float">
            <text:p>-13,6230646186441</text:p>
          </table:table-cell>
          <table:table-cell table:number-columns-repeated="15"/>
        </table:table-row>
        <table:table-row table:style-name="ro1">
          <table:table-cell office:value-type="float" office:value="0.4225275" calcext:value-type="float">
            <text:p>0,4225275</text:p>
          </table:table-cell>
          <table:table-cell office:value-type="float" office:value="1.994184" calcext:value-type="float">
            <text:p>1,994184</text:p>
          </table:table-cell>
          <table:table-cell table:formula="of:=([.A339]-[.$S$1])*1000" office:value-type="float" office:value="-11.0304396186441" calcext:value-type="float">
            <text:p>-11,0304396186441</text:p>
          </table:table-cell>
          <table:table-cell table:formula="of:=([.B339]*1000*[.$S$2])+[.$T$2]" office:value-type="float" office:value="24.57190536" calcext:value-type="float">
            <text:p>24,57190536</text:p>
          </table:table-cell>
          <table:table-cell table:formula="of:=AVERAGE([.C330:.C339])" office:value-type="float" office:value="-13.0996896186441" calcext:value-type="float">
            <text:p>-13,0996896186441</text:p>
          </table:table-cell>
          <table:table-cell table:number-columns-repeated="15"/>
        </table:table-row>
        <table:table-row table:style-name="ro1">
          <table:table-cell office:value-type="float" office:value="0.41720125" calcext:value-type="float">
            <text:p>0,41720125</text:p>
          </table:table-cell>
          <table:table-cell office:value-type="float" office:value="1.994605" calcext:value-type="float">
            <text:p>1,994605</text:p>
          </table:table-cell>
          <table:table-cell table:formula="of:=([.A340]-[.$S$1])*1000" office:value-type="float" office:value="-16.3566896186441" calcext:value-type="float">
            <text:p>-16,3566896186441</text:p>
          </table:table-cell>
          <table:table-cell table:formula="of:=([.B340]*1000*[.$S$2])+[.$T$2]" office:value-type="float" office:value="24.59855045" calcext:value-type="float">
            <text:p>24,59855045</text:p>
          </table:table-cell>
          <table:table-cell table:formula="of:=AVERAGE([.C331:.C340])" office:value-type="float" office:value="-13.7301896186441" calcext:value-type="float">
            <text:p>-13,7301896186441</text:p>
          </table:table-cell>
          <table:table-cell table:number-columns-repeated="15"/>
        </table:table-row>
        <table:table-row table:style-name="ro1">
          <table:table-cell office:value-type="float" office:value="0.42017125" calcext:value-type="float">
            <text:p>0,42017125</text:p>
          </table:table-cell>
          <table:table-cell office:value-type="float" office:value="1.9944635" calcext:value-type="float">
            <text:p>1,9944635</text:p>
          </table:table-cell>
          <table:table-cell table:formula="of:=([.A341]-[.$S$1])*1000" office:value-type="float" office:value="-13.3866896186441" calcext:value-type="float">
            <text:p>-13,3866896186441</text:p>
          </table:table-cell>
          <table:table-cell table:formula="of:=([.B341]*1000*[.$S$2])+[.$T$2]" office:value-type="float" office:value="24.589594915" calcext:value-type="float">
            <text:p>24,589594915</text:p>
          </table:table-cell>
          <table:table-cell table:formula="of:=AVERAGE([.C332:.C341])" office:value-type="float" office:value="-13.7819396186441" calcext:value-type="float">
            <text:p>-13,7819396186441</text:p>
          </table:table-cell>
          <table:table-cell table:number-columns-repeated="15"/>
        </table:table-row>
        <table:table-row table:style-name="ro1">
          <table:table-cell office:value-type="float" office:value="0.42000625" calcext:value-type="float">
            <text:p>0,42000625</text:p>
          </table:table-cell>
          <table:table-cell office:value-type="float" office:value="1.994374" calcext:value-type="float">
            <text:p>1,994374</text:p>
          </table:table-cell>
          <table:table-cell table:formula="of:=([.A342]-[.$S$1])*1000" office:value-type="float" office:value="-13.5516896186441" calcext:value-type="float">
            <text:p>-13,5516896186441</text:p>
          </table:table-cell>
          <table:table-cell table:formula="of:=([.B342]*1000*[.$S$2])+[.$T$2]" office:value-type="float" office:value="24.58393046" calcext:value-type="float">
            <text:p>24,58393046</text:p>
          </table:table-cell>
          <table:table-cell table:formula="of:=AVERAGE([.C333:.C342])" office:value-type="float" office:value="-13.6230646186441" calcext:value-type="float">
            <text:p>-13,6230646186441</text:p>
          </table:table-cell>
          <table:table-cell table:number-columns-repeated="15"/>
        </table:table-row>
        <table:table-row table:style-name="ro1">
          <table:table-cell office:value-type="float" office:value="0.422655" calcext:value-type="float">
            <text:p>0,422655</text:p>
          </table:table-cell>
          <table:table-cell office:value-type="float" office:value="1.9940755" calcext:value-type="float">
            <text:p>1,9940755</text:p>
          </table:table-cell>
          <table:table-cell table:formula="of:=([.A343]-[.$S$1])*1000" office:value-type="float" office:value="-10.9029396186441" calcext:value-type="float">
            <text:p>-10,9029396186441</text:p>
          </table:table-cell>
          <table:table-cell table:formula="of:=([.B343]*1000*[.$S$2])+[.$T$2]" office:value-type="float" office:value="24.565038395" calcext:value-type="float">
            <text:p>24,565038395</text:p>
          </table:table-cell>
          <table:table-cell table:formula="of:=AVERAGE([.C334:.C343])" office:value-type="float" office:value="-13.0385646186441" calcext:value-type="float">
            <text:p>-13,0385646186441</text:p>
          </table:table-cell>
          <table:table-cell table:number-columns-repeated="15"/>
        </table:table-row>
        <table:table-row table:style-name="ro1">
          <table:table-cell office:value-type="float" office:value="0.4203275" calcext:value-type="float">
            <text:p>0,4203275</text:p>
          </table:table-cell>
          <table:table-cell office:value-type="float" office:value="1.99339" calcext:value-type="float">
            <text:p>1,99339</text:p>
          </table:table-cell>
          <table:table-cell table:formula="of:=([.A344]-[.$S$1])*1000" office:value-type="float" office:value="-13.2304396186441" calcext:value-type="float">
            <text:p>-13,2304396186441</text:p>
          </table:table-cell>
          <table:table-cell table:formula="of:=([.B344]*1000*[.$S$2])+[.$T$2]" office:value-type="float" office:value="24.5216531" calcext:value-type="float">
            <text:p>24,5216531</text:p>
          </table:table-cell>
          <table:table-cell table:formula="of:=AVERAGE([.C335:.C344])" office:value-type="float" office:value="-13.1810646186441" calcext:value-type="float">
            <text:p>-13,1810646186441</text:p>
          </table:table-cell>
          <table:table-cell table:number-columns-repeated="15"/>
        </table:table-row>
        <table:table-row table:style-name="ro1">
          <table:table-cell office:value-type="float" office:value="0.42059875" calcext:value-type="float">
            <text:p>0,42059875</text:p>
          </table:table-cell>
          <table:table-cell office:value-type="float" office:value="1.9924235" calcext:value-type="float">
            <text:p>1,9924235</text:p>
          </table:table-cell>
          <table:table-cell table:formula="of:=([.A345]-[.$S$1])*1000" office:value-type="float" office:value="-12.9591896186441" calcext:value-type="float">
            <text:p>-12,9591896186441</text:p>
          </table:table-cell>
          <table:table-cell table:formula="of:=([.B345]*1000*[.$S$2])+[.$T$2]" office:value-type="float" office:value="24.460483315" calcext:value-type="float">
            <text:p>24,460483315</text:p>
          </table:table-cell>
          <table:table-cell table:formula="of:=AVERAGE([.C336:.C345])" office:value-type="float" office:value="-13.8360646186441" calcext:value-type="float">
            <text:p>-13,8360646186441</text:p>
          </table:table-cell>
          <table:table-cell table:number-columns-repeated="15"/>
        </table:table-row>
        <table:table-row table:style-name="ro1">
          <table:table-cell office:value-type="float" office:value="0.42620875" calcext:value-type="float">
            <text:p>0,42620875</text:p>
          </table:table-cell>
          <table:table-cell office:value-type="float" office:value="1.9906965" calcext:value-type="float">
            <text:p>1,9906965</text:p>
          </table:table-cell>
          <table:table-cell table:formula="of:=([.A346]-[.$S$1])*1000" office:value-type="float" office:value="-7.34918961864411" calcext:value-type="float">
            <text:p>-7,34918961864411</text:p>
          </table:table-cell>
          <table:table-cell table:formula="of:=([.B346]*1000*[.$S$2])+[.$T$2]" office:value-type="float" office:value="24.351181485" calcext:value-type="float">
            <text:p>24,351181485</text:p>
          </table:table-cell>
          <table:table-cell table:formula="of:=AVERAGE([.C337:.C346])" office:value-type="float" office:value="-13.0869396186441" calcext:value-type="float">
            <text:p>-13,0869396186441</text:p>
          </table:table-cell>
          <table:table-cell table:number-columns-repeated="15"/>
        </table:table-row>
        <table:table-row table:style-name="ro1">
          <table:table-cell office:value-type="float" office:value="0.42217" calcext:value-type="float">
            <text:p>0,42217</text:p>
          </table:table-cell>
          <table:table-cell office:value-type="float" office:value="1.990264" calcext:value-type="float">
            <text:p>1,990264</text:p>
          </table:table-cell>
          <table:table-cell table:formula="of:=([.A347]-[.$S$1])*1000" office:value-type="float" office:value="-11.3879396186442" calcext:value-type="float">
            <text:p>-11,3879396186442</text:p>
          </table:table-cell>
          <table:table-cell table:formula="of:=([.B347]*1000*[.$S$2])+[.$T$2]" office:value-type="float" office:value="24.32380856" calcext:value-type="float">
            <text:p>24,32380856</text:p>
          </table:table-cell>
          <table:table-cell table:formula="of:=AVERAGE([.C338:.C347])" office:value-type="float" office:value="-12.4459396186441" calcext:value-type="float">
            <text:p>-12,4459396186441</text:p>
          </table:table-cell>
          <table:table-cell table:number-columns-repeated="15"/>
        </table:table-row>
        <table:table-row table:style-name="ro1">
          <table:table-cell office:value-type="float" office:value="0.43321125" calcext:value-type="float">
            <text:p>0,43321125</text:p>
          </table:table-cell>
          <table:table-cell office:value-type="float" office:value="1.9901" calcext:value-type="float">
            <text:p>1,9901</text:p>
          </table:table-cell>
          <table:table-cell table:formula="of:=([.A348]-[.$S$1])*1000" office:value-type="float" office:value="-0.346689618644147" calcext:value-type="float">
            <text:p>-0,346689618644147</text:p>
          </table:table-cell>
          <table:table-cell table:formula="of:=([.B348]*1000*[.$S$2])+[.$T$2]" office:value-type="float" office:value="24.313429" calcext:value-type="float">
            <text:p>24,313429</text:p>
          </table:table-cell>
          <table:table-cell table:formula="of:=AVERAGE([.C339:.C348])" office:value-type="float" office:value="-11.0501896186441" calcext:value-type="float">
            <text:p>-11,0501896186441</text:p>
          </table:table-cell>
          <table:table-cell table:number-columns-repeated="15"/>
        </table:table-row>
        <table:table-row table:style-name="ro1">
          <table:table-cell office:value-type="float" office:value="0.42938875" calcext:value-type="float">
            <text:p>0,42938875</text:p>
          </table:table-cell>
          <table:table-cell office:value-type="float" office:value="1.9895525" calcext:value-type="float">
            <text:p>1,9895525</text:p>
          </table:table-cell>
          <table:table-cell table:formula="of:=([.A349]-[.$S$1])*1000" office:value-type="float" office:value="-4.16918961864415" calcext:value-type="float">
            <text:p>-4,16918961864415</text:p>
          </table:table-cell>
          <table:table-cell table:formula="of:=([.B349]*1000*[.$S$2])+[.$T$2]" office:value-type="float" office:value="24.278777725" calcext:value-type="float">
            <text:p>24,278777725</text:p>
          </table:table-cell>
          <table:table-cell table:formula="of:=AVERAGE([.C340:.C349])" office:value-type="float" office:value="-10.3640646186441" calcext:value-type="float">
            <text:p>-10,3640646186441</text:p>
          </table:table-cell>
          <table:table-cell table:number-columns-repeated="15"/>
        </table:table-row>
        <table:table-row table:style-name="ro1">
          <table:table-cell office:value-type="float" office:value="0.42972125" calcext:value-type="float">
            <text:p>0,42972125</text:p>
          </table:table-cell>
          <table:table-cell office:value-type="float" office:value="1.9903585" calcext:value-type="float">
            <text:p>1,9903585</text:p>
          </table:table-cell>
          <table:table-cell table:formula="of:=([.A350]-[.$S$1])*1000" office:value-type="float" office:value="-3.83668961864414" calcext:value-type="float">
            <text:p>-3,83668961864414</text:p>
          </table:table-cell>
          <table:table-cell table:formula="of:=([.B350]*1000*[.$S$2])+[.$T$2]" office:value-type="float" office:value="24.329789465" calcext:value-type="float">
            <text:p>24,329789465</text:p>
          </table:table-cell>
          <table:table-cell table:formula="of:=AVERAGE([.C341:.C350])" office:value-type="float" office:value="-9.11206461864414" calcext:value-type="float">
            <text:p>-9,11206461864414</text:p>
          </table:table-cell>
          <table:table-cell table:number-columns-repeated="15"/>
        </table:table-row>
        <table:table-row table:style-name="ro1">
          <table:table-cell office:value-type="float" office:value="0.4232475" calcext:value-type="float">
            <text:p>0,4232475</text:p>
          </table:table-cell>
          <table:table-cell office:value-type="float" office:value="1.9896895" calcext:value-type="float">
            <text:p>1,9896895</text:p>
          </table:table-cell>
          <table:table-cell table:formula="of:=([.A351]-[.$S$1])*1000" office:value-type="float" office:value="-10.3104396186441" calcext:value-type="float">
            <text:p>-10,3104396186441</text:p>
          </table:table-cell>
          <table:table-cell table:formula="of:=([.B351]*1000*[.$S$2])+[.$T$2]" office:value-type="float" office:value="24.287448455" calcext:value-type="float">
            <text:p>24,287448455</text:p>
          </table:table-cell>
          <table:table-cell table:formula="of:=AVERAGE([.C342:.C351])" office:value-type="float" office:value="-8.80443961864414" calcext:value-type="float">
            <text:p>-8,80443961864414</text:p>
          </table:table-cell>
          <table:table-cell table:number-columns-repeated="15"/>
        </table:table-row>
        <table:table-row table:style-name="ro1">
          <table:table-cell office:value-type="float" office:value="0.4316075" calcext:value-type="float">
            <text:p>0,4316075</text:p>
          </table:table-cell>
          <table:table-cell office:value-type="float" office:value="1.9896175" calcext:value-type="float">
            <text:p>1,9896175</text:p>
          </table:table-cell>
          <table:table-cell table:formula="of:=([.A352]-[.$S$1])*1000" office:value-type="float" office:value="-1.95043961864416" calcext:value-type="float">
            <text:p>-1,95043961864416</text:p>
          </table:table-cell>
          <table:table-cell table:formula="of:=([.B352]*1000*[.$S$2])+[.$T$2]" office:value-type="float" office:value="24.282891575" calcext:value-type="float">
            <text:p>24,282891575</text:p>
          </table:table-cell>
          <table:table-cell table:formula="of:=AVERAGE([.C343:.C352])" office:value-type="float" office:value="-7.64431461864414" calcext:value-type="float">
            <text:p>-7,64431461864414</text:p>
          </table:table-cell>
          <table:table-cell table:number-columns-repeated="15"/>
        </table:table-row>
        <table:table-row table:style-name="ro1">
          <table:table-cell office:value-type="float" office:value="0.42815125" calcext:value-type="float">
            <text:p>0,42815125</text:p>
          </table:table-cell>
          <table:table-cell office:value-type="float" office:value="1.989003" calcext:value-type="float">
            <text:p>1,989003</text:p>
          </table:table-cell>
          <table:table-cell table:formula="of:=([.A353]-[.$S$1])*1000" office:value-type="float" office:value="-5.40668961864416" calcext:value-type="float">
            <text:p>-5,40668961864416</text:p>
          </table:table-cell>
          <table:table-cell table:formula="of:=([.B353]*1000*[.$S$2])+[.$T$2]" office:value-type="float" office:value="24.24399987" calcext:value-type="float">
            <text:p>24,24399987</text:p>
          </table:table-cell>
          <table:table-cell table:formula="of:=AVERAGE([.C344:.C353])" office:value-type="float" office:value="-7.09468961864414" calcext:value-type="float">
            <text:p>-7,09468961864414</text:p>
          </table:table-cell>
          <table:table-cell table:number-columns-repeated="15"/>
        </table:table-row>
        <table:table-row table:style-name="ro1">
          <table:table-cell office:value-type="float" office:value="0.41612" calcext:value-type="float">
            <text:p>0,41612</text:p>
          </table:table-cell>
          <table:table-cell office:value-type="float" office:value="1.988863" calcext:value-type="float">
            <text:p>1,988863</text:p>
          </table:table-cell>
          <table:table-cell table:formula="of:=([.A354]-[.$S$1])*1000" office:value-type="float" office:value="-17.4379396186442" calcext:value-type="float">
            <text:p>-17,4379396186442</text:p>
          </table:table-cell>
          <table:table-cell table:formula="of:=([.B354]*1000*[.$S$2])+[.$T$2]" office:value-type="float" office:value="24.23513927" calcext:value-type="float">
            <text:p>24,23513927</text:p>
          </table:table-cell>
          <table:table-cell table:formula="of:=AVERAGE([.C345:.C354])" office:value-type="float" office:value="-7.51543961864414" calcext:value-type="float">
            <text:p>-7,51543961864414</text:p>
          </table:table-cell>
          <table:table-cell table:number-columns-repeated="15"/>
        </table:table-row>
        <table:table-row table:style-name="ro1">
          <table:table-cell office:value-type="float" office:value="0.41371" calcext:value-type="float">
            <text:p>0,41371</text:p>
          </table:table-cell>
          <table:table-cell office:value-type="float" office:value="1.988607" calcext:value-type="float">
            <text:p>1,988607</text:p>
          </table:table-cell>
          <table:table-cell table:formula="of:=([.A355]-[.$S$1])*1000" office:value-type="float" office:value="-19.8479396186441" calcext:value-type="float">
            <text:p>-19,8479396186441</text:p>
          </table:table-cell>
          <table:table-cell table:formula="of:=([.B355]*1000*[.$S$2])+[.$T$2]" office:value-type="float" office:value="24.21893703" calcext:value-type="float">
            <text:p>24,21893703</text:p>
          </table:table-cell>
          <table:table-cell table:formula="of:=AVERAGE([.C346:.C355])" office:value-type="float" office:value="-8.20431461864414" calcext:value-type="float">
            <text:p>-8,20431461864414</text:p>
          </table:table-cell>
          <table:table-cell table:number-columns-repeated="15"/>
        </table:table-row>
        <table:table-row table:style-name="ro1">
          <table:table-cell office:value-type="float" office:value="0.427325" calcext:value-type="float">
            <text:p>0,427325</text:p>
          </table:table-cell>
          <table:table-cell office:value-type="float" office:value="1.988367" calcext:value-type="float">
            <text:p>1,988367</text:p>
          </table:table-cell>
          <table:table-cell table:formula="of:=([.A356]-[.$S$1])*1000" office:value-type="float" office:value="-6.23293961864413" calcext:value-type="float">
            <text:p>-6,23293961864413</text:p>
          </table:table-cell>
          <table:table-cell table:formula="of:=([.B356]*1000*[.$S$2])+[.$T$2]" office:value-type="float" office:value="24.20374743" calcext:value-type="float">
            <text:p>24,20374743</text:p>
          </table:table-cell>
          <table:table-cell table:formula="of:=AVERAGE([.C347:.C356])" office:value-type="float" office:value="-8.09268961864414" calcext:value-type="float">
            <text:p>-8,09268961864414</text:p>
          </table:table-cell>
          <table:table-cell table:number-columns-repeated="15"/>
        </table:table-row>
        <table:table-row table:style-name="ro1">
          <table:table-cell office:value-type="float" office:value="0.42507125" calcext:value-type="float">
            <text:p>0,42507125</text:p>
          </table:table-cell>
          <table:table-cell office:value-type="float" office:value="1.987012" calcext:value-type="float">
            <text:p>1,987012</text:p>
          </table:table-cell>
          <table:table-cell table:formula="of:=([.A357]-[.$S$1])*1000" office:value-type="float" office:value="-8.48668961864413" calcext:value-type="float">
            <text:p>-8,48668961864413</text:p>
          </table:table-cell>
          <table:table-cell table:formula="of:=([.B357]*1000*[.$S$2])+[.$T$2]" office:value-type="float" office:value="24.11798948" calcext:value-type="float">
            <text:p>24,11798948</text:p>
          </table:table-cell>
          <table:table-cell table:formula="of:=AVERAGE([.C348:.C357])" office:value-type="float" office:value="-7.80256461864414" calcext:value-type="float">
            <text:p>-7,80256461864414</text:p>
          </table:table-cell>
          <table:table-cell table:number-columns-repeated="15"/>
        </table:table-row>
        <table:table-row table:style-name="ro1">
          <table:table-cell office:value-type="float" office:value="0.42442125" calcext:value-type="float">
            <text:p>0,42442125</text:p>
          </table:table-cell>
          <table:table-cell office:value-type="float" office:value="1.9871575" calcext:value-type="float">
            <text:p>1,9871575</text:p>
          </table:table-cell>
          <table:table-cell table:formula="of:=([.A358]-[.$S$1])*1000" office:value-type="float" office:value="-9.13668961864411" calcext:value-type="float">
            <text:p>-9,13668961864411</text:p>
          </table:table-cell>
          <table:table-cell table:formula="of:=([.B358]*1000*[.$S$2])+[.$T$2]" office:value-type="float" office:value="24.127198175" calcext:value-type="float">
            <text:p>24,127198175</text:p>
          </table:table-cell>
          <table:table-cell table:formula="of:=AVERAGE([.C349:.C358])" office:value-type="float" office:value="-8.68156461864414" calcext:value-type="float">
            <text:p>-8,68156461864414</text:p>
          </table:table-cell>
          <table:table-cell table:number-columns-repeated="15"/>
        </table:table-row>
        <table:table-row table:style-name="ro1">
          <table:table-cell office:value-type="float" office:value="0.434415" calcext:value-type="float">
            <text:p>0,434415</text:p>
          </table:table-cell>
          <table:table-cell office:value-type="float" office:value="1.985556" calcext:value-type="float">
            <text:p>1,985556</text:p>
          </table:table-cell>
          <table:table-cell table:formula="of:=([.A359]-[.$S$1])*1000" office:value-type="float" office:value="0.857060381355856" calcext:value-type="float">
            <text:p>0,857060381355856</text:p>
          </table:table-cell>
          <table:table-cell table:formula="of:=([.B359]*1000*[.$S$2])+[.$T$2]" office:value-type="float" office:value="24.02583924" calcext:value-type="float">
            <text:p>24,02583924</text:p>
          </table:table-cell>
          <table:table-cell table:formula="of:=AVERAGE([.C350:.C359])" office:value-type="float" office:value="-8.17893961864414" calcext:value-type="float">
            <text:p>-8,17893961864414</text:p>
          </table:table-cell>
          <table:table-cell table:number-columns-repeated="15"/>
        </table:table-row>
        <table:table-row table:style-name="ro1">
          <table:table-cell office:value-type="float" office:value="0.43387875" calcext:value-type="float">
            <text:p>0,43387875</text:p>
          </table:table-cell>
          <table:table-cell office:value-type="float" office:value="1.9867575" calcext:value-type="float">
            <text:p>1,9867575</text:p>
          </table:table-cell>
          <table:table-cell table:formula="of:=([.A360]-[.$S$1])*1000" office:value-type="float" office:value="0.32081038135584" calcext:value-type="float">
            <text:p>0,32081038135584</text:p>
          </table:table-cell>
          <table:table-cell table:formula="of:=([.B360]*1000*[.$S$2])+[.$T$2]" office:value-type="float" office:value="24.101882175" calcext:value-type="float">
            <text:p>24,101882175</text:p>
          </table:table-cell>
          <table:table-cell table:formula="of:=AVERAGE([.C351:.C360])" office:value-type="float" office:value="-7.76318961864414" calcext:value-type="float">
            <text:p>-7,76318961864414</text:p>
          </table:table-cell>
          <table:table-cell table:number-columns-repeated="15"/>
        </table:table-row>
        <table:table-row table:style-name="ro1">
          <table:table-cell office:value-type="float" office:value="0.42678" calcext:value-type="float">
            <text:p>0,42678</text:p>
          </table:table-cell>
          <table:table-cell office:value-type="float" office:value="1.987439" calcext:value-type="float">
            <text:p>1,987439</text:p>
          </table:table-cell>
          <table:table-cell table:formula="of:=([.A361]-[.$S$1])*1000" office:value-type="float" office:value="-6.77793961864415" calcext:value-type="float">
            <text:p>-6,77793961864415</text:p>
          </table:table-cell>
          <table:table-cell table:formula="of:=([.B361]*1000*[.$S$2])+[.$T$2]" office:value-type="float" office:value="24.14501431" calcext:value-type="float">
            <text:p>24,14501431</text:p>
          </table:table-cell>
          <table:table-cell table:formula="of:=AVERAGE([.C352:.C361])" office:value-type="float" office:value="-7.40993961864414" calcext:value-type="float">
            <text:p>-7,40993961864414</text:p>
          </table:table-cell>
          <table:table-cell table:number-columns-repeated="15"/>
        </table:table-row>
        <table:table-row table:style-name="ro1">
          <table:table-cell office:value-type="float" office:value="0.41896125" calcext:value-type="float">
            <text:p>0,41896125</text:p>
          </table:table-cell>
          <table:table-cell office:value-type="float" office:value="1.9875005" calcext:value-type="float">
            <text:p>1,9875005</text:p>
          </table:table-cell>
          <table:table-cell table:formula="of:=([.A362]-[.$S$1])*1000" office:value-type="float" office:value="-14.5966896186441" calcext:value-type="float">
            <text:p>-14,5966896186441</text:p>
          </table:table-cell>
          <table:table-cell table:formula="of:=([.B362]*1000*[.$S$2])+[.$T$2]" office:value-type="float" office:value="24.148906645" calcext:value-type="float">
            <text:p>24,148906645</text:p>
          </table:table-cell>
          <table:table-cell table:formula="of:=AVERAGE([.C353:.C362])" office:value-type="float" office:value="-8.67456461864414" calcext:value-type="float">
            <text:p>-8,67456461864414</text:p>
          </table:table-cell>
          <table:table-cell table:number-columns-repeated="15"/>
        </table:table-row>
        <table:table-row table:style-name="ro1">
          <table:table-cell office:value-type="float" office:value="0.4223725" calcext:value-type="float">
            <text:p>0,4223725</text:p>
          </table:table-cell>
          <table:table-cell office:value-type="float" office:value="1.9873215" calcext:value-type="float">
            <text:p>1,9873215</text:p>
          </table:table-cell>
          <table:table-cell table:formula="of:=([.A363]-[.$S$1])*1000" office:value-type="float" office:value="-11.1854396186442" calcext:value-type="float">
            <text:p>-11,1854396186442</text:p>
          </table:table-cell>
          <table:table-cell table:formula="of:=([.B363]*1000*[.$S$2])+[.$T$2]" office:value-type="float" office:value="24.137577735" calcext:value-type="float">
            <text:p>24,137577735</text:p>
          </table:table-cell>
          <table:table-cell table:formula="of:=AVERAGE([.C354:.C363])" office:value-type="float" office:value="-9.25243961864414" calcext:value-type="float">
            <text:p>-9,25243961864414</text:p>
          </table:table-cell>
          <table:table-cell table:number-columns-repeated="15"/>
        </table:table-row>
        <table:table-row table:style-name="ro1">
          <table:table-cell office:value-type="float" office:value="0.42415875" calcext:value-type="float">
            <text:p>0,42415875</text:p>
          </table:table-cell>
          <table:table-cell office:value-type="float" office:value="1.987591" calcext:value-type="float">
            <text:p>1,987591</text:p>
          </table:table-cell>
          <table:table-cell table:formula="of:=([.A364]-[.$S$1])*1000" office:value-type="float" office:value="-9.39918961864417" calcext:value-type="float">
            <text:p>-9,39918961864417</text:p>
          </table:table-cell>
          <table:table-cell table:formula="of:=([.B364]*1000*[.$S$2])+[.$T$2]" office:value-type="float" office:value="24.15463439" calcext:value-type="float">
            <text:p>24,15463439</text:p>
          </table:table-cell>
          <table:table-cell table:formula="of:=AVERAGE([.C355:.C364])" office:value-type="float" office:value="-8.44856461864414" calcext:value-type="float">
            <text:p>-8,44856461864414</text:p>
          </table:table-cell>
          <table:table-cell table:number-columns-repeated="15"/>
        </table:table-row>
        <table:table-row table:style-name="ro1">
          <table:table-cell office:value-type="float" office:value="0.42411875" calcext:value-type="float">
            <text:p>0,42411875</text:p>
          </table:table-cell>
          <table:table-cell office:value-type="float" office:value="1.987345" calcext:value-type="float">
            <text:p>1,987345</text:p>
          </table:table-cell>
          <table:table-cell table:formula="of:=([.A365]-[.$S$1])*1000" office:value-type="float" office:value="-9.43918961864415" calcext:value-type="float">
            <text:p>-9,43918961864415</text:p>
          </table:table-cell>
          <table:table-cell table:formula="of:=([.B365]*1000*[.$S$2])+[.$T$2]" office:value-type="float" office:value="24.13906505" calcext:value-type="float">
            <text:p>24,13906505</text:p>
          </table:table-cell>
          <table:table-cell table:formula="of:=AVERAGE([.C356:.C365])" office:value-type="float" office:value="-7.40768961864414" calcext:value-type="float">
            <text:p>-7,40768961864414</text:p>
          </table:table-cell>
          <table:table-cell table:number-columns-repeated="15"/>
        </table:table-row>
        <table:table-row table:style-name="ro1">
          <table:table-cell office:value-type="float" office:value="0.42113" calcext:value-type="float">
            <text:p>0,42113</text:p>
          </table:table-cell>
          <table:table-cell office:value-type="float" office:value="1.9859745" calcext:value-type="float">
            <text:p>1,9859745</text:p>
          </table:table-cell>
          <table:table-cell table:formula="of:=([.A366]-[.$S$1])*1000" office:value-type="float" office:value="-12.4279396186441" calcext:value-type="float">
            <text:p>-12,4279396186441</text:p>
          </table:table-cell>
          <table:table-cell table:formula="of:=([.B366]*1000*[.$S$2])+[.$T$2]" office:value-type="float" office:value="24.052326105" calcext:value-type="float">
            <text:p>24,052326105</text:p>
          </table:table-cell>
          <table:table-cell table:formula="of:=AVERAGE([.C357:.C366])" office:value-type="float" office:value="-8.02718961864414" calcext:value-type="float">
            <text:p>-8,02718961864414</text:p>
          </table:table-cell>
          <table:table-cell table:number-columns-repeated="15"/>
        </table:table-row>
        <table:table-row table:style-name="ro1">
          <table:table-cell office:value-type="float" office:value="0.43079875" calcext:value-type="float">
            <text:p>0,43079875</text:p>
          </table:table-cell>
          <table:table-cell office:value-type="float" office:value="1.9859645" calcext:value-type="float">
            <text:p>1,9859645</text:p>
          </table:table-cell>
          <table:table-cell table:formula="of:=([.A367]-[.$S$1])*1000" office:value-type="float" office:value="-2.75918961864413" calcext:value-type="float">
            <text:p>-2,75918961864413</text:p>
          </table:table-cell>
          <table:table-cell table:formula="of:=([.B367]*1000*[.$S$2])+[.$T$2]" office:value-type="float" office:value="24.051693205" calcext:value-type="float">
            <text:p>24,051693205</text:p>
          </table:table-cell>
          <table:table-cell table:formula="of:=AVERAGE([.C358:.C367])" office:value-type="float" office:value="-7.45443961864414" calcext:value-type="float">
            <text:p>-7,45443961864414</text:p>
          </table:table-cell>
          <table:table-cell table:number-columns-repeated="15"/>
        </table:table-row>
        <table:table-row table:style-name="ro1">
          <table:table-cell office:value-type="float" office:value="0.4330125" calcext:value-type="float">
            <text:p>0,4330125</text:p>
          </table:table-cell>
          <table:table-cell office:value-type="float" office:value="1.985261" calcext:value-type="float">
            <text:p>1,985261</text:p>
          </table:table-cell>
          <table:table-cell table:formula="of:=([.A368]-[.$S$1])*1000" office:value-type="float" office:value="-0.545439618644117" calcext:value-type="float">
            <text:p>-0,545439618644117</text:p>
          </table:table-cell>
          <table:table-cell table:formula="of:=([.B368]*1000*[.$S$2])+[.$T$2]" office:value-type="float" office:value="24.00716869" calcext:value-type="float">
            <text:p>24,00716869</text:p>
          </table:table-cell>
          <table:table-cell table:formula="of:=AVERAGE([.C359:.C368])" office:value-type="float" office:value="-6.59531461864414" calcext:value-type="float">
            <text:p>-6,59531461864414</text:p>
          </table:table-cell>
          <table:table-cell table:number-columns-repeated="15"/>
        </table:table-row>
        <table:table-row table:style-name="ro1">
          <table:table-cell office:value-type="float" office:value="0.43466375" calcext:value-type="float">
            <text:p>0,43466375</text:p>
          </table:table-cell>
          <table:table-cell office:value-type="float" office:value="1.9859425" calcext:value-type="float">
            <text:p>1,9859425</text:p>
          </table:table-cell>
          <table:table-cell table:formula="of:=([.A369]-[.$S$1])*1000" office:value-type="float" office:value="1.10581038135588" calcext:value-type="float">
            <text:p>1,10581038135588</text:p>
          </table:table-cell>
          <table:table-cell table:formula="of:=([.B369]*1000*[.$S$2])+[.$T$2]" office:value-type="float" office:value="24.050300825" calcext:value-type="float">
            <text:p>24,050300825</text:p>
          </table:table-cell>
          <table:table-cell table:formula="of:=AVERAGE([.C360:.C369])" office:value-type="float" office:value="-6.57043961864414" calcext:value-type="float">
            <text:p>-6,57043961864414</text:p>
          </table:table-cell>
          <table:table-cell table:number-columns-repeated="15"/>
        </table:table-row>
        <table:table-row table:style-name="ro1">
          <table:table-cell office:value-type="float" office:value="0.43687875" calcext:value-type="float">
            <text:p>0,43687875</text:p>
          </table:table-cell>
          <table:table-cell office:value-type="float" office:value="1.985781" calcext:value-type="float">
            <text:p>1,985781</text:p>
          </table:table-cell>
          <table:table-cell table:formula="of:=([.A370]-[.$S$1])*1000" office:value-type="float" office:value="3.32081038135584" calcext:value-type="float">
            <text:p>3,32081038135584</text:p>
          </table:table-cell>
          <table:table-cell table:formula="of:=([.B370]*1000*[.$S$2])+[.$T$2]" office:value-type="float" office:value="24.04007949" calcext:value-type="float">
            <text:p>24,04007949</text:p>
          </table:table-cell>
          <table:table-cell table:formula="of:=AVERAGE([.C361:.C370])" office:value-type="float" office:value="-6.27043961864414" calcext:value-type="float">
            <text:p>-6,27043961864414</text:p>
          </table:table-cell>
          <table:table-cell table:number-columns-repeated="15"/>
        </table:table-row>
        <table:table-row table:style-name="ro1">
          <table:table-cell office:value-type="float" office:value="0.43373875" calcext:value-type="float">
            <text:p>0,43373875</text:p>
          </table:table-cell>
          <table:table-cell office:value-type="float" office:value="1.986027" calcext:value-type="float">
            <text:p>1,986027</text:p>
          </table:table-cell>
          <table:table-cell table:formula="of:=([.A371]-[.$S$1])*1000" office:value-type="float" office:value="0.180810381355867" calcext:value-type="float">
            <text:p>0,180810381355867</text:p>
          </table:table-cell>
          <table:table-cell table:formula="of:=([.B371]*1000*[.$S$2])+[.$T$2]" office:value-type="float" office:value="24.05564883" calcext:value-type="float">
            <text:p>24,05564883</text:p>
          </table:table-cell>
          <table:table-cell table:formula="of:=AVERAGE([.C362:.C371])" office:value-type="float" office:value="-5.57456461864414" calcext:value-type="float">
            <text:p>-5,57456461864414</text:p>
          </table:table-cell>
          <table:table-cell table:number-columns-repeated="15"/>
        </table:table-row>
        <table:table-row table:style-name="ro1">
          <table:table-cell office:value-type="float" office:value="0.4286075" calcext:value-type="float">
            <text:p>0,4286075</text:p>
          </table:table-cell>
          <table:table-cell office:value-type="float" office:value="1.9849595" calcext:value-type="float">
            <text:p>1,9849595</text:p>
          </table:table-cell>
          <table:table-cell table:formula="of:=([.A372]-[.$S$1])*1000" office:value-type="float" office:value="-4.95043961864416" calcext:value-type="float">
            <text:p>-4,95043961864416</text:p>
          </table:table-cell>
          <table:table-cell table:formula="of:=([.B372]*1000*[.$S$2])+[.$T$2]" office:value-type="float" office:value="23.988086755" calcext:value-type="float">
            <text:p>23,988086755</text:p>
          </table:table-cell>
          <table:table-cell table:formula="of:=AVERAGE([.C363:.C372])" office:value-type="float" office:value="-4.60993961864414" calcext:value-type="float">
            <text:p>-4,60993961864414</text:p>
          </table:table-cell>
          <table:table-cell table:number-columns-repeated="15"/>
        </table:table-row>
        <table:table-row table:style-name="ro1">
          <table:table-cell office:value-type="float" office:value="0.43083375" calcext:value-type="float">
            <text:p>0,43083375</text:p>
          </table:table-cell>
          <table:table-cell office:value-type="float" office:value="1.9853755" calcext:value-type="float">
            <text:p>1,9853755</text:p>
          </table:table-cell>
          <table:table-cell table:formula="of:=([.A373]-[.$S$1])*1000" office:value-type="float" office:value="-2.72418961864412" calcext:value-type="float">
            <text:p>-2,72418961864412</text:p>
          </table:table-cell>
          <table:table-cell table:formula="of:=([.B373]*1000*[.$S$2])+[.$T$2]" office:value-type="float" office:value="24.014415395" calcext:value-type="float">
            <text:p>24,014415395</text:p>
          </table:table-cell>
          <table:table-cell table:formula="of:=AVERAGE([.C364:.C373])" office:value-type="float" office:value="-3.76381461864414" calcext:value-type="float">
            <text:p>-3,76381461864414</text:p>
          </table:table-cell>
          <table:table-cell table:number-columns-repeated="15"/>
        </table:table-row>
        <table:table-row table:style-name="ro1">
          <table:table-cell office:value-type="float" office:value="0.43664125" calcext:value-type="float">
            <text:p>0,43664125</text:p>
          </table:table-cell>
          <table:table-cell office:value-type="float" office:value="1.984975" calcext:value-type="float">
            <text:p>1,984975</text:p>
          </table:table-cell>
          <table:table-cell table:formula="of:=([.A374]-[.$S$1])*1000" office:value-type="float" office:value="3.08331038135584" calcext:value-type="float">
            <text:p>3,08331038135584</text:p>
          </table:table-cell>
          <table:table-cell table:formula="of:=([.B374]*1000*[.$S$2])+[.$T$2]" office:value-type="float" office:value="23.98906775" calcext:value-type="float">
            <text:p>23,98906775</text:p>
          </table:table-cell>
          <table:table-cell table:formula="of:=AVERAGE([.C365:.C374])" office:value-type="float" office:value="-2.51556461864414" calcext:value-type="float">
            <text:p>-2,51556461864414</text:p>
          </table:table-cell>
          <table:table-cell table:number-columns-repeated="15"/>
        </table:table-row>
        <table:table-row table:style-name="ro1">
          <table:table-cell office:value-type="float" office:value="0.4342425" calcext:value-type="float">
            <text:p>0,4342425</text:p>
          </table:table-cell>
          <table:table-cell office:value-type="float" office:value="1.9849375" calcext:value-type="float">
            <text:p>1,9849375</text:p>
          </table:table-cell>
          <table:table-cell table:formula="of:=([.A375]-[.$S$1])*1000" office:value-type="float" office:value="0.684560381355837" calcext:value-type="float">
            <text:p>0,684560381355837</text:p>
          </table:table-cell>
          <table:table-cell table:formula="of:=([.B375]*1000*[.$S$2])+[.$T$2]" office:value-type="float" office:value="23.986694375" calcext:value-type="float">
            <text:p>23,986694375</text:p>
          </table:table-cell>
          <table:table-cell table:formula="of:=AVERAGE([.C366:.C375])" office:value-type="float" office:value="-1.50318961864414" calcext:value-type="float">
            <text:p>-1,50318961864414</text:p>
          </table:table-cell>
          <table:table-cell table:number-columns-repeated="15"/>
        </table:table-row>
        <table:table-row table:style-name="ro1">
          <table:table-cell office:value-type="float" office:value="0.4339675" calcext:value-type="float">
            <text:p>0,4339675</text:p>
          </table:table-cell>
          <table:table-cell office:value-type="float" office:value="1.9838425" calcext:value-type="float">
            <text:p>1,9838425</text:p>
          </table:table-cell>
          <table:table-cell table:formula="of:=([.A376]-[.$S$1])*1000" office:value-type="float" office:value="0.409560381355867" calcext:value-type="float">
            <text:p>0,409560381355867</text:p>
          </table:table-cell>
          <table:table-cell table:formula="of:=([.B376]*1000*[.$S$2])+[.$T$2]" office:value-type="float" office:value="23.917391825" calcext:value-type="float">
            <text:p>23,917391825</text:p>
          </table:table-cell>
          <table:table-cell table:formula="of:=AVERAGE([.C367:.C376])" office:value-type="float" office:value="-0.21943961864414" calcext:value-type="float">
            <text:p>-0,21943961864414</text:p>
          </table:table-cell>
          <table:table-cell table:number-columns-repeated="15"/>
        </table:table-row>
        <table:table-row table:style-name="ro1">
          <table:table-cell office:value-type="float" office:value="0.4343075" calcext:value-type="float">
            <text:p>0,4343075</text:p>
          </table:table-cell>
          <table:table-cell office:value-type="float" office:value="1.985648" calcext:value-type="float">
            <text:p>1,985648</text:p>
          </table:table-cell>
          <table:table-cell table:formula="of:=([.A377]-[.$S$1])*1000" office:value-type="float" office:value="0.749560381355874" calcext:value-type="float">
            <text:p>0,749560381355874</text:p>
          </table:table-cell>
          <table:table-cell table:formula="of:=([.B377]*1000*[.$S$2])+[.$T$2]" office:value-type="float" office:value="24.03166192" calcext:value-type="float">
            <text:p>24,03166192</text:p>
          </table:table-cell>
          <table:table-cell table:formula="of:=AVERAGE([.C368:.C377])" office:value-type="float" office:value="0.13143538135586" calcext:value-type="float">
            <text:p>0,13143538135586</text:p>
          </table:table-cell>
          <table:table-cell table:number-columns-repeated="15"/>
        </table:table-row>
        <table:table-row table:style-name="ro1">
          <table:table-cell office:value-type="float" office:value="0.44350125" calcext:value-type="float">
            <text:p>0,44350125</text:p>
          </table:table-cell>
          <table:table-cell office:value-type="float" office:value="1.986123" calcext:value-type="float">
            <text:p>1,986123</text:p>
          </table:table-cell>
          <table:table-cell table:formula="of:=([.A378]-[.$S$1])*1000" office:value-type="float" office:value="9.94331038135588" calcext:value-type="float">
            <text:p>9,94331038135588</text:p>
          </table:table-cell>
          <table:table-cell table:formula="of:=([.B378]*1000*[.$S$2])+[.$T$2]" office:value-type="float" office:value="24.06172467" calcext:value-type="float">
            <text:p>24,06172467</text:p>
          </table:table-cell>
          <table:table-cell table:formula="of:=AVERAGE([.C369:.C378])" office:value-type="float" office:value="1.18031038135586" calcext:value-type="float">
            <text:p>1,18031038135586</text:p>
          </table:table-cell>
          <table:table-cell table:number-columns-repeated="15"/>
        </table:table-row>
        <table:table-row table:style-name="ro1">
          <table:table-cell office:value-type="float" office:value="0.42607375" calcext:value-type="float">
            <text:p>0,42607375</text:p>
          </table:table-cell>
          <table:table-cell office:value-type="float" office:value="1.9854745" calcext:value-type="float">
            <text:p>1,9854745</text:p>
          </table:table-cell>
          <table:table-cell table:formula="of:=([.A379]-[.$S$1])*1000" office:value-type="float" office:value="-7.48418961864417" calcext:value-type="float">
            <text:p>-7,48418961864417</text:p>
          </table:table-cell>
          <table:table-cell table:formula="of:=([.B379]*1000*[.$S$2])+[.$T$2]" office:value-type="float" office:value="24.020681105" calcext:value-type="float">
            <text:p>24,020681105</text:p>
          </table:table-cell>
          <table:table-cell table:formula="of:=AVERAGE([.C370:.C379])" office:value-type="float" office:value="0.321310381355855" calcext:value-type="float">
            <text:p>0,321310381355855</text:p>
          </table:table-cell>
          <table:table-cell table:number-columns-repeated="15"/>
        </table:table-row>
        <table:table-row table:style-name="ro1">
          <table:table-cell office:value-type="float" office:value="0.424485" calcext:value-type="float">
            <text:p>0,424485</text:p>
          </table:table-cell>
          <table:table-cell office:value-type="float" office:value="1.985182" calcext:value-type="float">
            <text:p>1,985182</text:p>
          </table:table-cell>
          <table:table-cell table:formula="of:=([.A380]-[.$S$1])*1000" office:value-type="float" office:value="-9.07293961864414" calcext:value-type="float">
            <text:p>-9,07293961864414</text:p>
          </table:table-cell>
          <table:table-cell table:formula="of:=([.B380]*1000*[.$S$2])+[.$T$2]" office:value-type="float" office:value="24.00216878" calcext:value-type="float">
            <text:p>24,00216878</text:p>
          </table:table-cell>
          <table:table-cell table:formula="of:=AVERAGE([.C371:.C380])" office:value-type="float" office:value="-0.918064618644143" calcext:value-type="float">
            <text:p>-0,918064618644143</text:p>
          </table:table-cell>
          <table:table-cell table:number-columns-repeated="15"/>
        </table:table-row>
        <table:table-row table:style-name="ro1">
          <table:table-cell office:value-type="float" office:value="0.4294025" calcext:value-type="float">
            <text:p>0,4294025</text:p>
          </table:table-cell>
          <table:table-cell office:value-type="float" office:value="1.984281" calcext:value-type="float">
            <text:p>1,984281</text:p>
          </table:table-cell>
          <table:table-cell table:formula="of:=([.A381]-[.$S$1])*1000" office:value-type="float" office:value="-4.15543961864412" calcext:value-type="float">
            <text:p>-4,15543961864412</text:p>
          </table:table-cell>
          <table:table-cell table:formula="of:=([.B381]*1000*[.$S$2])+[.$T$2]" office:value-type="float" office:value="23.94514449" calcext:value-type="float">
            <text:p>23,94514449</text:p>
          </table:table-cell>
          <table:table-cell table:formula="of:=AVERAGE([.C372:.C381])" office:value-type="float" office:value="-1.35168961864414" calcext:value-type="float">
            <text:p>-1,35168961864414</text:p>
          </table:table-cell>
          <table:table-cell table:number-columns-repeated="15"/>
        </table:table-row>
        <table:table-row table:style-name="ro1">
          <table:table-cell office:value-type="float" office:value="0.42495625" calcext:value-type="float">
            <text:p>0,42495625</text:p>
          </table:table-cell>
          <table:table-cell office:value-type="float" office:value="1.983239" calcext:value-type="float">
            <text:p>1,983239</text:p>
          </table:table-cell>
          <table:table-cell table:formula="of:=([.A382]-[.$S$1])*1000" office:value-type="float" office:value="-8.60168961864416" calcext:value-type="float">
            <text:p>-8,60168961864416</text:p>
          </table:table-cell>
          <table:table-cell table:formula="of:=([.B382]*1000*[.$S$2])+[.$T$2]" office:value-type="float" office:value="23.87919631" calcext:value-type="float">
            <text:p>23,87919631</text:p>
          </table:table-cell>
          <table:table-cell table:formula="of:=AVERAGE([.C373:.C382])" office:value-type="float" office:value="-1.71681461864414" calcext:value-type="float">
            <text:p>-1,71681461864414</text:p>
          </table:table-cell>
          <table:table-cell table:number-columns-repeated="15"/>
        </table:table-row>
        <table:table-row table:style-name="ro1">
          <table:table-cell office:value-type="float" office:value="0.42730375" calcext:value-type="float">
            <text:p>0,42730375</text:p>
          </table:table-cell>
          <table:table-cell office:value-type="float" office:value="1.983726" calcext:value-type="float">
            <text:p>1,983726</text:p>
          </table:table-cell>
          <table:table-cell table:formula="of:=([.A383]-[.$S$1])*1000" office:value-type="float" office:value="-6.25418961864416" calcext:value-type="float">
            <text:p>-6,25418961864416</text:p>
          </table:table-cell>
          <table:table-cell table:formula="of:=([.B383]*1000*[.$S$2])+[.$T$2]" office:value-type="float" office:value="23.91001854" calcext:value-type="float">
            <text:p>23,91001854</text:p>
          </table:table-cell>
          <table:table-cell table:formula="of:=AVERAGE([.C374:.C383])" office:value-type="float" office:value="-2.06981461864414" calcext:value-type="float">
            <text:p>-2,06981461864414</text:p>
          </table:table-cell>
          <table:table-cell table:number-columns-repeated="15"/>
        </table:table-row>
        <table:table-row table:style-name="ro1">
          <table:table-cell office:value-type="float" office:value="0.4346075" calcext:value-type="float">
            <text:p>0,4346075</text:p>
          </table:table-cell>
          <table:table-cell office:value-type="float" office:value="1.982442" calcext:value-type="float">
            <text:p>1,982442</text:p>
          </table:table-cell>
          <table:table-cell table:formula="of:=([.A384]-[.$S$1])*1000" office:value-type="float" office:value="1.04956038135584" calcext:value-type="float">
            <text:p>1,04956038135584</text:p>
          </table:table-cell>
          <table:table-cell table:formula="of:=([.B384]*1000*[.$S$2])+[.$T$2]" office:value-type="float" office:value="23.82875418" calcext:value-type="float">
            <text:p>23,82875418</text:p>
          </table:table-cell>
          <table:table-cell table:formula="of:=AVERAGE([.C375:.C384])" office:value-type="float" office:value="-2.27318961864414" calcext:value-type="float">
            <text:p>-2,27318961864414</text:p>
          </table:table-cell>
          <table:table-cell table:number-columns-repeated="15"/>
        </table:table-row>
        <table:table-row table:style-name="ro1">
          <table:table-cell office:value-type="float" office:value="0.43096125" calcext:value-type="float">
            <text:p>0,43096125</text:p>
          </table:table-cell>
          <table:table-cell office:value-type="float" office:value="1.981744" calcext:value-type="float">
            <text:p>1,981744</text:p>
          </table:table-cell>
          <table:table-cell table:formula="of:=([.A385]-[.$S$1])*1000" office:value-type="float" office:value="-2.59668961864412" calcext:value-type="float">
            <text:p>-2,59668961864412</text:p>
          </table:table-cell>
          <table:table-cell table:formula="of:=([.B385]*1000*[.$S$2])+[.$T$2]" office:value-type="float" office:value="23.78457776" calcext:value-type="float">
            <text:p>23,78457776</text:p>
          </table:table-cell>
          <table:table-cell table:formula="of:=AVERAGE([.C376:.C385])" office:value-type="float" office:value="-2.60131461864414" calcext:value-type="float">
            <text:p>-2,60131461864414</text:p>
          </table:table-cell>
          <table:table-cell table:number-columns-repeated="15"/>
        </table:table-row>
        <table:table-row table:style-name="ro1">
          <table:table-cell office:value-type="float" office:value="0.4392775" calcext:value-type="float">
            <text:p>0,4392775</text:p>
          </table:table-cell>
          <table:table-cell office:value-type="float" office:value="1.9827255" calcext:value-type="float">
            <text:p>1,9827255</text:p>
          </table:table-cell>
          <table:table-cell table:formula="of:=([.A386]-[.$S$1])*1000" office:value-type="float" office:value="5.71956038135585" calcext:value-type="float">
            <text:p>5,71956038135585</text:p>
          </table:table-cell>
          <table:table-cell table:formula="of:=([.B386]*1000*[.$S$2])+[.$T$2]" office:value-type="float" office:value="23.846696895" calcext:value-type="float">
            <text:p>23,846696895</text:p>
          </table:table-cell>
          <table:table-cell table:formula="of:=AVERAGE([.C377:.C386])" office:value-type="float" office:value="-2.07031461864414" calcext:value-type="float">
            <text:p>-2,07031461864414</text:p>
          </table:table-cell>
          <table:table-cell table:number-columns-repeated="15"/>
        </table:table-row>
        <table:table-row table:style-name="ro1">
          <table:table-cell office:value-type="float" office:value="0.439785" calcext:value-type="float">
            <text:p>0,439785</text:p>
          </table:table-cell>
          <table:table-cell office:value-type="float" office:value="1.9831765" calcext:value-type="float">
            <text:p>1,9831765</text:p>
          </table:table-cell>
          <table:table-cell table:formula="of:=([.A387]-[.$S$1])*1000" office:value-type="float" office:value="6.22706038135584" calcext:value-type="float">
            <text:p>6,22706038135584</text:p>
          </table:table-cell>
          <table:table-cell table:formula="of:=([.B387]*1000*[.$S$2])+[.$T$2]" office:value-type="float" office:value="23.875240685" calcext:value-type="float">
            <text:p>23,875240685</text:p>
          </table:table-cell>
          <table:table-cell table:formula="of:=AVERAGE([.C378:.C387])" office:value-type="float" office:value="-1.52256461864415" calcext:value-type="float">
            <text:p>-1,52256461864415</text:p>
          </table:table-cell>
          <table:table-cell table:number-columns-repeated="15"/>
        </table:table-row>
        <table:table-row table:style-name="ro1">
          <table:table-cell office:value-type="float" office:value="0.429765" calcext:value-type="float">
            <text:p>0,429765</text:p>
          </table:table-cell>
          <table:table-cell office:value-type="float" office:value="1.983614" calcext:value-type="float">
            <text:p>1,983614</text:p>
          </table:table-cell>
          <table:table-cell table:formula="of:=([.A388]-[.$S$1])*1000" office:value-type="float" office:value="-3.79293961864413" calcext:value-type="float">
            <text:p>-3,79293961864413</text:p>
          </table:table-cell>
          <table:table-cell table:formula="of:=([.B388]*1000*[.$S$2])+[.$T$2]" office:value-type="float" office:value="23.90293006" calcext:value-type="float">
            <text:p>23,90293006</text:p>
          </table:table-cell>
          <table:table-cell table:formula="of:=AVERAGE([.C379:.C388])" office:value-type="float" office:value="-2.89618961864415" calcext:value-type="float">
            <text:p>-2,89618961864415</text:p>
          </table:table-cell>
          <table:table-cell table:number-columns-repeated="15"/>
        </table:table-row>
        <table:table-row table:style-name="ro1">
          <table:table-cell office:value-type="float" office:value="0.4287775" calcext:value-type="float">
            <text:p>0,4287775</text:p>
          </table:table-cell>
          <table:table-cell office:value-type="float" office:value="1.9838855" calcext:value-type="float">
            <text:p>1,9838855</text:p>
          </table:table-cell>
          <table:table-cell table:formula="of:=([.A389]-[.$S$1])*1000" office:value-type="float" office:value="-4.78043961864416" calcext:value-type="float">
            <text:p>-4,78043961864416</text:p>
          </table:table-cell>
          <table:table-cell table:formula="of:=([.B389]*1000*[.$S$2])+[.$T$2]" office:value-type="float" office:value="23.920113295" calcext:value-type="float">
            <text:p>23,920113295</text:p>
          </table:table-cell>
          <table:table-cell table:formula="of:=AVERAGE([.C380:.C389])" office:value-type="float" office:value="-2.62581461864415" calcext:value-type="float">
            <text:p>-2,62581461864415</text:p>
          </table:table-cell>
          <table:table-cell table:number-columns-repeated="15"/>
        </table:table-row>
        <table:table-row table:style-name="ro1">
          <table:table-cell office:value-type="float" office:value="0.42642125" calcext:value-type="float">
            <text:p>0,42642125</text:p>
          </table:table-cell>
          <table:table-cell office:value-type="float" office:value="1.9826895" calcext:value-type="float">
            <text:p>1,9826895</text:p>
          </table:table-cell>
          <table:table-cell table:formula="of:=([.A390]-[.$S$1])*1000" office:value-type="float" office:value="-7.13668961864417" calcext:value-type="float">
            <text:p>-7,13668961864417</text:p>
          </table:table-cell>
          <table:table-cell table:formula="of:=([.B390]*1000*[.$S$2])+[.$T$2]" office:value-type="float" office:value="23.844418455" calcext:value-type="float">
            <text:p>23,844418455</text:p>
          </table:table-cell>
          <table:table-cell table:formula="of:=AVERAGE([.C381:.C390])" office:value-type="float" office:value="-2.43218961864415" calcext:value-type="float">
            <text:p>-2,43218961864415</text:p>
          </table:table-cell>
          <table:table-cell table:number-columns-repeated="15"/>
        </table:table-row>
        <table:table-row table:style-name="ro1">
          <table:table-cell office:value-type="float" office:value="0.43811625" calcext:value-type="float">
            <text:p>0,43811625</text:p>
          </table:table-cell>
          <table:table-cell office:value-type="float" office:value="1.9829345" calcext:value-type="float">
            <text:p>1,9829345</text:p>
          </table:table-cell>
          <table:table-cell table:formula="of:=([.A391]-[.$S$1])*1000" office:value-type="float" office:value="4.55831038135585" calcext:value-type="float">
            <text:p>4,55831038135585</text:p>
          </table:table-cell>
          <table:table-cell table:formula="of:=([.B391]*1000*[.$S$2])+[.$T$2]" office:value-type="float" office:value="23.859924505" calcext:value-type="float">
            <text:p>23,859924505</text:p>
          </table:table-cell>
          <table:table-cell table:formula="of:=AVERAGE([.C382:.C391])" office:value-type="float" office:value="-1.56081461864415" calcext:value-type="float">
            <text:p>-1,56081461864415</text:p>
          </table:table-cell>
          <table:table-cell table:number-columns-repeated="15"/>
        </table:table-row>
        <table:table-row table:style-name="ro1">
          <table:table-cell office:value-type="float" office:value="0.4363225" calcext:value-type="float">
            <text:p>0,4363225</text:p>
          </table:table-cell>
          <table:table-cell office:value-type="float" office:value="1.9841335" calcext:value-type="float">
            <text:p>1,9841335</text:p>
          </table:table-cell>
          <table:table-cell table:formula="of:=([.A392]-[.$S$1])*1000" office:value-type="float" office:value="2.76456038135586" calcext:value-type="float">
            <text:p>2,76456038135586</text:p>
          </table:table-cell>
          <table:table-cell table:formula="of:=([.B392]*1000*[.$S$2])+[.$T$2]" office:value-type="float" office:value="23.935809215" calcext:value-type="float">
            <text:p>23,935809215</text:p>
          </table:table-cell>
          <table:table-cell table:formula="of:=AVERAGE([.C383:.C392])" office:value-type="float" office:value="-0.42418961864415" calcext:value-type="float">
            <text:p>-0,42418961864415</text:p>
          </table:table-cell>
          <table:table-cell table:number-columns-repeated="15"/>
        </table:table-row>
        <table:table-row table:style-name="ro1">
          <table:table-cell office:value-type="float" office:value="0.43208125" calcext:value-type="float">
            <text:p>0,43208125</text:p>
          </table:table-cell>
          <table:table-cell office:value-type="float" office:value="1.984521" calcext:value-type="float">
            <text:p>1,984521</text:p>
          </table:table-cell>
          <table:table-cell table:formula="of:=([.A393]-[.$S$1])*1000" office:value-type="float" office:value="-1.47668961864417" calcext:value-type="float">
            <text:p>-1,47668961864417</text:p>
          </table:table-cell>
          <table:table-cell table:formula="of:=([.B393]*1000*[.$S$2])+[.$T$2]" office:value-type="float" office:value="23.96033409" calcext:value-type="float">
            <text:p>23,96033409</text:p>
          </table:table-cell>
          <table:table-cell table:formula="of:=AVERAGE([.C384:.C393])" office:value-type="float" office:value="0.0535603813558494" calcext:value-type="float">
            <text:p>0,053560381355849</text:p>
          </table:table-cell>
          <table:table-cell table:number-columns-repeated="15"/>
        </table:table-row>
        <table:table-row table:style-name="ro1">
          <table:table-cell office:value-type="float" office:value="0.424405" calcext:value-type="float">
            <text:p>0,424405</text:p>
          </table:table-cell>
          <table:table-cell office:value-type="float" office:value="1.984027" calcext:value-type="float">
            <text:p>1,984027</text:p>
          </table:table-cell>
          <table:table-cell table:formula="of:=([.A394]-[.$S$1])*1000" office:value-type="float" office:value="-9.15293961864416" calcext:value-type="float">
            <text:p>-9,15293961864416</text:p>
          </table:table-cell>
          <table:table-cell table:formula="of:=([.B394]*1000*[.$S$2])+[.$T$2]" office:value-type="float" office:value="23.92906883" calcext:value-type="float">
            <text:p>23,92906883</text:p>
          </table:table-cell>
          <table:table-cell table:formula="of:=AVERAGE([.C385:.C394])" office:value-type="float" office:value="-0.966689618644151" calcext:value-type="float">
            <text:p>-0,966689618644151</text:p>
          </table:table-cell>
          <table:table-cell table:number-columns-repeated="15"/>
        </table:table-row>
        <table:table-row table:style-name="ro1">
          <table:table-cell office:value-type="float" office:value="0.4302325" calcext:value-type="float">
            <text:p>0,4302325</text:p>
          </table:table-cell>
          <table:table-cell office:value-type="float" office:value="1.982167" calcext:value-type="float">
            <text:p>1,982167</text:p>
          </table:table-cell>
          <table:table-cell table:formula="of:=([.A395]-[.$S$1])*1000" office:value-type="float" office:value="-3.32543961864412" calcext:value-type="float">
            <text:p>-3,32543961864412</text:p>
          </table:table-cell>
          <table:table-cell table:formula="of:=([.B395]*1000*[.$S$2])+[.$T$2]" office:value-type="float" office:value="23.81134943" calcext:value-type="float">
            <text:p>23,81134943</text:p>
          </table:table-cell>
          <table:table-cell table:formula="of:=AVERAGE([.C386:.C395])" office:value-type="float" office:value="-1.03956461864415" calcext:value-type="float">
            <text:p>-1,03956461864415</text:p>
          </table:table-cell>
          <table:table-cell table:number-columns-repeated="15"/>
        </table:table-row>
        <table:table-row table:style-name="ro1">
          <table:table-cell office:value-type="float" office:value="0.42903125" calcext:value-type="float">
            <text:p>0,42903125</text:p>
          </table:table-cell>
          <table:table-cell office:value-type="float" office:value="1.9815955" calcext:value-type="float">
            <text:p>1,9815955</text:p>
          </table:table-cell>
          <table:table-cell table:formula="of:=([.A396]-[.$S$1])*1000" office:value-type="float" office:value="-4.52668961864416" calcext:value-type="float">
            <text:p>-4,52668961864416</text:p>
          </table:table-cell>
          <table:table-cell table:formula="of:=([.B396]*1000*[.$S$2])+[.$T$2]" office:value-type="float" office:value="23.775179195" calcext:value-type="float">
            <text:p>23,775179195</text:p>
          </table:table-cell>
          <table:table-cell table:formula="of:=AVERAGE([.C387:.C396])" office:value-type="float" office:value="-2.06418961864415" calcext:value-type="float">
            <text:p>-2,06418961864415</text:p>
          </table:table-cell>
          <table:table-cell table:number-columns-repeated="15"/>
        </table:table-row>
        <table:table-row table:style-name="ro1">
          <table:table-cell office:value-type="float" office:value="0.445015" calcext:value-type="float">
            <text:p>0,445015</text:p>
          </table:table-cell>
          <table:table-cell office:value-type="float" office:value="1.981044" calcext:value-type="float">
            <text:p>1,981044</text:p>
          </table:table-cell>
          <table:table-cell table:formula="of:=([.A397]-[.$S$1])*1000" office:value-type="float" office:value="11.4570603813559" calcext:value-type="float">
            <text:p>11,4570603813559</text:p>
          </table:table-cell>
          <table:table-cell table:formula="of:=([.B397]*1000*[.$S$2])+[.$T$2]" office:value-type="float" office:value="23.74027476" calcext:value-type="float">
            <text:p>23,74027476</text:p>
          </table:table-cell>
          <table:table-cell table:formula="of:=AVERAGE([.C388:.C397])" office:value-type="float" office:value="-1.54118961864415" calcext:value-type="float">
            <text:p>-1,54118961864415</text:p>
          </table:table-cell>
          <table:table-cell table:number-columns-repeated="15"/>
        </table:table-row>
        <table:table-row table:style-name="ro1">
          <table:table-cell office:value-type="float" office:value="0.4460075" calcext:value-type="float">
            <text:p>0,4460075</text:p>
          </table:table-cell>
          <table:table-cell office:value-type="float" office:value="1.9805005" calcext:value-type="float">
            <text:p>1,9805005</text:p>
          </table:table-cell>
          <table:table-cell table:formula="of:=([.A398]-[.$S$1])*1000" office:value-type="float" office:value="12.4495603813559" calcext:value-type="float">
            <text:p>12,4495603813559</text:p>
          </table:table-cell>
          <table:table-cell table:formula="of:=([.B398]*1000*[.$S$2])+[.$T$2]" office:value-type="float" office:value="23.705876645" calcext:value-type="float">
            <text:p>23,705876645</text:p>
          </table:table-cell>
          <table:table-cell table:formula="of:=AVERAGE([.C389:.C398])" office:value-type="float" office:value="0.0830603813558483" calcext:value-type="float">
            <text:p>0,083060381355848</text:p>
          </table:table-cell>
          <table:table-cell table:number-columns-repeated="15"/>
        </table:table-row>
        <table:table-row table:style-name="ro1">
          <table:table-cell office:value-type="float" office:value="0.438935" calcext:value-type="float">
            <text:p>0,438935</text:p>
          </table:table-cell>
          <table:table-cell office:value-type="float" office:value="1.981987" calcext:value-type="float">
            <text:p>1,981987</text:p>
          </table:table-cell>
          <table:table-cell table:formula="of:=([.A399]-[.$S$1])*1000" office:value-type="float" office:value="5.37706038135588" calcext:value-type="float">
            <text:p>5,37706038135588</text:p>
          </table:table-cell>
          <table:table-cell table:formula="of:=([.B399]*1000*[.$S$2])+[.$T$2]" office:value-type="float" office:value="23.79995723" calcext:value-type="float">
            <text:p>23,79995723</text:p>
          </table:table-cell>
          <table:table-cell table:formula="of:=AVERAGE([.C390:.C399])" office:value-type="float" office:value="1.09881038135585" calcext:value-type="float">
            <text:p>1,09881038135585</text:p>
          </table:table-cell>
          <table:table-cell table:number-columns-repeated="15"/>
        </table:table-row>
        <table:table-row table:style-name="ro1">
          <table:table-cell office:value-type="float" office:value="0.4335825" calcext:value-type="float">
            <text:p>0,4335825</text:p>
          </table:table-cell>
          <table:table-cell office:value-type="float" office:value="1.9840605" calcext:value-type="float">
            <text:p>1,9840605</text:p>
          </table:table-cell>
          <table:table-cell table:formula="of:=([.A400]-[.$S$1])*1000" office:value-type="float" office:value="0.0245603813558426" calcext:value-type="float">
            <text:p>0,024560381355843</text:p>
          </table:table-cell>
          <table:table-cell table:formula="of:=([.B400]*1000*[.$S$2])+[.$T$2]" office:value-type="float" office:value="23.931189045" calcext:value-type="float">
            <text:p>23,931189045</text:p>
          </table:table-cell>
          <table:table-cell table:formula="of:=AVERAGE([.C391:.C400])" office:value-type="float" office:value="1.81493538135585" calcext:value-type="float">
            <text:p>1,81493538135585</text:p>
          </table:table-cell>
          <table:table-cell table:number-columns-repeated="15"/>
        </table:table-row>
        <table:table-row table:style-name="ro1">
          <table:table-cell office:value-type="float" office:value="0.429355" calcext:value-type="float">
            <text:p>0,429355</text:p>
          </table:table-cell>
          <table:table-cell office:value-type="float" office:value="1.9851035" calcext:value-type="float">
            <text:p>1,9851035</text:p>
          </table:table-cell>
          <table:table-cell table:formula="of:=([.A401]-[.$S$1])*1000" office:value-type="float" office:value="-4.20293961864415" calcext:value-type="float">
            <text:p>-4,20293961864415</text:p>
          </table:table-cell>
          <table:table-cell table:formula="of:=([.B401]*1000*[.$S$2])+[.$T$2]" office:value-type="float" office:value="23.997200515" calcext:value-type="float">
            <text:p>23,997200515</text:p>
          </table:table-cell>
          <table:table-cell table:formula="of:=AVERAGE([.C392:.C401])" office:value-type="float" office:value="0.938810381355854" calcext:value-type="float">
            <text:p>0,938810381355854</text:p>
          </table:table-cell>
          <table:table-cell table:number-columns-repeated="15"/>
        </table:table-row>
        <table:table-row table:style-name="ro1">
          <table:table-cell office:value-type="float" office:value="0.42388" calcext:value-type="float">
            <text:p>0,42388</text:p>
          </table:table-cell>
          <table:table-cell office:value-type="float" office:value="1.985269" calcext:value-type="float">
            <text:p>1,985269</text:p>
          </table:table-cell>
          <table:table-cell table:formula="of:=([.A402]-[.$S$1])*1000" office:value-type="float" office:value="-9.67793961864416" calcext:value-type="float">
            <text:p>-9,67793961864416</text:p>
          </table:table-cell>
          <table:table-cell table:formula="of:=([.B402]*1000*[.$S$2])+[.$T$2]" office:value-type="float" office:value="24.00767501" calcext:value-type="float">
            <text:p>24,00767501</text:p>
          </table:table-cell>
          <table:table-cell table:formula="of:=AVERAGE([.C393:.C402])" office:value-type="float" office:value="-0.305439618644149" calcext:value-type="float">
            <text:p>-0,305439618644149</text:p>
          </table:table-cell>
          <table:table-cell table:number-columns-repeated="15"/>
        </table:table-row>
        <table:table-row table:style-name="ro1">
          <table:table-cell office:value-type="float" office:value="0.42040625" calcext:value-type="float">
            <text:p>0,42040625</text:p>
          </table:table-cell>
          <table:table-cell office:value-type="float" office:value="1.9850825" calcext:value-type="float">
            <text:p>1,9850825</text:p>
          </table:table-cell>
          <table:table-cell table:formula="of:=([.A403]-[.$S$1])*1000" office:value-type="float" office:value="-13.1516896186442" calcext:value-type="float">
            <text:p>-13,1516896186442</text:p>
          </table:table-cell>
          <table:table-cell table:formula="of:=([.B403]*1000*[.$S$2])+[.$T$2]" office:value-type="float" office:value="23.995871425" calcext:value-type="float">
            <text:p>23,995871425</text:p>
          </table:table-cell>
          <table:table-cell table:formula="of:=AVERAGE([.C394:.C403])" office:value-type="float" office:value="-1.47293961864415" calcext:value-type="float">
            <text:p>-1,47293961864415</text:p>
          </table:table-cell>
          <table:table-cell table:number-columns-repeated="15"/>
        </table:table-row>
        <table:table-row table:style-name="ro1">
          <table:table-cell office:value-type="float" office:value="0.4242025" calcext:value-type="float">
            <text:p>0,4242025</text:p>
          </table:table-cell>
          <table:table-cell office:value-type="float" office:value="1.9856625" calcext:value-type="float">
            <text:p>1,9856625</text:p>
          </table:table-cell>
          <table:table-cell table:formula="of:=([.A404]-[.$S$1])*1000" office:value-type="float" office:value="-9.35543961864416" calcext:value-type="float">
            <text:p>-9,35543961864416</text:p>
          </table:table-cell>
          <table:table-cell table:formula="of:=([.B404]*1000*[.$S$2])+[.$T$2]" office:value-type="float" office:value="24.032579625" calcext:value-type="float">
            <text:p>24,032579625</text:p>
          </table:table-cell>
          <table:table-cell table:formula="of:=AVERAGE([.C395:.C404])" office:value-type="float" office:value="-1.49318961864415" calcext:value-type="float">
            <text:p>-1,49318961864415</text:p>
          </table:table-cell>
          <table:table-cell table:number-columns-repeated="15"/>
        </table:table-row>
        <table:table-row table:style-name="ro1">
          <table:table-cell office:value-type="float" office:value="0.42164625" calcext:value-type="float">
            <text:p>0,42164625</text:p>
          </table:table-cell>
          <table:table-cell office:value-type="float" office:value="1.983837" calcext:value-type="float">
            <text:p>1,983837</text:p>
          </table:table-cell>
          <table:table-cell table:formula="of:=([.A405]-[.$S$1])*1000" office:value-type="float" office:value="-11.9116896186441" calcext:value-type="float">
            <text:p>-11,9116896186441</text:p>
          </table:table-cell>
          <table:table-cell table:formula="of:=([.B405]*1000*[.$S$2])+[.$T$2]" office:value-type="float" office:value="23.91704373" calcext:value-type="float">
            <text:p>23,91704373</text:p>
          </table:table-cell>
          <table:table-cell table:formula="of:=AVERAGE([.C396:.C405])" office:value-type="float" office:value="-2.35181461864415" calcext:value-type="float">
            <text:p>-2,35181461864415</text:p>
          </table:table-cell>
          <table:table-cell table:number-columns-repeated="15"/>
        </table:table-row>
        <table:table-row table:style-name="ro1">
          <table:table-cell office:value-type="float" office:value="0.41761125" calcext:value-type="float">
            <text:p>0,41761125</text:p>
          </table:table-cell>
          <table:table-cell office:value-type="float" office:value="1.983386" calcext:value-type="float">
            <text:p>1,983386</text:p>
          </table:table-cell>
          <table:table-cell table:formula="of:=([.A406]-[.$S$1])*1000" office:value-type="float" office:value="-15.9466896186442" calcext:value-type="float">
            <text:p>-15,9466896186442</text:p>
          </table:table-cell>
          <table:table-cell table:formula="of:=([.B406]*1000*[.$S$2])+[.$T$2]" office:value-type="float" office:value="23.88849994" calcext:value-type="float">
            <text:p>23,88849994</text:p>
          </table:table-cell>
          <table:table-cell table:formula="of:=AVERAGE([.C397:.C406])" office:value-type="float" office:value="-3.49381461864415" calcext:value-type="float">
            <text:p>-3,49381461864415</text:p>
          </table:table-cell>
          <table:table-cell table:number-columns-repeated="15"/>
        </table:table-row>
        <table:table-row table:style-name="ro1">
          <table:table-cell office:value-type="float" office:value="0.42642625" calcext:value-type="float">
            <text:p>0,42642625</text:p>
          </table:table-cell>
          <table:table-cell office:value-type="float" office:value="1.9834425" calcext:value-type="float">
            <text:p>1,9834425</text:p>
          </table:table-cell>
          <table:table-cell table:formula="of:=([.A407]-[.$S$1])*1000" office:value-type="float" office:value="-7.13168961864413" calcext:value-type="float">
            <text:p>-7,13168961864413</text:p>
          </table:table-cell>
          <table:table-cell table:formula="of:=([.B407]*1000*[.$S$2])+[.$T$2]" office:value-type="float" office:value="23.892075825" calcext:value-type="float">
            <text:p>23,892075825</text:p>
          </table:table-cell>
          <table:table-cell table:formula="of:=AVERAGE([.C398:.C407])" office:value-type="float" office:value="-5.35268961864415" calcext:value-type="float">
            <text:p>-5,35268961864415</text:p>
          </table:table-cell>
          <table:table-cell table:number-columns-repeated="15"/>
        </table:table-row>
        <table:table-row table:style-name="ro1">
          <table:table-cell office:value-type="float" office:value="0.440165" calcext:value-type="float">
            <text:p>0,440165</text:p>
          </table:table-cell>
          <table:table-cell office:value-type="float" office:value="1.9824805" calcext:value-type="float">
            <text:p>1,9824805</text:p>
          </table:table-cell>
          <table:table-cell table:formula="of:=([.A408]-[.$S$1])*1000" office:value-type="float" office:value="6.60706038135583" calcext:value-type="float">
            <text:p>6,60706038135583</text:p>
          </table:table-cell>
          <table:table-cell table:formula="of:=([.B408]*1000*[.$S$2])+[.$T$2]" office:value-type="float" office:value="23.831190845" calcext:value-type="float">
            <text:p>23,831190845</text:p>
          </table:table-cell>
          <table:table-cell table:formula="of:=AVERAGE([.C399:.C408])" office:value-type="float" office:value="-5.93693961864415" calcext:value-type="float">
            <text:p>-5,93693961864415</text:p>
          </table:table-cell>
          <table:table-cell table:number-columns-repeated="15"/>
        </table:table-row>
        <table:table-row table:style-name="ro1">
          <table:table-cell office:value-type="float" office:value="0.43019875" calcext:value-type="float">
            <text:p>0,43019875</text:p>
          </table:table-cell>
          <table:table-cell office:value-type="float" office:value="1.9825965" calcext:value-type="float">
            <text:p>1,9825965</text:p>
          </table:table-cell>
          <table:table-cell table:formula="of:=([.A409]-[.$S$1])*1000" office:value-type="float" office:value="-3.35918961864412" calcext:value-type="float">
            <text:p>-3,35918961864412</text:p>
          </table:table-cell>
          <table:table-cell table:formula="of:=([.B409]*1000*[.$S$2])+[.$T$2]" office:value-type="float" office:value="23.838532485" calcext:value-type="float">
            <text:p>23,838532485</text:p>
          </table:table-cell>
          <table:table-cell table:formula="of:=AVERAGE([.C400:.C409])" office:value-type="float" office:value="-6.81056461864415" calcext:value-type="float">
            <text:p>-6,81056461864415</text:p>
          </table:table-cell>
          <table:table-cell table:number-columns-repeated="15"/>
        </table:table-row>
        <table:table-row table:style-name="ro1">
          <table:table-cell office:value-type="float" office:value="0.441245" calcext:value-type="float">
            <text:p>0,441245</text:p>
          </table:table-cell>
          <table:table-cell office:value-type="float" office:value="1.9815125" calcext:value-type="float">
            <text:p>1,9815125</text:p>
          </table:table-cell>
          <table:table-cell table:formula="of:=([.A410]-[.$S$1])*1000" office:value-type="float" office:value="7.68706038135586" calcext:value-type="float">
            <text:p>7,68706038135586</text:p>
          </table:table-cell>
          <table:table-cell table:formula="of:=([.B410]*1000*[.$S$2])+[.$T$2]" office:value-type="float" office:value="23.769926125" calcext:value-type="float">
            <text:p>23,769926125</text:p>
          </table:table-cell>
          <table:table-cell table:formula="of:=AVERAGE([.C401:.C410])" office:value-type="float" office:value="-6.04431461864415" calcext:value-type="float">
            <text:p>-6,04431461864415</text:p>
          </table:table-cell>
          <table:table-cell table:number-columns-repeated="15"/>
        </table:table-row>
        <table:table-row table:style-name="ro1">
          <table:table-cell office:value-type="float" office:value="0.43425875" calcext:value-type="float">
            <text:p>0,43425875</text:p>
          </table:table-cell>
          <table:table-cell office:value-type="float" office:value="1.9813085" calcext:value-type="float">
            <text:p>1,9813085</text:p>
          </table:table-cell>
          <table:table-cell table:formula="of:=([.A411]-[.$S$1])*1000" office:value-type="float" office:value="0.700810381355888" calcext:value-type="float">
            <text:p>0,700810381355888</text:p>
          </table:table-cell>
          <table:table-cell table:formula="of:=([.B411]*1000*[.$S$2])+[.$T$2]" office:value-type="float" office:value="23.757014965" calcext:value-type="float">
            <text:p>23,757014965</text:p>
          </table:table-cell>
          <table:table-cell table:formula="of:=AVERAGE([.C402:.C411])" office:value-type="float" office:value="-5.55393961864414" calcext:value-type="float">
            <text:p>-5,55393961864414</text:p>
          </table:table-cell>
          <table:table-cell table:number-columns-repeated="15"/>
        </table:table-row>
        <table:table-row table:style-name="ro1">
          <table:table-cell office:value-type="float" office:value="0.443575" calcext:value-type="float">
            <text:p>0,443575</text:p>
          </table:table-cell>
          <table:table-cell office:value-type="float" office:value="1.980955" calcext:value-type="float">
            <text:p>1,980955</text:p>
          </table:table-cell>
          <table:table-cell table:formula="of:=([.A412]-[.$S$1])*1000" office:value-type="float" office:value="10.0170603813559" calcext:value-type="float">
            <text:p>10,0170603813559</text:p>
          </table:table-cell>
          <table:table-cell table:formula="of:=([.B412]*1000*[.$S$2])+[.$T$2]" office:value-type="float" office:value="23.73464195" calcext:value-type="float">
            <text:p>23,73464195</text:p>
          </table:table-cell>
          <table:table-cell table:formula="of:=AVERAGE([.C403:.C412])" office:value-type="float" office:value="-3.58443961864414" calcext:value-type="float">
            <text:p>-3,58443961864414</text:p>
          </table:table-cell>
          <table:table-cell table:number-columns-repeated="15"/>
        </table:table-row>
        <table:table-row table:style-name="ro1">
          <table:table-cell office:value-type="float" office:value="0.44398" calcext:value-type="float">
            <text:p>0,44398</text:p>
          </table:table-cell>
          <table:table-cell office:value-type="float" office:value="1.9817665" calcext:value-type="float">
            <text:p>1,9817665</text:p>
          </table:table-cell>
          <table:table-cell table:formula="of:=([.A413]-[.$S$1])*1000" office:value-type="float" office:value="10.4220603813558" calcext:value-type="float">
            <text:p>10,4220603813558</text:p>
          </table:table-cell>
          <table:table-cell table:formula="of:=([.B413]*1000*[.$S$2])+[.$T$2]" office:value-type="float" office:value="23.786001785" calcext:value-type="float">
            <text:p>23,786001785</text:p>
          </table:table-cell>
          <table:table-cell table:formula="of:=AVERAGE([.C404:.C413])" office:value-type="float" office:value="-1.22706461864414" calcext:value-type="float">
            <text:p>-1,22706461864414</text:p>
          </table:table-cell>
          <table:table-cell table:number-columns-repeated="15"/>
        </table:table-row>
        <table:table-row table:style-name="ro1">
          <table:table-cell office:value-type="float" office:value="0.43111625" calcext:value-type="float">
            <text:p>0,43111625</text:p>
          </table:table-cell>
          <table:table-cell office:value-type="float" office:value="1.9809425" calcext:value-type="float">
            <text:p>1,9809425</text:p>
          </table:table-cell>
          <table:table-cell table:formula="of:=([.A414]-[.$S$1])*1000" office:value-type="float" office:value="-2.44168961864416" calcext:value-type="float">
            <text:p>-2,44168961864416</text:p>
          </table:table-cell>
          <table:table-cell table:formula="of:=([.B414]*1000*[.$S$2])+[.$T$2]" office:value-type="float" office:value="23.733850825" calcext:value-type="float">
            <text:p>23,733850825</text:p>
          </table:table-cell>
          <table:table-cell table:formula="of:=AVERAGE([.C405:.C414])" office:value-type="float" office:value="-0.535689618644142" calcext:value-type="float">
            <text:p>-0,535689618644142</text:p>
          </table:table-cell>
          <table:table-cell table:number-columns-repeated="15"/>
        </table:table-row>
        <table:table-row table:style-name="ro1">
          <table:table-cell office:value-type="float" office:value="0.42857875" calcext:value-type="float">
            <text:p>0,42857875</text:p>
          </table:table-cell>
          <table:table-cell office:value-type="float" office:value="1.9799955" calcext:value-type="float">
            <text:p>1,9799955</text:p>
          </table:table-cell>
          <table:table-cell table:formula="of:=([.A415]-[.$S$1])*1000" office:value-type="float" office:value="-4.97918961864413" calcext:value-type="float">
            <text:p>-4,97918961864413</text:p>
          </table:table-cell>
          <table:table-cell table:formula="of:=([.B415]*1000*[.$S$2])+[.$T$2]" office:value-type="float" office:value="23.673915195" calcext:value-type="float">
            <text:p>23,673915195</text:p>
          </table:table-cell>
          <table:table-cell table:formula="of:=AVERAGE([.C406:.C415])" office:value-type="float" office:value="0.157560381355859" calcext:value-type="float">
            <text:p>0,157560381355859</text:p>
          </table:table-cell>
          <table:table-cell table:number-columns-repeated="15"/>
        </table:table-row>
        <table:table-row table:style-name="ro1">
          <table:table-cell office:value-type="float" office:value="0.441455" calcext:value-type="float">
            <text:p>0,441455</text:p>
          </table:table-cell>
          <table:table-cell office:value-type="float" office:value="1.9811845" calcext:value-type="float">
            <text:p>1,9811845</text:p>
          </table:table-cell>
          <table:table-cell table:formula="of:=([.A416]-[.$S$1])*1000" office:value-type="float" office:value="7.89706038135585" calcext:value-type="float">
            <text:p>7,89706038135585</text:p>
          </table:table-cell>
          <table:table-cell table:formula="of:=([.B416]*1000*[.$S$2])+[.$T$2]" office:value-type="float" office:value="23.749167005" calcext:value-type="float">
            <text:p>23,749167005</text:p>
          </table:table-cell>
          <table:table-cell table:formula="of:=AVERAGE([.C407:.C416])" office:value-type="float" office:value="2.54193538135586" calcext:value-type="float">
            <text:p>2,54193538135586</text:p>
          </table:table-cell>
          <table:table-cell table:number-columns-repeated="15"/>
        </table:table-row>
        <table:table-row table:style-name="ro1">
          <table:table-cell office:value-type="float" office:value="0.432755" calcext:value-type="float">
            <text:p>0,432755</text:p>
          </table:table-cell>
          <table:table-cell office:value-type="float" office:value="1.9814045" calcext:value-type="float">
            <text:p>1,9814045</text:p>
          </table:table-cell>
          <table:table-cell table:formula="of:=([.A417]-[.$S$1])*1000" office:value-type="float" office:value="-0.802939618644138" calcext:value-type="float">
            <text:p>-0,802939618644138</text:p>
          </table:table-cell>
          <table:table-cell table:formula="of:=([.B417]*1000*[.$S$2])+[.$T$2]" office:value-type="float" office:value="23.763090805" calcext:value-type="float">
            <text:p>23,763090805</text:p>
          </table:table-cell>
          <table:table-cell table:formula="of:=AVERAGE([.C408:.C417])" office:value-type="float" office:value="3.17481038135586" calcext:value-type="float">
            <text:p>3,17481038135586</text:p>
          </table:table-cell>
          <table:table-cell table:number-columns-repeated="15"/>
        </table:table-row>
        <table:table-row table:style-name="ro1">
          <table:table-cell office:value-type="float" office:value="0.43197875" calcext:value-type="float">
            <text:p>0,43197875</text:p>
          </table:table-cell>
          <table:table-cell office:value-type="float" office:value="1.9818455" calcext:value-type="float">
            <text:p>1,9818455</text:p>
          </table:table-cell>
          <table:table-cell table:formula="of:=([.A418]-[.$S$1])*1000" office:value-type="float" office:value="-1.57918961864412" calcext:value-type="float">
            <text:p>-1,57918961864412</text:p>
          </table:table-cell>
          <table:table-cell table:formula="of:=([.B418]*1000*[.$S$2])+[.$T$2]" office:value-type="float" office:value="23.791001695" calcext:value-type="float">
            <text:p>23,791001695</text:p>
          </table:table-cell>
          <table:table-cell table:formula="of:=AVERAGE([.C409:.C418])" office:value-type="float" office:value="2.35618538135586" calcext:value-type="float">
            <text:p>2,35618538135586</text:p>
          </table:table-cell>
          <table:table-cell table:number-columns-repeated="15"/>
        </table:table-row>
        <table:table-row table:style-name="ro1">
          <table:table-cell office:value-type="float" office:value="0.43592375" calcext:value-type="float">
            <text:p>0,43592375</text:p>
          </table:table-cell>
          <table:table-cell office:value-type="float" office:value="1.9813335" calcext:value-type="float">
            <text:p>1,9813335</text:p>
          </table:table-cell>
          <table:table-cell table:formula="of:=([.A419]-[.$S$1])*1000" office:value-type="float" office:value="2.36581038135586" calcext:value-type="float">
            <text:p>2,36581038135586</text:p>
          </table:table-cell>
          <table:table-cell table:formula="of:=([.B419]*1000*[.$S$2])+[.$T$2]" office:value-type="float" office:value="23.758597215" calcext:value-type="float">
            <text:p>23,758597215</text:p>
          </table:table-cell>
          <table:table-cell table:formula="of:=AVERAGE([.C410:.C419])" office:value-type="float" office:value="2.92868538135586" calcext:value-type="float">
            <text:p>2,92868538135586</text:p>
          </table:table-cell>
          <table:table-cell table:number-columns-repeated="15"/>
        </table:table-row>
        <table:table-row table:style-name="ro1">
          <table:table-cell office:value-type="float" office:value="0.4277075" calcext:value-type="float">
            <text:p>0,4277075</text:p>
          </table:table-cell>
          <table:table-cell office:value-type="float" office:value="1.9806825" calcext:value-type="float">
            <text:p>1,9806825</text:p>
          </table:table-cell>
          <table:table-cell table:formula="of:=([.A420]-[.$S$1])*1000" office:value-type="float" office:value="-5.85043961864412" calcext:value-type="float">
            <text:p>-5,85043961864412</text:p>
          </table:table-cell>
          <table:table-cell table:formula="of:=([.B420]*1000*[.$S$2])+[.$T$2]" office:value-type="float" office:value="23.717395425" calcext:value-type="float">
            <text:p>23,717395425</text:p>
          </table:table-cell>
          <table:table-cell table:formula="of:=AVERAGE([.C411:.C420])" office:value-type="float" office:value="1.57493538135586" calcext:value-type="float">
            <text:p>1,57493538135586</text:p>
          </table:table-cell>
          <table:table-cell table:number-columns-repeated="15"/>
        </table:table-row>
        <table:table-row table:style-name="ro1">
          <table:table-cell office:value-type="float" office:value="0.42856875" calcext:value-type="float">
            <text:p>0,42856875</text:p>
          </table:table-cell>
          <table:table-cell office:value-type="float" office:value="1.980948" calcext:value-type="float">
            <text:p>1,980948</text:p>
          </table:table-cell>
          <table:table-cell table:formula="of:=([.A421]-[.$S$1])*1000" office:value-type="float" office:value="-4.98918961864414" calcext:value-type="float">
            <text:p>-4,98918961864414</text:p>
          </table:table-cell>
          <table:table-cell table:formula="of:=([.B421]*1000*[.$S$2])+[.$T$2]" office:value-type="float" office:value="23.73419892" calcext:value-type="float">
            <text:p>23,73419892</text:p>
          </table:table-cell>
          <table:table-cell table:formula="of:=AVERAGE([.C412:.C421])" office:value-type="float" office:value="1.00593538135586" calcext:value-type="float">
            <text:p>1,00593538135586</text:p>
          </table:table-cell>
          <table:table-cell table:number-columns-repeated="15"/>
        </table:table-row>
        <table:table-row table:style-name="ro1">
          <table:table-cell office:value-type="float" office:value="0.4257975" calcext:value-type="float">
            <text:p>0,4257975</text:p>
          </table:table-cell>
          <table:table-cell office:value-type="float" office:value="1.982751" calcext:value-type="float">
            <text:p>1,982751</text:p>
          </table:table-cell>
          <table:table-cell table:formula="of:=([.A422]-[.$S$1])*1000" office:value-type="float" office:value="-7.76043961864414" calcext:value-type="float">
            <text:p>-7,76043961864414</text:p>
          </table:table-cell>
          <table:table-cell table:formula="of:=([.B422]*1000*[.$S$2])+[.$T$2]" office:value-type="float" office:value="23.84831079" calcext:value-type="float">
            <text:p>23,84831079</text:p>
          </table:table-cell>
          <table:table-cell table:formula="of:=AVERAGE([.C413:.C422])" office:value-type="float" office:value="-0.77181461864414" calcext:value-type="float">
            <text:p>-0,77181461864414</text:p>
          </table:table-cell>
          <table:table-cell table:number-columns-repeated="15"/>
        </table:table-row>
        <table:table-row table:style-name="ro1">
          <table:table-cell office:value-type="float" office:value="0.4276525" calcext:value-type="float">
            <text:p>0,4276525</text:p>
          </table:table-cell>
          <table:table-cell office:value-type="float" office:value="1.9808025" calcext:value-type="float">
            <text:p>1,9808025</text:p>
          </table:table-cell>
          <table:table-cell table:formula="of:=([.A423]-[.$S$1])*1000" office:value-type="float" office:value="-5.90543961864415" calcext:value-type="float">
            <text:p>-5,90543961864415</text:p>
          </table:table-cell>
          <table:table-cell table:formula="of:=([.B423]*1000*[.$S$2])+[.$T$2]" office:value-type="float" office:value="23.724990225" calcext:value-type="float">
            <text:p>23,724990225</text:p>
          </table:table-cell>
          <table:table-cell table:formula="of:=AVERAGE([.C414:.C423])" office:value-type="float" office:value="-2.40456461864414" calcext:value-type="float">
            <text:p>-2,40456461864414</text:p>
          </table:table-cell>
          <table:table-cell table:number-columns-repeated="15"/>
        </table:table-row>
        <table:table-row table:style-name="ro1">
          <table:table-cell office:value-type="float" office:value="0.42176625" calcext:value-type="float">
            <text:p>0,42176625</text:p>
          </table:table-cell>
          <table:table-cell office:value-type="float" office:value="1.980849" calcext:value-type="float">
            <text:p>1,980849</text:p>
          </table:table-cell>
          <table:table-cell table:formula="of:=([.A424]-[.$S$1])*1000" office:value-type="float" office:value="-11.7916896186441" calcext:value-type="float">
            <text:p>-11,7916896186441</text:p>
          </table:table-cell>
          <table:table-cell table:formula="of:=([.B424]*1000*[.$S$2])+[.$T$2]" office:value-type="float" office:value="23.72793321" calcext:value-type="float">
            <text:p>23,72793321</text:p>
          </table:table-cell>
          <table:table-cell table:formula="of:=AVERAGE([.C415:.C424])" office:value-type="float" office:value="-3.33956461864414" calcext:value-type="float">
            <text:p>-3,33956461864414</text:p>
          </table:table-cell>
          <table:table-cell table:number-columns-repeated="15"/>
        </table:table-row>
        <table:table-row table:style-name="ro1">
          <table:table-cell office:value-type="float" office:value="0.43154625" calcext:value-type="float">
            <text:p>0,43154625</text:p>
          </table:table-cell>
          <table:table-cell office:value-type="float" office:value="1.980527" calcext:value-type="float">
            <text:p>1,980527</text:p>
          </table:table-cell>
          <table:table-cell table:formula="of:=([.A425]-[.$S$1])*1000" office:value-type="float" office:value="-2.01168961864412" calcext:value-type="float">
            <text:p>-2,01168961864412</text:p>
          </table:table-cell>
          <table:table-cell table:formula="of:=([.B425]*1000*[.$S$2])+[.$T$2]" office:value-type="float" office:value="23.70755383" calcext:value-type="float">
            <text:p>23,70755383</text:p>
          </table:table-cell>
          <table:table-cell table:formula="of:=AVERAGE([.C416:.C425])" office:value-type="float" office:value="-3.04281461864414" calcext:value-type="float">
            <text:p>-3,04281461864414</text:p>
          </table:table-cell>
          <table:table-cell table:number-columns-repeated="15"/>
        </table:table-row>
        <table:table-row table:style-name="ro1">
          <table:table-cell office:value-type="float" office:value="0.426425" calcext:value-type="float">
            <text:p>0,426425</text:p>
          </table:table-cell>
          <table:table-cell office:value-type="float" office:value="1.982713" calcext:value-type="float">
            <text:p>1,982713</text:p>
          </table:table-cell>
          <table:table-cell table:formula="of:=([.A426]-[.$S$1])*1000" office:value-type="float" office:value="-7.13293961864414" calcext:value-type="float">
            <text:p>-7,13293961864414</text:p>
          </table:table-cell>
          <table:table-cell table:formula="of:=([.B426]*1000*[.$S$2])+[.$T$2]" office:value-type="float" office:value="23.84590577" calcext:value-type="float">
            <text:p>23,84590577</text:p>
          </table:table-cell>
          <table:table-cell table:formula="of:=AVERAGE([.C417:.C426])" office:value-type="float" office:value="-4.54581461864413" calcext:value-type="float">
            <text:p>-4,54581461864413</text:p>
          </table:table-cell>
          <table:table-cell table:number-columns-repeated="15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.9828715" calcext:value-type="float">
            <text:p>1,9828715</text:p>
          </table:table-cell>
          <table:table-cell table:formula="of:=([.A427]-[.$S$1])*1000" office:value-type="float" office:value="-8.55793961864415" calcext:value-type="float">
            <text:p>-8,55793961864415</text:p>
          </table:table-cell>
          <table:table-cell table:formula="of:=([.B427]*1000*[.$S$2])+[.$T$2]" office:value-type="float" office:value="23.855937235" calcext:value-type="float">
            <text:p>23,855937235</text:p>
          </table:table-cell>
          <table:table-cell table:formula="of:=AVERAGE([.C418:.C427])" office:value-type="float" office:value="-5.32131461864414" calcext:value-type="float">
            <text:p>-5,32131461864414</text:p>
          </table:table-cell>
          <table:table-cell table:number-columns-repeated="15"/>
        </table:table-row>
        <table:table-row table:style-name="ro1">
          <table:table-cell office:value-type="float" office:value="0.42086" calcext:value-type="float">
            <text:p>0,42086</text:p>
          </table:table-cell>
          <table:table-cell office:value-type="float" office:value="1.9839435" calcext:value-type="float">
            <text:p>1,9839435</text:p>
          </table:table-cell>
          <table:table-cell table:formula="of:=([.A428]-[.$S$1])*1000" office:value-type="float" office:value="-12.6979396186441" calcext:value-type="float">
            <text:p>-12,6979396186441</text:p>
          </table:table-cell>
          <table:table-cell table:formula="of:=([.B428]*1000*[.$S$2])+[.$T$2]" office:value-type="float" office:value="23.923784115" calcext:value-type="float">
            <text:p>23,923784115</text:p>
          </table:table-cell>
          <table:table-cell table:formula="of:=AVERAGE([.C419:.C428])" office:value-type="float" office:value="-6.43318961864414" calcext:value-type="float">
            <text:p>-6,43318961864414</text:p>
          </table:table-cell>
          <table:table-cell table:number-columns-repeated="15"/>
        </table:table-row>
        <table:table-row table:style-name="ro1">
          <table:table-cell office:value-type="float" office:value="0.42293625" calcext:value-type="float">
            <text:p>0,42293625</text:p>
          </table:table-cell>
          <table:table-cell office:value-type="float" office:value="1.9815995" calcext:value-type="float">
            <text:p>1,9815995</text:p>
          </table:table-cell>
          <table:table-cell table:formula="of:=([.A429]-[.$S$1])*1000" office:value-type="float" office:value="-10.6216896186441" calcext:value-type="float">
            <text:p>-10,6216896186441</text:p>
          </table:table-cell>
          <table:table-cell table:formula="of:=([.B429]*1000*[.$S$2])+[.$T$2]" office:value-type="float" office:value="23.775432355" calcext:value-type="float">
            <text:p>23,775432355</text:p>
          </table:table-cell>
          <table:table-cell table:formula="of:=AVERAGE([.C420:.C429])" office:value-type="float" office:value="-7.73193961864413" calcext:value-type="float">
            <text:p>-7,73193961864413</text:p>
          </table:table-cell>
          <table:table-cell table:number-columns-repeated="15"/>
        </table:table-row>
        <table:table-row table:style-name="ro1">
          <table:table-cell office:value-type="float" office:value="0.41576625" calcext:value-type="float">
            <text:p>0,41576625</text:p>
          </table:table-cell>
          <table:table-cell office:value-type="float" office:value="1.9806705" calcext:value-type="float">
            <text:p>1,9806705</text:p>
          </table:table-cell>
          <table:table-cell table:formula="of:=([.A430]-[.$S$1])*1000" office:value-type="float" office:value="-17.7916896186441" calcext:value-type="float">
            <text:p>-17,7916896186441</text:p>
          </table:table-cell>
          <table:table-cell table:formula="of:=([.B430]*1000*[.$S$2])+[.$T$2]" office:value-type="float" office:value="23.716635945" calcext:value-type="float">
            <text:p>23,716635945</text:p>
          </table:table-cell>
          <table:table-cell table:formula="of:=AVERAGE([.C421:.C430])" office:value-type="float" office:value="-8.92606461864414" calcext:value-type="float">
            <text:p>-8,92606461864414</text:p>
          </table:table-cell>
          <table:table-cell table:number-columns-repeated="15"/>
        </table:table-row>
        <table:table-row table:style-name="ro1">
          <table:table-cell office:value-type="float" office:value="0.43616625" calcext:value-type="float">
            <text:p>0,43616625</text:p>
          </table:table-cell>
          <table:table-cell office:value-type="float" office:value="1.981881" calcext:value-type="float">
            <text:p>1,981881</text:p>
          </table:table-cell>
          <table:table-cell table:formula="of:=([.A431]-[.$S$1])*1000" office:value-type="float" office:value="2.60831038135584" calcext:value-type="float">
            <text:p>2,60831038135584</text:p>
          </table:table-cell>
          <table:table-cell table:formula="of:=([.B431]*1000*[.$S$2])+[.$T$2]" office:value-type="float" office:value="23.79324849" calcext:value-type="float">
            <text:p>23,79324849</text:p>
          </table:table-cell>
          <table:table-cell table:formula="of:=AVERAGE([.C422:.C431])" office:value-type="float" office:value="-8.16631461864414" calcext:value-type="float">
            <text:p>-8,16631461864414</text:p>
          </table:table-cell>
          <table:table-cell table:number-columns-repeated="15"/>
        </table:table-row>
        <table:table-row table:style-name="ro1">
          <table:table-cell office:value-type="float" office:value="0.43467375" calcext:value-type="float">
            <text:p>0,43467375</text:p>
          </table:table-cell>
          <table:table-cell office:value-type="float" office:value="1.98224" calcext:value-type="float">
            <text:p>1,98224</text:p>
          </table:table-cell>
          <table:table-cell table:formula="of:=([.A432]-[.$S$1])*1000" office:value-type="float" office:value="1.11581038135589" calcext:value-type="float">
            <text:p>1,11581038135589</text:p>
          </table:table-cell>
          <table:table-cell table:formula="of:=([.B432]*1000*[.$S$2])+[.$T$2]" office:value-type="float" office:value="23.8159696" calcext:value-type="float">
            <text:p>23,8159696</text:p>
          </table:table-cell>
          <table:table-cell table:formula="of:=AVERAGE([.C423:.C432])" office:value-type="float" office:value="-7.27868961864414" calcext:value-type="float">
            <text:p>-7,27868961864414</text:p>
          </table:table-cell>
          <table:table-cell table:number-columns-repeated="15"/>
        </table:table-row>
        <table:table-row table:style-name="ro1">
          <table:table-cell office:value-type="float" office:value="0.4229" calcext:value-type="float">
            <text:p>0,4229</text:p>
          </table:table-cell>
          <table:table-cell office:value-type="float" office:value="1.9820935" calcext:value-type="float">
            <text:p>1,9820935</text:p>
          </table:table-cell>
          <table:table-cell table:formula="of:=([.A433]-[.$S$1])*1000" office:value-type="float" office:value="-10.6579396186441" calcext:value-type="float">
            <text:p>-10,6579396186441</text:p>
          </table:table-cell>
          <table:table-cell table:formula="of:=([.B433]*1000*[.$S$2])+[.$T$2]" office:value-type="float" office:value="23.806697615" calcext:value-type="float">
            <text:p>23,806697615</text:p>
          </table:table-cell>
          <table:table-cell table:formula="of:=AVERAGE([.C424:.C433])" office:value-type="float" office:value="-7.75393961864414" calcext:value-type="float">
            <text:p>-7,75393961864414</text:p>
          </table:table-cell>
          <table:table-cell table:number-columns-repeated="15"/>
        </table:table-row>
        <table:table-row table:style-name="ro1">
          <table:table-cell office:value-type="float" office:value="0.42428875" calcext:value-type="float">
            <text:p>0,42428875</text:p>
          </table:table-cell>
          <table:table-cell office:value-type="float" office:value="1.9810605" calcext:value-type="float">
            <text:p>1,9810605</text:p>
          </table:table-cell>
          <table:table-cell table:formula="of:=([.A434]-[.$S$1])*1000" office:value-type="float" office:value="-9.26918961864415" calcext:value-type="float">
            <text:p>-9,26918961864415</text:p>
          </table:table-cell>
          <table:table-cell table:formula="of:=([.B434]*1000*[.$S$2])+[.$T$2]" office:value-type="float" office:value="23.741319045" calcext:value-type="float">
            <text:p>23,741319045</text:p>
          </table:table-cell>
          <table:table-cell table:formula="of:=AVERAGE([.C425:.C434])" office:value-type="float" office:value="-7.50168961864414" calcext:value-type="float">
            <text:p>-7,50168961864414</text:p>
          </table:table-cell>
          <table:table-cell table:number-columns-repeated="15"/>
        </table:table-row>
        <table:table-row table:style-name="ro1">
          <table:table-cell office:value-type="float" office:value="0.42660125" calcext:value-type="float">
            <text:p>0,42660125</text:p>
          </table:table-cell>
          <table:table-cell office:value-type="float" office:value="1.981901" calcext:value-type="float">
            <text:p>1,981901</text:p>
          </table:table-cell>
          <table:table-cell table:formula="of:=([.A435]-[.$S$1])*1000" office:value-type="float" office:value="-6.95668961864415" calcext:value-type="float">
            <text:p>-6,95668961864415</text:p>
          </table:table-cell>
          <table:table-cell table:formula="of:=([.B435]*1000*[.$S$2])+[.$T$2]" office:value-type="float" office:value="23.79451429" calcext:value-type="float">
            <text:p>23,79451429</text:p>
          </table:table-cell>
          <table:table-cell table:formula="of:=AVERAGE([.C426:.C435])" office:value-type="float" office:value="-7.99618961864414" calcext:value-type="float">
            <text:p>-7,99618961864414</text:p>
          </table:table-cell>
          <table:table-cell table:number-columns-repeated="15"/>
        </table:table-row>
        <table:table-row table:style-name="ro1">
          <table:table-cell office:value-type="float" office:value="0.431375" calcext:value-type="float">
            <text:p>0,431375</text:p>
          </table:table-cell>
          <table:table-cell office:value-type="float" office:value="1.9824725" calcext:value-type="float">
            <text:p>1,9824725</text:p>
          </table:table-cell>
          <table:table-cell table:formula="of:=([.A436]-[.$S$1])*1000" office:value-type="float" office:value="-2.18293961864413" calcext:value-type="float">
            <text:p>-2,18293961864413</text:p>
          </table:table-cell>
          <table:table-cell table:formula="of:=([.B436]*1000*[.$S$2])+[.$T$2]" office:value-type="float" office:value="23.830684525" calcext:value-type="float">
            <text:p>23,830684525</text:p>
          </table:table-cell>
          <table:table-cell table:formula="of:=AVERAGE([.C427:.C436])" office:value-type="float" office:value="-7.50118961864414" calcext:value-type="float">
            <text:p>-7,50118961864414</text:p>
          </table:table-cell>
          <table:table-cell table:number-columns-repeated="15"/>
        </table:table-row>
        <table:table-row table:style-name="ro1">
          <table:table-cell office:value-type="float" office:value="0.42875875" calcext:value-type="float">
            <text:p>0,42875875</text:p>
          </table:table-cell>
          <table:table-cell office:value-type="float" office:value="1.9829295" calcext:value-type="float">
            <text:p>1,9829295</text:p>
          </table:table-cell>
          <table:table-cell table:formula="of:=([.A437]-[.$S$1])*1000" office:value-type="float" office:value="-4.79918961864412" calcext:value-type="float">
            <text:p>-4,79918961864412</text:p>
          </table:table-cell>
          <table:table-cell table:formula="of:=([.B437]*1000*[.$S$2])+[.$T$2]" office:value-type="float" office:value="23.859608055" calcext:value-type="float">
            <text:p>23,859608055</text:p>
          </table:table-cell>
          <table:table-cell table:formula="of:=AVERAGE([.C428:.C437])" office:value-type="float" office:value="-7.12531461864414" calcext:value-type="float">
            <text:p>-7,12531461864414</text:p>
          </table:table-cell>
          <table:table-cell table:number-columns-repeated="15"/>
        </table:table-row>
        <table:table-row table:style-name="ro1">
          <table:table-cell office:value-type="float" office:value="0.43986125" calcext:value-type="float">
            <text:p>0,43986125</text:p>
          </table:table-cell>
          <table:table-cell office:value-type="float" office:value="1.981898" calcext:value-type="float">
            <text:p>1,981898</text:p>
          </table:table-cell>
          <table:table-cell table:formula="of:=([.A438]-[.$S$1])*1000" office:value-type="float" office:value="6.30331038135584" calcext:value-type="float">
            <text:p>6,30331038135584</text:p>
          </table:table-cell>
          <table:table-cell table:formula="of:=([.B438]*1000*[.$S$2])+[.$T$2]" office:value-type="float" office:value="23.79432442" calcext:value-type="float">
            <text:p>23,79432442</text:p>
          </table:table-cell>
          <table:table-cell table:formula="of:=AVERAGE([.C429:.C438])" office:value-type="float" office:value="-5.22518961864414" calcext:value-type="float">
            <text:p>-5,22518961864414</text:p>
          </table:table-cell>
          <table:table-cell table:number-columns-repeated="15"/>
        </table:table-row>
        <table:table-row table:style-name="ro1">
          <table:table-cell office:value-type="float" office:value="0.42902" calcext:value-type="float">
            <text:p>0,42902</text:p>
          </table:table-cell>
          <table:table-cell office:value-type="float" office:value="1.981732" calcext:value-type="float">
            <text:p>1,981732</text:p>
          </table:table-cell>
          <table:table-cell table:formula="of:=([.A439]-[.$S$1])*1000" office:value-type="float" office:value="-4.53793961864413" calcext:value-type="float">
            <text:p>-4,53793961864413</text:p>
          </table:table-cell>
          <table:table-cell table:formula="of:=([.B439]*1000*[.$S$2])+[.$T$2]" office:value-type="float" office:value="23.78381828" calcext:value-type="float">
            <text:p>23,78381828</text:p>
          </table:table-cell>
          <table:table-cell table:formula="of:=AVERAGE([.C430:.C439])" office:value-type="float" office:value="-4.61681461864414" calcext:value-type="float">
            <text:p>-4,61681461864414</text:p>
          </table:table-cell>
          <table:table-cell table:number-columns-repeated="15"/>
        </table:table-row>
        <table:table-row table:style-name="ro1">
          <table:table-cell office:value-type="float" office:value="0.432815" calcext:value-type="float">
            <text:p>0,432815</text:p>
          </table:table-cell>
          <table:table-cell office:value-type="float" office:value="1.9808895" calcext:value-type="float">
            <text:p>1,9808895</text:p>
          </table:table-cell>
          <table:table-cell table:formula="of:=([.A440]-[.$S$1])*1000" office:value-type="float" office:value="-0.742939618644134" calcext:value-type="float">
            <text:p>-0,742939618644134</text:p>
          </table:table-cell>
          <table:table-cell table:formula="of:=([.B440]*1000*[.$S$2])+[.$T$2]" office:value-type="float" office:value="23.730496455" calcext:value-type="float">
            <text:p>23,730496455</text:p>
          </table:table-cell>
          <table:table-cell table:formula="of:=AVERAGE([.C431:.C440])" office:value-type="float" office:value="-2.91193961864414" calcext:value-type="float">
            <text:p>-2,91193961864414</text:p>
          </table:table-cell>
          <table:table-cell table:number-columns-repeated="15"/>
        </table:table-row>
        <table:table-row table:style-name="ro1">
          <table:table-cell office:value-type="float" office:value="0.440375" calcext:value-type="float">
            <text:p>0,440375</text:p>
          </table:table-cell>
          <table:table-cell office:value-type="float" office:value="1.9812825" calcext:value-type="float">
            <text:p>1,9812825</text:p>
          </table:table-cell>
          <table:table-cell table:formula="of:=([.A441]-[.$S$1])*1000" office:value-type="float" office:value="6.81706038135588" calcext:value-type="float">
            <text:p>6,81706038135588</text:p>
          </table:table-cell>
          <table:table-cell table:formula="of:=([.B441]*1000*[.$S$2])+[.$T$2]" office:value-type="float" office:value="23.755369425" calcext:value-type="float">
            <text:p>23,755369425</text:p>
          </table:table-cell>
          <table:table-cell table:formula="of:=AVERAGE([.C432:.C441])" office:value-type="float" office:value="-2.49106461864413" calcext:value-type="float">
            <text:p>-2,49106461864413</text:p>
          </table:table-cell>
          <table:table-cell table:number-columns-repeated="15"/>
        </table:table-row>
        <table:table-row table:style-name="ro1">
          <table:table-cell office:value-type="float" office:value="0.43869" calcext:value-type="float">
            <text:p>0,43869</text:p>
          </table:table-cell>
          <table:table-cell office:value-type="float" office:value="1.9818995" calcext:value-type="float">
            <text:p>1,9818995</text:p>
          </table:table-cell>
          <table:table-cell table:formula="of:=([.A442]-[.$S$1])*1000" office:value-type="float" office:value="5.13206038135589" calcext:value-type="float">
            <text:p>5,13206038135589</text:p>
          </table:table-cell>
          <table:table-cell table:formula="of:=([.B442]*1000*[.$S$2])+[.$T$2]" office:value-type="float" office:value="23.794419355" calcext:value-type="float">
            <text:p>23,794419355</text:p>
          </table:table-cell>
          <table:table-cell table:formula="of:=AVERAGE([.C433:.C442])" office:value-type="float" office:value="-2.08943961864413" calcext:value-type="float">
            <text:p>-2,08943961864413</text:p>
          </table:table-cell>
          <table:table-cell table:number-columns-repeated="15"/>
        </table:table-row>
        <table:table-row table:style-name="ro1">
          <table:table-cell office:value-type="float" office:value="0.43671625" calcext:value-type="float">
            <text:p>0,43671625</text:p>
          </table:table-cell>
          <table:table-cell office:value-type="float" office:value="1.980056" calcext:value-type="float">
            <text:p>1,980056</text:p>
          </table:table-cell>
          <table:table-cell table:formula="of:=([.A443]-[.$S$1])*1000" office:value-type="float" office:value="3.15831038135583" calcext:value-type="float">
            <text:p>3,15831038135583</text:p>
          </table:table-cell>
          <table:table-cell table:formula="of:=([.B443]*1000*[.$S$2])+[.$T$2]" office:value-type="float" office:value="23.67774424" calcext:value-type="float">
            <text:p>23,67774424</text:p>
          </table:table-cell>
          <table:table-cell table:formula="of:=AVERAGE([.C434:.C443])" office:value-type="float" office:value="-0.707814618644137" calcext:value-type="float">
            <text:p>-0,707814618644137</text:p>
          </table:table-cell>
          <table:table-cell table:number-columns-repeated="15"/>
        </table:table-row>
        <table:table-row table:style-name="ro1">
          <table:table-cell office:value-type="float" office:value="0.4435925" calcext:value-type="float">
            <text:p>0,4435925</text:p>
          </table:table-cell>
          <table:table-cell office:value-type="float" office:value="1.9804865" calcext:value-type="float">
            <text:p>1,9804865</text:p>
          </table:table-cell>
          <table:table-cell table:formula="of:=([.A444]-[.$S$1])*1000" office:value-type="float" office:value="10.0345603813559" calcext:value-type="float">
            <text:p>10,0345603813559</text:p>
          </table:table-cell>
          <table:table-cell table:formula="of:=([.B444]*1000*[.$S$2])+[.$T$2]" office:value-type="float" office:value="23.704990585" calcext:value-type="float">
            <text:p>23,704990585</text:p>
          </table:table-cell>
          <table:table-cell table:formula="of:=AVERAGE([.C435:.C444])" office:value-type="float" office:value="1.22256038135586" calcext:value-type="float">
            <text:p>1,22256038135586</text:p>
          </table:table-cell>
          <table:table-cell table:number-columns-repeated="15"/>
        </table:table-row>
        <table:table-row table:style-name="ro1">
          <table:table-cell office:value-type="float" office:value="0.44066875" calcext:value-type="float">
            <text:p>0,44066875</text:p>
          </table:table-cell>
          <table:table-cell office:value-type="float" office:value="1.979884" calcext:value-type="float">
            <text:p>1,979884</text:p>
          </table:table-cell>
          <table:table-cell table:formula="of:=([.A445]-[.$S$1])*1000" office:value-type="float" office:value="7.11081038135586" calcext:value-type="float">
            <text:p>7,11081038135586</text:p>
          </table:table-cell>
          <table:table-cell table:formula="of:=([.B445]*1000*[.$S$2])+[.$T$2]" office:value-type="float" office:value="23.66685836" calcext:value-type="float">
            <text:p>23,66685836</text:p>
          </table:table-cell>
          <table:table-cell table:formula="of:=AVERAGE([.C436:.C445])" office:value-type="float" office:value="2.62931038135586" calcext:value-type="float">
            <text:p>2,62931038135586</text:p>
          </table:table-cell>
          <table:table-cell table:number-columns-repeated="15"/>
        </table:table-row>
        <table:table-row table:style-name="ro1">
          <table:table-cell office:value-type="float" office:value="0.4393425" calcext:value-type="float">
            <text:p>0,4393425</text:p>
          </table:table-cell>
          <table:table-cell office:value-type="float" office:value="1.9817085" calcext:value-type="float">
            <text:p>1,9817085</text:p>
          </table:table-cell>
          <table:table-cell table:formula="of:=([.A446]-[.$S$1])*1000" office:value-type="float" office:value="5.78456038135589" calcext:value-type="float">
            <text:p>5,78456038135589</text:p>
          </table:table-cell>
          <table:table-cell table:formula="of:=([.B446]*1000*[.$S$2])+[.$T$2]" office:value-type="float" office:value="23.782330965" calcext:value-type="float">
            <text:p>23,782330965</text:p>
          </table:table-cell>
          <table:table-cell table:formula="of:=AVERAGE([.C437:.C446])" office:value-type="float" office:value="3.42606038135587" calcext:value-type="float">
            <text:p>3,42606038135587</text:p>
          </table:table-cell>
          <table:table-cell table:number-columns-repeated="15"/>
        </table:table-row>
        <table:table-row table:style-name="ro1">
          <table:table-cell office:value-type="float" office:value="0.4470875" calcext:value-type="float">
            <text:p>0,4470875</text:p>
          </table:table-cell>
          <table:table-cell office:value-type="float" office:value="1.9813825" calcext:value-type="float">
            <text:p>1,9813825</text:p>
          </table:table-cell>
          <table:table-cell table:formula="of:=([.A447]-[.$S$1])*1000" office:value-type="float" office:value="13.5295603813559" calcext:value-type="float">
            <text:p>13,5295603813559</text:p>
          </table:table-cell>
          <table:table-cell table:formula="of:=([.B447]*1000*[.$S$2])+[.$T$2]" office:value-type="float" office:value="23.761698425" calcext:value-type="float">
            <text:p>23,761698425</text:p>
          </table:table-cell>
          <table:table-cell table:formula="of:=AVERAGE([.C438:.C447])" office:value-type="float" office:value="5.25893538135587" calcext:value-type="float">
            <text:p>5,25893538135587</text:p>
          </table:table-cell>
          <table:table-cell table:number-columns-repeated="15"/>
        </table:table-row>
        <table:table-row table:style-name="ro1">
          <table:table-cell office:value-type="float" office:value="0.4476375" calcext:value-type="float">
            <text:p>0,4476375</text:p>
          </table:table-cell>
          <table:table-cell office:value-type="float" office:value="1.9796505" calcext:value-type="float">
            <text:p>1,9796505</text:p>
          </table:table-cell>
          <table:table-cell table:formula="of:=([.A448]-[.$S$1])*1000" office:value-type="float" office:value="14.0795603813559" calcext:value-type="float">
            <text:p>14,0795603813559</text:p>
          </table:table-cell>
          <table:table-cell table:formula="of:=([.B448]*1000*[.$S$2])+[.$T$2]" office:value-type="float" office:value="23.652080145" calcext:value-type="float">
            <text:p>23,652080145</text:p>
          </table:table-cell>
          <table:table-cell table:formula="of:=AVERAGE([.C439:.C448])" office:value-type="float" office:value="6.03656038135587" calcext:value-type="float">
            <text:p>6,03656038135587</text:p>
          </table:table-cell>
          <table:table-cell table:number-columns-repeated="15"/>
        </table:table-row>
        <table:table-row table:style-name="ro1">
          <table:table-cell office:value-type="float" office:value="0.44316625" calcext:value-type="float">
            <text:p>0,44316625</text:p>
          </table:table-cell>
          <table:table-cell office:value-type="float" office:value="1.981315" calcext:value-type="float">
            <text:p>1,981315</text:p>
          </table:table-cell>
          <table:table-cell table:formula="of:=([.A449]-[.$S$1])*1000" office:value-type="float" office:value="9.60831038135584" calcext:value-type="float">
            <text:p>9,60831038135584</text:p>
          </table:table-cell>
          <table:table-cell table:formula="of:=([.B449]*1000*[.$S$2])+[.$T$2]" office:value-type="float" office:value="23.75742635" calcext:value-type="float">
            <text:p>23,75742635</text:p>
          </table:table-cell>
          <table:table-cell table:formula="of:=AVERAGE([.C440:.C449])" office:value-type="float" office:value="7.45118538135587" calcext:value-type="float">
            <text:p>7,45118538135587</text:p>
          </table:table-cell>
          <table:table-cell table:number-columns-repeated="15"/>
        </table:table-row>
        <table:table-row table:style-name="ro1">
          <table:table-cell office:value-type="float" office:value="0.44577875" calcext:value-type="float">
            <text:p>0,44577875</text:p>
          </table:table-cell>
          <table:table-cell office:value-type="float" office:value="1.9825345" calcext:value-type="float">
            <text:p>1,9825345</text:p>
          </table:table-cell>
          <table:table-cell table:formula="of:=([.A450]-[.$S$1])*1000" office:value-type="float" office:value="12.2208103813559" calcext:value-type="float">
            <text:p>12,2208103813559</text:p>
          </table:table-cell>
          <table:table-cell table:formula="of:=([.B450]*1000*[.$S$2])+[.$T$2]" office:value-type="float" office:value="23.834608505" calcext:value-type="float">
            <text:p>23,834608505</text:p>
          </table:table-cell>
          <table:table-cell table:formula="of:=AVERAGE([.C441:.C450])" office:value-type="float" office:value="8.74756038135587" calcext:value-type="float">
            <text:p>8,74756038135587</text:p>
          </table:table-cell>
          <table:table-cell table:number-columns-repeated="15"/>
        </table:table-row>
        <table:table-row table:style-name="ro1">
          <table:table-cell office:value-type="float" office:value="0.440785" calcext:value-type="float">
            <text:p>0,440785</text:p>
          </table:table-cell>
          <table:table-cell office:value-type="float" office:value="1.9810915" calcext:value-type="float">
            <text:p>1,9810915</text:p>
          </table:table-cell>
          <table:table-cell table:formula="of:=([.A451]-[.$S$1])*1000" office:value-type="float" office:value="7.22706038135584" calcext:value-type="float">
            <text:p>7,22706038135584</text:p>
          </table:table-cell>
          <table:table-cell table:formula="of:=([.B451]*1000*[.$S$2])+[.$T$2]" office:value-type="float" office:value="23.743281035" calcext:value-type="float">
            <text:p>23,743281035</text:p>
          </table:table-cell>
          <table:table-cell table:formula="of:=AVERAGE([.C442:.C451])" office:value-type="float" office:value="8.78856038135586" calcext:value-type="float">
            <text:p>8,78856038135586</text:p>
          </table:table-cell>
          <table:table-cell table:number-columns-repeated="15"/>
        </table:table-row>
        <table:table-row table:style-name="ro1">
          <table:table-cell office:value-type="float" office:value="0.43155375" calcext:value-type="float">
            <text:p>0,43155375</text:p>
          </table:table-cell>
          <table:table-cell office:value-type="float" office:value="1.9797155" calcext:value-type="float">
            <text:p>1,9797155</text:p>
          </table:table-cell>
          <table:table-cell table:formula="of:=([.A452]-[.$S$1])*1000" office:value-type="float" office:value="-2.00418961864413" calcext:value-type="float">
            <text:p>-2,00418961864413</text:p>
          </table:table-cell>
          <table:table-cell table:formula="of:=([.B452]*1000*[.$S$2])+[.$T$2]" office:value-type="float" office:value="23.656193995" calcext:value-type="float">
            <text:p>23,656193995</text:p>
          </table:table-cell>
          <table:table-cell table:formula="of:=AVERAGE([.C443:.C452])" office:value-type="float" office:value="8.07493538135586" calcext:value-type="float">
            <text:p>8,07493538135586</text:p>
          </table:table-cell>
          <table:table-cell table:number-columns-repeated="15"/>
        </table:table-row>
        <table:table-row table:style-name="ro1">
          <table:table-cell office:value-type="float" office:value="0.4344" calcext:value-type="float">
            <text:p>0,4344</text:p>
          </table:table-cell>
          <table:table-cell office:value-type="float" office:value="1.9790285" calcext:value-type="float">
            <text:p>1,9790285</text:p>
          </table:table-cell>
          <table:table-cell table:formula="of:=([.A453]-[.$S$1])*1000" office:value-type="float" office:value="0.842060381355869" calcext:value-type="float">
            <text:p>0,842060381355869</text:p>
          </table:table-cell>
          <table:table-cell table:formula="of:=([.B453]*1000*[.$S$2])+[.$T$2]" office:value-type="float" office:value="23.612713765" calcext:value-type="float">
            <text:p>23,612713765</text:p>
          </table:table-cell>
          <table:table-cell table:formula="of:=AVERAGE([.C444:.C453])" office:value-type="float" office:value="7.84331038135587" calcext:value-type="float">
            <text:p>7,84331038135587</text:p>
          </table:table-cell>
          <table:table-cell table:number-columns-repeated="15"/>
        </table:table-row>
        <table:table-row table:style-name="ro1">
          <table:table-cell office:value-type="float" office:value="0.44958625" calcext:value-type="float">
            <text:p>0,44958625</text:p>
          </table:table-cell>
          <table:table-cell office:value-type="float" office:value="1.9791835" calcext:value-type="float">
            <text:p>1,9791835</text:p>
          </table:table-cell>
          <table:table-cell table:formula="of:=([.A454]-[.$S$1])*1000" office:value-type="float" office:value="16.0283103813559" calcext:value-type="float">
            <text:p>16,0283103813559</text:p>
          </table:table-cell>
          <table:table-cell table:formula="of:=([.B454]*1000*[.$S$2])+[.$T$2]" office:value-type="float" office:value="23.622523715" calcext:value-type="float">
            <text:p>23,622523715</text:p>
          </table:table-cell>
          <table:table-cell table:formula="of:=AVERAGE([.C445:.C454])" office:value-type="float" office:value="8.44268538135587" calcext:value-type="float">
            <text:p>8,44268538135587</text:p>
          </table:table-cell>
          <table:table-cell table:number-columns-repeated="15"/>
        </table:table-row>
        <table:table-row table:style-name="ro1">
          <table:table-cell office:value-type="float" office:value="0.4432125" calcext:value-type="float">
            <text:p>0,4432125</text:p>
          </table:table-cell>
          <table:table-cell office:value-type="float" office:value="1.978282" calcext:value-type="float">
            <text:p>1,978282</text:p>
          </table:table-cell>
          <table:table-cell table:formula="of:=([.A455]-[.$S$1])*1000" office:value-type="float" office:value="9.65456038135587" calcext:value-type="float">
            <text:p>9,65456038135587</text:p>
          </table:table-cell>
          <table:table-cell table:formula="of:=([.B455]*1000*[.$S$2])+[.$T$2]" office:value-type="float" office:value="23.56546778" calcext:value-type="float">
            <text:p>23,56546778</text:p>
          </table:table-cell>
          <table:table-cell table:formula="of:=AVERAGE([.C446:.C455])" office:value-type="float" office:value="8.69706038135587" calcext:value-type="float">
            <text:p>8,69706038135587</text:p>
          </table:table-cell>
          <table:table-cell table:number-columns-repeated="15"/>
        </table:table-row>
        <table:table-row table:style-name="ro1">
          <table:table-cell office:value-type="float" office:value="0.4457525" calcext:value-type="float">
            <text:p>0,4457525</text:p>
          </table:table-cell>
          <table:table-cell office:value-type="float" office:value="1.979285" calcext:value-type="float">
            <text:p>1,979285</text:p>
          </table:table-cell>
          <table:table-cell table:formula="of:=([.A456]-[.$S$1])*1000" office:value-type="float" office:value="12.1945603813559" calcext:value-type="float">
            <text:p>12,1945603813559</text:p>
          </table:table-cell>
          <table:table-cell table:formula="of:=([.B456]*1000*[.$S$2])+[.$T$2]" office:value-type="float" office:value="23.62894765" calcext:value-type="float">
            <text:p>23,62894765</text:p>
          </table:table-cell>
          <table:table-cell table:formula="of:=AVERAGE([.C447:.C456])" office:value-type="float" office:value="9.33806038135587" calcext:value-type="float">
            <text:p>9,33806038135587</text:p>
          </table:table-cell>
          <table:table-cell table:number-columns-repeated="15"/>
        </table:table-row>
        <table:table-row table:style-name="ro1">
          <table:table-cell office:value-type="float" office:value="0.44976625" calcext:value-type="float">
            <text:p>0,44976625</text:p>
          </table:table-cell>
          <table:table-cell office:value-type="float" office:value="1.9786735" calcext:value-type="float">
            <text:p>1,9786735</text:p>
          </table:table-cell>
          <table:table-cell table:formula="of:=([.A457]-[.$S$1])*1000" office:value-type="float" office:value="16.2083103813558" calcext:value-type="float">
            <text:p>16,2083103813558</text:p>
          </table:table-cell>
          <table:table-cell table:formula="of:=([.B457]*1000*[.$S$2])+[.$T$2]" office:value-type="float" office:value="23.590245815" calcext:value-type="float">
            <text:p>23,590245815</text:p>
          </table:table-cell>
          <table:table-cell table:formula="of:=AVERAGE([.C448:.C457])" office:value-type="float" office:value="9.60593538135586" calcext:value-type="float">
            <text:p>9,60593538135586</text:p>
          </table:table-cell>
          <table:table-cell table:number-columns-repeated="15"/>
        </table:table-row>
        <table:table-row table:style-name="ro1">
          <table:table-cell office:value-type="float" office:value="0.433905" calcext:value-type="float">
            <text:p>0,433905</text:p>
          </table:table-cell>
          <table:table-cell office:value-type="float" office:value="1.977965" calcext:value-type="float">
            <text:p>1,977965</text:p>
          </table:table-cell>
          <table:table-cell table:formula="of:=([.A458]-[.$S$1])*1000" office:value-type="float" office:value="0.347060381355846" calcext:value-type="float">
            <text:p>0,347060381355846</text:p>
          </table:table-cell>
          <table:table-cell table:formula="of:=([.B458]*1000*[.$S$2])+[.$T$2]" office:value-type="float" office:value="23.54540485" calcext:value-type="float">
            <text:p>23,54540485</text:p>
          </table:table-cell>
          <table:table-cell table:formula="of:=AVERAGE([.C449:.C458])" office:value-type="float" office:value="8.23268538135586" calcext:value-type="float">
            <text:p>8,23268538135586</text:p>
          </table:table-cell>
          <table:table-cell table:number-columns-repeated="15"/>
        </table:table-row>
        <table:table-row table:style-name="ro1">
          <table:table-cell office:value-type="float" office:value="0.43624875" calcext:value-type="float">
            <text:p>0,43624875</text:p>
          </table:table-cell>
          <table:table-cell office:value-type="float" office:value="1.977497" calcext:value-type="float">
            <text:p>1,977497</text:p>
          </table:table-cell>
          <table:table-cell table:formula="of:=([.A459]-[.$S$1])*1000" office:value-type="float" office:value="2.69081038135588" calcext:value-type="float">
            <text:p>2,69081038135588</text:p>
          </table:table-cell>
          <table:table-cell table:formula="of:=([.B459]*1000*[.$S$2])+[.$T$2]" office:value-type="float" office:value="23.51578513" calcext:value-type="float">
            <text:p>23,51578513</text:p>
          </table:table-cell>
          <table:table-cell table:formula="of:=AVERAGE([.C450:.C459])" office:value-type="float" office:value="7.54093538135586" calcext:value-type="float">
            <text:p>7,54093538135586</text:p>
          </table:table-cell>
          <table:table-cell table:number-columns-repeated="15"/>
        </table:table-row>
        <table:table-row table:style-name="ro1">
          <table:table-cell office:value-type="float" office:value="0.43327125" calcext:value-type="float">
            <text:p>0,43327125</text:p>
          </table:table-cell>
          <table:table-cell office:value-type="float" office:value="1.97755" calcext:value-type="float">
            <text:p>1,97755</text:p>
          </table:table-cell>
          <table:table-cell table:formula="of:=([.A460]-[.$S$1])*1000" office:value-type="float" office:value="-0.286689618644143" calcext:value-type="float">
            <text:p>-0,286689618644143</text:p>
          </table:table-cell>
          <table:table-cell table:formula="of:=([.B460]*1000*[.$S$2])+[.$T$2]" office:value-type="float" office:value="23.5191395" calcext:value-type="float">
            <text:p>23,5191395</text:p>
          </table:table-cell>
          <table:table-cell table:formula="of:=AVERAGE([.C451:.C460])" office:value-type="float" office:value="6.29018538135586" calcext:value-type="float">
            <text:p>6,29018538135586</text:p>
          </table:table-cell>
          <table:table-cell table:number-columns-repeated="15"/>
        </table:table-row>
        <table:table-row table:style-name="ro1">
          <table:table-cell office:value-type="float" office:value="0.43507375" calcext:value-type="float">
            <text:p>0,43507375</text:p>
          </table:table-cell>
          <table:table-cell office:value-type="float" office:value="1.9787915" calcext:value-type="float">
            <text:p>1,9787915</text:p>
          </table:table-cell>
          <table:table-cell table:formula="of:=([.A461]-[.$S$1])*1000" office:value-type="float" office:value="1.51581038135584" calcext:value-type="float">
            <text:p>1,51581038135584</text:p>
          </table:table-cell>
          <table:table-cell table:formula="of:=([.B461]*1000*[.$S$2])+[.$T$2]" office:value-type="float" office:value="23.597714035" calcext:value-type="float">
            <text:p>23,597714035</text:p>
          </table:table-cell>
          <table:table-cell table:formula="of:=AVERAGE([.C452:.C461])" office:value-type="float" office:value="5.71906038135586" calcext:value-type="float">
            <text:p>5,71906038135586</text:p>
          </table:table-cell>
          <table:table-cell table:number-columns-repeated="15"/>
        </table:table-row>
        <table:table-row table:style-name="ro1">
          <table:table-cell office:value-type="float" office:value="0.43846625" calcext:value-type="float">
            <text:p>0,43846625</text:p>
          </table:table-cell>
          <table:table-cell office:value-type="float" office:value="1.979172" calcext:value-type="float">
            <text:p>1,979172</text:p>
          </table:table-cell>
          <table:table-cell table:formula="of:=([.A462]-[.$S$1])*1000" office:value-type="float" office:value="4.90831038135586" calcext:value-type="float">
            <text:p>4,90831038135586</text:p>
          </table:table-cell>
          <table:table-cell table:formula="of:=([.B462]*1000*[.$S$2])+[.$T$2]" office:value-type="float" office:value="23.62179588" calcext:value-type="float">
            <text:p>23,62179588</text:p>
          </table:table-cell>
          <table:table-cell table:formula="of:=AVERAGE([.C453:.C462])" office:value-type="float" office:value="6.41031038135586" calcext:value-type="float">
            <text:p>6,41031038135586</text:p>
          </table:table-cell>
          <table:table-cell table:number-columns-repeated="15"/>
        </table:table-row>
        <table:table-row table:style-name="ro1">
          <table:table-cell office:value-type="float" office:value="0.4270675" calcext:value-type="float">
            <text:p>0,4270675</text:p>
          </table:table-cell>
          <table:table-cell office:value-type="float" office:value="1.9789575" calcext:value-type="float">
            <text:p>1,9789575</text:p>
          </table:table-cell>
          <table:table-cell table:formula="of:=([.A463]-[.$S$1])*1000" office:value-type="float" office:value="-6.49043961864415" calcext:value-type="float">
            <text:p>-6,49043961864415</text:p>
          </table:table-cell>
          <table:table-cell table:formula="of:=([.B463]*1000*[.$S$2])+[.$T$2]" office:value-type="float" office:value="23.608220175" calcext:value-type="float">
            <text:p>23,608220175</text:p>
          </table:table-cell>
          <table:table-cell table:formula="of:=AVERAGE([.C454:.C463])" office:value-type="float" office:value="5.67706038135586" calcext:value-type="float">
            <text:p>5,67706038135586</text:p>
          </table:table-cell>
          <table:table-cell table:number-columns-repeated="15"/>
        </table:table-row>
        <table:table-row table:style-name="ro1">
          <table:table-cell office:value-type="float" office:value="0.43008625" calcext:value-type="float">
            <text:p>0,43008625</text:p>
          </table:table-cell>
          <table:table-cell office:value-type="float" office:value="1.9793065" calcext:value-type="float">
            <text:p>1,9793065</text:p>
          </table:table-cell>
          <table:table-cell table:formula="of:=([.A464]-[.$S$1])*1000" office:value-type="float" office:value="-3.47168961864414" calcext:value-type="float">
            <text:p>-3,47168961864414</text:p>
          </table:table-cell>
          <table:table-cell table:formula="of:=([.B464]*1000*[.$S$2])+[.$T$2]" office:value-type="float" office:value="23.630308385" calcext:value-type="float">
            <text:p>23,630308385</text:p>
          </table:table-cell>
          <table:table-cell table:formula="of:=AVERAGE([.C455:.C464])" office:value-type="float" office:value="3.72706038135586" calcext:value-type="float">
            <text:p>3,72706038135586</text:p>
          </table:table-cell>
          <table:table-cell table:number-columns-repeated="15"/>
        </table:table-row>
        <table:table-row table:style-name="ro1">
          <table:table-cell office:value-type="float" office:value="0.42699625" calcext:value-type="float">
            <text:p>0,42699625</text:p>
          </table:table-cell>
          <table:table-cell office:value-type="float" office:value="1.980214" calcext:value-type="float">
            <text:p>1,980214</text:p>
          </table:table-cell>
          <table:table-cell table:formula="of:=([.A465]-[.$S$1])*1000" office:value-type="float" office:value="-6.56168961864412" calcext:value-type="float">
            <text:p>-6,56168961864412</text:p>
          </table:table-cell>
          <table:table-cell table:formula="of:=([.B465]*1000*[.$S$2])+[.$T$2]" office:value-type="float" office:value="23.68774406" calcext:value-type="float">
            <text:p>23,68774406</text:p>
          </table:table-cell>
          <table:table-cell table:formula="of:=AVERAGE([.C456:.C465])" office:value-type="float" office:value="2.10543538135586" calcext:value-type="float">
            <text:p>2,10543538135586</text:p>
          </table:table-cell>
          <table:table-cell table:number-columns-repeated="15"/>
        </table:table-row>
        <table:table-row table:style-name="ro1">
          <table:table-cell office:value-type="float" office:value="0.42939125" calcext:value-type="float">
            <text:p>0,42939125</text:p>
          </table:table-cell>
          <table:table-cell office:value-type="float" office:value="1.982979" calcext:value-type="float">
            <text:p>1,982979</text:p>
          </table:table-cell>
          <table:table-cell table:formula="of:=([.A466]-[.$S$1])*1000" office:value-type="float" office:value="-4.16668961864414" calcext:value-type="float">
            <text:p>-4,16668961864414</text:p>
          </table:table-cell>
          <table:table-cell table:formula="of:=([.B466]*1000*[.$S$2])+[.$T$2]" office:value-type="float" office:value="23.86274091" calcext:value-type="float">
            <text:p>23,86274091</text:p>
          </table:table-cell>
          <table:table-cell table:formula="of:=AVERAGE([.C457:.C466])" office:value-type="float" office:value="0.469310381355859" calcext:value-type="float">
            <text:p>0,469310381355859</text:p>
          </table:table-cell>
          <table:table-cell table:number-columns-repeated="15"/>
        </table:table-row>
        <table:table-row table:style-name="ro1">
          <table:table-cell office:value-type="float" office:value="0.42808" calcext:value-type="float">
            <text:p>0,42808</text:p>
          </table:table-cell>
          <table:table-cell office:value-type="float" office:value="1.9847325" calcext:value-type="float">
            <text:p>1,9847325</text:p>
          </table:table-cell>
          <table:table-cell table:formula="of:=([.A467]-[.$S$1])*1000" office:value-type="float" office:value="-5.47793961864412" calcext:value-type="float">
            <text:p>-5,47793961864412</text:p>
          </table:table-cell>
          <table:table-cell table:formula="of:=([.B467]*1000*[.$S$2])+[.$T$2]" office:value-type="float" office:value="23.973719925" calcext:value-type="float">
            <text:p>23,973719925</text:p>
          </table:table-cell>
          <table:table-cell table:formula="of:=AVERAGE([.C458:.C467])" office:value-type="float" office:value="-1.69931461864414" calcext:value-type="float">
            <text:p>-1,69931461864414</text:p>
          </table:table-cell>
          <table:table-cell table:number-columns-repeated="15"/>
        </table:table-row>
        <table:table-row table:style-name="ro1">
          <table:table-cell office:value-type="float" office:value="0.420105" calcext:value-type="float">
            <text:p>0,420105</text:p>
          </table:table-cell>
          <table:table-cell office:value-type="float" office:value="1.9861035" calcext:value-type="float">
            <text:p>1,9861035</text:p>
          </table:table-cell>
          <table:table-cell table:formula="of:=([.A468]-[.$S$1])*1000" office:value-type="float" office:value="-13.4529396186441" calcext:value-type="float">
            <text:p>-13,4529396186441</text:p>
          </table:table-cell>
          <table:table-cell table:formula="of:=([.B468]*1000*[.$S$2])+[.$T$2]" office:value-type="float" office:value="24.060490515" calcext:value-type="float">
            <text:p>24,060490515</text:p>
          </table:table-cell>
          <table:table-cell table:formula="of:=AVERAGE([.C459:.C468])" office:value-type="float" office:value="-3.07931461864414" calcext:value-type="float">
            <text:p>-3,07931461864414</text:p>
          </table:table-cell>
          <table:table-cell table:number-columns-repeated="15"/>
        </table:table-row>
        <table:table-row table:style-name="ro1">
          <table:table-cell office:value-type="float" office:value="0.4355875" calcext:value-type="float">
            <text:p>0,4355875</text:p>
          </table:table-cell>
          <table:table-cell office:value-type="float" office:value="1.9874905" calcext:value-type="float">
            <text:p>1,9874905</text:p>
          </table:table-cell>
          <table:table-cell table:formula="of:=([.A469]-[.$S$1])*1000" office:value-type="float" office:value="2.02956038135588" calcext:value-type="float">
            <text:p>2,02956038135588</text:p>
          </table:table-cell>
          <table:table-cell table:formula="of:=([.B469]*1000*[.$S$2])+[.$T$2]" office:value-type="float" office:value="24.148273745" calcext:value-type="float">
            <text:p>24,148273745</text:p>
          </table:table-cell>
          <table:table-cell table:formula="of:=AVERAGE([.C460:.C469])" office:value-type="float" office:value="-3.14543961864414" calcext:value-type="float">
            <text:p>-3,14543961864414</text:p>
          </table:table-cell>
          <table:table-cell table:number-columns-repeated="15"/>
        </table:table-row>
        <table:table-row table:style-name="ro1">
          <table:table-cell office:value-type="float" office:value="0.42860875" calcext:value-type="float">
            <text:p>0,42860875</text:p>
          </table:table-cell>
          <table:table-cell office:value-type="float" office:value="1.988697" calcext:value-type="float">
            <text:p>1,988697</text:p>
          </table:table-cell>
          <table:table-cell table:formula="of:=([.A470]-[.$S$1])*1000" office:value-type="float" office:value="-4.94918961864416" calcext:value-type="float">
            <text:p>-4,94918961864416</text:p>
          </table:table-cell>
          <table:table-cell table:formula="of:=([.B470]*1000*[.$S$2])+[.$T$2]" office:value-type="float" office:value="24.22463313" calcext:value-type="float">
            <text:p>24,22463313</text:p>
          </table:table-cell>
          <table:table-cell table:formula="of:=AVERAGE([.C461:.C470])" office:value-type="float" office:value="-3.61168961864414" calcext:value-type="float">
            <text:p>-3,61168961864414</text:p>
          </table:table-cell>
          <table:table-cell table:number-columns-repeated="15"/>
        </table:table-row>
        <table:table-row table:style-name="ro1">
          <table:table-cell office:value-type="float" office:value="0.42659" calcext:value-type="float">
            <text:p>0,42659</text:p>
          </table:table-cell>
          <table:table-cell office:value-type="float" office:value="1.989787" calcext:value-type="float">
            <text:p>1,989787</text:p>
          </table:table-cell>
          <table:table-cell table:formula="of:=([.A471]-[.$S$1])*1000" office:value-type="float" office:value="-6.96793961864412" calcext:value-type="float">
            <text:p>-6,96793961864412</text:p>
          </table:table-cell>
          <table:table-cell table:formula="of:=([.B471]*1000*[.$S$2])+[.$T$2]" office:value-type="float" office:value="24.29361923" calcext:value-type="float">
            <text:p>24,29361923</text:p>
          </table:table-cell>
          <table:table-cell table:formula="of:=AVERAGE([.C462:.C471])" office:value-type="float" office:value="-4.46006461864413" calcext:value-type="float">
            <text:p>-4,46006461864413</text:p>
          </table:table-cell>
          <table:table-cell table:number-columns-repeated="15"/>
        </table:table-row>
        <table:table-row table:style-name="ro1">
          <table:table-cell office:value-type="float" office:value="0.43351375" calcext:value-type="float">
            <text:p>0,43351375</text:p>
          </table:table-cell>
          <table:table-cell office:value-type="float" office:value="1.988761" calcext:value-type="float">
            <text:p>1,988761</text:p>
          </table:table-cell>
          <table:table-cell table:formula="of:=([.A472]-[.$S$1])*1000" office:value-type="float" office:value="-0.0441896186441637" calcext:value-type="float">
            <text:p>-0,044189618644164</text:p>
          </table:table-cell>
          <table:table-cell table:formula="of:=([.B472]*1000*[.$S$2])+[.$T$2]" office:value-type="float" office:value="24.22868369" calcext:value-type="float">
            <text:p>24,22868369</text:p>
          </table:table-cell>
          <table:table-cell table:formula="of:=AVERAGE([.C463:.C472])" office:value-type="float" office:value="-4.95531461864414" calcext:value-type="float">
            <text:p>-4,95531461864414</text:p>
          </table:table-cell>
          <table:table-cell table:number-columns-repeated="15"/>
        </table:table-row>
        <table:table-row table:style-name="ro1">
          <table:table-cell office:value-type="float" office:value="0.43758375" calcext:value-type="float">
            <text:p>0,43758375</text:p>
          </table:table-cell>
          <table:table-cell office:value-type="float" office:value="1.9846005" calcext:value-type="float">
            <text:p>1,9846005</text:p>
          </table:table-cell>
          <table:table-cell table:formula="of:=([.A473]-[.$S$1])*1000" office:value-type="float" office:value="4.02581038135585" calcext:value-type="float">
            <text:p>4,02581038135585</text:p>
          </table:table-cell>
          <table:table-cell table:formula="of:=([.B473]*1000*[.$S$2])+[.$T$2]" office:value-type="float" office:value="23.965365645" calcext:value-type="float">
            <text:p>23,965365645</text:p>
          </table:table-cell>
          <table:table-cell table:formula="of:=AVERAGE([.C464:.C473])" office:value-type="float" office:value="-3.90368961864414" calcext:value-type="float">
            <text:p>-3,90368961864414</text:p>
          </table:table-cell>
          <table:table-cell table:number-columns-repeated="15"/>
        </table:table-row>
        <table:table-row table:style-name="ro1">
          <table:table-cell office:value-type="float" office:value="0.4293375" calcext:value-type="float">
            <text:p>0,4293375</text:p>
          </table:table-cell>
          <table:table-cell office:value-type="float" office:value="1.982233" calcext:value-type="float">
            <text:p>1,982233</text:p>
          </table:table-cell>
          <table:table-cell table:formula="of:=([.A474]-[.$S$1])*1000" office:value-type="float" office:value="-4.22043961864416" calcext:value-type="float">
            <text:p>-4,22043961864416</text:p>
          </table:table-cell>
          <table:table-cell table:formula="of:=([.B474]*1000*[.$S$2])+[.$T$2]" office:value-type="float" office:value="23.81552657" calcext:value-type="float">
            <text:p>23,81552657</text:p>
          </table:table-cell>
          <table:table-cell table:formula="of:=AVERAGE([.C465:.C474])" office:value-type="float" office:value="-3.97856461864414" calcext:value-type="float">
            <text:p>-3,9785646186441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 style:data-style-name="N2" text:time-value="13:54:44.4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9:04.833103770</meta:creation-date>
    <dc:date>2022-05-19T13:55:21.535000000</dc:date>
    <meta:editing-duration>PT10M59S</meta:editing-duration>
    <meta:editing-cycles>3</meta:editing-cycles>
    <meta:generator>LibreOffice/7.0.6.2$Windows_X86_64 LibreOffice_project/144abb84a525d8e30c9dbbefa69cbbf2d8d4ae3b</meta:generator>
    <meta:document-statistic meta:table-count="1" meta:cell-count="237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000" svg:stroke-opacity="50%" draw:fill-color="#ff4000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a933" svg:stroke-opacity="50%" draw:fill-color="#00a933" draw:opacity="50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675cm" svg:height="19.504cm" xlink:href=".." xlink:type="simple" chart:class="chart:line" chart:style-name="ch1">
        <chart:title svg:x="13.827cm" svg:y="0.526cm" chart:style-name="ch2">
          <text:p>Long term log of measured voltage</text:p>
        </chart:title>
        <chart:legend chart:legend-position="end" svg:x="29.812cm" svg:y="9.204cm" style:legend-expansion="high" chart:style-name="ch3"/>
        <chart:plot-area chart:style-name="ch4" table:cell-range-address="Sheet2.D2:Sheet2.E474" chart:data-source-has-labels="row" svg:x="1.704cm" svg:y="1.695cm" svg:width="26.161cm" svg:height="16.438cm">
          <chart:coordinate-region svg:x="2.431cm" svg:y="1.894cm" svg:width="24.521cm" svg:height="16.04cm"/>
          <chart:axis chart:dimension="x" chart:name="primary-x" chart:style-name="ch5">
            <chart:title svg:x="13.576cm" svg:y="18.523cm" chart:style-name="ch6">
              <text:p>Sample number</text:p>
            </chart:title>
          </chart:axis>
          <chart:axis chart:dimension="y" chart:name="primary-y" chart:style-name="ch5">
            <chart:title svg:x="0.451cm" svg:y="11.546cm" chart:style-name="ch7">
              <text:p>Measured voltage[nV]</text:p>
            </chart:title>
            <chart:grid chart:style-name="ch8" chart:class="major"/>
          </chart:axis>
          <chart:axis chart:dimension="y" chart:name="secondary-y" chart:style-name="ch9">
            <chart:title svg:x="28.558cm" svg:y="11.691cm" chart:style-name="ch7">
              <text:p>Temperature [degree C]</text:p>
            </chart:title>
          </chart:axis>
          <chart:series chart:attached-axis="secondary-y" chart:style-name="ch10" chart:values-cell-range-address="Sheet2.D3:Sheet2.D474" chart:label-cell-address="Sheet2.D2:Sheet2.D2" chart:class="chart:line">
            <chart:data-point chart:repeated="472"/>
          </chart:series>
          <chart:series chart:attached-axis="primary-y" chart:style-name="ch11" chart:values-cell-range-address="Sheet2.E3:Sheet2.E474" chart:label-cell-address="Sheet2.E2:Sheet2.E2" chart:class="chart:line">
            <chart:data-point chart:repeated="4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[degree C]</text:p>
                <draw:g>
                  <svg:desc>Sheet2.D2:Sheet2.D2</svg:desc>
                </draw:g>
              </table:table-cell>
              <table:table-cell office:value-type="string">
                <text:p>V[nV] 10pt moving avg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7841343">
                <text:p>25.17841343</text:p>
                <draw:g>
                  <svg:desc>Sheet2.D3:Sheet2.D474</svg:desc>
                </draw:g>
              </table:table-cell>
              <table:table-cell office:value-type="float" office:value="-0.161689618644156">
                <text:p>-0.161689618644156</text:p>
                <draw:g>
                  <svg:desc>Sheet2.E3:Sheet2.E4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170470535">
                <text:p>25.170470535</text:p>
              </table:table-cell>
              <table:table-cell office:value-type="float" office:value="2.82206038135585">
                <text:p>2.82206038135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18942589">
                <text:p>25.18942589</text:p>
              </table:table-cell>
              <table:table-cell office:value-type="float" office:value="-5.00418961864413">
                <text:p>-5.00418961864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9145117">
                <text:p>25.19145117</text:p>
              </table:table-cell>
              <table:table-cell office:value-type="float" office:value="-0.904189618644136">
                <text:p>-0.904189618644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18018555">
                <text:p>25.18018555</text:p>
              </table:table-cell>
              <table:table-cell office:value-type="float" office:value="8.93706038135589">
                <text:p>8.93706038135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182812085">
                <text:p>25.182812085</text:p>
              </table:table-cell>
              <table:table-cell office:value-type="float" office:value="-2.84543961864414">
                <text:p>-2.84543961864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179077975">
                <text:p>25.179077975</text:p>
              </table:table-cell>
              <table:table-cell office:value-type="float" office:value="-1.69043961864412">
                <text:p>-1.69043961864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18980563">
                <text:p>25.18980563</text:p>
              </table:table-cell>
              <table:table-cell office:value-type="float" office:value="-1.25043961864413">
                <text:p>-1.25043961864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18417282">
                <text:p>25.18417282</text:p>
              </table:table-cell>
              <table:table-cell office:value-type="float" office:value="-1.63043961864412">
                <text:p>-1.63043961864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203254755">
                <text:p>25.203254755</text:p>
              </table:table-cell>
              <table:table-cell office:value-type="float" office:value="-0.0399396186441358">
                <text:p>-0.0399396186441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190723335">
                <text:p>25.190723335</text:p>
              </table:table-cell>
              <table:table-cell office:value-type="float" office:value="0.0758103813558674">
                <text:p>0.0758103813558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19828649">
                <text:p>25.19828649</text:p>
              </table:table-cell>
              <table:table-cell office:value-type="float" office:value="1.01843538135587">
                <text:p>1.01843538135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17645144">
                <text:p>25.17645144</text:p>
              </table:table-cell>
              <table:table-cell office:value-type="float" office:value="2.67031038135587">
                <text:p>2.67031038135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17904633">
                <text:p>25.17904633</text:p>
              </table:table-cell>
              <table:table-cell office:value-type="float" office:value="3.85718538135587">
                <text:p>3.85718538135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20847618">
                <text:p>25.20847618</text:p>
              </table:table-cell>
              <table:table-cell office:value-type="float" office:value="3.49356038135586">
                <text:p>3.49356038135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209836915">
                <text:p>25.209836915</text:p>
              </table:table-cell>
              <table:table-cell office:value-type="float" office:value="4.41318538135587">
                <text:p>4.41318538135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24113382">
                <text:p>25.24113382</text:p>
              </table:table-cell>
              <table:table-cell office:value-type="float" office:value="3.92443538135587">
                <text:p>3.92443538135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33887115">
                <text:p>25.233887115</text:p>
              </table:table-cell>
              <table:table-cell office:value-type="float" office:value="3.46506038135587">
                <text:p>3.46506038135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25417156">
                <text:p>25.25417156</text:p>
              </table:table-cell>
              <table:table-cell office:value-type="float" office:value="3.68356038135587">
                <text:p>3.68356038135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258253765">
                <text:p>25.258253765</text:p>
              </table:table-cell>
              <table:table-cell office:value-type="float" office:value="3.30818538135587">
                <text:p>3.30818538135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42684425">
                <text:p>25.242684425</text:p>
              </table:table-cell>
              <table:table-cell office:value-type="float" office:value="3.12281038135586">
                <text:p>3.12281038135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233633955">
                <text:p>25.233633955</text:p>
              </table:table-cell>
              <table:table-cell office:value-type="float" office:value="2.65568538135586">
                <text:p>2.65568538135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244329965">
                <text:p>25.244329965</text:p>
              </table:table-cell>
              <table:table-cell office:value-type="float" office:value="1.85718538135586">
                <text:p>1.85718538135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22632396">
                <text:p>25.22632396</text:p>
              </table:table-cell>
              <table:table-cell office:value-type="float" office:value="1.31956038135587">
                <text:p>1.31956038135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2286024">
                <text:p>25.2286024</text:p>
              </table:table-cell>
              <table:table-cell office:value-type="float" office:value="1.15931038135587">
                <text:p>1.15931038135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22695686">
                <text:p>25.22695686</text:p>
              </table:table-cell>
              <table:table-cell office:value-type="float" office:value="0.275310381355865">
                <text:p>0.275310381355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240912305">
                <text:p>25.240912305</text:p>
              </table:table-cell>
              <table:table-cell office:value-type="float" office:value="2.44831038135586">
                <text:p>2.44831038135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25379182">
                <text:p>25.25379182</text:p>
              </table:table-cell>
              <table:table-cell office:value-type="float" office:value="4.12506038135586">
                <text:p>4.12506038135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263696705">
                <text:p>25.263696705</text:p>
              </table:table-cell>
              <table:table-cell office:value-type="float" office:value="3.47281038135586">
                <text:p>3.47281038135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255279135">
                <text:p>25.255279135</text:p>
              </table:table-cell>
              <table:table-cell office:value-type="float" office:value="3.50868538135586">
                <text:p>3.50868538135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24474135">
                <text:p>25.24474135</text:p>
              </table:table-cell>
              <table:table-cell office:value-type="float" office:value="3.90493538135587">
                <text:p>3.90493538135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25967779">
                <text:p>25.25967779</text:p>
              </table:table-cell>
              <table:table-cell office:value-type="float" office:value="3.03231038135587">
                <text:p>3.032310381355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290151925">
                <text:p>25.290151925</text:p>
              </table:table-cell>
              <table:table-cell office:value-type="float" office:value="3.03443538135587">
                <text:p>3.03443538135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299961875">
                <text:p>25.299961875</text:p>
              </table:table-cell>
              <table:table-cell office:value-type="float" office:value="1.95168538135587">
                <text:p>1.95168538135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31524641">
                <text:p>25.31524641</text:p>
              </table:table-cell>
              <table:table-cell office:value-type="float" office:value="1.86006038135587">
                <text:p>1.86006038135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302240315">
                <text:p>25.302240315</text:p>
              </table:table-cell>
              <table:table-cell office:value-type="float" office:value="1.64731038135587">
                <text:p>1.64731038135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28499379">
                <text:p>25.28499379</text:p>
              </table:table-cell>
              <table:table-cell office:value-type="float" office:value="0.567185381355867">
                <text:p>0.567185381355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275152195">
                <text:p>25.275152195</text:p>
              </table:table-cell>
              <table:table-cell office:value-type="float" office:value="-0.125689618644131">
                <text:p>-0.125689618644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29208227">
                <text:p>25.29208227</text:p>
              </table:table-cell>
              <table:table-cell office:value-type="float" office:value="0.655185381355866">
                <text:p>0.6551853813558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30530988">
                <text:p>25.30530988</text:p>
              </table:table-cell>
              <table:table-cell office:value-type="float" office:value="1.54568538135587">
                <text:p>1.545685381355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283190025">
                <text:p>25.283190025</text:p>
              </table:table-cell>
              <table:table-cell office:value-type="float" office:value="1.29643538135587">
                <text:p>1.29643538135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27625977">
                <text:p>25.27625977</text:p>
              </table:table-cell>
              <table:table-cell office:value-type="float" office:value="2.19181038135586">
                <text:p>2.19181038135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.276671155">
                <text:p>25.276671155</text:p>
              </table:table-cell>
              <table:table-cell office:value-type="float" office:value="3.96656038135587">
                <text:p>3.966560381355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29872772">
                <text:p>25.29872772</text:p>
              </table:table-cell>
              <table:table-cell office:value-type="float" office:value="4.68618538135586">
                <text:p>4.68618538135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8005717">
                <text:p>25.28005717</text:p>
              </table:table-cell>
              <table:table-cell office:value-type="float" office:value="4.43968538135586">
                <text:p>4.43968538135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274645875">
                <text:p>25.274645875</text:p>
              </table:table-cell>
              <table:table-cell office:value-type="float" office:value="4.98781038135586">
                <text:p>4.98781038135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269519385">
                <text:p>25.269519385</text:p>
              </table:table-cell>
              <table:table-cell office:value-type="float" office:value="4.99218538135586">
                <text:p>4.99218538135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29980365">
                <text:p>25.29980365</text:p>
              </table:table-cell>
              <table:table-cell office:value-type="float" office:value="4.79043538135586">
                <text:p>4.79043538135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28410773">
                <text:p>25.28410773</text:p>
              </table:table-cell>
              <table:table-cell office:value-type="float" office:value="5.26806038135586">
                <text:p>5.268060381355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277747085">
                <text:p>25.277747085</text:p>
              </table:table-cell>
              <table:table-cell office:value-type="float" office:value="6.66943538135586">
                <text:p>6.669435381355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303885855">
                <text:p>25.303885855</text:p>
              </table:table-cell>
              <table:table-cell office:value-type="float" office:value="7.42381038135586">
                <text:p>7.423810381355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30467698">
                <text:p>25.30467698</text:p>
              </table:table-cell>
              <table:table-cell office:value-type="float" office:value="6.82806038135586">
                <text:p>6.82806038135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28955067">
                <text:p>25.28955067</text:p>
              </table:table-cell>
              <table:table-cell office:value-type="float" office:value="4.51556038135586">
                <text:p>4.51556038135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.29720876">
                <text:p>25.29720876</text:p>
              </table:table-cell>
              <table:table-cell office:value-type="float" office:value="4.66818538135586">
                <text:p>4.66818538135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.314328705">
                <text:p>25.314328705</text:p>
              </table:table-cell>
              <table:table-cell office:value-type="float" office:value="4.11168538135586">
                <text:p>4.11168538135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340847215">
                <text:p>25.340847215</text:p>
              </table:table-cell>
              <table:table-cell office:value-type="float" office:value="3.08893538135586">
                <text:p>3.08893538135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.371036545">
                <text:p>25.371036545</text:p>
              </table:table-cell>
              <table:table-cell office:value-type="float" office:value="2.10118538135586">
                <text:p>2.10118538135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38378948">
                <text:p>25.38378948</text:p>
              </table:table-cell>
              <table:table-cell office:value-type="float" office:value="1.52181038135586">
                <text:p>1.52181038135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39208047">
                <text:p>25.39208047</text:p>
              </table:table-cell>
              <table:table-cell office:value-type="float" office:value="0.312685381355859">
                <text:p>0.312685381355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387934975">
                <text:p>25.387934975</text:p>
              </table:table-cell>
              <table:table-cell office:value-type="float" office:value="-2.36056461864414">
                <text:p>-2.360564618644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.37695416">
                <text:p>25.37695416</text:p>
              </table:table-cell>
              <table:table-cell office:value-type="float" office:value="-3.95068961864414">
                <text:p>-3.95068961864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325404455">
                <text:p>25.325404455</text:p>
              </table:table-cell>
              <table:table-cell office:value-type="float" office:value="-4.67718961864414">
                <text:p>-4.67718961864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.351606515">
                <text:p>25.351606515</text:p>
              </table:table-cell>
              <table:table-cell office:value-type="float" office:value="-4.55881461864414">
                <text:p>-4.558814618644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35486595">
                <text:p>25.35486595</text:p>
              </table:table-cell>
              <table:table-cell office:value-type="float" office:value="-5.02743961864414">
                <text:p>-5.027439618644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6208101">
                <text:p>25.36208101</text:p>
              </table:table-cell>
              <table:table-cell office:value-type="float" office:value="-4.61318961864414">
                <text:p>-4.613189618644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365023995">
                <text:p>25.365023995</text:p>
              </table:table-cell>
              <table:table-cell office:value-type="float" office:value="-3.99518961864414">
                <text:p>-3.99518961864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394770295">
                <text:p>25.394770295</text:p>
              </table:table-cell>
              <table:table-cell office:value-type="float" office:value="-3.73893961864414">
                <text:p>-3.738939618644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414453485">
                <text:p>25.414453485</text:p>
              </table:table-cell>
              <table:table-cell office:value-type="float" office:value="-3.71956461864414">
                <text:p>-3.719564618644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1328262">
                <text:p>25.41328262</text:p>
              </table:table-cell>
              <table:table-cell office:value-type="float" office:value="-3.40006461864414">
                <text:p>-3.400064618644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41701673">
                <text:p>25.41701673</text:p>
              </table:table-cell>
              <table:table-cell office:value-type="float" office:value="-2.98268961864414">
                <text:p>-2.982689618644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43733282">
                <text:p>25.43733282</text:p>
              </table:table-cell>
              <table:table-cell office:value-type="float" office:value="-2.23406461864413">
                <text:p>-2.23406461864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428820315">
                <text:p>25.428820315</text:p>
              </table:table-cell>
              <table:table-cell office:value-type="float" office:value="-1.93106461864413">
                <text:p>-1.93106461864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43511767">
                <text:p>25.43511767</text:p>
              </table:table-cell>
              <table:table-cell office:value-type="float" office:value="-2.09343961864413">
                <text:p>-2.09343961864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43688979">
                <text:p>25.43688979</text:p>
              </table:table-cell>
              <table:table-cell office:value-type="float" office:value="-1.93431461864413">
                <text:p>-1.93431461864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43094053">
                <text:p>25.43094053</text:p>
              </table:table-cell>
              <table:table-cell office:value-type="float" office:value="-2.12043961864414">
                <text:p>-2.12043961864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417681275">
                <text:p>25.417681275</text:p>
              </table:table-cell>
              <table:table-cell office:value-type="float" office:value="-1.55668961864414">
                <text:p>-1.55668961864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402175225">
                <text:p>25.402175225</text:p>
              </table:table-cell>
              <table:table-cell office:value-type="float" office:value="-0.514439618644136">
                <text:p>-0.514439618644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432997455">
                <text:p>25.432997455</text:p>
              </table:table-cell>
              <table:table-cell office:value-type="float" office:value="0.274810381355861">
                <text:p>0.274810381355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442870695">
                <text:p>25.442870695</text:p>
              </table:table-cell>
              <table:table-cell office:value-type="float" office:value="0.442060381355863">
                <text:p>0.442060381355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43220633">
                <text:p>25.43220633</text:p>
              </table:table-cell>
              <table:table-cell office:value-type="float" office:value="0.311310381355862">
                <text:p>0.3113103813558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42113058">
                <text:p>25.42113058</text:p>
              </table:table-cell>
              <table:table-cell office:value-type="float" office:value="0.088685381355863">
                <text:p>0.0886853813558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440782125">
                <text:p>25.440782125</text:p>
              </table:table-cell>
              <table:table-cell office:value-type="float" office:value="0.00906038135586313">
                <text:p>0.00906038135586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43182659">
                <text:p>25.43182659</text:p>
              </table:table-cell>
              <table:table-cell office:value-type="float" office:value="-0.135814618644137">
                <text:p>-0.1358146186441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43739611">
                <text:p>25.43739611</text:p>
              </table:table-cell>
              <table:table-cell office:value-type="float" office:value="-0.323939618644137">
                <text:p>-0.3239396186441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45423125">
                <text:p>25.45423125</text:p>
              </table:table-cell>
              <table:table-cell office:value-type="float" office:value="-0.524814618644137">
                <text:p>-0.5248146186441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454262895">
                <text:p>25.454262895</text:p>
              </table:table-cell>
              <table:table-cell office:value-type="float" office:value="-1.36431461864414">
                <text:p>-1.364314618644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443123855">
                <text:p>25.443123855</text:p>
              </table:table-cell>
              <table:table-cell office:value-type="float" office:value="-2.50406461864414">
                <text:p>-2.50406461864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4444213">
                <text:p>25.4444213</text:p>
              </table:table-cell>
              <table:table-cell office:value-type="float" office:value="-3.00556461864414">
                <text:p>-3.00556461864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438566975">
                <text:p>25.438566975</text:p>
              </table:table-cell>
              <table:table-cell office:value-type="float" office:value="-2.90093961864414">
                <text:p>-2.900939618644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42207993">
                <text:p>25.42207993</text:p>
              </table:table-cell>
              <table:table-cell office:value-type="float" office:value="-2.63468961864414">
                <text:p>-2.63468961864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42840893">
                <text:p>25.42840893</text:p>
              </table:table-cell>
              <table:table-cell office:value-type="float" office:value="-1.65468961864415">
                <text:p>-1.654689618644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44087706">
                <text:p>25.44087706</text:p>
              </table:table-cell>
              <table:table-cell office:value-type="float" office:value="-1.44568961864415">
                <text:p>-1.445689618644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.44340866">
                <text:p>25.44340866</text:p>
              </table:table-cell>
              <table:table-cell office:value-type="float" office:value="-1.07531461864415">
                <text:p>-1.07531461864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.44872502">
                <text:p>25.44872502</text:p>
              </table:table-cell>
              <table:table-cell office:value-type="float" office:value="-0.891439618644147">
                <text:p>-0.891439618644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453060385">
                <text:p>25.453060385</text:p>
              </table:table-cell>
              <table:table-cell office:value-type="float" office:value="-0.106564618644145">
                <text:p>-0.106564618644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45923116">
                <text:p>25.45923116</text:p>
              </table:table-cell>
              <table:table-cell office:value-type="float" office:value="0.391310381355858">
                <text:p>0.3913103813558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.48138266">
                <text:p>25.48138266</text:p>
              </table:table-cell>
              <table:table-cell office:value-type="float" office:value="0.526560381355856">
                <text:p>0.5265603813558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.46619306">
                <text:p>25.46619306</text:p>
              </table:table-cell>
              <table:table-cell office:value-type="float" office:value="0.256185381355856">
                <text:p>0.2561853813558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47505366">
                <text:p>25.47505366</text:p>
              </table:table-cell>
              <table:table-cell office:value-type="float" office:value="-0.154189618644141">
                <text:p>-0.1541896186441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45739575">
                <text:p>25.45739575</text:p>
              </table:table-cell>
              <table:table-cell office:value-type="float" office:value="-0.0121896186441429">
                <text:p>-0.012189618644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47169929">
                <text:p>25.47169929</text:p>
              </table:table-cell>
              <table:table-cell office:value-type="float" office:value="-0.785814618644143">
                <text:p>-0.785814618644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48733192">
                <text:p>25.48733192</text:p>
              </table:table-cell>
              <table:table-cell office:value-type="float" office:value="-0.743314618644142">
                <text:p>-0.743314618644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46302856">
                <text:p>25.46302856</text:p>
              </table:table-cell>
              <table:table-cell office:value-type="float" office:value="-0.818439618644146">
                <text:p>-0.818439618644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45429454">
                <text:p>25.45429454</text:p>
              </table:table-cell>
              <table:table-cell office:value-type="float" office:value="-0.964564618644143">
                <text:p>-0.9645646186441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476667555">
                <text:p>25.476667555</text:p>
              </table:table-cell>
              <table:table-cell office:value-type="float" office:value="-0.949564618644144">
                <text:p>-0.949564618644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.487490145">
                <text:p>25.487490145</text:p>
              </table:table-cell>
              <table:table-cell office:value-type="float" office:value="-0.764314618644146">
                <text:p>-0.7643146186441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488312915">
                <text:p>25.488312915</text:p>
              </table:table-cell>
              <table:table-cell office:value-type="float" office:value="-0.739939618644142">
                <text:p>-0.7399396186441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47581314">
                <text:p>25.47581314</text:p>
              </table:table-cell>
              <table:table-cell office:value-type="float" office:value="-0.403314618644141">
                <text:p>-0.4033146186441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.505907535">
                <text:p>25.505907535</text:p>
              </table:table-cell>
              <table:table-cell office:value-type="float" office:value="-0.099189618644141">
                <text:p>-0.0991896186441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52214142">
                <text:p>25.52214142</text:p>
              </table:table-cell>
              <table:table-cell office:value-type="float" office:value="-0.308939618644138">
                <text:p>-0.308939618644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.52017943">
                <text:p>25.52017943</text:p>
              </table:table-cell>
              <table:table-cell office:value-type="float" office:value="-0.449939618644141">
                <text:p>-0.4499396186441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.502110135">
                <text:p>25.502110135</text:p>
              </table:table-cell>
              <table:table-cell office:value-type="float" office:value="-0.524939618644138">
                <text:p>-0.5249396186441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489768585">
                <text:p>25.489768585</text:p>
              </table:table-cell>
              <table:table-cell office:value-type="float" office:value="-0.680439618644135">
                <text:p>-0.6804396186441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.497932995">
                <text:p>25.497932995</text:p>
              </table:table-cell>
              <table:table-cell office:value-type="float" office:value="-0.650439618644139">
                <text:p>-0.6504396186441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.502426585">
                <text:p>25.502426585</text:p>
              </table:table-cell>
              <table:table-cell office:value-type="float" office:value="-0.749939618644135">
                <text:p>-0.749939618644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.528502065">
                <text:p>25.528502065</text:p>
              </table:table-cell>
              <table:table-cell office:value-type="float" office:value="-0.992189618644135">
                <text:p>-0.9921896186441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4963191">
                <text:p>25.4963191</text:p>
              </table:table-cell>
              <table:table-cell office:value-type="float" office:value="-1.11943961864414">
                <text:p>-1.119439618644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493122955">
                <text:p>25.493122955</text:p>
              </table:table-cell>
              <table:table-cell office:value-type="float" office:value="-1.54693961864413">
                <text:p>-1.546939618644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612923">
                <text:p>25.49612923</text:p>
              </table:table-cell>
              <table:table-cell office:value-type="float" office:value="-1.57618961864414">
                <text:p>-1.57618961864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51688835">
                <text:p>25.51688835</text:p>
              </table:table-cell>
              <table:table-cell office:value-type="float" office:value="-1.31668961864414">
                <text:p>-1.31668961864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526729945">
                <text:p>25.526729945</text:p>
              </table:table-cell>
              <table:table-cell office:value-type="float" office:value="-0.942189618644141">
                <text:p>-0.9421896186441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540843615">
                <text:p>25.540843615</text:p>
              </table:table-cell>
              <table:table-cell office:value-type="float" office:value="-0.482314618644142">
                <text:p>-0.4823146186441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.53296401">
                <text:p>25.53296401</text:p>
              </table:table-cell>
              <table:table-cell office:value-type="float" office:value="0.310810381355858">
                <text:p>0.3108103813558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.52144523">
                <text:p>25.52144523</text:p>
              </table:table-cell>
              <table:table-cell office:value-type="float" office:value="1.16768538135586">
                <text:p>1.167685381355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.536603185">
                <text:p>25.536603185</text:p>
              </table:table-cell>
              <table:table-cell office:value-type="float" office:value="1.59793538135586">
                <text:p>1.597935381355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541096775">
                <text:p>25.541096775</text:p>
              </table:table-cell>
              <table:table-cell office:value-type="float" office:value="2.27981038135586">
                <text:p>2.27981038135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52948306">
                <text:p>25.52948306</text:p>
              </table:table-cell>
              <table:table-cell office:value-type="float" office:value="3.01881038135586">
                <text:p>3.018810381355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542615735">
                <text:p>25.542615735</text:p>
              </table:table-cell>
              <table:table-cell office:value-type="float" office:value="3.51343538135586">
                <text:p>3.513435381355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536666475">
                <text:p>25.536666475</text:p>
              </table:table-cell>
              <table:table-cell office:value-type="float" office:value="3.83418538135586">
                <text:p>3.834185381355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546033395">
                <text:p>25.546033395</text:p>
              </table:table-cell>
              <table:table-cell office:value-type="float" office:value="4.10593538135586">
                <text:p>4.105935381355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541919545">
                <text:p>25.541919545</text:p>
              </table:table-cell>
              <table:table-cell office:value-type="float" office:value="3.88831038135586">
                <text:p>3.888310381355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.53903985">
                <text:p>25.53903985</text:p>
              </table:table-cell>
              <table:table-cell office:value-type="float" office:value="3.60981038135587">
                <text:p>3.60981038135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531350115">
                <text:p>25.531350115</text:p>
              </table:table-cell>
              <table:table-cell office:value-type="float" office:value="3.36693538135586">
                <text:p>3.366935381355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.51739467">
                <text:p>25.51739467</text:p>
              </table:table-cell>
              <table:table-cell office:value-type="float" office:value="2.86956038135586">
                <text:p>2.869560381355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52815397">
                <text:p>25.52815397</text:p>
              </table:table-cell>
              <table:table-cell office:value-type="float" office:value="2.47318538135586">
                <text:p>2.473185381355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51967311">
                <text:p>25.51967311</text:p>
              </table:table-cell>
              <table:table-cell office:value-type="float" office:value="1.98531038135586">
                <text:p>1.985310381355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.530590635">
                <text:p>25.530590635</text:p>
              </table:table-cell>
              <table:table-cell office:value-type="float" office:value="2.23306038135586">
                <text:p>2.233060381355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50866065">
                <text:p>25.50866065</text:p>
              </table:table-cell>
              <table:table-cell office:value-type="float" office:value="3.29056038135586">
                <text:p>3.290560381355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.540274005">
                <text:p>25.540274005</text:p>
              </table:table-cell>
              <table:table-cell office:value-type="float" office:value="4.33618538135586">
                <text:p>4.336185381355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551223175">
                <text:p>25.551223175</text:p>
              </table:table-cell>
              <table:table-cell office:value-type="float" office:value="4.03006038135586">
                <text:p>4.03006038135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54688781">
                <text:p>25.54688781</text:p>
              </table:table-cell>
              <table:table-cell office:value-type="float" office:value="4.15506038135586">
                <text:p>4.155060381355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529514705">
                <text:p>25.529514705</text:p>
              </table:table-cell>
              <table:table-cell office:value-type="float" office:value="4.06093538135586">
                <text:p>4.060935381355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55460919">
                <text:p>25.55460919</text:p>
              </table:table-cell>
              <table:table-cell office:value-type="float" office:value="4.32881038135586">
                <text:p>4.328810381355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55049534">
                <text:p>25.55049534</text:p>
              </table:table-cell>
              <table:table-cell office:value-type="float" office:value="6.05793538135587">
                <text:p>6.057935381355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553944645">
                <text:p>25.553944645</text:p>
              </table:table-cell>
              <table:table-cell office:value-type="float" office:value="7.58231038135587">
                <text:p>7.582310381355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563248275">
                <text:p>25.563248275</text:p>
              </table:table-cell>
              <table:table-cell office:value-type="float" office:value="8.20981038135586">
                <text:p>8.20981038135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58815289">
                <text:p>25.58815289</text:p>
              </table:table-cell>
              <table:table-cell office:value-type="float" office:value="8.31506038135587">
                <text:p>8.315060381355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59112752">
                <text:p>25.59112752</text:p>
              </table:table-cell>
              <table:table-cell office:value-type="float" office:value="8.04968538135586">
                <text:p>8.049685381355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56435585">
                <text:p>25.56435585</text:p>
              </table:table-cell>
              <table:table-cell office:value-type="float" office:value="8.18893538135586">
                <text:p>8.188935381355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61897512">
                <text:p>25.61897512</text:p>
              </table:table-cell>
              <table:table-cell office:value-type="float" office:value="9.56731038135586">
                <text:p>9.567310381355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60315262">
                <text:p>25.60315262</text:p>
              </table:table-cell>
              <table:table-cell office:value-type="float" office:value="9.92556038135586">
                <text:p>9.92556038135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626095245">
                <text:p>25.626095245</text:p>
              </table:table-cell>
              <table:table-cell office:value-type="float" office:value="10.6241853813559">
                <text:p>10.62418538135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64467086">
                <text:p>25.64467086</text:p>
              </table:table-cell>
              <table:table-cell office:value-type="float" office:value="10.4503103813559">
                <text:p>10.45031038135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63435459">
                <text:p>25.63435459</text:p>
              </table:table-cell>
              <table:table-cell office:value-type="float" office:value="9.15543538135585">
                <text:p>9.155435381355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611411965">
                <text:p>25.611411965</text:p>
              </table:table-cell>
              <table:table-cell office:value-type="float" office:value="8.37781038135586">
                <text:p>8.37781038135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590273105">
                <text:p>25.590273105</text:p>
              </table:table-cell>
              <table:table-cell office:value-type="float" office:value="7.39643538135586">
                <text:p>7.396435381355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61587391">
                <text:p>25.61587391</text:p>
              </table:table-cell>
              <table:table-cell office:value-type="float" office:value="6.30806038135586">
                <text:p>6.308060381355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59751981">
                <text:p>25.59751981</text:p>
              </table:table-cell>
              <table:table-cell office:value-type="float" office:value="5.06718538135586">
                <text:p>5.067185381355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61232967">
                <text:p>25.61232967</text:p>
              </table:table-cell>
              <table:table-cell office:value-type="float" office:value="3.64931038135586">
                <text:p>3.649310381355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11854995">
                <text:p>25.611854995</text:p>
              </table:table-cell>
              <table:table-cell office:value-type="float" office:value="1.71918538135586">
                <text:p>1.719185381355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61391192">
                <text:p>25.61391192</text:p>
              </table:table-cell>
              <table:table-cell office:value-type="float" office:value="0.985060381355856">
                <text:p>0.9850603813558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612551185">
                <text:p>25.612551185</text:p>
              </table:table-cell>
              <table:table-cell office:value-type="float" office:value="0.371185381355859">
                <text:p>0.3711853813558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62764585">
                <text:p>25.62764585</text:p>
              </table:table-cell>
              <table:table-cell office:value-type="float" office:value="0.013810381355861">
                <text:p>0.0138103813558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61365876">
                <text:p>25.61365876</text:p>
              </table:table-cell>
              <table:table-cell office:value-type="float" office:value="-0.521689618644139">
                <text:p>-0.521689618644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62840533">
                <text:p>25.62840533</text:p>
              </table:table-cell>
              <table:table-cell office:value-type="float" office:value="-1.58956461864414">
                <text:p>-1.589564618644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.62467122">
                <text:p>25.62467122</text:p>
              </table:table-cell>
              <table:table-cell office:value-type="float" office:value="-1.64156461864414">
                <text:p>-1.641564618644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607741145">
                <text:p>25.607741145</text:p>
              </table:table-cell>
              <table:table-cell office:value-type="float" office:value="-1.49943961864414">
                <text:p>-1.499439618644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630019225">
                <text:p>25.630019225</text:p>
              </table:table-cell>
              <table:table-cell office:value-type="float" office:value="-0.203189618644134">
                <text:p>-0.2031896186441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614956205">
                <text:p>25.614956205</text:p>
              </table:table-cell>
              <table:table-cell office:value-type="float" office:value="1.01668538135586">
                <text:p>1.01668538135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63625329">
                <text:p>25.63625329</text:p>
              </table:table-cell>
              <table:table-cell office:value-type="float" office:value="1.80656038135587">
                <text:p>1.806560381355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638183635">
                <text:p>25.638183635</text:p>
              </table:table-cell>
              <table:table-cell office:value-type="float" office:value="2.59581038135587">
                <text:p>2.595810381355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637930475">
                <text:p>25.637930475</text:p>
              </table:table-cell>
              <table:table-cell office:value-type="float" office:value="2.30543538135586">
                <text:p>2.305435381355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.640588655">
                <text:p>25.640588655</text:p>
              </table:table-cell>
              <table:table-cell office:value-type="float" office:value="2.65193538135586">
                <text:p>2.651935381355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.6507467">
                <text:p>25.6507467</text:p>
              </table:table-cell>
              <table:table-cell office:value-type="float" office:value="3.08156038135586">
                <text:p>3.081560381355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.65289856">
                <text:p>25.65289856</text:p>
              </table:table-cell>
              <table:table-cell office:value-type="float" office:value="3.45206038135587">
                <text:p>3.452060381355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.68163222">
                <text:p>25.68163222</text:p>
              </table:table-cell>
              <table:table-cell office:value-type="float" office:value="4.20906038135587">
                <text:p>4.209060381355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.687296675">
                <text:p>25.687296675</text:p>
              </table:table-cell>
              <table:table-cell office:value-type="float" office:value="4.42318538135587">
                <text:p>4.423185381355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.69650537">
                <text:p>25.69650537</text:p>
              </table:table-cell>
              <table:table-cell office:value-type="float" office:value="3.35906038135586">
                <text:p>3.359060381355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.69618892">
                <text:p>25.69618892</text:p>
              </table:table-cell>
              <table:table-cell office:value-type="float" office:value="3.03268538135586">
                <text:p>3.032685381355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.693562385">
                <text:p>25.693562385</text:p>
              </table:table-cell>
              <table:table-cell office:value-type="float" office:value="3.13218538135586">
                <text:p>3.132185381355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.68789793">
                <text:p>25.68789793</text:p>
              </table:table-cell>
              <table:table-cell office:value-type="float" office:value="3.17243538135586">
                <text:p>3.17243538135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.68903715">
                <text:p>25.68903715</text:p>
              </table:table-cell>
              <table:table-cell office:value-type="float" office:value="4.41081038135586">
                <text:p>4.41081038135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.67365768">
                <text:p>25.67365768</text:p>
              </table:table-cell>
              <table:table-cell office:value-type="float" office:value="4.42331038135587">
                <text:p>4.423310381355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.67473361">
                <text:p>25.67473361</text:p>
              </table:table-cell>
              <table:table-cell office:value-type="float" office:value="4.00731038135587">
                <text:p>4.007310381355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.658816175">
                <text:p>25.658816175</text:p>
              </table:table-cell>
              <table:table-cell office:value-type="float" office:value="3.94531038135587">
                <text:p>3.945310381355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.647867005">
                <text:p>25.647867005</text:p>
              </table:table-cell>
              <table:table-cell office:value-type="float" office:value="3.93593538135586">
                <text:p>3.935935381355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.60732976">
                <text:p>25.60732976</text:p>
              </table:table-cell>
              <table:table-cell office:value-type="float" office:value="4.33656038135586">
                <text:p>4.336560381355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.632550825">
                <text:p>25.632550825</text:p>
              </table:table-cell>
              <table:table-cell office:value-type="float" office:value="5.06743538135587">
                <text:p>5.067435381355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.62910152">
                <text:p>25.62910152</text:p>
              </table:table-cell>
              <table:table-cell office:value-type="float" office:value="4.68281038135587">
                <text:p>4.68281038135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59650717">
                <text:p>25.59650717</text:p>
              </table:table-cell>
              <table:table-cell office:value-type="float" office:value="4.73893538135586">
                <text:p>4.738935381355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63093693">
                <text:p>25.63093693</text:p>
              </table:table-cell>
              <table:table-cell office:value-type="float" office:value="4.13781038135587">
                <text:p>4.137810381355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65397449">
                <text:p>25.65397449</text:p>
              </table:table-cell>
              <table:table-cell office:value-type="float" office:value="3.35731038135587">
                <text:p>3.357310381355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646094885">
                <text:p>25.646094885</text:p>
              </table:table-cell>
              <table:table-cell office:value-type="float" office:value="4.13668538135586">
                <text:p>4.136685381355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646727785">
                <text:p>25.646727785</text:p>
              </table:table-cell>
              <table:table-cell office:value-type="float" office:value="4.08656038135586">
                <text:p>4.086560381355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61030439">
                <text:p>25.61030439</text:p>
              </table:table-cell>
              <table:table-cell office:value-type="float" office:value="4.38668538135587">
                <text:p>4.386685381355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57030511">
                <text:p>25.57030511</text:p>
              </table:table-cell>
              <table:table-cell office:value-type="float" office:value="3.94493538135586">
                <text:p>3.944935381355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564830525">
                <text:p>25.564830525</text:p>
              </table:table-cell>
              <table:table-cell office:value-type="float" office:value="3.02531038135587">
                <text:p>3.025310381355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559261005">
                <text:p>25.559261005</text:p>
              </table:table-cell>
              <table:table-cell office:value-type="float" office:value="1.88231038135587">
                <text:p>1.882310381355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59410215">
                <text:p>25.59410215</text:p>
              </table:table-cell>
              <table:table-cell office:value-type="float" office:value="0.681435381355866">
                <text:p>0.6814353813558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.62600031">
                <text:p>25.62600031</text:p>
              </table:table-cell>
              <table:table-cell office:value-type="float" office:value="-0.0720646186441302">
                <text:p>-0.07206461864413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62194975">
                <text:p>25.62194975</text:p>
              </table:table-cell>
              <table:table-cell office:value-type="float" office:value="0.400560381355869">
                <text:p>0.4005603813558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63865831">
                <text:p>25.63865831</text:p>
              </table:table-cell>
              <table:table-cell office:value-type="float" office:value="-0.300564618644134">
                <text:p>-0.3005646186441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611222095">
                <text:p>25.611222095</text:p>
              </table:table-cell>
              <table:table-cell office:value-type="float" office:value="-1.94568961864414">
                <text:p>-1.94568961864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590336395">
                <text:p>25.590336395</text:p>
              </table:table-cell>
              <table:table-cell office:value-type="float" office:value="-2.22668961864414">
                <text:p>-2.226689618644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60593738">
                <text:p>25.60593738</text:p>
              </table:table-cell>
              <table:table-cell office:value-type="float" office:value="-3.07918961864414">
                <text:p>-3.079189618644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33879915">
                <text:p>25.633879915</text:p>
              </table:table-cell>
              <table:table-cell office:value-type="float" office:value="-2.06143961864414">
                <text:p>-2.061439618644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655968125">
                <text:p>25.655968125</text:p>
              </table:table-cell>
              <table:table-cell office:value-type="float" office:value="-1.04281461864414">
                <text:p>-1.042814618644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624512995">
                <text:p>25.624512995</text:p>
              </table:table-cell>
              <table:table-cell office:value-type="float" office:value="0.894935381355855">
                <text:p>0.8949353813558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54707768">
                <text:p>25.54707768</text:p>
              </table:table-cell>
              <table:table-cell office:value-type="float" office:value="2.52106038135586">
                <text:p>2.521060381355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.53460955">
                <text:p>25.53460955</text:p>
              </table:table-cell>
              <table:table-cell office:value-type="float" office:value="2.53556038135585">
                <text:p>2.535560381355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.536666475">
                <text:p>25.536666475</text:p>
              </table:table-cell>
              <table:table-cell office:value-type="float" office:value="2.90506038135585">
                <text:p>2.90506038135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54182461">
                <text:p>25.54182461</text:p>
              </table:table-cell>
              <table:table-cell office:value-type="float" office:value="4.02443538135585">
                <text:p>4.024435381355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53081215">
                <text:p>25.53081215</text:p>
              </table:table-cell>
              <table:table-cell office:value-type="float" office:value="5.53018538135585">
                <text:p>5.530185381355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53011596">
                <text:p>25.53011596</text:p>
              </table:table-cell>
              <table:table-cell office:value-type="float" office:value="6.43056038135585">
                <text:p>6.43056038135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533248815">
                <text:p>25.533248815</text:p>
              </table:table-cell>
              <table:table-cell office:value-type="float" office:value="7.66831038135585">
                <text:p>7.668310381355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521603455">
                <text:p>25.521603455</text:p>
              </table:table-cell>
              <table:table-cell office:value-type="float" office:value="8.52468538135585">
                <text:p>8.524685381355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477553615">
                <text:p>25.477553615</text:p>
              </table:table-cell>
              <table:table-cell office:value-type="float" office:value="9.21681038135585">
                <text:p>9.216810381355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444769395">
                <text:p>25.444769395</text:p>
              </table:table-cell>
              <table:table-cell office:value-type="float" office:value="8.52006038135585">
                <text:p>8.52006038135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41549777">
                <text:p>25.41549777</text:p>
              </table:table-cell>
              <table:table-cell office:value-type="float" office:value="9.74418538135586">
                <text:p>9.744185381355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.423693825">
                <text:p>25.423693825</text:p>
              </table:table-cell>
              <table:table-cell office:value-type="float" office:value="11.7348103813559">
                <text:p>11.73481038135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.42081413">
                <text:p>25.42081413</text:p>
              </table:table-cell>
              <table:table-cell office:value-type="float" office:value="13.1044353813559">
                <text:p>13.10443538135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.405909335">
                <text:p>25.405909335</text:p>
              </table:table-cell>
              <table:table-cell office:value-type="float" office:value="13.5335603813559">
                <text:p>13.53356038135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.397934795">
                <text:p>25.397934795</text:p>
              </table:table-cell>
              <table:table-cell office:value-type="float" office:value="14.3541853813559">
                <text:p>14.35418538135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.360656985">
                <text:p>25.360656985</text:p>
              </table:table-cell>
              <table:table-cell office:value-type="float" office:value="15.1844353813559">
                <text:p>15.18443538135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307113645">
                <text:p>25.307113645</text:p>
              </table:table-cell>
              <table:table-cell office:value-type="float" office:value="15.7721853813559">
                <text:p>15.77218538135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28499379">
                <text:p>25.28499379</text:p>
              </table:table-cell>
              <table:table-cell office:value-type="float" office:value="15.2785603813559">
                <text:p>15.27856038135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.29543664">
                <text:p>25.29543664</text:p>
              </table:table-cell>
              <table:table-cell office:value-type="float" office:value="15.3231853813559">
                <text:p>15.32318538135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.25803225">
                <text:p>25.25803225</text:p>
              </table:table-cell>
              <table:table-cell office:value-type="float" office:value="16.3859353813559">
                <text:p>16.38593538135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.20436233">
                <text:p>25.20436233</text:p>
              </table:table-cell>
              <table:table-cell office:value-type="float" office:value="15.7618103813559">
                <text:p>15.76181038135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.205818">
                <text:p>25.205818</text:p>
              </table:table-cell>
              <table:table-cell office:value-type="float" office:value="16.0781853813559">
                <text:p>16.07818538135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218476">
                <text:p>25.218476</text:p>
              </table:table-cell>
              <table:table-cell office:value-type="float" office:value="15.4205603813559">
                <text:p>15.42056038135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18335005">
                <text:p>25.18335005</text:p>
              </table:table-cell>
              <table:table-cell office:value-type="float" office:value="15.4978103813559">
                <text:p>15.49781038135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.16619846">
                <text:p>25.16619846</text:p>
              </table:table-cell>
              <table:table-cell office:value-type="float" office:value="14.3335603813559">
                <text:p>14.33356038135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.180913385">
                <text:p>25.180913385</text:p>
              </table:table-cell>
              <table:table-cell office:value-type="float" office:value="14.6706853813559">
                <text:p>14.67068538135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.156989765">
                <text:p>25.156989765</text:p>
              </table:table-cell>
              <table:table-cell office:value-type="float" office:value="14.0104353813559">
                <text:p>14.01043538135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125534635">
                <text:p>25.125534635</text:p>
              </table:table-cell>
              <table:table-cell office:value-type="float" office:value="13.5633103813559">
                <text:p>13.56331038135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134331945">
                <text:p>25.134331945</text:p>
              </table:table-cell>
              <table:table-cell office:value-type="float" office:value="13.6450603813559">
                <text:p>13.64506038135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110408325">
                <text:p>25.110408325</text:p>
              </table:table-cell>
              <table:table-cell office:value-type="float" office:value="14.6784353813559">
                <text:p>14.67843538135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054586545">
                <text:p>25.054586545</text:p>
              </table:table-cell>
              <table:table-cell office:value-type="float" office:value="13.4035603813559">
                <text:p>13.40356038135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01037848">
                <text:p>25.01037848</text:p>
              </table:table-cell>
              <table:table-cell office:value-type="float" office:value="11.9671853813559">
                <text:p>11.96718538135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066738225">
                <text:p>25.066738225</text:p>
              </table:table-cell>
              <table:table-cell office:value-type="float" office:value="10.3056853813559">
                <text:p>10.30568538135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042561445">
                <text:p>25.042561445</text:p>
              </table:table-cell>
              <table:table-cell office:value-type="float" office:value="9.16181038135586">
                <text:p>9.161810381355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06639013">
                <text:p>25.06639013</text:p>
              </table:table-cell>
              <table:table-cell office:value-type="float" office:value="8.08343538135586">
                <text:p>8.083435381355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064206625">
                <text:p>25.064206625</text:p>
              </table:table-cell>
              <table:table-cell office:value-type="float" office:value="5.42443538135586">
                <text:p>5.424435381355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.055219445">
                <text:p>25.055219445</text:p>
              </table:table-cell>
              <table:table-cell office:value-type="float" office:value="3.94256038135586">
                <text:p>3.942560381355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.084649295">
                <text:p>25.084649295</text:p>
              </table:table-cell>
              <table:table-cell office:value-type="float" office:value="2.79368538135585">
                <text:p>2.793685381355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.057751045">
                <text:p>25.057751045</text:p>
              </table:table-cell>
              <table:table-cell office:value-type="float" office:value="1.92993538135586">
                <text:p>1.929935381355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040219715">
                <text:p>25.040219715</text:p>
              </table:table-cell>
              <table:table-cell office:value-type="float" office:value="-1.77856461864414">
                <text:p>-1.778564618644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8455616">
                <text:p>24.98455616</text:p>
              </table:table-cell>
              <table:table-cell office:value-type="float" office:value="-1.63168961864414">
                <text:p>-1.631689618644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34335545">
                <text:p>24.934335545</text:p>
              </table:table-cell>
              <table:table-cell office:value-type="float" office:value="-1.71793961864414">
                <text:p>-1.717939618644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96727799">
                <text:p>24.96727799</text:p>
              </table:table-cell>
              <table:table-cell office:value-type="float" office:value="-1.63743961864414">
                <text:p>-1.637439618644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93310139">
                <text:p>24.93310139</text:p>
              </table:table-cell>
              <table:table-cell office:value-type="float" office:value="-1.56706461864414">
                <text:p>-1.567064618644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975663915">
                <text:p>24.975663915</text:p>
              </table:table-cell>
              <table:table-cell office:value-type="float" office:value="-1.09331461864414">
                <text:p>-1.093314618644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96196163">
                <text:p>24.96196163</text:p>
              </table:table-cell>
              <table:table-cell office:value-type="float" office:value="-0.257189618644144">
                <text:p>-0.257189618644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9494935">
                <text:p>24.9494935</text:p>
              </table:table-cell>
              <table:table-cell office:value-type="float" office:value="0.883560381355858">
                <text:p>0.8835603813558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945980905">
                <text:p>24.945980905</text:p>
              </table:table-cell>
              <table:table-cell office:value-type="float" office:value="1.03956038135586">
                <text:p>1.039560381355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92886096">
                <text:p>24.92886096</text:p>
              </table:table-cell>
              <table:table-cell office:value-type="float" office:value="0.569810381355856">
                <text:p>0.5698103813558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90240574">
                <text:p>24.90240574</text:p>
              </table:table-cell>
              <table:table-cell office:value-type="float" office:value="1.63806038135585">
                <text:p>1.638060381355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87557078">
                <text:p>24.87557078</text:p>
              </table:table-cell>
              <table:table-cell office:value-type="float" office:value="1.24331038135586">
                <text:p>1.243310381355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8710139">
                <text:p>24.8710139</text:p>
              </table:table-cell>
              <table:table-cell office:value-type="float" office:value="0.526185381355854">
                <text:p>0.5261853813558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840919505">
                <text:p>24.840919505</text:p>
              </table:table-cell>
              <table:table-cell office:value-type="float" office:value="-0.13781461864415">
                <text:p>-0.137814618644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880855495">
                <text:p>24.880855495</text:p>
              </table:table-cell>
              <table:table-cell office:value-type="float" office:value="-0.635439618644151">
                <text:p>-0.6354396186441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86519122">
                <text:p>24.86519122</text:p>
              </table:table-cell>
              <table:table-cell office:value-type="float" office:value="-0.973939618644148">
                <text:p>-0.9739396186441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86265962">
                <text:p>24.86265962</text:p>
              </table:table-cell>
              <table:table-cell office:value-type="float" office:value="-0.826314618644147">
                <text:p>-0.8263146186441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85879893">
                <text:p>24.85879893</text:p>
              </table:table-cell>
              <table:table-cell office:value-type="float" office:value="-0.689814618644147">
                <text:p>-0.6898146186441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4538145">
                <text:p>24.84538145</text:p>
              </table:table-cell>
              <table:table-cell office:value-type="float" office:value="-0.837314618644147">
                <text:p>-0.8373146186441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858703995">
                <text:p>24.858703995</text:p>
              </table:table-cell>
              <table:table-cell office:value-type="float" office:value="-0.627939618644147">
                <text:p>-0.6279396186441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869146845">
                <text:p>24.869146845</text:p>
              </table:table-cell>
              <table:table-cell office:value-type="float" office:value="-0.486439618644147">
                <text:p>-0.4864396186441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836362625">
                <text:p>24.836362625</text:p>
              </table:table-cell>
              <table:table-cell office:value-type="float" office:value="-0.724939618644144">
                <text:p>-0.7249396186441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79386339">
                <text:p>24.79386339</text:p>
              </table:table-cell>
              <table:table-cell office:value-type="float" office:value="-0.421314618644142">
                <text:p>-0.4213146186441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844020715">
                <text:p>24.844020715</text:p>
              </table:table-cell>
              <table:table-cell office:value-type="float" office:value="-0.445439618644139">
                <text:p>-0.4454396186441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83057159">
                <text:p>24.83057159</text:p>
              </table:table-cell>
              <table:table-cell office:value-type="float" office:value="-0.612689618644141">
                <text:p>-0.6126896186441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771300505">
                <text:p>24.771300505</text:p>
              </table:table-cell>
              <table:table-cell office:value-type="float" office:value="-0.372064618644141">
                <text:p>-0.3720646186441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.75854757">
                <text:p>24.75854757</text:p>
              </table:table-cell>
              <table:table-cell office:value-type="float" office:value="-0.493189618644141">
                <text:p>-0.4931896186441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.809211215">
                <text:p>24.809211215</text:p>
              </table:table-cell>
              <table:table-cell office:value-type="float" office:value="-0.854939618644141">
                <text:p>-0.8549396186441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.816362985">
                <text:p>24.816362985</text:p>
              </table:table-cell>
              <table:table-cell office:value-type="float" office:value="-0.895064618644137">
                <text:p>-0.8950646186441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.81386303">
                <text:p>24.81386303</text:p>
              </table:table-cell>
              <table:table-cell office:value-type="float" office:value="-0.382564618644138">
                <text:p>-0.3825646186441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.769465095">
                <text:p>24.769465095</text:p>
              </table:table-cell>
              <table:table-cell office:value-type="float" office:value="-1.43468961864414">
                <text:p>-1.434689618644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.77474981">
                <text:p>24.77474981</text:p>
              </table:table-cell>
              <table:table-cell office:value-type="float" office:value="-1.37118961864414">
                <text:p>-1.371189618644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740478275">
                <text:p>24.740478275</text:p>
              </table:table-cell>
              <table:table-cell office:value-type="float" office:value="-1.37468961864414">
                <text:p>-1.374689618644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69456138">
                <text:p>24.69456138</text:p>
              </table:table-cell>
              <table:table-cell office:value-type="float" office:value="-0.599689618644139">
                <text:p>-0.5996896186441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.727440535">
                <text:p>24.727440535</text:p>
              </table:table-cell>
              <table:table-cell office:value-type="float" office:value="0.187185381355864">
                <text:p>0.1871853813558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79614183">
                <text:p>24.79614183</text:p>
              </table:table-cell>
              <table:table-cell office:value-type="float" office:value="0.611810381355865">
                <text:p>0.6118103813558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.816046535">
                <text:p>24.816046535</text:p>
              </table:table-cell>
              <table:table-cell office:value-type="float" office:value="0.198935381355864">
                <text:p>0.198935381355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.846172575">
                <text:p>24.846172575</text:p>
              </table:table-cell>
              <table:table-cell office:value-type="float" office:value="0.151185381355862">
                <text:p>0.1511853813558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855602785">
                <text:p>24.855602785</text:p>
              </table:table-cell>
              <table:table-cell office:value-type="float" office:value="-0.334314618644138">
                <text:p>-0.3343146186441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.869589875">
                <text:p>24.869589875</text:p>
              </table:table-cell>
              <table:table-cell office:value-type="float" office:value="-2.11543961864414">
                <text:p>-2.115439618644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855919235">
                <text:p>24.855919235</text:p>
              </table:table-cell>
              <table:table-cell office:value-type="float" office:value="-2.05643961864414">
                <text:p>-2.056439618644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.85784958">
                <text:p>24.85784958</text:p>
              </table:table-cell>
              <table:table-cell office:value-type="float" office:value="-2.53943961864414">
                <text:p>-2.539439618644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88025424">
                <text:p>24.88025424</text:p>
              </table:table-cell>
              <table:table-cell office:value-type="float" office:value="-3.12118961864414">
                <text:p>-3.121189618644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.86044447">
                <text:p>24.86044447</text:p>
              </table:table-cell>
              <table:table-cell office:value-type="float" office:value="-3.52843961864414">
                <text:p>-3.528439618644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.874716365">
                <text:p>24.874716365</text:p>
              </table:table-cell>
              <table:table-cell office:value-type="float" office:value="-4.62593961864414">
                <text:p>-4.625939618644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.918386465">
                <text:p>24.918386465</text:p>
              </table:table-cell>
              <table:table-cell office:value-type="float" office:value="-5.12568961864415">
                <text:p>-5.125689618644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.921234515">
                <text:p>24.921234515</text:p>
              </table:table-cell>
              <table:table-cell office:value-type="float" office:value="-4.65668961864414">
                <text:p>-4.656689618644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.868387365">
                <text:p>24.868387365</text:p>
              </table:table-cell>
              <table:table-cell office:value-type="float" office:value="-5.37231461864414">
                <text:p>-5.372314618644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.73943399">
                <text:p>24.73943399</text:p>
              </table:table-cell>
              <table:table-cell office:value-type="float" office:value="-5.00181461864415">
                <text:p>-5.00181461864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80304044">
                <text:p>24.80304044</text:p>
              </table:table-cell>
              <table:table-cell office:value-type="float" office:value="-4.60906461864414">
                <text:p>-4.609064618644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84044483">
                <text:p>24.84044483</text:p>
              </table:table-cell>
              <table:table-cell office:value-type="float" office:value="-4.13656461864414">
                <text:p>-4.136564618644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.753579305">
                <text:p>24.753579305</text:p>
              </table:table-cell>
              <table:table-cell office:value-type="float" office:value="-4.16843961864414">
                <text:p>-4.168439618644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74050992">
                <text:p>24.74050992</text:p>
              </table:table-cell>
              <table:table-cell office:value-type="float" office:value="-4.65743961864414">
                <text:p>-4.657439618644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.76899042">
                <text:p>24.76899042</text:p>
              </table:table-cell>
              <table:table-cell office:value-type="float" office:value="-4.12693961864414">
                <text:p>-4.126939618644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.771870115">
                <text:p>24.771870115</text:p>
              </table:table-cell>
              <table:table-cell office:value-type="float" office:value="-1.81456461864414">
                <text:p>-1.814564618644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.740351695">
                <text:p>24.740351695</text:p>
              </table:table-cell>
              <table:table-cell office:value-type="float" office:value="-2.37556461864413">
                <text:p>-2.37556461864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.693643675">
                <text:p>24.693643675</text:p>
              </table:table-cell>
              <table:table-cell office:value-type="float" office:value="-3.05868961864413">
                <text:p>-3.058689618644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.586620285">
                <text:p>24.586620285</text:p>
              </table:table-cell>
              <table:table-cell office:value-type="float" office:value="-2.10006461864414">
                <text:p>-2.100064618644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.619467795">
                <text:p>24.619467795</text:p>
              </table:table-cell>
              <table:table-cell office:value-type="float" office:value="-2.68793961864414">
                <text:p>-2.687939618644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.689150085">
                <text:p>24.689150085</text:p>
              </table:table-cell>
              <table:table-cell office:value-type="float" office:value="-2.24831461864414">
                <text:p>-2.248314618644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.64722046">
                <text:p>24.64722046</text:p>
              </table:table-cell>
              <table:table-cell office:value-type="float" office:value="-1.82143961864414">
                <text:p>-1.821439618644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.58019635">
                <text:p>24.58019635</text:p>
              </table:table-cell>
              <table:table-cell office:value-type="float" office:value="-2.50581461864414">
                <text:p>-2.505814618644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.54095655">
                <text:p>24.54095655</text:p>
              </table:table-cell>
              <table:table-cell office:value-type="float" office:value="-2.90618961864414">
                <text:p>-2.906189618644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.59804413">
                <text:p>24.59804413</text:p>
              </table:table-cell>
              <table:table-cell office:value-type="float" office:value="-4.66043961864414">
                <text:p>-4.660439618644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.637948475">
                <text:p>24.637948475</text:p>
              </table:table-cell>
              <table:table-cell office:value-type="float" office:value="-6.98268961864414">
                <text:p>-6.982689618644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.62633476">
                <text:p>24.62633476</text:p>
              </table:table-cell>
              <table:table-cell office:value-type="float" office:value="-6.52231461864414">
                <text:p>-6.522314618644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.56798138">
                <text:p>24.56798138</text:p>
              </table:table-cell>
              <table:table-cell office:value-type="float" office:value="-7.14881461864414">
                <text:p>-7.148814618644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.52469102">
                <text:p>24.52469102</text:p>
              </table:table-cell>
              <table:table-cell office:value-type="float" office:value="-9.06818961864414">
                <text:p>-9.068189618644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.516558255">
                <text:p>24.516558255</text:p>
              </table:table-cell>
              <table:table-cell office:value-type="float" office:value="-9.39793961864414">
                <text:p>-9.397939618644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.512317825">
                <text:p>24.512317825</text:p>
              </table:table-cell>
              <table:table-cell office:value-type="float" office:value="-9.70993961864414">
                <text:p>-9.709939618644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.582189985">
                <text:p>24.582189985</text:p>
              </table:table-cell>
              <table:table-cell office:value-type="float" office:value="-10.4581896186441">
                <text:p>-10.45818961864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.613518535">
                <text:p>24.613518535</text:p>
              </table:table-cell>
              <table:table-cell office:value-type="float" office:value="-8.75856461864415">
                <text:p>-8.758564618644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.617948835">
                <text:p>24.617948835</text:p>
              </table:table-cell>
              <table:table-cell office:value-type="float" office:value="-7.71781461864414">
                <text:p>-7.717814618644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.60652499">
                <text:p>24.60652499</text:p>
              </table:table-cell>
              <table:table-cell office:value-type="float" office:value="-7.62731461864414">
                <text:p>-7.62731461864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.59241132">
                <text:p>24.59241132</text:p>
              </table:table-cell>
              <table:table-cell office:value-type="float" office:value="-7.75231461864415">
                <text:p>-7.752314618644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.604974385">
                <text:p>24.604974385</text:p>
              </table:table-cell>
              <table:table-cell office:value-type="float" office:value="-9.34093961864414">
                <text:p>-9.340939618644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.62373987">
                <text:p>24.62373987</text:p>
              </table:table-cell>
              <table:table-cell office:value-type="float" office:value="-9.79781461864414">
                <text:p>-9.797814618644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.62842333">
                <text:p>24.62842333</text:p>
              </table:table-cell>
              <table:table-cell office:value-type="float" office:value="-9.93281461864414">
                <text:p>-9.932814618644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.65127102">
                <text:p>24.65127102</text:p>
              </table:table-cell>
              <table:table-cell office:value-type="float" office:value="-10.0744396186441">
                <text:p>-10.07443961864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.62627147">
                <text:p>24.62627147</text:p>
              </table:table-cell>
              <table:table-cell office:value-type="float" office:value="-11.1493146186441">
                <text:p>-11.14931461864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.629467615">
                <text:p>24.629467615</text:p>
              </table:table-cell>
              <table:table-cell office:value-type="float" office:value="-11.5809396186441">
                <text:p>-11.58093961864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.67500477">
                <text:p>24.67500477</text:p>
              </table:table-cell>
              <table:table-cell office:value-type="float" office:value="-13.2008146186441">
                <text:p>-13.20081461864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.592379675">
                <text:p>24.592379675</text:p>
              </table:table-cell>
              <table:table-cell office:value-type="float" office:value="-14.4288146186441">
                <text:p>-14.42881461864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.56177896">
                <text:p>24.56177896</text:p>
              </table:table-cell>
              <table:table-cell office:value-type="float" office:value="-14.5743146186441">
                <text:p>-14.57431461864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.647695135">
                <text:p>24.647695135</text:p>
              </table:table-cell>
              <table:table-cell office:value-type="float" office:value="-14.6931896186441">
                <text:p>-14.69318961864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.62532212">
                <text:p>24.62532212</text:p>
              </table:table-cell>
              <table:table-cell office:value-type="float" office:value="-13.5776896186441">
                <text:p>-13.57768961864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.57279142">
                <text:p>24.57279142</text:p>
              </table:table-cell>
              <table:table-cell office:value-type="float" office:value="-13.4819396186441">
                <text:p>-13.48193961864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.58108241">
                <text:p>24.58108241</text:p>
              </table:table-cell>
              <table:table-cell office:value-type="float" office:value="-13.6731896186441">
                <text:p>-13.67318961864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.55690563">
                <text:p>24.55690563</text:p>
              </table:table-cell>
              <table:table-cell office:value-type="float" office:value="-13.6230646186441">
                <text:p>-13.62306461864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.57190536">
                <text:p>24.57190536</text:p>
              </table:table-cell>
              <table:table-cell office:value-type="float" office:value="-13.0996896186441">
                <text:p>-13.09968961864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.59855045">
                <text:p>24.59855045</text:p>
              </table:table-cell>
              <table:table-cell office:value-type="float" office:value="-13.7301896186441">
                <text:p>-13.73018961864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.589594915">
                <text:p>24.589594915</text:p>
              </table:table-cell>
              <table:table-cell office:value-type="float" office:value="-13.7819396186441">
                <text:p>-13.78193961864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.58393046">
                <text:p>24.58393046</text:p>
              </table:table-cell>
              <table:table-cell office:value-type="float" office:value="-13.6230646186441">
                <text:p>-13.62306461864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565038395">
                <text:p>24.565038395</text:p>
              </table:table-cell>
              <table:table-cell office:value-type="float" office:value="-13.0385646186441">
                <text:p>-13.03856461864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5216531">
                <text:p>24.5216531</text:p>
              </table:table-cell>
              <table:table-cell office:value-type="float" office:value="-13.1810646186441">
                <text:p>-13.18106461864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460483315">
                <text:p>24.460483315</text:p>
              </table:table-cell>
              <table:table-cell office:value-type="float" office:value="-13.8360646186441">
                <text:p>-13.83606461864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351181485">
                <text:p>24.351181485</text:p>
              </table:table-cell>
              <table:table-cell office:value-type="float" office:value="-13.0869396186441">
                <text:p>-13.08693961864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32380856">
                <text:p>24.32380856</text:p>
              </table:table-cell>
              <table:table-cell office:value-type="float" office:value="-12.4459396186441">
                <text:p>-12.44593961864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313429">
                <text:p>24.313429</text:p>
              </table:table-cell>
              <table:table-cell office:value-type="float" office:value="-11.0501896186441">
                <text:p>-11.05018961864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278777725">
                <text:p>24.278777725</text:p>
              </table:table-cell>
              <table:table-cell office:value-type="float" office:value="-10.3640646186441">
                <text:p>-10.36406461864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329789465">
                <text:p>24.329789465</text:p>
              </table:table-cell>
              <table:table-cell office:value-type="float" office:value="-9.11206461864414">
                <text:p>-9.112064618644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287448455">
                <text:p>24.287448455</text:p>
              </table:table-cell>
              <table:table-cell office:value-type="float" office:value="-8.80443961864414">
                <text:p>-8.804439618644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282891575">
                <text:p>24.282891575</text:p>
              </table:table-cell>
              <table:table-cell office:value-type="float" office:value="-7.64431461864414">
                <text:p>-7.644314618644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24399987">
                <text:p>24.24399987</text:p>
              </table:table-cell>
              <table:table-cell office:value-type="float" office:value="-7.09468961864414">
                <text:p>-7.094689618644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23513927">
                <text:p>24.23513927</text:p>
              </table:table-cell>
              <table:table-cell office:value-type="float" office:value="-7.51543961864414">
                <text:p>-7.515439618644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21893703">
                <text:p>24.21893703</text:p>
              </table:table-cell>
              <table:table-cell office:value-type="float" office:value="-8.20431461864414">
                <text:p>-8.204314618644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20374743">
                <text:p>24.20374743</text:p>
              </table:table-cell>
              <table:table-cell office:value-type="float" office:value="-8.09268961864414">
                <text:p>-8.092689618644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.11798948">
                <text:p>24.11798948</text:p>
              </table:table-cell>
              <table:table-cell office:value-type="float" office:value="-7.80256461864414">
                <text:p>-7.802564618644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.127198175">
                <text:p>24.127198175</text:p>
              </table:table-cell>
              <table:table-cell office:value-type="float" office:value="-8.68156461864414">
                <text:p>-8.681564618644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.02583924">
                <text:p>24.02583924</text:p>
              </table:table-cell>
              <table:table-cell office:value-type="float" office:value="-8.17893961864414">
                <text:p>-8.178939618644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.101882175">
                <text:p>24.101882175</text:p>
              </table:table-cell>
              <table:table-cell office:value-type="float" office:value="-7.76318961864414">
                <text:p>-7.763189618644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.14501431">
                <text:p>24.14501431</text:p>
              </table:table-cell>
              <table:table-cell office:value-type="float" office:value="-7.40993961864414">
                <text:p>-7.409939618644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148906645">
                <text:p>24.148906645</text:p>
              </table:table-cell>
              <table:table-cell office:value-type="float" office:value="-8.67456461864414">
                <text:p>-8.674564618644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.137577735">
                <text:p>24.137577735</text:p>
              </table:table-cell>
              <table:table-cell office:value-type="float" office:value="-9.25243961864414">
                <text:p>-9.252439618644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.15463439">
                <text:p>24.15463439</text:p>
              </table:table-cell>
              <table:table-cell office:value-type="float" office:value="-8.44856461864414">
                <text:p>-8.448564618644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.13906505">
                <text:p>24.13906505</text:p>
              </table:table-cell>
              <table:table-cell office:value-type="float" office:value="-7.40768961864414">
                <text:p>-7.407689618644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.052326105">
                <text:p>24.052326105</text:p>
              </table:table-cell>
              <table:table-cell office:value-type="float" office:value="-8.02718961864414">
                <text:p>-8.027189618644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.051693205">
                <text:p>24.051693205</text:p>
              </table:table-cell>
              <table:table-cell office:value-type="float" office:value="-7.45443961864414">
                <text:p>-7.454439618644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.00716869">
                <text:p>24.00716869</text:p>
              </table:table-cell>
              <table:table-cell office:value-type="float" office:value="-6.59531461864414">
                <text:p>-6.595314618644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.050300825">
                <text:p>24.050300825</text:p>
              </table:table-cell>
              <table:table-cell office:value-type="float" office:value="-6.57043961864414">
                <text:p>-6.570439618644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.04007949">
                <text:p>24.04007949</text:p>
              </table:table-cell>
              <table:table-cell office:value-type="float" office:value="-6.27043961864414">
                <text:p>-6.270439618644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.05564883">
                <text:p>24.05564883</text:p>
              </table:table-cell>
              <table:table-cell office:value-type="float" office:value="-5.57456461864414">
                <text:p>-5.574564618644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988086755">
                <text:p>23.988086755</text:p>
              </table:table-cell>
              <table:table-cell office:value-type="float" office:value="-4.60993961864414">
                <text:p>-4.609939618644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.014415395">
                <text:p>24.014415395</text:p>
              </table:table-cell>
              <table:table-cell office:value-type="float" office:value="-3.76381461864414">
                <text:p>-3.763814618644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98906775">
                <text:p>23.98906775</text:p>
              </table:table-cell>
              <table:table-cell office:value-type="float" office:value="-2.51556461864414">
                <text:p>-2.515564618644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986694375">
                <text:p>23.986694375</text:p>
              </table:table-cell>
              <table:table-cell office:value-type="float" office:value="-1.50318961864414">
                <text:p>-1.503189618644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917391825">
                <text:p>23.917391825</text:p>
              </table:table-cell>
              <table:table-cell office:value-type="float" office:value="-0.21943961864414">
                <text:p>-0.219439618644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.03166192">
                <text:p>24.03166192</text:p>
              </table:table-cell>
              <table:table-cell office:value-type="float" office:value="0.13143538135586">
                <text:p>0.131435381355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.06172467">
                <text:p>24.06172467</text:p>
              </table:table-cell>
              <table:table-cell office:value-type="float" office:value="1.18031038135586">
                <text:p>1.180310381355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.020681105">
                <text:p>24.020681105</text:p>
              </table:table-cell>
              <table:table-cell office:value-type="float" office:value="0.321310381355855">
                <text:p>0.3213103813558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.00216878">
                <text:p>24.00216878</text:p>
              </table:table-cell>
              <table:table-cell office:value-type="float" office:value="-0.918064618644143">
                <text:p>-0.9180646186441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.94514449">
                <text:p>23.94514449</text:p>
              </table:table-cell>
              <table:table-cell office:value-type="float" office:value="-1.35168961864414">
                <text:p>-1.351689618644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.87919631">
                <text:p>23.87919631</text:p>
              </table:table-cell>
              <table:table-cell office:value-type="float" office:value="-1.71681461864414">
                <text:p>-1.716814618644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.91001854">
                <text:p>23.91001854</text:p>
              </table:table-cell>
              <table:table-cell office:value-type="float" office:value="-2.06981461864414">
                <text:p>-2.069814618644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.82875418">
                <text:p>23.82875418</text:p>
              </table:table-cell>
              <table:table-cell office:value-type="float" office:value="-2.27318961864414">
                <text:p>-2.273189618644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.78457776">
                <text:p>23.78457776</text:p>
              </table:table-cell>
              <table:table-cell office:value-type="float" office:value="-2.60131461864414">
                <text:p>-2.601314618644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.846696895">
                <text:p>23.846696895</text:p>
              </table:table-cell>
              <table:table-cell office:value-type="float" office:value="-2.07031461864414">
                <text:p>-2.070314618644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.875240685">
                <text:p>23.875240685</text:p>
              </table:table-cell>
              <table:table-cell office:value-type="float" office:value="-1.52256461864415">
                <text:p>-1.522564618644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.90293006">
                <text:p>23.90293006</text:p>
              </table:table-cell>
              <table:table-cell office:value-type="float" office:value="-2.89618961864415">
                <text:p>-2.896189618644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.920113295">
                <text:p>23.920113295</text:p>
              </table:table-cell>
              <table:table-cell office:value-type="float" office:value="-2.62581461864415">
                <text:p>-2.625814618644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.844418455">
                <text:p>23.844418455</text:p>
              </table:table-cell>
              <table:table-cell office:value-type="float" office:value="-2.43218961864415">
                <text:p>-2.432189618644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.859924505">
                <text:p>23.859924505</text:p>
              </table:table-cell>
              <table:table-cell office:value-type="float" office:value="-1.56081461864415">
                <text:p>-1.560814618644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.935809215">
                <text:p>23.935809215</text:p>
              </table:table-cell>
              <table:table-cell office:value-type="float" office:value="-0.42418961864415">
                <text:p>-0.424189618644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.96033409">
                <text:p>23.96033409</text:p>
              </table:table-cell>
              <table:table-cell office:value-type="float" office:value="0.0535603813558494">
                <text:p>0.05356038135584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.92906883">
                <text:p>23.92906883</text:p>
              </table:table-cell>
              <table:table-cell office:value-type="float" office:value="-0.966689618644151">
                <text:p>-0.9666896186441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.81134943">
                <text:p>23.81134943</text:p>
              </table:table-cell>
              <table:table-cell office:value-type="float" office:value="-1.03956461864415">
                <text:p>-1.039564618644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.775179195">
                <text:p>23.775179195</text:p>
              </table:table-cell>
              <table:table-cell office:value-type="float" office:value="-2.06418961864415">
                <text:p>-2.064189618644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.74027476">
                <text:p>23.74027476</text:p>
              </table:table-cell>
              <table:table-cell office:value-type="float" office:value="-1.54118961864415">
                <text:p>-1.541189618644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.705876645">
                <text:p>23.705876645</text:p>
              </table:table-cell>
              <table:table-cell office:value-type="float" office:value="0.0830603813558483">
                <text:p>0.08306038135584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.79995723">
                <text:p>23.79995723</text:p>
              </table:table-cell>
              <table:table-cell office:value-type="float" office:value="1.09881038135585">
                <text:p>1.098810381355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.931189045">
                <text:p>23.931189045</text:p>
              </table:table-cell>
              <table:table-cell office:value-type="float" office:value="1.81493538135585">
                <text:p>1.814935381355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997200515">
                <text:p>23.997200515</text:p>
              </table:table-cell>
              <table:table-cell office:value-type="float" office:value="0.938810381355854">
                <text:p>0.9388103813558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.00767501">
                <text:p>24.00767501</text:p>
              </table:table-cell>
              <table:table-cell office:value-type="float" office:value="-0.305439618644149">
                <text:p>-0.3054396186441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995871425">
                <text:p>23.995871425</text:p>
              </table:table-cell>
              <table:table-cell office:value-type="float" office:value="-1.47293961864415">
                <text:p>-1.472939618644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.032579625">
                <text:p>24.032579625</text:p>
              </table:table-cell>
              <table:table-cell office:value-type="float" office:value="-1.49318961864415">
                <text:p>-1.493189618644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91704373">
                <text:p>23.91704373</text:p>
              </table:table-cell>
              <table:table-cell office:value-type="float" office:value="-2.35181461864415">
                <text:p>-2.351814618644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88849994">
                <text:p>23.88849994</text:p>
              </table:table-cell>
              <table:table-cell office:value-type="float" office:value="-3.49381461864415">
                <text:p>-3.493814618644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892075825">
                <text:p>23.892075825</text:p>
              </table:table-cell>
              <table:table-cell office:value-type="float" office:value="-5.35268961864415">
                <text:p>-5.352689618644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831190845">
                <text:p>23.831190845</text:p>
              </table:table-cell>
              <table:table-cell office:value-type="float" office:value="-5.93693961864415">
                <text:p>-5.936939618644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838532485">
                <text:p>23.838532485</text:p>
              </table:table-cell>
              <table:table-cell office:value-type="float" office:value="-6.81056461864415">
                <text:p>-6.810564618644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769926125">
                <text:p>23.769926125</text:p>
              </table:table-cell>
              <table:table-cell office:value-type="float" office:value="-6.04431461864415">
                <text:p>-6.044314618644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757014965">
                <text:p>23.757014965</text:p>
              </table:table-cell>
              <table:table-cell office:value-type="float" office:value="-5.55393961864414">
                <text:p>-5.553939618644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73464195">
                <text:p>23.73464195</text:p>
              </table:table-cell>
              <table:table-cell office:value-type="float" office:value="-3.58443961864414">
                <text:p>-3.584439618644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786001785">
                <text:p>23.786001785</text:p>
              </table:table-cell>
              <table:table-cell office:value-type="float" office:value="-1.22706461864414">
                <text:p>-1.227064618644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733850825">
                <text:p>23.733850825</text:p>
              </table:table-cell>
              <table:table-cell office:value-type="float" office:value="-0.535689618644142">
                <text:p>-0.5356896186441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673915195">
                <text:p>23.673915195</text:p>
              </table:table-cell>
              <table:table-cell office:value-type="float" office:value="0.157560381355859">
                <text:p>0.1575603813558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749167005">
                <text:p>23.749167005</text:p>
              </table:table-cell>
              <table:table-cell office:value-type="float" office:value="2.54193538135586">
                <text:p>2.541935381355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763090805">
                <text:p>23.763090805</text:p>
              </table:table-cell>
              <table:table-cell office:value-type="float" office:value="3.17481038135586">
                <text:p>3.174810381355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791001695">
                <text:p>23.791001695</text:p>
              </table:table-cell>
              <table:table-cell office:value-type="float" office:value="2.35618538135586">
                <text:p>2.356185381355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758597215">
                <text:p>23.758597215</text:p>
              </table:table-cell>
              <table:table-cell office:value-type="float" office:value="2.92868538135586">
                <text:p>2.928685381355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717395425">
                <text:p>23.717395425</text:p>
              </table:table-cell>
              <table:table-cell office:value-type="float" office:value="1.57493538135586">
                <text:p>1.574935381355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73419892">
                <text:p>23.73419892</text:p>
              </table:table-cell>
              <table:table-cell office:value-type="float" office:value="1.00593538135586">
                <text:p>1.005935381355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.84831079">
                <text:p>23.84831079</text:p>
              </table:table-cell>
              <table:table-cell office:value-type="float" office:value="-0.77181461864414">
                <text:p>-0.771814618644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.724990225">
                <text:p>23.724990225</text:p>
              </table:table-cell>
              <table:table-cell office:value-type="float" office:value="-2.40456461864414">
                <text:p>-2.404564618644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.72793321">
                <text:p>23.72793321</text:p>
              </table:table-cell>
              <table:table-cell office:value-type="float" office:value="-3.33956461864414">
                <text:p>-3.339564618644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70755383">
                <text:p>23.70755383</text:p>
              </table:table-cell>
              <table:table-cell office:value-type="float" office:value="-3.04281461864414">
                <text:p>-3.042814618644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.84590577">
                <text:p>23.84590577</text:p>
              </table:table-cell>
              <table:table-cell office:value-type="float" office:value="-4.54581461864413">
                <text:p>-4.545814618644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.855937235">
                <text:p>23.855937235</text:p>
              </table:table-cell>
              <table:table-cell office:value-type="float" office:value="-5.32131461864414">
                <text:p>-5.321314618644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.923784115">
                <text:p>23.923784115</text:p>
              </table:table-cell>
              <table:table-cell office:value-type="float" office:value="-6.43318961864414">
                <text:p>-6.433189618644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.775432355">
                <text:p>23.775432355</text:p>
              </table:table-cell>
              <table:table-cell office:value-type="float" office:value="-7.73193961864413">
                <text:p>-7.731939618644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.716635945">
                <text:p>23.716635945</text:p>
              </table:table-cell>
              <table:table-cell office:value-type="float" office:value="-8.92606461864414">
                <text:p>-8.926064618644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.79324849">
                <text:p>23.79324849</text:p>
              </table:table-cell>
              <table:table-cell office:value-type="float" office:value="-8.16631461864414">
                <text:p>-8.166314618644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.8159696">
                <text:p>23.8159696</text:p>
              </table:table-cell>
              <table:table-cell office:value-type="float" office:value="-7.27868961864414">
                <text:p>-7.278689618644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.806697615">
                <text:p>23.806697615</text:p>
              </table:table-cell>
              <table:table-cell office:value-type="float" office:value="-7.75393961864414">
                <text:p>-7.753939618644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.741319045">
                <text:p>23.741319045</text:p>
              </table:table-cell>
              <table:table-cell office:value-type="float" office:value="-7.50168961864414">
                <text:p>-7.501689618644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.79451429">
                <text:p>23.79451429</text:p>
              </table:table-cell>
              <table:table-cell office:value-type="float" office:value="-7.99618961864414">
                <text:p>-7.996189618644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.830684525">
                <text:p>23.830684525</text:p>
              </table:table-cell>
              <table:table-cell office:value-type="float" office:value="-7.50118961864414">
                <text:p>-7.501189618644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.859608055">
                <text:p>23.859608055</text:p>
              </table:table-cell>
              <table:table-cell office:value-type="float" office:value="-7.12531461864414">
                <text:p>-7.125314618644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.79432442">
                <text:p>23.79432442</text:p>
              </table:table-cell>
              <table:table-cell office:value-type="float" office:value="-5.22518961864414">
                <text:p>-5.225189618644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.78381828">
                <text:p>23.78381828</text:p>
              </table:table-cell>
              <table:table-cell office:value-type="float" office:value="-4.61681461864414">
                <text:p>-4.616814618644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.730496455">
                <text:p>23.730496455</text:p>
              </table:table-cell>
              <table:table-cell office:value-type="float" office:value="-2.91193961864414">
                <text:p>-2.911939618644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.755369425">
                <text:p>23.755369425</text:p>
              </table:table-cell>
              <table:table-cell office:value-type="float" office:value="-2.49106461864413">
                <text:p>-2.491064618644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.794419355">
                <text:p>23.794419355</text:p>
              </table:table-cell>
              <table:table-cell office:value-type="float" office:value="-2.08943961864413">
                <text:p>-2.089439618644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.67774424">
                <text:p>23.67774424</text:p>
              </table:table-cell>
              <table:table-cell office:value-type="float" office:value="-0.707814618644137">
                <text:p>-0.7078146186441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.704990585">
                <text:p>23.704990585</text:p>
              </table:table-cell>
              <table:table-cell office:value-type="float" office:value="1.22256038135586">
                <text:p>1.222560381355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.66685836">
                <text:p>23.66685836</text:p>
              </table:table-cell>
              <table:table-cell office:value-type="float" office:value="2.62931038135586">
                <text:p>2.629310381355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.782330965">
                <text:p>23.782330965</text:p>
              </table:table-cell>
              <table:table-cell office:value-type="float" office:value="3.42606038135587">
                <text:p>3.426060381355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.761698425">
                <text:p>23.761698425</text:p>
              </table:table-cell>
              <table:table-cell office:value-type="float" office:value="5.25893538135587">
                <text:p>5.258935381355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.652080145">
                <text:p>23.652080145</text:p>
              </table:table-cell>
              <table:table-cell office:value-type="float" office:value="6.03656038135587">
                <text:p>6.036560381355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.75742635">
                <text:p>23.75742635</text:p>
              </table:table-cell>
              <table:table-cell office:value-type="float" office:value="7.45118538135587">
                <text:p>7.451185381355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.834608505">
                <text:p>23.834608505</text:p>
              </table:table-cell>
              <table:table-cell office:value-type="float" office:value="8.74756038135587">
                <text:p>8.747560381355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.743281035">
                <text:p>23.743281035</text:p>
              </table:table-cell>
              <table:table-cell office:value-type="float" office:value="8.78856038135586">
                <text:p>8.788560381355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656193995">
                <text:p>23.656193995</text:p>
              </table:table-cell>
              <table:table-cell office:value-type="float" office:value="8.07493538135586">
                <text:p>8.074935381355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.612713765">
                <text:p>23.612713765</text:p>
              </table:table-cell>
              <table:table-cell office:value-type="float" office:value="7.84331038135587">
                <text:p>7.843310381355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.622523715">
                <text:p>23.622523715</text:p>
              </table:table-cell>
              <table:table-cell office:value-type="float" office:value="8.44268538135587">
                <text:p>8.442685381355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.56546778">
                <text:p>23.56546778</text:p>
              </table:table-cell>
              <table:table-cell office:value-type="float" office:value="8.69706038135587">
                <text:p>8.697060381355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.62894765">
                <text:p>23.62894765</text:p>
              </table:table-cell>
              <table:table-cell office:value-type="float" office:value="9.33806038135587">
                <text:p>9.338060381355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.590245815">
                <text:p>23.590245815</text:p>
              </table:table-cell>
              <table:table-cell office:value-type="float" office:value="9.60593538135586">
                <text:p>9.605935381355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.54540485">
                <text:p>23.54540485</text:p>
              </table:table-cell>
              <table:table-cell office:value-type="float" office:value="8.23268538135586">
                <text:p>8.232685381355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.51578513">
                <text:p>23.51578513</text:p>
              </table:table-cell>
              <table:table-cell office:value-type="float" office:value="7.54093538135586">
                <text:p>7.540935381355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.5191395">
                <text:p>23.5191395</text:p>
              </table:table-cell>
              <table:table-cell office:value-type="float" office:value="6.29018538135586">
                <text:p>6.290185381355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.597714035">
                <text:p>23.597714035</text:p>
              </table:table-cell>
              <table:table-cell office:value-type="float" office:value="5.71906038135586">
                <text:p>5.719060381355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.62179588">
                <text:p>23.62179588</text:p>
              </table:table-cell>
              <table:table-cell office:value-type="float" office:value="6.41031038135586">
                <text:p>6.410310381355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608220175">
                <text:p>23.608220175</text:p>
              </table:table-cell>
              <table:table-cell office:value-type="float" office:value="5.67706038135586">
                <text:p>5.677060381355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630308385">
                <text:p>23.630308385</text:p>
              </table:table-cell>
              <table:table-cell office:value-type="float" office:value="3.72706038135586">
                <text:p>3.727060381355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68774406">
                <text:p>23.68774406</text:p>
              </table:table-cell>
              <table:table-cell office:value-type="float" office:value="2.10543538135586">
                <text:p>2.105435381355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.86274091">
                <text:p>23.86274091</text:p>
              </table:table-cell>
              <table:table-cell office:value-type="float" office:value="0.469310381355859">
                <text:p>0.4693103813558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973719925">
                <text:p>23.973719925</text:p>
              </table:table-cell>
              <table:table-cell office:value-type="float" office:value="-1.69931461864414">
                <text:p>-1.699314618644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060490515">
                <text:p>24.060490515</text:p>
              </table:table-cell>
              <table:table-cell office:value-type="float" office:value="-3.07931461864414">
                <text:p>-3.079314618644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.148273745">
                <text:p>24.148273745</text:p>
              </table:table-cell>
              <table:table-cell office:value-type="float" office:value="-3.14543961864414">
                <text:p>-3.145439618644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.22463313">
                <text:p>24.22463313</text:p>
              </table:table-cell>
              <table:table-cell office:value-type="float" office:value="-3.61168961864414">
                <text:p>-3.611689618644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.29361923">
                <text:p>24.29361923</text:p>
              </table:table-cell>
              <table:table-cell office:value-type="float" office:value="-4.46006461864413">
                <text:p>-4.46006461864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.22868369">
                <text:p>24.22868369</text:p>
              </table:table-cell>
              <table:table-cell office:value-type="float" office:value="-4.95531461864414">
                <text:p>-4.955314618644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.965365645">
                <text:p>23.965365645</text:p>
              </table:table-cell>
              <table:table-cell office:value-type="float" office:value="-3.90368961864414">
                <text:p>-3.903689618644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.81552657">
                <text:p>23.81552657</text:p>
              </table:table-cell>
              <table:table-cell office:value-type="float" office:value="-3.97856461864414">
                <text:p>-3.978564618644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